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8pt" style:font-size-asian="15.75pt" style:font-size-complex="18pt"/>
    </style:style>
    <style:style style:name="P2" style:family="paragraph" style:parent-style-name="Standard">
      <style:text-properties style:font-name="DejaVu Sans Mono" fo:font-size="18pt" style:font-size-asian="15.75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K: Ego sum Alpha et Omega.</text:p>
      <text:p text:style-name="P1">FSS: Ego sum Alpha et Omega.</text:p>
      <text:p text:style-name="P1"/>
      <text:p text:style-name="P1">KK: Heb dalleth na diwedhva</text:p>
      <text:p text:style-name="P1">FSS: Heb dalleth na diwedhva</text:p>
      <text:p text:style-name="P1"/>
      <text:p text:style-name="P1">KK: pur wir my yw,</text:p>
      <text:p text:style-name="P1">FSS: pur wir my yw,</text:p>
      <text:p text:style-name="P1"/>
      <text:p text:style-name="P1">KK: omma a-ji dhe'n kloudys,</text:p>
      <text:p text:style-name="P1">FSS: omma a-ji dhe'n kloudys,</text:p>
      <text:p text:style-name="P1"/>
      <text:p text:style-name="P1">KK: war fas an dowr yn sertan,</text:p>
      <text:p text:style-name="P1">FSS: war fas an dowr yn certan,</text:p>
      <text:p text:style-name="P1"/>
      <text:p text:style-name="P1">KK: tri ferson yn unn dywses</text:p>
      <text:p text:style-name="P1">FSS: tri ferson yn unn duwses</text:p>
      <text:p text:style-name="P1"/>
      <text:p text:style-name="P1">KK: ow kesreynya bys vykken</text:p>
      <text:p text:style-name="P1">FSS: ow kesreynya bys vekken</text:p>
      <text:p text:style-name="P1"/>
      <text:p text:style-name="P1">KK: yn meur enor ha vertu.</text:p>
      <text:p text:style-name="P1">FSS: yn meur enor ha vertu.</text:p>
      <text:p text:style-name="P1"/>
      <text:p text:style-name="P1">KK: My ha'w Mab ha'n Spyrys Sans,</text:p>
      <text:p text:style-name="P1">FSS: My ha'w Mab ha'n Spyrys Sans,</text:p>
      <text:p text:style-name="P1"/>
      <text:p text:style-name="P1">KK: tri yth on yn unn substans,</text:p>
      <text:p text:style-name="P1">FSS: tri yth on yn unn substans,</text:p>
      <text:p text:style-name="P1"/>
      <text:p text:style-name="P1">KK: komprehendys yn unn Dyw.</text:p>
      <text:p text:style-name="P1">FSS: komprehendys yn unn Duw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My yw henwys Dyw an Tas,</text:p>
      <text:p text:style-name="P1">FSS: My yw henwys Duw an Tas,</text:p>
      <text:p text:style-name="P1"/>
      <text:p text:style-name="P1">KK: ollgalloesek dres pub tra.</text:p>
      <text:p text:style-name="P1">FSS: ollgallosek dres pub tra.</text:p>
      <text:p text:style-name="P1"/>
      <text:p text:style-name="P1">KK: Skon y fydh gwrys der ow ras</text:p>
      <text:p text:style-name="P1">FSS: Skon y fydh gwrys der ow ras</text:p>
      <text:p text:style-name="P1"/>
      <text:p text:style-name="P1">KK: nev, plas rial dhe'm trigva,</text:p>
      <text:p text:style-name="P1">FSS: nev, plas rial dhe'm trigva,</text:p>
      <text:p text:style-name="P1"/>
      <text:p text:style-name="P1">KK: ha'w thron-sedha ow bodh yw</text:p>
      <text:p text:style-name="P1">FSS: ha'w thron-sedha ow bodh yw</text:p>
      <text:p text:style-name="P1"/>
      <text:p text:style-name="P1">KK: may fo henna.</text:p>
      <text:p text:style-name="P1">FSS: may fo henna.</text:p>
      <text:p text:style-name="P1"/>
      <text:p text:style-name="P1">KK: Ha'n nor ynwedh a-woeles</text:p>
      <text:p text:style-name="P1">FSS: Ha'n nor ynwedh a-woles</text:p>
      <text:p text:style-name="P1"/>
      <text:p text:style-name="P1">KK: skon orth kompas a vydh gwrys.</text:p>
      <text:p text:style-name="P1">FSS: skon orth kompas a vydh gwrys.</text:p>
      <text:p text:style-name="P1"/>
      <text:p text:style-name="P1">KK: Honna a vydh ow skavell droes</text:p>
      <text:p text:style-name="P1">FSS: Honna a vydh ow skavel droos</text:p>
      <text:p text:style-name="P1"/>
      <text:p text:style-name="P1">KK: rag ow plesour pup-prys,</text:p>
      <text:p text:style-name="P1">FSS: rag ow plesour pup-prys,</text:p>
      <text:p text:style-name="P1"><text:soft-page-break/></text:p>
      <text:p text:style-name="P1">KK: ha dhe'm enor maga ta.</text:p>
      <text:p text:style-name="P1">FSS: ha dhe'm enor maga ta.</text:p>
      <text:p text:style-name="P1"/>
      <text:p text:style-name="P1">KK: Nev omma yw gwrys genev,</text:p>
      <text:p text:style-name="P1">FSS: Nev omma yw gwrys genev,</text:p>
      <text:p text:style-name="P1"/>
      <text:p text:style-name="P1">KK: orth ow dywses yn sertan.</text:p>
      <text:p text:style-name="P1">FSS: orth ow duwses yn certan.</text:p>
      <text:p text:style-name="P1"/>
      <text:p text:style-name="P1">KK: Hag ynni y fydh gorrys</text:p>
      <text:p text:style-name="P1">FSS: Hag enni y fydh gorrys</text:p>
      <text:p text:style-name="P1"/>
      <text:p text:style-name="P1">KK: neb a'm gordh gans joy ha kan.</text:p>
      <text:p text:style-name="P1">FSS: neb a'm gordh gans joy ha kan.</text:p>
      <text:p text:style-name="P1"/>
      <text:p text:style-name="P1">KK: Naw ordyr eledh gloryus</text:p>
      <text:p text:style-name="P1">FSS: Naw ordyr eledh gloryus</text:p>
      <text:p text:style-name="P1"/>
      <text:p text:style-name="P1">KK: i a vydh, rial ha splann,</text:p>
      <text:p text:style-name="P1">FSS: i a vydh, rial ha splann,</text:p>
      <text:p text:style-name="P1"/>
      <text:p text:style-name="P1">KK: kannasow dhymm dannvenys</text:p>
      <text:p text:style-name="P1">FSS: kannasow dhymm danvenys</text:p>
      <text:p text:style-name="P1"/>
      <text:p text:style-name="P1">KK: rag ow servya bys vykken.</text:p>
      <text:p text:style-name="P1">FSS: rag ow servya bys vekken.</text:p>
      <text:p text:style-name="P1"/>
      <text:p text:style-name="P1">KK: My a vynn may fons nevra.</text:p>
      <text:p text:style-name="P1">FSS: My a vynn may fons nevra.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 Lemmyn pub Ordyr dh'y se</text:p>
      <text:p text:style-name="P1">FSS: Lemmyn pub Ordyr dh'y se</text:p>
      <text:p text:style-name="P1"/>
      <text:p text:style-name="P1">KK: my a vynn may fo gorrys,</text:p>
      <text:p text:style-name="P1">FSS: my a vynn may fo gorrys,</text:p>
      <text:p text:style-name="P1"/>
      <text:p text:style-name="P1">KK: ha pub onan dh'y dhegre</text:p>
      <text:p text:style-name="P1">FSS: ha pub onan dh'y dhegre</text:p>
      <text:p text:style-name="P1"/>
      <text:p text:style-name="P1">KK: a vydh gorrys dhe'm servis</text:p>
      <text:p text:style-name="P1">FSS: a vydh gorrys dhe'm servis</text:p>
      <text:p text:style-name="P1"/>
      <text:p text:style-name="P1">KK: pan vynnav vy kommondya.</text:p>
      <text:p text:style-name="P1">FSS: pan vennav vy kommondya.</text:p>
      <text:p text:style-name="P1"/>
      <text:p text:style-name="P1">KK: Omma nessa dhe'm tron vy</text:p>
      <text:p text:style-name="P1">FSS: Omma nessa dhe'm tron vy</text:p>
      <text:p text:style-name="P1"/>
      <text:p text:style-name="P1">KK: an kynsa tri a vydh gwrys.</text:p>
      <text:p text:style-name="P1">FSS: an kynsa tri a vydh gwrys.</text:p>
      <text:p text:style-name="P1"/>
      <text:p text:style-name="P1">KK: Cherubyn, an ughella</text:p>
      <text:p text:style-name="P1">FSS: Cherubyn, an ughella</text:p>
      <text:p text:style-name="P1"/>
      <text:p text:style-name="P1">KK: ty a vydh. Deus a-rag uskis;</text:p>
      <text:p text:style-name="P1">FSS: ty a vydh. Deus a-rag uskis;</text:p>
      <text:p text:style-name="P1"/>
      <text:p text:style-name="P1">KK: Serafyn, ynwedh Tronys.</text:p>
      <text:p text:style-name="P1">FSS: Serafyn, ynwedh Tronys.</text:p>
      <text:p text:style-name="P1"/>
      <text:p text:style-name="P1">KK: Ow gordhya oll hwi a wra,</text:p>
      <text:p text:style-name="P1"><text:soft-page-break/>FSS: Ow gordhya oll hwi a wra,</text:p>
      <text:p text:style-name="P1"/>
      <text:p text:style-name="P1">KK: par dell yw ow bodh nevra,</text:p>
      <text:p text:style-name="P1">FSS: par dell yw ow bodh nevra,</text:p>
      <text:p text:style-name="P1"/>
      <text:p text:style-name="P1">KK: omma pub prys.</text:p>
      <text:p text:style-name="P1">FSS: omma pub prys.</text:p>
      <text:p text:style-name="P1"/>
      <text:p text:style-name="P1">KK: Ha ty, Lusifer golow,</text:p>
      <text:p text:style-name="P1">FSS: Ha ty, Lusifer golow,</text:p>
      <text:p text:style-name="P1"/>
      <text:p text:style-name="P1">KK: yndella yw dha hanow.</text:p>
      <text:p text:style-name="P1">FSS: yndella yw dha hanow.</text:p>
      <text:p text:style-name="P1"/>
      <text:p text:style-name="P1">KK: 'Ugh pub el ty a ese'</text:p>
      <text:p text:style-name="P1">FSS: 'Ugh pub el ty a ese'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 kynsa Ordyr ty yw.</text:p>
      <text:p text:style-name="P1">FSS: An kynsa Ordyr ty yw.</text:p>
      <text:p text:style-name="P1"/>
      <text:p text:style-name="P1">KK: Gwayt ow gordhya war bub tu,</text:p>
      <text:p text:style-name="P1">FSS: Gwayt ow gordhya war bub tu,</text:p>
      <text:p text:style-name="P1"/>
      <text:p text:style-name="P1">KK: dhiso jy par dell goettha.</text:p>
      <text:p text:style-name="P1">FSS: dhiso jy par dell gottha.</text:p>
      <text:p text:style-name="P1"/>
      <text:p text:style-name="P1">KK: Y'n sekond degre y fydh gwrys</text:p>
      <text:p text:style-name="P1">FSS: Y'n sekond degre y fydh gwrys</text:p>
      <text:p text:style-name="P1"><text:soft-page-break/></text:p>
      <text:p text:style-name="P1">KK: tri Ordyr moy, yn sertan.</text:p>
      <text:p text:style-name="P1">FSS: tri Ordyr moy, yn certan.</text:p>
      <text:p text:style-name="P1"/>
      <text:p text:style-name="P1">KK: Deus a-rag dhymm, Prynsipatys.</text:p>
      <text:p text:style-name="P1">FSS: Deus a-rag dhymm, Prynsipatys.</text:p>
      <text:p text:style-name="P1"/>
      <text:p text:style-name="P1">KK: Ty a 'sedh omma poran,</text:p>
      <text:p text:style-name="P1">FSS: Ty a 'sedh omma poran,</text:p>
      <text:p text:style-name="P1"/>
      <text:p text:style-name="P1">KK: Potestas y'n barth arall,</text:p>
      <text:p text:style-name="P1">FSS: Potestas y'n barth aral,</text:p>
      <text:p text:style-name="P1"/>
      <text:p text:style-name="P1">KK: Domynashyon y'n tu ma,</text:p>
      <text:p text:style-name="P1">FSS: Domynashyon y'n tu ma,</text:p>
      <text:p text:style-name="P1"/>
      <text:p text:style-name="P1">KK: ow praysya hag ow lawdya</text:p>
      <text:p text:style-name="P1">FSS: ow praysya hag ow lawdya</text:p>
      <text:p text:style-name="P1"/>
      <text:p text:style-name="P1">KK: dhe'm hanow nevra heb gil.</text:p>
      <text:p text:style-name="P1">FSS: dhe'm hanow nevra heb gil.</text:p>
      <text:p text:style-name="P1"/>
      <text:p text:style-name="P1">KK: A'n tressa degre a-woeles</text:p>
      <text:p text:style-name="P1">FSS: A'n tressa degre a-woles</text:p>
      <text:p text:style-name="P1"/>
      <text:p text:style-name="P1">KK: my a wra tri Ordyr moy.</text:p>
      <text:p text:style-name="P1">FSS: my a wra tri Ordyr moy.</text:p>
      <text:p text:style-name="P1"/>
      <text:p text:style-name="P1">KK: Argheledh, Ordyr pur vras,</text:p>
      <text:p text:style-name="P1">FSS: Argheledh, Ordyr pur vras,</text:p>
      <text:p text:style-name="P1"/>
      <text:p text:style-name="P1">KK: dewgh a-rag omma dhe vy,</text:p>
      <text:p text:style-name="P1">FSS: dewgh a-rag omma dhe vy,</text:p>
      <text:p text:style-name="P1"/>
      <text:p text:style-name="P1"><text:soft-page-break/>KK: ha Vertutys kekeffrys.</text:p>
      <text:p text:style-name="P1">FSS: ha Vertutys kekeffrys.</text:p>
      <text:p text:style-name="P1"/>
      <text:p text:style-name="P1">KK:</text:p>
      <text:p text:style-name="P1">FSS:</text:p>
      <text:p text:style-name="P1"/>
      <text:p text:style-name="P1">KK: Ha'n eledh, y'n barth dheghow</text:p>
      <text:p text:style-name="P1">FSS: Ha'n eledh, y'n barth dheghow</text:p>
      <text:p text:style-name="P1"/>
      <text:p text:style-name="P1">KK: hwi a 'sedh omma heb gow.</text:p>
      <text:p text:style-name="P1">FSS: hwi a 'sedh omma heb gow.</text:p>
      <text:p text:style-name="P1"/>
      <text:p text:style-name="P1">KK: Dhymm y fydhowgh kannasow,</text:p>
      <text:p text:style-name="P1">FSS: Dhymm y fydhowgh kannasow,</text:p>
      <text:p text:style-name="P1"/>
      <text:p text:style-name="P1">KK: hag a wrewgh ow arghadow</text:p>
      <text:p text:style-name="P1">FSS: hag a wrewgh ow arghadow</text:p>
      <text:p text:style-name="P1"/>
      <text:p text:style-name="P1">KK: gans joy bras ha kan pub prys.</text:p>
      <text:p text:style-name="P1">FSS: gans joy bras ha kan pub prys.</text:p>
      <text:p text:style-name="P1"/>
      <text:p text:style-name="P1">KK: Lemmyn pan yw dhymmo gwrys</text:p>
      <text:p text:style-name="P1">FSS: Lemmyn pan yw dhemmo gwrys</text:p>
      <text:p text:style-name="P1"/>
      <text:p text:style-name="P1">KK: nev ha nor orth bodh ow brys,</text:p>
      <text:p text:style-name="P1">FSS: nev ha nor orth bodh ow brys,</text:p>
      <text:p text:style-name="P1"/>
      <text:p text:style-name="P1">KK: ha'n naw ordyr kollenwys</text:p>
      <text:p text:style-name="P1">FSS: ha'n naw ordyr kollenwys</text:p>
      <text:p text:style-name="P1"/>
      <text:p text:style-name="P1">KK: ha'n kynsa jorna spedys,</text:p>
      <text:p text:style-name="P1">FSS: ha'n kynsa jorna spedys,</text:p>
      <text:p text:style-name="P1"/>
      <text:p text:style-name="P1">KK: my a's soen gans ow ganow,</text:p>
      <text:p text:style-name="P1"><text:soft-page-break/>FSS: my a's soon gans ow ganow,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g a vynn diyskynna</text:p>
      <text:p text:style-name="P1">FSS: hag a vynn diyskenna</text:p>
      <text:p text:style-name="P1"/>
      <text:p text:style-name="P1">KK: dhe'n nor yn-dann an kloudys,</text:p>
      <text:p text:style-name="P1">FSS: dhe'n nor yn-dann an kloudys,</text:p>
      <text:p text:style-name="P1"/>
      <text:p text:style-name="P1">KK: hag ow bodh guthyl ena</text:p>
      <text:p text:style-name="P1">FSS: hag ow bodh guthyl ena</text:p>
      <text:p text:style-name="P1"/>
      <text:p text:style-name="P1">KK: my a vynn, may fo gwelys</text:p>
      <text:p text:style-name="P1">FSS: my a vynn, may fo gwelys</text:p>
      <text:p text:style-name="P1"/>
      <text:p text:style-name="P1">KK: ow bosa Dyw heb parow.</text:p>
      <text:p text:style-name="P1">FSS: ow bosa Duw heb parow.</text:p>
      <text:p text:style-name="P1"/>
      <text:p text:style-name="P1">KK: Lemmyn y'n sekond jorna</text:p>
      <text:p text:style-name="P1">FSS: Lemmyn y'n sekond jorna</text:p>
      <text:p text:style-name="P1"/>
      <text:p text:style-name="P1">KK: gwrav Braster a-dhesempis.</text:p>
      <text:p text:style-name="P1">FSS: gwrav Braster a-dhesempis.</text:p>
      <text:p text:style-name="P1"/>
      <text:p text:style-name="P1">KK: Y'n ebrenn eus a-wartha</text:p>
      <text:p text:style-name="P1">FSS: Y'n ebren eus a-wartha</text:p>
      <text:p text:style-name="P1"/>
      <text:p text:style-name="P1">KK: my a vynn bos golow gwrys</text:p>
      <text:p text:style-name="P1">FSS: my a vynn bos golow gwrys</text:p>
      <text:p text:style-name="P1"><text:soft-page-break/></text:p>
      <text:p text:style-name="P1">KK: hag ynwedh bos diberthva</text:p>
      <text:p text:style-name="P1">FSS: hag ynwedh bos diberthva</text:p>
      <text:p text:style-name="P1"/>
      <text:p text:style-name="P1">KK: sur ynter an jydh ha'n nos.</text:p>
      <text:p text:style-name="P1">FSS: sur ynter an jydh ha'n nos.</text:p>
      <text:p text:style-name="P1"/>
      <text:p text:style-name="P1">KK: Ny fyll dhymm konduk a dra</text:p>
      <text:p text:style-name="P1">FSS: Ny fyll dhymm konduk a dra</text:p>
      <text:p text:style-name="P1"/>
      <text:p text:style-name="P1">KK: war an bys der ow galloes.</text:p>
      <text:p text:style-name="P1">FSS: war an bys der ow gallos.</text:p>
      <text:p text:style-name="P1"/>
      <text:p text:style-name="P1">KK: An mor bras yn kott termyn</text:p>
      <text:p text:style-name="P1">FSS: An mor bras yn kott termyn</text:p>
      <text:p text:style-name="P1"/>
      <text:p text:style-name="P1">KK: a-dro dhe'm tir a vydh dres,</text:p>
      <text:p text:style-name="P1">FSS: a-dro dhe'm tir a vydh dres,</text:p>
      <text:p text:style-name="P1"/>
      <text:p text:style-name="P1">KK: rag y witha pur ylyn</text:p>
      <text:p text:style-name="P1">FSS: rag y witha pur ylyn</text:p>
      <text:p text:style-name="P1"/>
      <text:p text:style-name="P1">KK: orth harlotri prest pub prys.</text:p>
      <text:p text:style-name="P1">FSS: orth harlotri prest pub pr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 tressa dydh my a wra</text:p>
      <text:p text:style-name="P1">FSS: An tressa dydh my a wra</text:p>
      <text:p text:style-name="P1"/>
      <text:p text:style-name="P1"><text:soft-page-break/>KK: dhe'n gwydh sevel yn-ban,</text:p>
      <text:p text:style-name="P1">FSS: dhe'n gwydh sevel en-ban,</text:p>
      <text:p text:style-name="P1"/>
      <text:p text:style-name="P1">KK: ha doen delyow teg ha da</text:p>
      <text:p text:style-name="P1">FSS: ha doon delyow teg ha da</text:p>
      <text:p text:style-name="P1"/>
      <text:p text:style-name="P1">KK: ha flourys hweg, yn sertan.</text:p>
      <text:p text:style-name="P1">FSS: ha flourys hweg, yn certan.</text:p>
      <text:p text:style-name="P1"/>
      <text:p text:style-name="P1">KK: Ow bolonjedh yw henna,</text:p>
      <text:p text:style-name="P1">FSS: Ow bolonjedh yw henna,</text:p>
      <text:p text:style-name="P1"/>
      <text:p text:style-name="P1">KK: may tokkons ynna pur splann</text:p>
      <text:p text:style-name="P1">FSS: may tokkons enna pur splann</text:p>
      <text:p text:style-name="P1"/>
      <text:p text:style-name="P1">KK: frutys dhe'm bodh, rag maga</text:p>
      <text:p text:style-name="P1">FSS: frutys dhe'm bodh, rag maga</text:p>
      <text:p text:style-name="P1"/>
      <text:p text:style-name="P1">KK: seul a dheg bywnans hogen.</text:p>
      <text:p text:style-name="P1">FSS: seul a dheg bewnans hogen.</text:p>
      <text:p text:style-name="P1"/>
      <text:p text:style-name="P1">KK: Y'n peswara dydh bydh gwrys</text:p>
      <text:p text:style-name="P1">FSS: Y'n peswara dydh bydh gwrys</text:p>
      <text:p text:style-name="P1"/>
      <text:p text:style-name="P1">KK: an howl ha'n loer yn tevri,</text:p>
      <text:p text:style-name="P1">FSS: an howl ha'n loor yn tevri,</text:p>
      <text:p text:style-name="P1"/>
      <text:p text:style-name="P1">KK: ha'n ster ynwedh kekeffrys,</text:p>
      <text:p text:style-name="P1">FSS: ha'n ster ynwedh kekeffrys,</text:p>
      <text:p text:style-name="P1"/>
      <text:p text:style-name="P1">KK: rag gul golow vynari.</text:p>
      <text:p text:style-name="P1">FSS: rag gul golow vynari.</text:p>
      <text:p text:style-name="P1"/>
      <text:p text:style-name="P1">KK: An re ma yw fin gonedhys.</text:p>
      <text:p text:style-name="P1"><text:soft-page-break/>FSS: An re ma yw fin gonedhys.</text:p>
      <text:p text:style-name="P1"/>
      <text:p text:style-name="P1">KK: Ow bennath y rov dhedha.</text:p>
      <text:p text:style-name="P1">FSS: Ow bennath y rov dhedha.</text:p>
      <text:p text:style-name="P1"/>
      <text:p text:style-name="P1">KK: Y'n pympes dydh, orth ow brys,</text:p>
      <text:p text:style-name="P1">FSS: Y'n pympes dydh, orth ow brys,</text:p>
      <text:p text:style-name="P1"/>
      <text:p text:style-name="P1">KK: an puskes, heb falladow,</text:p>
      <text:p text:style-name="P1">FSS: an puskes, heb falladow,</text:p>
      <text:p text:style-name="P1"/>
      <text:p text:style-name="P1">KK: hag oll an ydhyn keffrys,</text:p>
      <text:p text:style-name="P1">FSS: hag oll an ydhyn keffrys,</text:p>
      <text:p text:style-name="P1"/>
      <text:p text:style-name="P1">KK: my a's gwra dhe'm plegadow,</text:p>
      <text:p text:style-name="P1">FSS: my a's gwra dhe'm plegadow,</text:p>
      <text:p text:style-name="P1"/>
      <text:p text:style-name="P1">KK: hag oll an bestes y'n bys,</text:p>
      <text:p text:style-name="P1">FSS: hag oll an bestes y'n bys,</text:p>
      <text:p text:style-name="P1"/>
      <text:p text:style-name="P1">KK: gans pryves a bub sortow.</text:p>
      <text:p text:style-name="P1">FSS: gans pryves a bub sortow.</text:p>
      <text:p text:style-name="P1"/>
      <text:p text:style-name="P1">KK: An re ma yw oll teg gwrys.</text:p>
      <text:p text:style-name="P1">FSS: An re ma yw oll teg gwrys.</text:p>
      <text:p text:style-name="P1"/>
      <text:p text:style-name="P1">KK: My a's soen warbarth, heb gow.</text:p>
      <text:p text:style-name="P1">FSS: My a's soon warbarth, heb gow.</text:p>
      <text:p text:style-name="P1"/>
      <text:p text:style-name="P1">KK:</text:p>
      <text:p text:style-name="P1">FSS:</text:p>
      <text:p text:style-name="P1"/>
      <text:p text:style-name="P1">KK: Peace, I say, oll eledh nev!</text:p>
      <text:p text:style-name="P1">FSS: Peace, I say, oll eledh nev!</text:p>
      <text:p text:style-name="P1"><text:soft-page-break/></text:p>
      <text:p text:style-name="P1">KK: Goslowewgh dhe vy lemmyn!</text:p>
      <text:p text:style-name="P1">FSS: Goslowewgh dhe vy lemmyn!</text:p>
      <text:p text:style-name="P1"/>
      <text:p text:style-name="P1">KK: Krysewgh ow bosa pryns krev,</text:p>
      <text:p text:style-name="P1">FSS: Krysewgh ow bosa pryns krev,</text:p>
      <text:p text:style-name="P1"/>
      <text:p text:style-name="P1">KK: hag ynwedh dhy'hwi chyften,</text:p>
      <text:p text:style-name="P1">FSS: hag ynwedh dhy'hwi chyften,</text:p>
      <text:p text:style-name="P1"/>
      <text:p text:style-name="P1">KK: byghan ha bras.</text:p>
      <text:p text:style-name="P1">FSS: byghan ha br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Lusifer yw ow hanow,</text:p>
      <text:p text:style-name="P1">FSS: Lusifer yw ow hanow,</text:p>
      <text:p text:style-name="P1"/>
      <text:p text:style-name="P1">KK: pennsevik yn nev omma.</text:p>
      <text:p text:style-name="P1">FSS: pennsevik yn nev omma.</text:p>
      <text:p text:style-name="P1"/>
      <text:p text:style-name="P1">KK: Ow howetha yw tanow.</text:p>
      <text:p text:style-name="P1">FSS: Ow howetha yw tanow.</text:p>
      <text:p text:style-name="P1"/>
      <text:p text:style-name="P1">KK: hwi a woer yn ta henna,</text:p>
      <text:p text:style-name="P1">FSS: hwi a wor yn ta henna,</text:p>
      <text:p text:style-name="P1"/>
      <text:p text:style-name="P1">KK: ow bosav gwell es an Tas.</text:p>
      <text:p text:style-name="P1">FSS: ow bosav gwell es an Tas.</text:p>
      <text:p text:style-name="P1"/>
      <text:p text:style-name="P1"><text:soft-page-break/>KK: My yw lantern nev, ywis</text:p>
      <text:p text:style-name="P1">FSS: My yw lantern nev, ywis</text:p>
      <text:p text:style-name="P1"/>
      <text:p text:style-name="P1">KK: avel tan ow kolowi,</text:p>
      <text:p text:style-name="P1">FSS: avel tan ow kolowi,</text:p>
      <text:p text:style-name="P1"/>
      <text:p text:style-name="P1">KK: moy splanna es an Drynses.</text:p>
      <text:p text:style-name="P1">FSS: moy splanna es an Drynses.</text:p>
      <text:p text:style-name="P1"/>
      <text:p text:style-name="P1">KK: Henna degewgh hwi dustuni,</text:p>
      <text:p text:style-name="P1">FSS: Henna degewgh hwi dustuni,</text:p>
      <text:p text:style-name="P1"/>
      <text:p text:style-name="P1">KK: ow bosav pryns pur loryus.</text:p>
      <text:p text:style-name="P1">FSS: ow bosav pryns pur loryus.</text:p>
      <text:p text:style-name="P1"/>
      <text:p text:style-name="P1">KK: Oll gans owr ow terlentri</text:p>
      <text:p text:style-name="P1">FSS: Oll gans owr ow terlentri</text:p>
      <text:p text:style-name="P1"/>
      <text:p text:style-name="P1">KK: yth esov, heb dout y'n kas.</text:p>
      <text:p text:style-name="P1">FSS: yth esov, heb dout y'n kas.</text:p>
      <text:p text:style-name="P1"/>
      <text:p text:style-name="P1">KK: Splanna es an howl devri,</text:p>
      <text:p text:style-name="P1">FSS: Splanna es an howl devri,</text:p>
      <text:p text:style-name="P1"/>
      <text:p text:style-name="P1">KK: hwi a yll warbarth gweles</text:p>
      <text:p text:style-name="P1">FSS: hwi a yll warbarth gweles</text:p>
      <text:p text:style-name="P1"/>
      <text:p text:style-name="P1">KK: ow bosav, sertan pub prys.</text:p>
      <text:p text:style-name="P1">FSS: ow bosav, certan pub prys.</text:p>
      <text:p text:style-name="P1"/>
      <text:p text:style-name="P1">KK: Ny vynnav orth el namoy</text:p>
      <text:p text:style-name="P1">FSS: Ny vennav orth el namoy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dos dhe'm stat marnas my.</text:p>
      <text:p text:style-name="P1">FSS: dos dhe'm stat marnas my.</text:p>
      <text:p text:style-name="P1"/>
      <text:p text:style-name="P1">KK: Henna yw ow thowl, devri.</text:p>
      <text:p text:style-name="P1">FSS: Henna yw ow thowl, devri.</text:p>
      <text:p text:style-name="P1"/>
      <text:p text:style-name="P1">KK: Maga fras ov avel Dyw.</text:p>
      <text:p text:style-name="P1">FSS: Maga fras ov avel Duw.</text:p>
      <text:p text:style-name="P1"/>
      <text:p text:style-name="P1">KK: My a gommond war bub tu</text:p>
      <text:p text:style-name="P1">FSS: My a gommond war bub tu</text:p>
      <text:p text:style-name="P1"/>
      <text:p text:style-name="P1">KK: myns eus yn nev dhe'm gordhya.</text:p>
      <text:p text:style-name="P1">FSS: myns eus yn nev dhe'm gordhya.</text:p>
      <text:p text:style-name="P1"/>
      <text:p text:style-name="P1">KK: Eledh oll, hwi a glywas,</text:p>
      <text:p text:style-name="P1">FSS: Eledh oll, hwi a glywas,</text:p>
      <text:p text:style-name="P1"/>
      <text:p text:style-name="P1">KK: pandr'a gewsowgh dhymm lemmyn?</text:p>
      <text:p text:style-name="P1">FSS: pandr' a gewsowgh dhymm lemmyn?</text:p>
      <text:p text:style-name="P1"/>
      <text:p text:style-name="P1">KK: Dell nag o'ma polat bras?</text:p>
      <text:p text:style-name="P1">FSS: Dell nag o'ma polat bras?</text:p>
      <text:p text:style-name="P1"/>
      <text:p text:style-name="P1">KK: Gorthybewgh hwi oll, pub onan.</text:p>
      <text:p text:style-name="P1">FSS: Gorthybewgh hwi oll, pub onan.</text:p>
      <text:p text:style-name="P1"/>
      <text:p text:style-name="P1">KK: Hwi a woer pyth o'ma.</text:p>
      <text:p text:style-name="P1">FSS: Hwi a wor pyth o'ma.</text:p>
      <text:p text:style-name="P1"><text:soft-page-break/></text:p>
      <text:p text:style-name="P1">KK: An Tas gallas alemma.</text:p>
      <text:p text:style-name="P1">FSS: An Tas gallas alemma.</text:p>
      <text:p text:style-name="P1"/>
      <text:p text:style-name="P1">KK: My a dewl ny dheu omma</text:p>
      <text:p text:style-name="P1">FSS: My a dewl ny dheu omma</text:p>
      <text:p text:style-name="P1"/>
      <text:p text:style-name="P1">KK: bys vykken mara kallav.</text:p>
      <text:p text:style-name="P1">FSS: bys vekken mara kallav.</text:p>
      <text:p text:style-name="P1"/>
      <text:p text:style-name="P1">KK:</text:p>
      <text:p text:style-name="P1">FSS:</text:p>
      <text:p text:style-name="P1"/>
      <text:p text:style-name="P1">KK: Lusifer, ty yw henna</text:p>
      <text:p text:style-name="P1">FSS: Lusifer, ty yw henna</text:p>
      <text:p text:style-name="P1"/>
      <text:p text:style-name="P1">KK: sur a bass myns eus yn nev.</text:p>
      <text:p text:style-name="P1">FSS: sur a bass myns eus yn nev.</text:p>
      <text:p text:style-name="P1"/>
      <text:p text:style-name="P1">KK: Kreatys nobyl omma</text:p>
      <text:p text:style-name="P1">FSS: Kreatys nobyl omma</text:p>
      <text:p text:style-name="P1"/>
      <text:p text:style-name="P1">KK: yth o'ta a natur krev,</text:p>
      <text:p text:style-name="P1">FSS: yth o'ta a natur krev,</text:p>
      <text:p text:style-name="P1"/>
      <text:p text:style-name="P1">KK: ha my a'n krys.</text:p>
      <text:p text:style-name="P1">FSS: ha my a'n krys.</text:p>
      <text:p text:style-name="P1"/>
      <text:p text:style-name="P1">KK: Sur rakhenna dhe'th enora</text:p>
      <text:p text:style-name="P1">FSS: Sur rakhenna dhe'th enora</text:p>
      <text:p text:style-name="P1"/>
      <text:p text:style-name="P1">KK: my a vynn, 'ugh an Drynses.</text:p>
      <text:p text:style-name="P1">FSS: my a vynn, 'ugh an Drynses.</text:p>
      <text:p text:style-name="P1"/>
      <text:p text:style-name="P1"><text:soft-page-break/>KK:</text:p>
      <text:p text:style-name="P1">FSS:</text:p>
      <text:p text:style-name="P1"/>
      <text:p text:style-name="P1">KK: Ty greatur unkinda,</text:p>
      <text:p text:style-name="P1">FSS: Ty greatur unkinda,</text:p>
      <text:p text:style-name="P1"/>
      <text:p text:style-name="P1">KK: erbynn dha Vaker ow kows!</text:p>
      <text:p text:style-name="P1">FSS: erbyn dha Vaker ow kows!</text:p>
      <text:p text:style-name="P1"/>
      <text:p text:style-name="P1">KK: Prederi prag na wre'ta</text:p>
      <text:p text:style-name="P1">FSS: Prederi prag na wre'ta</text:p>
      <text:p text:style-name="P1"/>
      <text:p text:style-name="P1">KK: y feusta gwrys, ty was lows,</text:p>
      <text:p text:style-name="P1">FSS: y feusta gwrys, ty was lows,</text:p>
      <text:p text:style-name="P1"/>
      <text:p text:style-name="P1">KK: gans Dyw omma?</text:p>
      <text:p text:style-name="P1">FSS: gans Duw omma?</text:p>
      <text:p text:style-name="P1"/>
      <text:p text:style-name="P1">KK: Ganso pan wres komparya</text:p>
      <text:p text:style-name="P1">FSS: Ganso pan wres komparya</text:p>
      <text:p text:style-name="P1"/>
      <text:p text:style-name="P1">KK: meur dhe vlamya yth osta</text:p>
      <text:p text:style-name="P1">FSS: meur dhe vlamya yth osta</text:p>
      <text:p text:style-name="P1"/>
      <text:p text:style-name="P1">KK: ha paynys y'fydh ragdho.</text:p>
      <text:p text:style-name="P1">FSS: ha paynys y'fydh ragdho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P'yw henna a vydh mar vold</text:p>
      <text:p text:style-name="P1">FSS: P'yw henna a vydh mar vold</text:p>
      <text:p text:style-name="P1"/>
      <text:p text:style-name="P1">KK: kows ger erbynn Lusifer?</text:p>
      <text:p text:style-name="P1">FSS: kows ger erbyn Lusifer?</text:p>
      <text:p text:style-name="P1"/>
      <text:p text:style-name="P1">KK: Here he has unto you told</text:p>
      <text:p text:style-name="P1">FSS: Here he has unto you told</text:p>
      <text:p text:style-name="P1"/>
      <text:p text:style-name="P1">KK: that in heaven is not his peer,</text:p>
      <text:p text:style-name="P1">FSS: that in heaven is not his peer,</text:p>
      <text:p text:style-name="P1"/>
      <text:p text:style-name="P1">KK: ha my a'n krys.</text:p>
      <text:p text:style-name="P1">FSS: ha my a'n krys.</text:p>
      <text:p text:style-name="P1"/>
      <text:p text:style-name="P1">KK: Hwi a'n gwel ow terlentri</text:p>
      <text:p text:style-name="P1">FSS: Hwi a'n gwel ow terlentri</text:p>
      <text:p text:style-name="P1"/>
      <text:p text:style-name="P1">KK: splanna es an howl devri.</text:p>
      <text:p text:style-name="P1">FSS: splanna es an howl devri.</text:p>
      <text:p text:style-name="P1"/>
      <text:p text:style-name="P1">KK: My a'th enor, dhymm dell res.</text:p>
      <text:p text:style-name="P1">FSS: My a'th enor, dhymm dell res.</text:p>
      <text:p text:style-name="P1"/>
      <text:p text:style-name="P1">KK:</text:p>
      <text:p text:style-name="P1">FSS:</text:p>
      <text:p text:style-name="P1"/>
      <text:p text:style-name="P1">KK: A taw, na gows a henna</text:p>
      <text:p text:style-name="P1">FSS: A taw, na gows a henna</text:p>
      <text:p text:style-name="P1"/>
      <text:p text:style-name="P1">KK: my a'th pys; krys ow lavar.</text:p>
      <text:p text:style-name="P1">FSS: my a'th pys; krys ow lavar.</text:p>
      <text:p text:style-name="P1"><text:soft-page-break/></text:p>
      <text:p text:style-name="P1">KK: Neb a'n formyas ev omma</text:p>
      <text:p text:style-name="P1">FSS: Neb a'n formyas ev omma</text:p>
      <text:p text:style-name="P1"/>
      <text:p text:style-name="P1">KK: a'n deform arta, preder,</text:p>
      <text:p text:style-name="P1">FSS: a'n deform arta, preder,</text:p>
      <text:p text:style-name="P1"/>
      <text:p text:style-name="P1">KK: y vodh pan vo.</text:p>
      <text:p text:style-name="P1">FSS: y vodh pan vo.</text:p>
      <text:p text:style-name="P1"/>
      <text:p text:style-name="P1">KK: Mar trIgowgh hwi y'n kryjyans na</text:p>
      <text:p text:style-name="P1">FSS: Mar trigowgh hwi y'n kryjyans na</text:p>
      <text:p text:style-name="P1"/>
      <text:p text:style-name="P1">KK: moredh hwi a's bydh ragdho,</text:p>
      <text:p text:style-name="P1">FSS: moredh hwi a's bydh ragdho,</text:p>
      <text:p text:style-name="P1"/>
      <text:p text:style-name="P1">KK: trestyewgh dhodho.</text:p>
      <text:p text:style-name="P1">FSS: trestyewgh dhodho.</text:p>
      <text:p text:style-name="P1"/>
      <text:p text:style-name="P1">KK:</text:p>
      <text:p text:style-name="P1">FSS:</text:p>
      <text:p text:style-name="P1"/>
      <text:p text:style-name="P1">KK: Pynagoll yw a lavarro</text:p>
      <text:p text:style-name="P1">FSS: Pynagoll yw a lavarro</text:p>
      <text:p text:style-name="P1"/>
      <text:p text:style-name="P1">KK: nag yw Lusifer wordhi</text:p>
      <text:p text:style-name="P1">FSS: nag yw Lusifer wordhi</text:p>
      <text:p text:style-name="P1"/>
      <text:p text:style-name="P1">KK: omma dh'agan governa</text:p>
      <text:p text:style-name="P1">FSS: omma dh'agan governa</text:p>
      <text:p text:style-name="P1"/>
      <text:p text:style-name="P1">KK: ha bos penn yn nev devri,</text:p>
      <text:p text:style-name="P1">FSS: ha bos penn yn nev devri,</text:p>
      <text:p text:style-name="P1"/>
      <text:p text:style-name="P1"><text:soft-page-break/>KK: a lever gow:</text:p>
      <text:p text:style-name="P1">FSS: a lever gow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ya, ha wordhi pub prys</text:p>
      <text:p text:style-name="P1">FSS: eya, ha wordhi pub prys</text:p>
      <text:p text:style-name="P1"/>
      <text:p text:style-name="P1">KK: dhe vos yn tron esedhys</text:p>
      <text:p text:style-name="P1">FSS: dhe vos yn tron esedhys</text:p>
      <text:p text:style-name="P1"/>
      <text:p text:style-name="P1">KK: avel Dyw, sur heb parow.</text:p>
      <text:p text:style-name="P1">FSS: avel Duw, sur heb parow.</text:p>
      <text:p text:style-name="P1"/>
      <text:p text:style-name="P1">KK: My a'n gordh omma dell res,</text:p>
      <text:p text:style-name="P1">FSS: My a'n gordh omma dell res,</text:p>
      <text:p text:style-name="P1"/>
      <text:p text:style-name="P1">KK: war ow dewlin kekeffrys,</text:p>
      <text:p text:style-name="P1">FSS: war ow dewlin kekeffrys,</text:p>
      <text:p text:style-name="P1"/>
      <text:p text:style-name="P1">KK: rag y vos mar garadow.</text:p>
      <text:p text:style-name="P1">FSS: rag y vos mar garadow.</text:p>
      <text:p text:style-name="P1"/>
      <text:p text:style-name="P1">KK:</text:p>
      <text:p text:style-name="P1">FSS:</text:p>
      <text:p text:style-name="P1"/>
      <text:p text:style-name="P1">KK: Dell wrama reynya omma</text:p>
      <text:p text:style-name="P1">FSS: Dell wrama reynya omma</text:p>
      <text:p text:style-name="P1"/>
      <text:p text:style-name="P1">KK: yn tron 'wartha gans glori,</text:p>
      <text:p text:style-name="P1"><text:soft-page-break/>FSS: yn tron 'wartha gans glori,</text:p>
      <text:p text:style-name="P1"/>
      <text:p text:style-name="P1">KK: hwi a 'sedh warbarth genev,</text:p>
      <text:p text:style-name="P1">FSS: hwi a 'sedh warbarth genev,</text:p>
      <text:p text:style-name="P1"/>
      <text:p text:style-name="P1">KK: myns a goello orthiv vy,</text:p>
      <text:p text:style-name="P1">FSS: myns a gollo orthiv vy,</text:p>
      <text:p text:style-name="P1"/>
      <text:p text:style-name="P1">KK: poran ryb ow thenewenn.</text:p>
      <text:p text:style-name="P1">FSS: poran ryb ow thenewen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I was mad-e of a thought.</text:p>
      <text:p text:style-name="P1">FSS: I was mad-e of a thought.</text:p>
      <text:p text:style-name="P1"/>
      <text:p text:style-name="P1">KK: You may be glad of such <text:s/>wight,</text:p>
      <text:p text:style-name="P1">FSS: You may be glad of such wight,</text:p>
      <text:p text:style-name="P1"/>
      <text:p text:style-name="P1">KK: and in heav'n so gay y-wrought.</text:p>
      <text:p text:style-name="P1">FSS: and in heav'n so gay y-wrought.</text:p>
      <text:p text:style-name="P1"/>
      <text:p text:style-name="P1">KK: Seemly am in every sight.</text:p>
      <text:p text:style-name="P1">FSS: Seemly am in every sight.</text:p>
      <text:p text:style-name="P1"/>
      <text:p text:style-name="P1">KK: Come up to me, everyone,</text:p>
      <text:p text:style-name="P1">FSS: Come up to me, everyone,</text:p>
      <text:p text:style-name="P1"/>
      <text:p text:style-name="P1">KK: hag y'n eur na gwrav assaya</text:p>
      <text:p text:style-name="P1">FSS: hag y'n eur na gwrav assaya</text:p>
      <text:p text:style-name="P1"><text:soft-page-break/></text:p>
      <text:p text:style-name="P1">KK: dhe vos mester war an tron.</text:p>
      <text:p text:style-name="P1">FSS: dhe vos mester war an tron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Ty, Lusifer, unkinda</text:p>
      <text:p text:style-name="P1">FSS: Ty, Lusifer, unkinda</text:p>
      <text:p text:style-name="P1"/>
      <text:p text:style-name="P1">KK: meur yth os orth dha Vaker.</text:p>
      <text:p text:style-name="P1">FSS: meur yth os orth dha Vaker.</text:p>
      <text:p text:style-name="P1"/>
      <text:p text:style-name="P1">KK: Dout yth yw dhis rakhenna</text:p>
      <text:p text:style-name="P1">FSS: Dout yth yw dhis rakhenna</text:p>
      <text:p text:style-name="P1"/>
      <text:p text:style-name="P1">KK: kavoes meur y dhisplesour,</text:p>
      <text:p text:style-name="P1">FSS: kavos meur y dhisplesour,</text:p>
      <text:p text:style-name="P1"/>
      <text:p text:style-name="P1">KK: dell os wordhi dhe henna.</text:p>
      <text:p text:style-name="P1">FSS: dell os wordhi dhe henna.</text:p>
      <text:p text:style-name="P1"/>
      <text:p text:style-name="P1">KK: Prag na wre'ta prederi</text:p>
      <text:p text:style-name="P1">FSS: Prag na wre'ta prederi</text:p>
      <text:p text:style-name="P1"/>
      <text:p text:style-name="P1">KK: y feusta formys, devri,</text:p>
      <text:p text:style-name="P1">FSS: y feusta formys, devri,</text:p>
      <text:p text:style-name="P1"/>
      <text:p text:style-name="P1"><text:soft-page-break/>KK: der y wrians ev omma?</text:p>
      <text:p text:style-name="P1">FSS: der y wrians ev omma?</text:p>
      <text:p text:style-name="P1"/>
      <text:p text:style-name="P1">KK: Der henna, preder yn ta.</text:p>
      <text:p text:style-name="P1">FSS: Der henna, preder yn ta.</text:p>
      <text:p text:style-name="P1"/>
      <text:p text:style-name="P1">KK: Ev a yll der er arta</text:p>
      <text:p text:style-name="P1">FSS: Ev a yll der er arta</text:p>
      <text:p text:style-name="P1"/>
      <text:p text:style-name="P1">KK: dhe'th dhistrui, 'skemunys.</text:p>
      <text:p text:style-name="P1">FSS: dhe'th dhistrui, 'skemunys.</text:p>
      <text:p text:style-name="P1"/>
      <text:p text:style-name="P1">KK:</text:p>
      <text:p text:style-name="P1">FSS:</text:p>
      <text:p text:style-name="P1"/>
      <text:p text:style-name="P1">KK: Ty, Mighal, re stout yth os</text:p>
      <text:p text:style-name="P1">FSS: Ty, Mighal, re stout yth os</text:p>
      <text:p text:style-name="P1"/>
      <text:p text:style-name="P1">KK: pan wres orthiv vy settya.</text:p>
      <text:p text:style-name="P1">FSS: pan wres orthiv vy settya.</text:p>
      <text:p text:style-name="P1"/>
      <text:p text:style-name="P1">KK: My a grys hag a'n soppos</text:p>
      <text:p text:style-name="P1">FSS: My a grys hag a'n soppos</text:p>
      <text:p text:style-name="P1"/>
      <text:p text:style-name="P1">KK: y fynnses jy komparya</text:p>
      <text:p text:style-name="P1">FSS: y fynnses jy komparya</text:p>
      <text:p text:style-name="P1"/>
      <text:p text:style-name="P1">KK: lemmyn genev.</text:p>
      <text:p text:style-name="P1">FSS: lemmyn genev.</text:p>
      <text:p text:style-name="P1"/>
      <text:p text:style-name="P1">KK: Na wres, na wres, na borth dout,</text:p>
      <text:p text:style-name="P1">FSS: Na wres, na wres, na borth dout,</text:p>
      <text:p text:style-name="P1"/>
      <text:p text:style-name="P1">KK: ty, nag oll dha gowetha.</text:p>
      <text:p text:style-name="P1"><text:soft-page-break/>FSS: ty, nag oll dha gowetha.</text:p>
      <text:p text:style-name="P1"/>
      <text:p text:style-name="P1">KK: Mara kwredh, my a'gas klout.</text:p>
      <text:p text:style-name="P1">FSS: Mara kwredh, my a'gas klout.</text:p>
      <text:p text:style-name="P1"/>
      <text:p text:style-name="P1">KK: Rakhenna gwrewgh ow gordhya</text:p>
      <text:p text:style-name="P1">FSS: Rakhenna gwrewgh ow gordhya</text:p>
      <text:p text:style-name="P1"/>
      <text:p text:style-name="P1">KK: ha warbarth trestyewgh ynnov.</text:p>
      <text:p text:style-name="P1">FSS: ha warbarth trestyewgh ennov.</text:p>
      <text:p text:style-name="P1"/>
      <text:p text:style-name="P1">KK: Hwi a'm gwel ow terlentri</text:p>
      <text:p text:style-name="P1">FSS: Hwi a'm gwel ow terlentri</text:p>
      <text:p text:style-name="P1"/>
      <text:p text:style-name="P1">KK: splanna es an Tas devri.</text:p>
      <text:p text:style-name="P1">FSS: splanna es an Tas devri.</text:p>
      <text:p text:style-name="P1"/>
      <text:p text:style-name="P1">KK: Henna krysewgh ow bosav.</text:p>
      <text:p text:style-name="P1">FSS: Henna krysewgh ow bosav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 Lusifer. Lusifer,</text:p>
      <text:p text:style-name="P1">FSS: A Lusifer. Lusifer,</text:p>
      <text:p text:style-name="P1"/>
      <text:p text:style-name="P1">KK: ty a veu oll lantern nev,</text:p>
      <text:p text:style-name="P1">FSS: ty a veu oll lantern nev,</text:p>
      <text:p text:style-name="P1"><text:soft-page-break/></text:p>
      <text:p text:style-name="P1">KK: ha dredhov sertan pub eur</text:p>
      <text:p text:style-name="P1">FSS: ha dredhov certan pub eur</text:p>
      <text:p text:style-name="P1"/>
      <text:p text:style-name="P1">KK: ty a veu eksaltys brav,</text:p>
      <text:p text:style-name="P1">FSS: ty a veu eksaltys brav,</text:p>
      <text:p text:style-name="P1"/>
      <text:p text:style-name="P1">KK: hag a'th settyas pur ughel.</text:p>
      <text:p text:style-name="P1">FSS: hag a'th settyas pur ughel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Lemmyn meur os unkinda</text:p>
      <text:p text:style-name="P1">FSS: Lemmyn meur os unkinda</text:p>
      <text:p text:style-name="P1"/>
      <text:p text:style-name="P1">KK: orthiv vy pan wres settya.</text:p>
      <text:p text:style-name="P1">FSS: orthiv vy pan wres settya.</text:p>
      <text:p text:style-name="P1"/>
      <text:p text:style-name="P1">KK: Rag dha woeth, dhe bayn nevra</text:p>
      <text:p text:style-name="P1">FSS: Rag dha wooth, dhe bayn nevra</text:p>
      <text:p text:style-name="P1"/>
      <text:p text:style-name="P1">KK: ty a wra diyskynna</text:p>
      <text:p text:style-name="P1">FSS: ty a wra diyskenna</text:p>
      <text:p text:style-name="P1"/>
      <text:p text:style-name="P1">KK: mayth elles isel.</text:p>
      <text:p text:style-name="P1">FSS: mayth elles isel.</text:p>
      <text:p text:style-name="P1"/>
      <text:p text:style-name="P1">KK: Determys ov dhe unn dra,</text:p>
      <text:p text:style-name="P1">FSS: Determys ov dhe unn dra,</text:p>
      <text:p text:style-name="P1"/>
      <text:p text:style-name="P1"><text:soft-page-break/>KK: ha konkludys maga ta;</text:p>
      <text:p text:style-name="P1">FSS: ha konkludys maga ta;</text:p>
      <text:p text:style-name="P1"/>
      <text:p text:style-name="P1">KK: dhe wuthyl unn den omma</text:p>
      <text:p text:style-name="P1">FSS: dhe wuthyl unn den omma</text:p>
      <text:p text:style-name="P1"/>
      <text:p text:style-name="P1">KK: a dhor ha slim dhe'm servya,</text:p>
      <text:p text:style-name="P1">FSS: a dhor ha slim dhe'm servya,</text:p>
      <text:p text:style-name="P1"/>
      <text:p text:style-name="P1">KK: ha'th plas jy dhe opya,</text:p>
      <text:p text:style-name="P1">FSS: ha'th plas jy dhe opya,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rag kollenwel an roumys</text:p>
      <text:p text:style-name="P1">FSS: rag kollenwel an roumys</text:p>
      <text:p text:style-name="P1"/>
      <text:p text:style-name="P1">KK: a vydh voyd yn nev uskis</text:p>
      <text:p text:style-name="P1">FSS: a vydh voyd yn nev uskis</text:p>
      <text:p text:style-name="P1"/>
      <text:p text:style-name="P1">KK: dredhos jy ha'th kowetha.</text:p>
      <text:p text:style-name="P1">FSS: dredhos jy ha'th kowetha.</text:p>
      <text:p text:style-name="P1"/>
      <text:p text:style-name="P1">KK:</text:p>
      <text:p text:style-name="P1">FSS:</text:p>
      <text:p text:style-name="P1"/>
      <text:p text:style-name="P1">KK: Ifarn ragos a vydh gwrys.</text:p>
      <text:p text:style-name="P1">FSS: Ifarn ragos a vydh gwrys.</text:p>
      <text:p text:style-name="P1"/>
      <text:p text:style-name="P1">KK: Uskis kommondyav henna.</text:p>
      <text:p text:style-name="P1"><text:soft-page-break/>FSS: Uskis kommondyav henna.</text:p>
      <text:p text:style-name="P1"/>
      <text:p text:style-name="P1">KK: Ena ty a vydh trigys,</text:p>
      <text:p text:style-name="P1">FSS: Ena ty a vydh trigys,</text:p>
      <text:p text:style-name="P1"/>
      <text:p text:style-name="P1">KK: ha myns assentyas genes</text:p>
      <text:p text:style-name="P1">FSS: ha myns assentyas genes</text:p>
      <text:p text:style-name="P1"/>
      <text:p text:style-name="P1">KK: genes jy a'n naw ordyr.</text:p>
      <text:p text:style-name="P1">FSS: genes jy a'n naw ordyr.</text:p>
      <text:p text:style-name="P1"/>
      <text:p text:style-name="P1">KK: Yn paynys bys vynari</text:p>
      <text:p text:style-name="P1">FSS: Yn paynys bys vynari</text:p>
      <text:p text:style-name="P1"/>
      <text:p text:style-name="P1">KK: heb ronson vydholl na fin,</text:p>
      <text:p text:style-name="P1">FSS: heb ronson vydholl na fin,</text:p>
      <text:p text:style-name="P1"/>
      <text:p text:style-name="P1">KK: ena pub eur ow mornya</text:p>
      <text:p text:style-name="P1">FSS: ena pub eur ow mornya</text:p>
      <text:p text:style-name="P1"/>
      <text:p text:style-name="P1">KK: rag galarow, bys worfenn,</text:p>
      <text:p text:style-name="P1">FSS: rag galarow, bys worfen,</text:p>
      <text:p text:style-name="P1"/>
      <text:p text:style-name="P1">KK: hwi a vydh, my a lever.</text:p>
      <text:p text:style-name="P1">FSS: hwi a vydh, my a lever.</text:p>
      <text:p text:style-name="P1"/>
      <text:p text:style-name="P1">KK:</text:p>
      <text:p text:style-name="P1">FSS:</text:p>
      <text:p text:style-name="P1"/>
      <text:p text:style-name="P1">KK: Ay! A vynn'ta jy orth mab-den</text:p>
      <text:p text:style-name="P1">FSS: Ay! A vynn'ta jy orth mab-den</text:p>
      <text:p text:style-name="P1"/>
      <text:p text:style-name="P1">KK: pan vo gwrys a slim hager</text:p>
      <text:p text:style-name="P1">FSS: pan vo gwrys a slim hager</text:p>
      <text:p text:style-name="P1"><text:soft-page-break/></text:p>
      <text:p text:style-name="P1">KK: okkupya rag sertan</text:p>
      <text:p text:style-name="P1">FSS: okupya rag certan</text:p>
      <text:p text:style-name="P1"/>
      <text:p text:style-name="P1">KK: ow roum vy, na'n jeves peer</text:p>
      <text:p text:style-name="P1">FSS: ow roum vy, na'n jeves peer</text:p>
      <text:p text:style-name="P1"/>
      <text:p text:style-name="P1">KK: omma yn nev?</text:p>
      <text:p text:style-name="P1">FSS: omma yn nev?</text:p>
      <text:p text:style-name="P1"/>
      <text:p text:style-name="P1">KK: Henna 'via hager dra!</text:p>
      <text:p text:style-name="P1">FSS: Henna 'via hager dra!</text:p>
      <text:p text:style-name="P1"/>
      <text:p text:style-name="P1">KK: Den a vynn'ta gul a bri</text:p>
      <text:p text:style-name="P1">FSS: Den a vynn'ta gul a bri</text:p>
      <text:p text:style-name="P1"/>
      <text:p text:style-name="P1">KK: dhe dhos omma dhe'n plas ma</text:p>
      <text:p text:style-name="P1">FSS: dhe dhos omma dhe'n plas ma</text:p>
      <text:p text:style-name="P1"/>
      <text:p text:style-name="P1">KK: neb yw lenwys a glori?</text:p>
      <text:p text:style-name="P1">FSS: neb yw lenwys a glori?</text:p>
      <text:p text:style-name="P1"/>
      <text:p text:style-name="P1">KK: Ragdho wordhi nyns yw ev!</text:p>
      <text:p text:style-name="P1">FSS: Ragdho wordhi nyns yw ev!</text:p>
      <text:p text:style-name="P1"/>
      <text:p text:style-name="P1">KK: Na, na, ny vydh yndella.</text:p>
      <text:p text:style-name="P1">FSS: Na, na, ny vydh yndella.</text:p>
      <text:p text:style-name="P1"/>
      <text:p text:style-name="P1">KK: My a worthyp dhis henna.</text:p>
      <text:p text:style-name="P1">FSS: My a worthyp dhis henna.</text:p>
      <text:p text:style-name="P1"/>
      <text:p text:style-name="P1">KK: An plas sur lowr dhiworto</text:p>
      <text:p text:style-name="P1">FSS: An plas sur lowr dhiworto</text:p>
      <text:p text:style-name="P1"/>
      <text:p text:style-name="P1"><text:soft-page-break/>KK: my a with hwath, re'm lowta,</text:p>
      <text:p text:style-name="P1">FSS: my a with hwath, re'm lowta,</text:p>
      <text:p text:style-name="P1"/>
      <text:p text:style-name="P1">KK: ha dhiworthis jy keffrys.</text:p>
      <text:p text:style-name="P1">FSS: ha dhiworthis jy keffrys.</text:p>
      <text:p text:style-name="P1"/>
      <text:p text:style-name="P1">KK: Ty a'm gwel vy krev omma</text:p>
      <text:p text:style-name="P1">FSS: Ty a'm gwel vy krev omma</text:p>
      <text:p text:style-name="P1"/>
      <text:p text:style-name="P1">KK: hwath pur brout ow trebuchya.</text:p>
      <text:p text:style-name="P1">FSS: hwath pur brout ow trebuchya.</text:p>
      <text:p text:style-name="P1"/>
      <text:p text:style-name="P1">KK: Hanter an eledh genev vy</text:p>
      <text:p text:style-name="P1">FSS: Hanter an eledh genev vy</text:p>
      <text:p text:style-name="P1"/>
      <text:p text:style-name="P1">KK: assentys yth yns, syrra,</text:p>
      <text:p text:style-name="P1">FSS: ascentys yth yns, serra,</text:p>
      <text:p text:style-name="P1"/>
      <text:p text:style-name="P1">KK: dhe'm mentena yn spit dhis,</text:p>
      <text:p text:style-name="P1">FSS: dhe'm mentena yn spit dhis,</text:p>
      <text:p text:style-name="P1"/>
      <text:p text:style-name="P1">KK: dell wel'ta jy.</text:p>
      <text:p text:style-name="P1">FSS: dell wel'ta jy.</text:p>
      <text:p text:style-name="P1"/>
      <text:p text:style-name="P1">KK: For well nor woe</text:p>
      <text:p text:style-name="P1">FSS: For well nor woo</text:p>
      <text:p text:style-name="P1"/>
      <text:p text:style-name="P1">KK: I will not go.</text:p>
      <text:p text:style-name="P1">FSS: I will not go.</text:p>
      <text:p text:style-name="P1"/>
      <text:p text:style-name="P1">KK: I say you so.</text:p>
      <text:p text:style-name="P1">FSS: I say you so.</text:p>
      <text:p text:style-name="P1"/>
      <text:p text:style-name="P1">KK: This will not be,</text:p>
      <text:p text:style-name="P1"><text:soft-page-break/>FSS: This will not be,</text:p>
      <text:p text:style-name="P1"/>
      <text:p text:style-name="P1">KK: dhymmo vy krys.</text:p>
      <text:p text:style-name="P1">FSS: dhemmo vy krys.</text:p>
      <text:p text:style-name="P1"/>
      <text:p text:style-name="P1">KK: Rag my a omsyns</text:p>
      <text:p text:style-name="P1">FSS: Rag my a omsyns</text:p>
      <text:p text:style-name="P1"/>
      <text:p text:style-name="P1">KK: sertan 'ugh peub myns</text:p>
      <text:p text:style-name="P1">FSS: certan 'ugh peub myns</text:p>
      <text:p text:style-name="P1"/>
      <text:p text:style-name="P1">KK: a veu bythkweth hwath formys.</text:p>
      <text:p text:style-name="P1">FSS: a veu bythkweth hwath form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Taw, Lusifer milligys,</text:p>
      <text:p text:style-name="P1">FSS: Taw, Lusifer milligys,</text:p>
      <text:p text:style-name="P1"/>
      <text:p text:style-name="P1">KK: y'n golonn dell os goethus.</text:p>
      <text:p text:style-name="P1">FSS: y'n golon dell os gothus.</text:p>
      <text:p text:style-name="P1"><text:soft-page-break/></text:p>
      <text:p text:style-name="P1">KK: Rag skon ty a dhe baynys</text:p>
      <text:p text:style-name="P1">FSS: Rag skon ty a dhe baynys</text:p>
      <text:p text:style-name="P1"/>
      <text:p text:style-name="P1">KK: heb redempshyon, dhymmo krys,</text:p>
      <text:p text:style-name="P1">FSS: heb redempshyon, dhemmo krys,</text:p>
      <text:p text:style-name="P1"/>
      <text:p text:style-name="P1">KK: sur dhymmo krys.</text:p>
      <text:p text:style-name="P1">FSS: sur dhemmo krys.</text:p>
      <text:p text:style-name="P1"/>
      <text:p text:style-name="P1">KK: Oll dha splannder ha'th tekter</text:p>
      <text:p text:style-name="P1">FSS: Oll dha splannder ha'th tekter</text:p>
      <text:p text:style-name="P1"/>
      <text:p text:style-name="P1">KK: y treyl skon dhis dhe hakter,</text:p>
      <text:p text:style-name="P1">FSS: y treyl skon dhis dhe hakter,</text:p>
      <text:p text:style-name="P1"/>
      <text:p text:style-name="P1">KK: ha meur euthek bileni.</text:p>
      <text:p text:style-name="P1">FSS: ha meur euthek bileni.</text:p>
      <text:p text:style-name="P1"/>
      <text:p text:style-name="P1">KK: MIghal, pryns ow chevalri,</text:p>
      <text:p text:style-name="P1">FSS: Mighal, pryns ow chevalri,</text:p>
      <text:p text:style-name="P1"/>
      <text:p text:style-name="P1">KK: ha'n eledh a'n ordyr naw,</text:p>
      <text:p text:style-name="P1">FSS: ha'n eledh a'n ordyr naw,</text:p>
      <text:p text:style-name="P1"/>
      <text:p text:style-name="P1">KK: an rebellyans ma devri -</text:p>
      <text:p text:style-name="P1">FSS: an rebellyans ma devri -</text:p>
      <text:p text:style-name="P1"/>
      <text:p text:style-name="P1">KK: dhe'n dor ganso, mester ha maw,</text:p>
      <text:p text:style-name="P1">FSS: dhe'n dor ganso, mester ha maw,</text:p>
      <text:p text:style-name="P1"/>
      <text:p text:style-name="P1">KK: dhe ifarn, hager drigva.</text:p>
      <text:p text:style-name="P1">FSS: dhe ifarn, hager drigva.</text:p>
      <text:p text:style-name="P1"/>
      <text:p text:style-name="P1"><text:soft-page-break/>KK: Ena trigens yn paynys,</text:p>
      <text:p text:style-name="P1">FSS: Ena trigens yn paynys,</text:p>
      <text:p text:style-name="P1"/>
      <text:p text:style-name="P1">KK: ha galarow meur pub prys,</text:p>
      <text:p text:style-name="P1">FSS: ha galarow meur pub prys,</text:p>
      <text:p text:style-name="P1"/>
      <text:p text:style-name="P1">KK: yn pur sertan rag nevra.</text:p>
      <text:p text:style-name="P1">FSS: yn pur certan rag nevr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eun warbarth, an naw ordyr!</text:p>
      <text:p text:style-name="P1">FSS: Deun warbarth, an naw ordyr!</text:p>
      <text:p text:style-name="P1"/>
      <text:p text:style-name="P1">KK: Helghyn yn-mes Lusifer</text:p>
      <text:p text:style-name="P1">FSS: Helghyn en-mes Lusifer</text:p>
      <text:p text:style-name="P1"/>
      <text:p text:style-name="P1">KK: a-dhesempis mes a'n nev.</text:p>
      <text:p text:style-name="P1">FSS: a-dhesempis mes a'n nev.</text:p>
      <text:p text:style-name="P1"/>
      <text:p text:style-name="P1">KK:</text:p>
      <text:p text:style-name="P1">FSS:</text:p>
      <text:p text:style-name="P1"/>
      <text:p text:style-name="P1">KK: Ty jett, gwrav dha eksamnya.</text:p>
      <text:p text:style-name="P1">FSS: Ty jett, gwrav dha eksamnya.</text:p>
      <text:p text:style-name="P1"/>
      <text:p text:style-name="P1">KK: Prag y fynn Dyw ow dampnya,</text:p>
      <text:p text:style-name="P1"><text:soft-page-break/>FSS: Prag y fynn Duw ow dampnya,</text:p>
      <text:p text:style-name="P1"/>
      <text:p text:style-name="P1">KK: ha my mar wolow ha krev?</text:p>
      <text:p text:style-name="P1">FSS: ha my mar wolow ha krev?</text:p>
      <text:p text:style-name="P1"/>
      <text:p text:style-name="P1">KK:</text:p>
      <text:p text:style-name="P1">FSS:</text:p>
      <text:p text:style-name="P1"/>
      <text:p text:style-name="P1">KK: Rag dha vosta milligys</text:p>
      <text:p text:style-name="P1">FSS: Rag dha vosta milligys</text:p>
      <text:p text:style-name="P1"/>
      <text:p text:style-name="P1">KK: hag y'n golonn re woethus.</text:p>
      <text:p text:style-name="P1">FSS: hag y'n golon re wothus.</text:p>
      <text:p text:style-name="P1"/>
      <text:p text:style-name="P1">KK: Der reson dhis my a brev.</text:p>
      <text:p text:style-name="P1">FSS: Der reson dhis my a brev.</text:p>
      <text:p text:style-name="P1"/>
      <text:p text:style-name="P1">KK: Ty fol, prag na bredersys</text:p>
      <text:p text:style-name="P1">FSS: Ty fol, prag na bredersys</text:p>
      <text:p text:style-name="P1"/>
      <text:p text:style-name="P1">KK: a dhorn Dyw y feusta gwrys,</text:p>
      <text:p text:style-name="P1">FSS: a dhorn Duw y feusta gwrys,</text:p>
      <text:p text:style-name="P1"/>
      <text:p text:style-name="P1">KK: ynwedh ganso eksaltys</text:p>
      <text:p text:style-name="P1">FSS: ynwedh ganso eksaltys</text:p>
      <text:p text:style-name="P1"/>
      <text:p text:style-name="P1">KK: dres myns el yn nev 'sedhys</text:p>
      <text:p text:style-name="P1">FSS: dres myns el yn nev 'sedhys</text:p>
      <text:p text:style-name="P1"/>
      <text:p text:style-name="P1">KK: omma yn y dron 'sedhys?</text:p>
      <text:p text:style-name="P1">FSS: omma yn y dron 'sedhys?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ven y'n tron mynnav 'sedha,</text:p>
      <text:p text:style-name="P1">FSS: Even y'n tron mennav 'sedha,</text:p>
      <text:p text:style-name="P1"/>
      <text:p text:style-name="P1">KK: ha'n keth plas mynnav gwitha</text:p>
      <text:p text:style-name="P1">FSS: ha'n keth plas mennav gwitha</text:p>
      <text:p text:style-name="P1"/>
      <text:p text:style-name="P1">KK: hwath, yn spita dhis.</text:p>
      <text:p text:style-name="P1">FSS: hwath, yn spita dhis.</text:p>
      <text:p text:style-name="P1"/>
      <text:p text:style-name="P1">KK: Keffrys my ha'm kowetha</text:p>
      <text:p text:style-name="P1">FSS: Keffrys my ha'm kowetha</text:p>
      <text:p text:style-name="P1"/>
      <text:p text:style-name="P1">KK: der gledha a vynn tria</text:p>
      <text:p text:style-name="P1">FSS: der gledha a vynn tria</text:p>
      <text:p text:style-name="P1"/>
      <text:p text:style-name="P1">KK: ow bosav moy wordhi</text:p>
      <text:p text:style-name="P1">FSS: ow bosav moy wordhi</text:p>
      <text:p text:style-name="P1"/>
      <text:p text:style-name="P1">KK: ages an Tas, sur, pub prys.</text:p>
      <text:p text:style-name="P1">FSS: ages an Tas, sur, pub pr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 Warnedha, myns eus yn nev!</text:p>
      <text:p text:style-name="P1">FSS: Warnedha, myns eus yn nev!</text:p>
      <text:p text:style-name="P1"/>
      <text:p text:style-name="P1">KK: Gwren yn kerdh y helghi eev</text:p>
      <text:p text:style-name="P1">FSS: Gwren yn kerdh y helghi eev</text:p>
      <text:p text:style-name="P1"/>
      <text:p text:style-name="P1">KK: dhe ifarn, dhe dewolgow.</text:p>
      <text:p text:style-name="P1">FSS: dhe ifarn, dhe dewolgow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 hwi oll y gowetha,</text:p>
      <text:p text:style-name="P1">FSS: Ha hwi oll y gowetha,</text:p>
      <text:p text:style-name="P1"/>
      <text:p text:style-name="P1">KK: kewgh yn kerdh ynwedh gansa!</text:p>
      <text:p text:style-name="P1">FSS: kewgh yn kerdh ynwedh gansa!</text:p>
      <text:p text:style-name="P1"/>
      <text:p text:style-name="P1">KK: Kronkyewgh i gans kledhedhyow!</text:p>
      <text:p text:style-name="P1">FSS: Kronkyewgh i gans kledhedhyow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Out, ellas, gallas fasow!</text:p>
      <text:p text:style-name="P1">FSS: Out, ellas, gallas fasow!</text:p>
      <text:p text:style-name="P1"/>
      <text:p text:style-name="P1">KK: Yth esov yn tewolgow.</text:p>
      <text:p text:style-name="P1">FSS: Yth esov yn tewolgow.</text:p>
      <text:p text:style-name="P1"/>
      <text:p text:style-name="P1">KK: Ny allav dos anodho.</text:p>
      <text:p text:style-name="P1">FSS: Ny allav dos anodho.</text:p>
      <text:p text:style-name="P1"/>
      <text:p text:style-name="P1">KK: Yn pytt down yth ov tewlys,</text:p>
      <text:p text:style-name="P1">FSS: Yn pytt down yth ov tewlys,</text:p>
      <text:p text:style-name="P1"/>
      <text:p text:style-name="P1">KK: a-berth yn ifarn kelmys</text:p>
      <text:p text:style-name="P1">FSS: a-berth yn ifarn kelmys</text:p>
      <text:p text:style-name="P1"/>
      <text:p text:style-name="P1">KK: gans chayn, tan a-dro dhymmo.</text:p>
      <text:p text:style-name="P1">FSS: gans chayn, tan a-dro dhemmo.</text:p>
      <text:p text:style-name="P1"/>
      <text:p text:style-name="P1">KK: Kyn na'm boma lowena,</text:p>
      <text:p text:style-name="P1">FSS: Kyn na'm boma lowena,</text:p>
      <text:p text:style-name="P1"/>
      <text:p text:style-name="P1">KK: yma lower 'skynnys genev</text:p>
      <text:p text:style-name="P1">FSS: yma lower 'skennys genev</text:p>
      <text:p text:style-name="P1"/>
      <text:p text:style-name="P1">KK: a'n eledh sur dhe driga.</text:p>
      <text:p text:style-name="P1">FSS: a'n eledh sur dhe drig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Gallas Lusifer, drog pryv,</text:p>
      <text:p text:style-name="P1">FSS: Gallas Lusifer, drog pryv,</text:p>
      <text:p text:style-name="P1"/>
      <text:p text:style-name="P1">KK: mes a'n nev dhe dewolgow.</text:p>
      <text:p text:style-name="P1">FSS: mes a'n nev dhe dewolgow.</text:p>
      <text:p text:style-name="P1"/>
      <text:p text:style-name="P1">KK: Ha lemmyn yn y le ev</text:p>
      <text:p text:style-name="P1">FSS: Ha lemmyn yn y le ev</text:p>
      <text:p text:style-name="P1"/>
      <text:p text:style-name="P1">KK: my a vynn heb falladow</text:p>
      <text:p text:style-name="P1">FSS: my a vynn heb falladow</text:p>
      <text:p text:style-name="P1"/>
      <text:p text:style-name="P1">KK: unn den formya</text:p>
      <text:p text:style-name="P1">FSS: unn den formya</text:p>
      <text:p text:style-name="P1"/>
      <text:p text:style-name="P1">KK: yn vali Ebron, devri</text:p>
      <text:p text:style-name="P1">FSS: yn vali Ebron, devri</text:p>
      <text:p text:style-name="P1"/>
      <text:p text:style-name="P1">KK: rag kollenwel yredi</text:p>
      <text:p text:style-name="P1">FSS: rag kollenwel yredi</text:p>
      <text:p text:style-name="P1"/>
      <text:p text:style-name="P1">KK: an le may teuth anodho.</text:p>
      <text:p text:style-name="P1">FSS: an le may teuth anodho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Dell on ni onan ha tri</text:p>
      <text:p text:style-name="P1">FSS: Dell on ni onan ha tri</text:p>
      <text:p text:style-name="P1"/>
      <text:p text:style-name="P1">KK: Tas ha Mab yn Trinity,</text:p>
      <text:p text:style-name="P1">FSS: Tas ha Mab yn Trinity,</text:p>
      <text:p text:style-name="P1"/>
      <text:p text:style-name="P1">KK: my a'th wra jy, den, a bri</text:p>
      <text:p text:style-name="P1">FSS: my a'th wra jy, den, a bri</text:p>
      <text:p text:style-name="P1"/>
      <text:p text:style-name="P1">KK: haval dh'agan fas hware,</text:p>
      <text:p text:style-name="P1">FSS: haval dh'agan fas hware,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g a hwyth yn dha vodi</text:p>
      <text:p text:style-name="P1">FSS: hag a hwyth yn dha vodi</text:p>
      <text:p text:style-name="P1"/>
      <text:p text:style-name="P1">KK: spyrys, may halles bywa,</text:p>
      <text:p text:style-name="P1">FSS: spyrys, may halles bywa,</text:p>
      <text:p text:style-name="P1"/>
      <text:p text:style-name="P1">KK: ha'n bywnans pan y'n kelli</text:p>
      <text:p text:style-name="P1">FSS: ha'n bewnans pan y'n kelli</text:p>
      <text:p text:style-name="P1"/>
      <text:p text:style-name="P1">KK: dhe'n dor ty a dreyl arta.</text:p>
      <text:p text:style-name="P1">FSS: dhe'n dor ty a dreyl arta.</text:p>
      <text:p text:style-name="P1"/>
      <text:p text:style-name="P1">KK: Adam, sav yn-bann yn klor,</text:p>
      <text:p text:style-name="P1">FSS: Adam, sav yn-bann yn klor,</text:p>
      <text:p text:style-name="P1"/>
      <text:p text:style-name="P1">KK: ha treyl dhe gig ha dhe woes.</text:p>
      <text:p text:style-name="P1"><text:soft-page-break/>FSS: ha treyl dhe gig ha dhe woos.</text:p>
      <text:p text:style-name="P1"/>
      <text:p text:style-name="P1">KK: Preder my dhe'th wul a dhor,</text:p>
      <text:p text:style-name="P1">FSS: Preder my dhe'th wul a dhor,</text:p>
      <text:p text:style-name="P1"/>
      <text:p text:style-name="P1">KK: haval dhymm dhe'n penn ha troes.</text:p>
      <text:p text:style-name="P1">FSS: haval dhymm dhe'n penn ha troos.</text:p>
      <text:p text:style-name="P1"/>
      <text:p text:style-name="P1">KK: Myns eus yn tir hag yn mor,</text:p>
      <text:p text:style-name="P1">FSS: Myns eus yn tir hag yn mor,</text:p>
      <text:p text:style-name="P1"/>
      <text:p text:style-name="P1">KK: warnedha kemmer galloes.</text:p>
      <text:p text:style-name="P1">FSS: warnedha kemmer gallos.</text:p>
      <text:p text:style-name="P1"/>
      <text:p text:style-name="P1">KK: Yn sertan, rag dri askorr,</text:p>
      <text:p text:style-name="P1">FSS: Yn certan, rag dri askor,</text:p>
      <text:p text:style-name="P1"/>
      <text:p text:style-name="P1">KK: ty a vyw may fita loes.</text:p>
      <text:p text:style-name="P1">FSS: ty a vyw may fita loos.</text:p>
      <text:p text:style-name="P1"/>
      <text:p text:style-name="P1">KK: Rag dha gerensa lemmyn</text:p>
      <text:p text:style-name="P1">FSS: Rag dha gerensa lemmyn</text:p>
      <text:p text:style-name="P1"/>
      <text:p text:style-name="P1">KK: my a vynn gul paradhis,</text:p>
      <text:p text:style-name="P1">FSS: my a vynn gul paradhis,</text:p>
      <text:p text:style-name="P1"/>
      <text:p text:style-name="P1">KK: plas delysyous dres eghenn.</text:p>
      <text:p text:style-name="P1">FSS: plas delesyous dres eghen.</text:p>
      <text:p text:style-name="P1"/>
      <text:p text:style-name="P1">KK: Rag ow flesour otta gwrys!</text:p>
      <text:p text:style-name="P1">FSS: Rag ow flesour otta gwrys!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Lower flourys a bub eghenn,</text:p>
      <text:p text:style-name="P1">FSS: Lower flourys a bub eghen,</text:p>
      <text:p text:style-name="P1"/>
      <text:p text:style-name="P1">KK: y'n plas ma otta tevys</text:p>
      <text:p text:style-name="P1">FSS: y'n plas ma otta tevys</text:p>
      <text:p text:style-name="P1"/>
      <text:p text:style-name="P1">KK: ha frutys war bub gwydhenn.</text:p>
      <text:p text:style-name="P1">FSS: ha frutys war bub gwydhen.</text:p>
      <text:p text:style-name="P1"/>
      <text:p text:style-name="P1">KK: Y tyv gwav ha hav keffrys.</text:p>
      <text:p text:style-name="P1">FSS: Y tyv gwav ha hav keffrys.</text:p>
      <text:p text:style-name="P1"/>
      <text:p text:style-name="P1">KK: Ha lemmyn, war oll an plas</text:p>
      <text:p text:style-name="P1">FSS: Ha lemmyn, war oll an plas</text:p>
      <text:p text:style-name="P1"/>
      <text:p text:style-name="P1">KK: my a wront dhis bos gwithyas,</text:p>
      <text:p text:style-name="P1">FSS: my a wront dhis bos gwithyas,</text:p>
      <text:p text:style-name="P1"/>
      <text:p text:style-name="P1">KK: war bub frut, losow ha has</text:p>
      <text:p text:style-name="P1">FSS: war bub frut, losow ha has</text:p>
      <text:p text:style-name="P1"/>
      <text:p text:style-name="P1">KK: dhe'th plesour, dhis my a as.</text:p>
      <text:p text:style-name="P1">FSS: dhe'th plesour, dhis my a 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Saw bydh war dhymmo pub prys.</text:p>
      <text:p text:style-name="P1">FSS: Saw bydh war dhemmo pub prys.</text:p>
      <text:p text:style-name="P1"/>
      <text:p text:style-name="P1">KK: A'n keth gwydhenn ma omma</text:p>
      <text:p text:style-name="P1">FSS: A'n keth gwydhen ma omma</text:p>
      <text:p text:style-name="P1"/>
      <text:p text:style-name="P1">KK: gwayt na vo gensi mellys;</text:p>
      <text:p text:style-name="P1">FSS: gwayt na vo gensi mellys;</text:p>
      <text:p text:style-name="P1"/>
      <text:p text:style-name="P1">KK: my a'th charj a-ugh pub tra.</text:p>
      <text:p text:style-name="P1">FSS: my a'th charj a-ugh pub tra.</text:p>
      <text:p text:style-name="P1"/>
      <text:p text:style-name="P1">KK: An wydhenn ma yw henwys</text:p>
      <text:p text:style-name="P1">FSS: An wydhen ma yw henwys</text:p>
      <text:p text:style-name="P1"/>
      <text:p text:style-name="P1">KK: Gwydhenn Godhvos Drog ha Da.</text:p>
      <text:p text:style-name="P1">FSS: Gwydhen Godhvos Drog ha Da.</text:p>
      <text:p text:style-name="P1"/>
      <text:p text:style-name="P1">KK: Mar pydh hy frut hi tastyes</text:p>
      <text:p text:style-name="P1">FSS: Mar pydh hy frut hi tastyes</text:p>
      <text:p text:style-name="P1"/>
      <text:p text:style-name="P1">KK: ty a vydh dampnyes ragdho,</text:p>
      <text:p text:style-name="P1">FSS: ty a vydh dampnyes ragdho,</text:p>
      <text:p text:style-name="P1"/>
      <text:p text:style-name="P1">KK: ha sojet ankow dredho</text:p>
      <text:p text:style-name="P1">FSS: ha sojet ankow dredho</text:p>
      <text:p text:style-name="P1"/>
      <text:p text:style-name="P1">KK: ty a vydh; preder henna.</text:p>
      <text:p text:style-name="P1">FSS: ty a vydh; preder henna.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Tra moredhek yw sertan</text:p>
      <text:p text:style-name="P1">FSS: Tra moredhek yw certan</text:p>
      <text:p text:style-name="P1"/>
      <text:p text:style-name="P1">KK: gweles Adam y honan</text:p>
      <text:p text:style-name="P1">FSS: gweles Adam y honan</text:p>
      <text:p text:style-name="P1"/>
      <text:p text:style-name="P1">KK: heb kowethas.</text:p>
      <text:p text:style-name="P1">FSS: heb koweth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kosk dhejy lemmyn.</text:p>
      <text:p text:style-name="P1">FSS: Adam, kosk dhejy lemmyn.</text:p>
      <text:p text:style-name="P1"/>
      <text:p text:style-name="P1">KK: Ahanas tenna asenn</text:p>
      <text:p text:style-name="P1">FSS: Ahanas tenna asen</text:p>
      <text:p text:style-name="P1"/>
      <text:p text:style-name="P1">KK: my a vynn, a'th tenewenn,</text:p>
      <text:p text:style-name="P1">FSS: my a vynn, a'th tenewen,</text:p>
      <text:p text:style-name="P1"/>
      <text:p text:style-name="P1">KK: hag a honna pur sertan</text:p>
      <text:p text:style-name="P1">FSS: hag a honna pur certan</text:p>
      <text:p text:style-name="P1"/>
      <text:p text:style-name="P1">KK: my a vynn gul dhis pries.</text:p>
      <text:p text:style-name="P1">FSS: my a vynn gul dhis pries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Skon a onan dha asow</text:p>
      <text:p text:style-name="P1">FSS: Skon a onan dha asow</text:p>
      <text:p text:style-name="P1"/>
      <text:p text:style-name="P1">KK: my a wra dhiso parow</text:p>
      <text:p text:style-name="P1">FSS: my a wra dhiso parow</text:p>
      <text:p text:style-name="P1"/>
      <text:p text:style-name="P1">KK: pub eur dhis rag dha weres.</text:p>
      <text:p text:style-name="P1">FSS: pub eur dhis rag dha were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, A, A, ow Arloedh da!</text:p>
      <text:p text:style-name="P1">FSS: A, A, A, ow Arlodh da!</text:p>
      <text:p text:style-name="P1"/>
      <text:p text:style-name="P1">KK: Benyn hi a vydh henwys.</text:p>
      <text:p text:style-name="P1">FSS: Benyn hi a vydh henwys.</text:p>
      <text:p text:style-name="P1"/>
      <text:p text:style-name="P1">KK: A'm korf vy gwrussys honna:</text:p>
      <text:p text:style-name="P1">FSS: A'm korf vy gwrussys honna:</text:p>
      <text:p text:style-name="P1"/>
      <text:p text:style-name="P1">KK: Eva a'm asenn yw gwrys.</text:p>
      <text:p text:style-name="P1">FSS: Eva a'm asen yw gwrys.</text:p>
      <text:p text:style-name="P1"/>
      <text:p text:style-name="P1"><text:soft-page-break/>KK: Ragdho yth os bennigys!</text:p>
      <text:p text:style-name="P1">FSS: Ragdho yth os bennigys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otta an puskes,</text:p>
      <text:p text:style-name="P1">FSS: Adam, otta an puskes,</text:p>
      <text:p text:style-name="P1"/>
      <text:p text:style-name="P1">KK: ydhyn y'n ayr, ha bestes</text:p>
      <text:p text:style-name="P1">FSS: ydhyn y'n ayr, ha bestes</text:p>
      <text:p text:style-name="P1"/>
      <text:p text:style-name="P1">KK: kekeffrys yn tir ha mor:</text:p>
      <text:p text:style-name="P1">FSS: kekeffrys yn tir ha mor:</text:p>
      <text:p text:style-name="P1"/>
      <text:p text:style-name="P1">KK: Ro dhedha aga henwyn;</text:p>
      <text:p text:style-name="P1">FSS: Ro dhedha aga henwyn;</text:p>
      <text:p text:style-name="P1"/>
      <text:p text:style-name="P1">KK: i a dheu dhe'th worhemmynn,</text:p>
      <text:p text:style-name="P1">FSS: i a dheu dhe'th worhemmyn,</text:p>
      <text:p text:style-name="P1"/>
      <text:p text:style-name="P1">KK: saw na vegh i war neb kor.</text:p>
      <text:p text:style-name="P1">FSS: saw na vegh i war neb kor.</text:p>
      <text:p text:style-name="P1"/>
      <text:p text:style-name="P1">KK:</text:p>
      <text:p text:style-name="P1">FSS:</text:p>
      <text:p text:style-name="P1"/>
      <text:p text:style-name="P1">KK: Yth hanwav bugh ha tarow.</text:p>
      <text:p text:style-name="P1"><text:soft-page-break/>FSS: Yth hanwav bugh ha tarow.</text:p>
      <text:p text:style-name="P1"/>
      <text:p text:style-name="P1">KK: Oll an chatel dibarow</text:p>
      <text:p text:style-name="P1">FSS: Oll an chatel dibarow</text:p>
      <text:p text:style-name="P1"/>
      <text:p text:style-name="P1">KK: aga henwyn kemmerens,</text:p>
      <text:p text:style-name="P1">FSS: aga henwyn kemmerens,</text:p>
      <text:p text:style-name="P1"/>
      <text:p text:style-name="P1">KK: margh ha kasek hag asyn,</text:p>
      <text:p text:style-name="P1">FSS: margh ha kasek hag asyn,</text:p>
      <text:p text:style-name="P1"/>
      <text:p text:style-name="P1">KK: ki ha kath ha logosenn,</text:p>
      <text:p text:style-name="P1">FSS: ki ha kath ha logosen,</text:p>
      <text:p text:style-name="P1"/>
      <text:p text:style-name="P1">KK: dyffrans ydhyn ha serpons.</text:p>
      <text:p text:style-name="P1">FSS: deffrans ydhyn ha serpon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Y rov henwyn dhe'n puskes,</text:p>
      <text:p text:style-name="P1">FSS: Y rov henwyn dhe'n puskes,</text:p>
      <text:p text:style-name="P1"/>
      <text:p text:style-name="P1">KK: siwyon, penngarnes, syllies;</text:p>
      <text:p text:style-name="P1">FSS: siwyon, penngarnes, syllies;</text:p>
      <text:p text:style-name="P1"/>
      <text:p text:style-name="P1">KK: my a's reken oll diblans.</text:p>
      <text:p text:style-name="P1">FSS: my a's reken oll diblans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Rag bones oll teg ha da</text:p>
      <text:p text:style-name="P1">FSS: Rag bones oll teg ha da</text:p>
      <text:p text:style-name="P1"/>
      <text:p text:style-name="P1">KK: yn hwegh dydh myns eus formys,</text:p>
      <text:p text:style-name="P1">FSS: yn hwegh dydh myns eus formys,</text:p>
      <text:p text:style-name="P1"/>
      <text:p text:style-name="P1">KK: aga soena my a wra,</text:p>
      <text:p text:style-name="P1">FSS: aga sona my a wra,</text:p>
      <text:p text:style-name="P1"/>
      <text:p text:style-name="P1">KK: may fo'n seythves dydh henwys</text:p>
      <text:p text:style-name="P1">FSS: may fo'n seythves dydh henwys</text:p>
      <text:p text:style-name="P1"/>
      <text:p text:style-name="P1">KK: an dydh sur a bowesva</text:p>
      <text:p text:style-name="P1">FSS: an dydh sur a bowesva</text:p>
      <text:p text:style-name="P1"/>
      <text:p text:style-name="P1">KK: a bub den a vo selwys.</text:p>
      <text:p text:style-name="P1">FSS: a bub den a vo selwys.</text:p>
      <text:p text:style-name="P1"/>
      <text:p text:style-name="P1">KK: Yn diskwedhyans a henna</text:p>
      <text:p text:style-name="P1">FSS: Yn diskwedhyans a henna</text:p>
      <text:p text:style-name="P1"/>
      <text:p text:style-name="P1">KK: my a bowes desempis.</text:p>
      <text:p text:style-name="P1">FSS: my a bowes desempis.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allas genev hager dowl</text:p>
      <text:p text:style-name="P1">FSS: Gallas genev hager dowl</text:p>
      <text:p text:style-name="P1"/>
      <text:p text:style-name="P1">KK: dhe bytt ifarn mes a'n nev.</text:p>
      <text:p text:style-name="P1">FSS: dhe bytt ifarn mes a'n nev.</text:p>
      <text:p text:style-name="P1"/>
      <text:p text:style-name="P1">KK: Ena my a dhug an rewl,</text:p>
      <text:p text:style-name="P1">FSS: Ena my a dhug an rewl,</text:p>
      <text:p text:style-name="P1"/>
      <text:p text:style-name="P1">KK: ha lemmyn yn payn pur grev</text:p>
      <text:p text:style-name="P1">FSS: ha lemmyn yn payn pur grev</text:p>
      <text:p text:style-name="P1"/>
      <text:p text:style-name="P1">KK: yth esov, a dhur nevra.</text:p>
      <text:p text:style-name="P1">FSS: yth esov, a dhur nevra.</text:p>
      <text:p text:style-name="P1"/>
      <text:p text:style-name="P1">KK: Nyns eus dhymmo remedi.</text:p>
      <text:p text:style-name="P1">FSS: Nyns eus dhemmo remedi.</text:p>
      <text:p text:style-name="P1"/>
      <text:p text:style-name="P1">KK: An trespass yth o mar vras.</text:p>
      <text:p text:style-name="P1">FSS: An trespass yth o mar vras.</text:p>
      <text:p text:style-name="P1"/>
      <text:p text:style-name="P1">KK: Ny amont hwilas mersi.</text:p>
      <text:p text:style-name="P1">FSS: Ny amont hwilas merci.</text:p>
      <text:p text:style-name="P1"/>
      <text:p text:style-name="P1">KK: My a woer na vynn an Tas</text:p>
      <text:p text:style-name="P1"><text:soft-page-break/>FSS: My a wor na vynn an Tas</text:p>
      <text:p text:style-name="P1"/>
      <text:p text:style-name="P1">KK: ow foli dhymmo gava.</text:p>
      <text:p text:style-name="P1">FSS: ow foli dhemmo gav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Rakhenna, oll an venjans</text:p>
      <text:p text:style-name="P1">FSS: Rakhenna, oll an venjans</text:p>
      <text:p text:style-name="P1"/>
      <text:p text:style-name="P1">KK: a allav dhe brederi</text:p>
      <text:p text:style-name="P1">FSS: a allav dhe brederi</text:p>
      <text:p text:style-name="P1"/>
      <text:p text:style-name="P1">KK: my a vynn gonis dehwans</text:p>
      <text:p text:style-name="P1">FSS: my a vynn gonis dehwans</text:p>
      <text:p text:style-name="P1"/>
      <text:p text:style-name="P1">KK: der neb for' a vras envi.</text:p>
      <text:p text:style-name="P1">FSS: der neb for' a vras envi.</text:p>
      <text:p text:style-name="P1"/>
      <text:p text:style-name="P1">KK: Ny wrav vri erbynn p'ywa.</text:p>
      <text:p text:style-name="P1">FSS: Ny wrav vri erbyn p'ywa.</text:p>
      <text:p text:style-name="P1"/>
      <text:p text:style-name="P1">KK: My a woer yma formys</text:p>
      <text:p text:style-name="P1">FSS: My a wor yma formys</text:p>
      <text:p text:style-name="P1"/>
      <text:p text:style-name="P1">KK: gans an Tas unn den a bri.</text:p>
      <text:p text:style-name="P1">FSS: gans an Tas unn den a bri.</text:p>
      <text:p text:style-name="P1"/>
      <text:p text:style-name="P1">KK: Haval dhodho yth yw gwrys,</text:p>
      <text:p text:style-name="P1">FSS: Haval dhodho yth yw gwrys,</text:p>
      <text:p text:style-name="P1"><text:soft-page-break/></text:p>
      <text:p text:style-name="P1">KK: oll y gorf yn pur semli.</text:p>
      <text:p text:style-name="P1">FSS: oll y gorf yn pur semli.</text:p>
      <text:p text:style-name="P1"/>
      <text:p text:style-name="P1">KK: Ny allav perthi henna.</text:p>
      <text:p text:style-name="P1">FSS: Ny allav perthi henna.</text:p>
      <text:p text:style-name="P1"/>
      <text:p text:style-name="P1">KK: Envius ov er y bynn.</text:p>
      <text:p text:style-name="P1">FSS: Envius ov er y bynn.</text:p>
      <text:p text:style-name="P1"/>
      <text:p text:style-name="P1">KK: My a vynn tewlel neb jynn</text:p>
      <text:p text:style-name="P1">FSS: My a vynn tewlel neb jynn</text:p>
      <text:p text:style-name="P1"/>
      <text:p text:style-name="P1">KK: dh'y doella, mara kallav.</text:p>
      <text:p text:style-name="P1">FSS: dh'y dolla, mara kallav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ans Dyw yth yw apoyntys</text:p>
      <text:p text:style-name="P1">FSS: Gans Duw yth yw apoyntys</text:p>
      <text:p text:style-name="P1"/>
      <text:p text:style-name="P1">KK: warden war oll paradhis.</text:p>
      <text:p text:style-name="P1">FSS: warden war oll paradhis.</text:p>
      <text:p text:style-name="P1"/>
      <text:p text:style-name="P1">KK: Der henna yth ov grevys,</text:p>
      <text:p text:style-name="P1">FSS: Der henna yth ov grevys,</text:p>
      <text:p text:style-name="P1"/>
      <text:p text:style-name="P1">KK: y weles ev eksaltys,</text:p>
      <text:p text:style-name="P1">FSS: y weles ev eksaltys,</text:p>
      <text:p text:style-name="P1"/>
      <text:p text:style-name="P1"><text:soft-page-break/>KK: ha my dres dhe iselder.</text:p>
      <text:p text:style-name="P1">FSS: ha my dres dhe iselder.</text:p>
      <text:p text:style-name="P1"/>
      <text:p text:style-name="P1">KK: Dhe henna yma gwre'ti,</text:p>
      <text:p text:style-name="P1">FSS: Dhe henna yma gwre'ti,</text:p>
      <text:p text:style-name="P1"/>
      <text:p text:style-name="P1">KK: benyn yw henwys Eva.</text:p>
      <text:p text:style-name="P1">FSS: benyn yw henwys Eva.</text:p>
      <text:p text:style-name="P1"/>
      <text:p text:style-name="P1">KK: Gwrys a'y asenn y feu hi,</text:p>
      <text:p text:style-name="P1">FSS: Gwrys a'y asen y feu hi,</text:p>
      <text:p text:style-name="P1"/>
      <text:p text:style-name="P1">KK: marthys teg a-ugh pub tra,</text:p>
      <text:p text:style-name="P1">FSS: marthys teg a-ugh pub tra,</text:p>
      <text:p text:style-name="P1"/>
      <text:p text:style-name="P1">KK: saw hy skians yw brottel.</text:p>
      <text:p text:style-name="P1">FSS: saw hy skians yw brottel.</text:p>
      <text:p text:style-name="P1"/>
      <text:p text:style-name="P1">KK: My a vynn, mara kallav,</text:p>
      <text:p text:style-name="P1">FSS: My a vynn, mara kallav,</text:p>
      <text:p text:style-name="P1"/>
      <text:p text:style-name="P1">KK: hwilas neb for' dh'y themptya,</text:p>
      <text:p text:style-name="P1">FSS: hwilas neb for' dh'y themptya,</text:p>
      <text:p text:style-name="P1"/>
      <text:p text:style-name="P1">KK: par dell oma gwas sotel.</text:p>
      <text:p text:style-name="P1">FSS: par dell oma gwas sotel.</text:p>
      <text:p text:style-name="P1"/>
      <text:p text:style-name="P1">KK: Now Adam 'ma ow lordya</text:p>
      <text:p text:style-name="P1">FSS: Now Adam 'ma ow lordya</text:p>
      <text:p text:style-name="P1"/>
      <text:p text:style-name="P1">KK: avel dug yn paradhis,</text:p>
      <text:p text:style-name="P1">FSS: avel dug yn paradhis,</text:p>
      <text:p text:style-name="P1"/>
      <text:p text:style-name="P1">KK: ha my sevelyek omma</text:p>
      <text:p text:style-name="P1"><text:soft-page-break/>FSS: ha my sevelyek omma</text:p>
      <text:p text:style-name="P1"/>
      <text:p text:style-name="P1">KK: yn ifarn yn tan, pup-prys</text:p>
      <text:p text:style-name="P1">FSS: yn ifarn yn tan, pup-prys</text:p>
      <text:p text:style-name="P1"/>
      <text:p text:style-name="P1">KK: yn poethvann bras ow leski.</text:p>
      <text:p text:style-name="P1">FSS: yn pothvan bras ow leski.</text:p>
      <text:p text:style-name="P1"/>
      <text:p text:style-name="P1">KK: Saw an keth Adam yw gwrys</text:p>
      <text:p text:style-name="P1">FSS: Saw an keth Adam yw gwrys</text:p>
      <text:p text:style-name="P1"/>
      <text:p text:style-name="P1">KK: my a woer heb dout y'n kas,</text:p>
      <text:p text:style-name="P1">FSS: my a wor heb dout y'n kas,</text:p>
      <text:p text:style-name="P1"/>
      <text:p text:style-name="P1">KK: dhe gollenwel an roumys</text:p>
      <text:p text:style-name="P1">FSS: dhe gollenwel an roumys</text:p>
      <text:p text:style-name="P1"/>
      <text:p text:style-name="P1">KK: eus yn nev der ow goeth bras</text:p>
      <text:p text:style-name="P1">FSS: eus yn nev der ow gooth bras</text:p>
      <text:p text:style-name="P1"/>
      <text:p text:style-name="P1">KK: yw voyd dredhov ha'w meni.</text:p>
      <text:p text:style-name="P1">FSS: yw voyd dredhov ha'w meni.</text:p>
      <text:p text:style-name="P1"/>
      <text:p text:style-name="P1">KK: Saw mar kallav, der dhevis,</text:p>
      <text:p text:style-name="P1">FSS: Saw mar kallav, der dhevis,</text:p>
      <text:p text:style-name="P1"/>
      <text:p text:style-name="P1">KK: gul dhe Adam dhymm koela,</text:p>
      <text:p text:style-name="P1">FSS: gul dhe Adam dhymm kola,</text:p>
      <text:p text:style-name="P1"/>
      <text:p text:style-name="P1">KK: my an drosa dhe baynys,</text:p>
      <text:p text:style-name="P1">FSS: my an drosa dhe baynys,</text:p>
      <text:p text:style-name="P1"/>
      <text:p text:style-name="P1">KK: na dheffa dhe'n nev nevra,</text:p>
      <text:p text:style-name="P1">FSS: na dheffa dhe'n nev nevra,</text:p>
      <text:p text:style-name="P1"><text:soft-page-break/></text:p>
      <text:p text:style-name="P1">KK: mara mynna dhymm koela.</text:p>
      <text:p text:style-name="P1">FSS: mara menna dhymm kola.</text:p>
      <text:p text:style-name="P1"/>
      <text:p text:style-name="P1">KK: Saw Eva mynnav 'ssaya.</text:p>
      <text:p text:style-name="P1">FSS: Saw Eva mennav saya.</text:p>
      <text:p text:style-name="P1"/>
      <text:p text:style-name="P1">KK: Hi yw esya dhe doella</text:p>
      <text:p text:style-name="P1">FSS: Hi yw esya dhe dolla</text:p>
      <text:p text:style-name="P1"/>
      <text:p text:style-name="P1">KK: es Adam, yn gwir yn ta,</text:p>
      <text:p text:style-name="P1">FSS: es Adam, yn gwir yn ta,</text:p>
      <text:p text:style-name="P1"/>
      <text:p text:style-name="P1">KK: ha moy sempel.</text:p>
      <text:p text:style-name="P1">FSS: ha moy sempel.</text:p>
      <text:p text:style-name="P1"/>
      <text:p text:style-name="P1">KK: Ynwedh ny dal dhymm bos gwelys</text:p>
      <text:p text:style-name="P1">FSS: Ynwedh ny dal dhymm bos gwelys</text:p>
      <text:p text:style-name="P1"/>
      <text:p text:style-name="P1">KK: ow honan y'n keth shap me.</text:p>
      <text:p text:style-name="P1">FSS: ow honan y'n keth shap me.</text:p>
      <text:p text:style-name="P1"/>
      <text:p text:style-name="P1">KK: Hager yth ov difashes,</text:p>
      <text:p text:style-name="P1">FSS: Hager yth ov difashes,</text:p>
      <text:p text:style-name="P1"/>
      <text:p text:style-name="P1">KK: ny yll tra bones hakkra.</text:p>
      <text:p text:style-name="P1">FSS: ny yll tra bones hakkra.</text:p>
      <text:p text:style-name="P1"/>
      <text:p text:style-name="P1">KK: Hwi oll a'm gwel.</text:p>
      <text:p text:style-name="P1">FSS: Hwi oll a'm gwel.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 Hager lowr os, my a'n 'vow.</text:p>
      <text:p text:style-name="P1">FSS: Hager lowr os, my a'n 'vow.</text:p>
      <text:p text:style-name="P1"/>
      <text:p text:style-name="P1">KK: Yn mysk oll an dhewolow</text:p>
      <text:p text:style-name="P1">FSS: Yn mysk oll an dhewolow</text:p>
      <text:p text:style-name="P1"/>
      <text:p text:style-name="P1">KK: nyns eus hakkra.</text:p>
      <text:p text:style-name="P1">FSS: nyns eus hakkr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Rakhenna hwila neb jynn,</text:p>
      <text:p text:style-name="P1">FSS: Rakhenna hwila neb jynn,</text:p>
      <text:p text:style-name="P1"/>
      <text:p text:style-name="P1">KK: po an viaj ny dal oy.</text:p>
      <text:p text:style-name="P1">FSS: po an viaj ny dal oy.</text:p>
      <text:p text:style-name="P1"/>
      <text:p text:style-name="P1">KK: Eva, dhiso a dhegren</text:p>
      <text:p text:style-name="P1">FSS: Eva, dhiso a dhegren</text:p>
      <text:p text:style-name="P1"/>
      <text:p text:style-name="P1">KK: mar euthek pan wello hi</text:p>
      <text:p text:style-name="P1">FSS: mar euthek pan wello hi</text:p>
      <text:p text:style-name="P1"/>
      <text:p text:style-name="P1">KK: dha figur y'n keth dell ma.</text:p>
      <text:p text:style-name="P1"><text:soft-page-break/>FSS: dha figur y'n keth dell ma.</text:p>
      <text:p text:style-name="P1"/>
      <text:p text:style-name="P1">KK: Ha mar kwreta bargen sur</text:p>
      <text:p text:style-name="P1">FSS: Ha mar kwreta bargen sur</text:p>
      <text:p text:style-name="P1"/>
      <text:p text:style-name="P1">KK: ty a vydh lower enorys</text:p>
      <text:p text:style-name="P1">FSS: ty a vydh lower enorys</text:p>
      <text:p text:style-name="P1"/>
      <text:p text:style-name="P1">KK: awos Dyw, kynth ywa fur.</text:p>
      <text:p text:style-name="P1">FSS: awos Duw, kynth ywa fur.</text:p>
      <text:p text:style-name="P1"/>
      <text:p text:style-name="P1">KK: Yn for' ma mar pydh toellys</text:p>
      <text:p text:style-name="P1">FSS: Yn for' ma mar pydh tollys</text:p>
      <text:p text:style-name="P1"/>
      <text:p text:style-name="P1">KK: my a vydh kompes ganso.</text:p>
      <text:p text:style-name="P1">FSS: my a vydh kompes ganso.</text:p>
      <text:p text:style-name="P1"/>
      <text:p text:style-name="P1">KK:</text:p>
      <text:p text:style-name="P1">FSS:</text:p>
      <text:p text:style-name="P1"/>
      <text:p text:style-name="P1">KK: Na borth dout, my a'n prevent,</text:p>
      <text:p text:style-name="P1">FSS: Na borth dout, my a'n prevent,</text:p>
      <text:p text:style-name="P1"/>
      <text:p text:style-name="P1">KK: ha'ga dri lowr dhe baynys.</text:p>
      <text:p text:style-name="P1">FSS: ha'ga dri lowr dhe baynys.</text:p>
      <text:p text:style-name="P1"/>
      <text:p text:style-name="P1">KK: My a lever dhis fatla.</text:p>
      <text:p text:style-name="P1">FSS: My a lever dhis fatl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 An Tas a wrug der entent,</text:p>
      <text:p text:style-name="P1">FSS: An Tas a wrug der entent,</text:p>
      <text:p text:style-name="P1"/>
      <text:p text:style-name="P1">KK: yn mysk oll pryves y'n bys,</text:p>
      <text:p text:style-name="P1">FSS: yn mysk oll pryves y'n bys,</text:p>
      <text:p text:style-name="P1"/>
      <text:p text:style-name="P1">KK: formya pryv henwys serpont;</text:p>
      <text:p text:style-name="P1">FSS: formya pryv henwys serpont;</text:p>
      <text:p text:style-name="P1"/>
      <text:p text:style-name="P1">KK: hag yth yw wondrys fashes,</text:p>
      <text:p text:style-name="P1">FSS: hag yth yw wondrys fashes,</text:p>
      <text:p text:style-name="P1"/>
      <text:p text:style-name="P1">KK: dhe virgin deg pur haval.</text:p>
      <text:p text:style-name="P1">FSS: dhe virgin deg pur haval.</text:p>
      <text:p text:style-name="P1"/>
      <text:p text:style-name="P1">KK: Sotel yth yw gans henna,</text:p>
      <text:p text:style-name="P1">FSS: Sotel yth yw gans henna,</text:p>
      <text:p text:style-name="P1"/>
      <text:p text:style-name="P1">KK: a-ugh best na pryv y'n bys.</text:p>
      <text:p text:style-name="P1">FSS: a-ugh best na pryv y'n bys.</text:p>
      <text:p text:style-name="P1"/>
      <text:p text:style-name="P1">KK: Yn henna mynnav entra,</text:p>
      <text:p text:style-name="P1">FSS: Yn henna mennav entra,</text:p>
      <text:p text:style-name="P1"/>
      <text:p text:style-name="P1">KK: ha privedh dhe baradhis</text:p>
      <text:p text:style-name="P1">FSS: ha privedh dhe baradhis</text:p>
      <text:p text:style-name="P1"/>
      <text:p text:style-name="P1">KK: my a vynn mos heb fyllel.</text:p>
      <text:p text:style-name="P1">FSS: my a vynn mos heb fyllel.</text:p>
      <text:p text:style-name="P1"/>
      <text:p text:style-name="P1">KK: Kyn na woer hi kows banna</text:p>
      <text:p text:style-name="P1">FSS: Kyn na wor hi kows banna</text:p>
      <text:p text:style-name="P1"/>
      <text:p text:style-name="P1"><text:soft-page-break/>KK: my a's rewl hi dell vynnav,</text:p>
      <text:p text:style-name="P1">FSS: my a's rewl hi dell vennav,</text:p>
      <text:p text:style-name="P1"/>
      <text:p text:style-name="P1">KK: ha kyns es dos alena</text:p>
      <text:p text:style-name="P1">FSS: ha kyns es dos alena</text:p>
      <text:p text:style-name="P1"/>
      <text:p text:style-name="P1">KK: dhe Adam ha dhe Eva</text:p>
      <text:p text:style-name="P1">FSS: dhe Adam ha dhe Eva</text:p>
      <text:p text:style-name="P1"/>
      <text:p text:style-name="P1">KK: my a wra neb anfeusi.</text:p>
      <text:p text:style-name="P1">FSS: my a wra neb anfeusi.</text:p>
      <text:p text:style-name="P1"/>
      <text:p text:style-name="P1">KK:</text:p>
      <text:p text:style-name="P1">FSS:</text:p>
      <text:p text:style-name="P1"/>
      <text:p text:style-name="P1">KK: Gwra yndella, my a'th pys,</text:p>
      <text:p text:style-name="P1">FSS: Gwra yndella, my a'th pys,</text:p>
      <text:p text:style-name="P1"/>
      <text:p text:style-name="P1">KK: par dell osta jowl wili.</text:p>
      <text:p text:style-name="P1">FSS: par dell osta jowl wili.</text:p>
      <text:p text:style-name="P1"/>
      <text:p text:style-name="P1">KK: Mar kwredh henna, enorys</text:p>
      <text:p text:style-name="P1">FSS: Mar kwredh henna, enorys</text:p>
      <text:p text:style-name="P1"/>
      <text:p text:style-name="P1">KK: ty a vydh bys vynari,</text:p>
      <text:p text:style-name="P1">FSS: ty a vydh bys vynari,</text:p>
      <text:p text:style-name="P1"/>
      <text:p text:style-name="P1">KK: ha penn rewler warnan ni</text:p>
      <text:p text:style-name="P1">FSS: ha penn rewler warnan ni</text:p>
      <text:p text:style-name="P1"/>
      <text:p text:style-name="P1">KK: heb dout y'n kas.</text:p>
      <text:p text:style-name="P1">FSS: heb dout y'n kas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By and by thou shalt see that;</text:p>
      <text:p text:style-name="P1">FSS: By and by thou shalt see that;</text:p>
      <text:p text:style-name="P1"/>
      <text:p text:style-name="P1">KK: ha pur uskis gwrav an pratt</text:p>
      <text:p text:style-name="P1">FSS: ha pur uskis gwrav an pratt</text:p>
      <text:p text:style-name="P1"/>
      <text:p text:style-name="P1">KK: dhe'n serpont, yn spit dh'y fas.</text:p>
      <text:p text:style-name="P1">FSS: dhe'n serpont, yn spit dh'y f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y! Re debel-diwetthi!</text:p>
      <text:p text:style-name="P1">FSS: Ay! Re debel-diwetthi!</text:p>
      <text:p text:style-name="P1"/>
      <text:p text:style-name="P1">KK: Gorta ha bydh dhymm rewlys!</text:p>
      <text:p text:style-name="P1">FSS: Gorta ha bydh dhymm rewlys!</text:p>
      <text:p text:style-name="P1"><text:soft-page-break/></text:p>
      <text:p text:style-name="P1">KK: Gas vy dhe entra a-ji,</text:p>
      <text:p text:style-name="P1">FSS: Gas vy dhe entra a-ji,</text:p>
      <text:p text:style-name="P1"/>
      <text:p text:style-name="P1">KK: rag ty ny vydhydh doutys</text:p>
      <text:p text:style-name="P1">FSS: rag ty ny vydhydh doutys</text:p>
      <text:p text:style-name="P1"/>
      <text:p text:style-name="P1">KK: drefenn dha vosta mar deg.</text:p>
      <text:p text:style-name="P1">FSS: drefen dha vosta mar deg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Ty a vydh yntertaynys</text:p>
      <text:p text:style-name="P1">FSS: Ty a vydh yntertaynys</text:p>
      <text:p text:style-name="P1"/>
      <text:p text:style-name="P1">KK: ha gans Eva sur krysys.</text:p>
      <text:p text:style-name="P1">FSS: ha gans Eva sur krysys.</text:p>
      <text:p text:style-name="P1"/>
      <text:p text:style-name="P1">KK: Dha fisment dhedhi a bleg.</text:p>
      <text:p text:style-name="P1">FSS: Dha fisment dhedhi a bleg.</text:p>
      <text:p text:style-name="P1"/>
      <text:p text:style-name="P1">KK: A-ban oma klos entrys</text:p>
      <text:p text:style-name="P1">FSS: A-ban oma klos entrys</text:p>
      <text:p text:style-name="P1"/>
      <text:p text:style-name="P1">KK: ynnos jy a-barth a-ji,</text:p>
      <text:p text:style-name="P1">FSS: ennos jy a-barth a-ji,</text:p>
      <text:p text:style-name="P1"/>
      <text:p text:style-name="P1">KK: ow voys oll otta chanjyes,</text:p>
      <text:p text:style-name="P1">FSS: ow voys oll otta chanjyes,</text:p>
      <text:p text:style-name="P1"/>
      <text:p text:style-name="P1"><text:soft-page-break/>KK: avel maghteth yn tevri.</text:p>
      <text:p text:style-name="P1">FSS: avel maghteth yn tevri.</text:p>
      <text:p text:style-name="P1"/>
      <text:p text:style-name="P1">KK: My ny vydhav konvedhys</text:p>
      <text:p text:style-name="P1">FSS: My ny vydhav konvedhys</text:p>
      <text:p text:style-name="P1"/>
      <text:p text:style-name="P1">KK: ow bos ynnov falsuri;</text:p>
      <text:p text:style-name="P1">FSS: ow bos ennov falsuri;</text:p>
      <text:p text:style-name="P1"/>
      <text:p text:style-name="P1">KK: sotel lowr ov, my a grys</text:p>
      <text:p text:style-name="P1">FSS: sotel lowr ov, my a grys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g a vynn mos, heb gul gik,</text:p>
      <text:p text:style-name="P1">FSS: hag a vynn mos, heb gul gik,</text:p>
      <text:p text:style-name="P1"/>
      <text:p text:style-name="P1">KK: y'n wydhenn pur smodh, heb mik,</text:p>
      <text:p text:style-name="P1">FSS: y'n wydhen pur smodh, heb mik,</text:p>
      <text:p text:style-name="P1"/>
      <text:p text:style-name="P1">KK: avel el hweg afinys.</text:p>
      <text:p text:style-name="P1">FSS: avel el hweg afin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My a vynn mos dhe wandra</text:p>
      <text:p text:style-name="P1">FSS: My a vynn mos dhe wandra</text:p>
      <text:p text:style-name="P1"/>
      <text:p text:style-name="P1">KK: omma yn mysk an flourys.</text:p>
      <text:p text:style-name="P1">FSS: omma yn mysk an flourys.</text:p>
      <text:p text:style-name="P1"/>
      <text:p text:style-name="P1">KK: Oll pub plesour a'n bys ma</text:p>
      <text:p text:style-name="P1">FSS: Oll pub plesour a'n bys ma</text:p>
      <text:p text:style-name="P1"/>
      <text:p text:style-name="P1">KK: y'n plas ma otta tevys,</text:p>
      <text:p text:style-name="P1">FSS: y'n plas ma otta tevys,</text:p>
      <text:p text:style-name="P1"/>
      <text:p text:style-name="P1">KK: mayth yw konfort dhe weles.</text:p>
      <text:p text:style-name="P1">FSS: mayth yw konfort dhe wele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va, prag na dheu'ta nes,</text:p>
      <text:p text:style-name="P1">FSS: Eva, prag na dheu'ta nes,</text:p>
      <text:p text:style-name="P1"/>
      <text:p text:style-name="P1">KK: rag kows orthiv ha talkya?</text:p>
      <text:p text:style-name="P1">FSS: rag kows orthiv ha talkya?</text:p>
      <text:p text:style-name="P1"/>
      <text:p text:style-name="P1">KK: Unn dra a wonn a'm godhvos -</text:p>
      <text:p text:style-name="P1">FSS: Unn dra a wonn a'm godhvos -</text:p>
      <text:p text:style-name="P1"><text:soft-page-break/></text:p>
      <text:p text:style-name="P1">KK: pur lowenek a'm gwressa</text:p>
      <text:p text:style-name="P1">FSS: pur lowenek a'm gwressa</text:p>
      <text:p text:style-name="P1"/>
      <text:p text:style-name="P1">KK: koela orthiv a mynnes.</text:p>
      <text:p text:style-name="P1">FSS: kola orthiv a menne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iw osta jy eus y'n wydhenn</text:p>
      <text:p text:style-name="P1">FSS: Piw osta jy eus y'n wydhen</text:p>
      <text:p text:style-name="P1"/>
      <text:p text:style-name="P1">KK: a-wartha gans tros ha kan?</text:p>
      <text:p text:style-name="P1">FSS: a-wartha gans tros ha kan?</text:p>
      <text:p text:style-name="P1"/>
      <text:p text:style-name="P1">KK: Marth yw genev dhe'th klywes.</text:p>
      <text:p text:style-name="P1">FSS: Marth yw genev dhe'th klywes.</text:p>
      <text:p text:style-name="P1"/>
      <text:p text:style-name="P1">KK: Orthis my ny'm beus negys,</text:p>
      <text:p text:style-name="P1">FSS: Orthis my ny'm beus negys,</text:p>
      <text:p text:style-name="P1"/>
      <text:p text:style-name="P1"><text:soft-page-break/>KK: h'a byle os devedhys.</text:p>
      <text:p text:style-name="P1">FSS: h' a byle os devedhys.</text:p>
      <text:p text:style-name="P1"/>
      <text:p text:style-name="P1">KK: Marth yw genev dha weles.</text:p>
      <text:p text:style-name="P1">FSS: Marth yw genev dha weles.</text:p>
      <text:p text:style-name="P1"/>
      <text:p text:style-name="P1">KK:</text:p>
      <text:p text:style-name="P1">FSS:</text:p>
      <text:p text:style-name="P1"/>
      <text:p text:style-name="P1">KK: Na gemmer marth vydh, benyn 'vas.</text:p>
      <text:p text:style-name="P1">FSS: Na gemmer marth vydh, benyn 'vas.</text:p>
      <text:p text:style-name="P1"/>
      <text:p text:style-name="P1">KK: My a dheuth a-dhiwedhes</text:p>
      <text:p text:style-name="P1">FSS: My a dheuth a-dhiwedhes</text:p>
      <text:p text:style-name="P1"/>
      <text:p text:style-name="P1">KK: mes a'n nev gans hast pur vras,</text:p>
      <text:p text:style-name="P1">FSS: mes a'n nev gans hast pur vras,</text:p>
      <text:p text:style-name="P1"/>
      <text:p text:style-name="P1">KK: rag kewsel dhis a henna</text:p>
      <text:p text:style-name="P1">FSS: rag kewsel dhis a henna</text:p>
      <text:p text:style-name="P1"/>
      <text:p text:style-name="P1">KK: omma lemmyn pur brivedh.</text:p>
      <text:p text:style-name="P1">FSS: omma lemmyn pur brivedh.</text:p>
      <text:p text:style-name="P1"/>
      <text:p text:style-name="P1">KK: My a'th pys, awos neb tra</text:p>
      <text:p text:style-name="P1">FSS: My a'th pys, awos neb tra</text:p>
      <text:p text:style-name="P1"/>
      <text:p text:style-name="P1">KK: na gemmer marth anodho,</text:p>
      <text:p text:style-name="P1">FSS: na gemmer marth anodho,</text:p>
      <text:p text:style-name="P1"/>
      <text:p text:style-name="P1">KK: nag own vydh orth ow gweles.</text:p>
      <text:p text:style-name="P1">FSS: nag own vydh orth ow gweles.</text:p>
      <text:p text:style-name="P1"/>
      <text:p text:style-name="P1">KK:</text:p>
      <text:p text:style-name="P1"><text:soft-page-break/>FSS:</text:p>
      <text:p text:style-name="P1"/>
      <text:p text:style-name="P1">KK: Nyns eus own dhymm ahanas,</text:p>
      <text:p text:style-name="P1">FSS: Nyns eus own dhymm ahanas,</text:p>
      <text:p text:style-name="P1"/>
      <text:p text:style-name="P1">KK: drefenn bos mar deg dha fas,</text:p>
      <text:p text:style-name="P1">FSS: drefen bos mar deg dha fas,</text:p>
      <text:p text:style-name="P1"/>
      <text:p text:style-name="P1">KK: na hwath dout vydholl y'n bys,</text:p>
      <text:p text:style-name="P1">FSS: na hwath dout vydholl y'n bys,</text:p>
      <text:p text:style-name="P1"/>
      <text:p text:style-name="P1">KK: rag der dha er yth 'valsa</text:p>
      <text:p text:style-name="P1">FSS: rag der dha er yth 'valsa</text:p>
      <text:p text:style-name="P1"/>
      <text:p text:style-name="P1">KK: ty dhe dhos a'n nev toeth-ta,</text:p>
      <text:p text:style-name="P1">FSS: ty dhe dhos a'n nev toth-ta,</text:p>
      <text:p text:style-name="P1"/>
      <text:p text:style-name="P1">KK: ha mara teudh alena</text:p>
      <text:p text:style-name="P1">FSS: ha mara teudh alena</text:p>
      <text:p text:style-name="P1"/>
      <text:p text:style-name="P1">KK: pur wolkomm yth os genev,</text:p>
      <text:p text:style-name="P1">FSS: pur wolkom yth os genev,</text:p>
      <text:p text:style-name="P1"/>
      <text:p text:style-name="P1">KK: ha dhe well y'th fydh kresys.</text:p>
      <text:p text:style-name="P1">FSS: ha dhe well y'th fydh kresys.</text:p>
      <text:p text:style-name="P1"/>
      <text:p text:style-name="P1">KK: Lavar dhymmo dha negys,</text:p>
      <text:p text:style-name="P1">FSS: Lavar dhemmo dha negys,</text:p>
      <text:p text:style-name="P1"/>
      <text:p text:style-name="P1">KK: ha mar kallav dha weres,</text:p>
      <text:p text:style-name="P1">FSS: ha mar kallav dha weres,</text:p>
      <text:p text:style-name="P1"/>
      <text:p text:style-name="P1">KK: na borth dout, ny vydh neghys.</text:p>
      <text:p text:style-name="P1">FSS: na borth dout, ny vydh neghys.</text:p>
      <text:p text:style-name="P1"><text:soft-page-break/></text:p>
      <text:p text:style-name="P1">KK:</text:p>
      <text:p text:style-name="P1">FSS:</text:p>
      <text:p text:style-name="P1"/>
      <text:p text:style-name="P1">KK: Ow negys a dreyl dha les</text:p>
      <text:p text:style-name="P1">FSS: Ow negys a dreyl dha les</text:p>
      <text:p text:style-name="P1"/>
      <text:p text:style-name="P1">KK: mara mynn'ta ow krysi</text:p>
      <text:p text:style-name="P1">FSS: mara mynn'ta ow krysi</text:p>
      <text:p text:style-name="P1"/>
      <text:p text:style-name="P1">KK: saw yma dhymm ahanas</text:p>
      <text:p text:style-name="P1">FSS: saw yma dhymm ahanas</text:p>
      <text:p text:style-name="P1"/>
      <text:p text:style-name="P1">KK: dout pur vras a anfeusi</text:p>
      <text:p text:style-name="P1">FSS: dout pur vras a anfeusi</text:p>
      <text:p text:style-name="P1"/>
      <text:p text:style-name="P1">KK: mara kwres ow diskev'ra.</text:p>
      <text:p text:style-name="P1">FSS: mara kwres ow diskev'r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Na vynnav dha dhiskev'ra,</text:p>
      <text:p text:style-name="P1">FSS: Na vennav dha dhiskev'ra,</text:p>
      <text:p text:style-name="P1"/>
      <text:p text:style-name="P1">KK: ow hothman, a dra y'n bys.</text:p>
      <text:p text:style-name="P1">FSS: ow hothman, a dra y'n bys.</text:p>
      <text:p text:style-name="P1"/>
      <text:p text:style-name="P1">KK: Rakhenna, meur dha volder,</text:p>
      <text:p text:style-name="P1">FSS: Rakhenna, meur dha volder,</text:p>
      <text:p text:style-name="P1"/>
      <text:p text:style-name="P1">KK: ty a yll gul dha negys,</text:p>
      <text:p text:style-name="P1">FSS: ty a yll gul dha negys,</text:p>
      <text:p text:style-name="P1"/>
      <text:p text:style-name="P1">KK: hag ow threst yw y vos da.</text:p>
      <text:p text:style-name="P1">FSS: hag ow threst yw y vos d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a koedh, yw. Na dhout peryl</text:p>
      <text:p text:style-name="P1">FSS: Da koodh, yw. Na dhout peryl</text:p>
      <text:p text:style-name="P1"/>
      <text:p text:style-name="P1">KK: war ow honesty, benyn 'vas.</text:p>
      <text:p text:style-name="P1">FSS: war ow honesty, benyn 'vas.</text:p>
      <text:p text:style-name="P1"/>
      <text:p text:style-name="P1">KK: Poken y hwrussen fyllel,</text:p>
      <text:p text:style-name="P1">FSS: Poken y hwrussen fyllel,</text:p>
      <text:p text:style-name="P1"/>
      <text:p text:style-name="P1">KK: hag y fia pegh pur vras</text:p>
      <text:p text:style-name="P1"><text:soft-page-break/>FSS: hag y fia pegh pur vras</text:p>
      <text:p text:style-name="P1"/>
      <text:p text:style-name="P1">KK: ha my gwiw dhe vos punshys.</text:p>
      <text:p text:style-name="P1">FSS: ha my gwiw dhe vos punshys.</text:p>
      <text:p text:style-name="P1"/>
      <text:p text:style-name="P1">KK:</text:p>
      <text:p text:style-name="P1">FSS:</text:p>
      <text:p text:style-name="P1"/>
      <text:p text:style-name="P1">KK: Hwi a lever gwir, dremas.</text:p>
      <text:p text:style-name="P1">FSS: Hwi a lever gwir, dremas.</text:p>
      <text:p text:style-name="P1"/>
      <text:p text:style-name="P1">KK: Henna 'via hager dra.</text:p>
      <text:p text:style-name="P1">FSS: Henna 'via hager dra.</text:p>
      <text:p text:style-name="P1"/>
      <text:p text:style-name="P1">KK: Yma dhymmo hireth bras</text:p>
      <text:p text:style-name="P1">FSS: Yma dhemmo hireth bras</text:p>
      <text:p text:style-name="P1"/>
      <text:p text:style-name="P1">KK: rag godhvos pandr'a via!</text:p>
      <text:p text:style-name="P1">FSS: rag godhvos pandr' a via!</text:p>
      <text:p text:style-name="P1"/>
      <text:p text:style-name="P1">KK: Yn kott termyn agas negys</text:p>
      <text:p text:style-name="P1">FSS: Yn kott termyn agas negys</text:p>
      <text:p text:style-name="P1"/>
      <text:p text:style-name="P1">KK: kewsewgh, y praydha.</text:p>
      <text:p text:style-name="P1">FSS: kewsewgh, y praydha.</text:p>
      <text:p text:style-name="P1"/>
      <text:p text:style-name="P1">KK:</text:p>
      <text:p text:style-name="P1">FSS:</text:p>
      <text:p text:style-name="P1"/>
      <text:p text:style-name="P1">KK: My a lever dhis, Eva,</text:p>
      <text:p text:style-name="P1">FSS: My a lever dhis, Eva,</text:p>
      <text:p text:style-name="P1"/>
      <text:p text:style-name="P1">KK: ha koel orthiv 'wos eghenn.</text:p>
      <text:p text:style-name="P1">FSS: ha kool orthiv 'wos eghen.</text:p>
      <text:p text:style-name="P1"><text:soft-page-break/></text:p>
      <text:p text:style-name="P1">KK: Maga fur ty a via,</text:p>
      <text:p text:style-name="P1">FSS: Maga fur ty a via,</text:p>
      <text:p text:style-name="P1"/>
      <text:p text:style-name="P1">KK: avel Dyw eus a-wartha,</text:p>
      <text:p text:style-name="P1">FSS: avel Duw eus a-wartha,</text:p>
      <text:p text:style-name="P1"/>
      <text:p text:style-name="P1">KK: hag a wodhvia pub tra.</text:p>
      <text:p text:style-name="P1">FSS: hag a wodhvia pub tra.</text:p>
      <text:p text:style-name="P1"/>
      <text:p text:style-name="P1">KK:</text:p>
      <text:p text:style-name="P1">FSS:</text:p>
      <text:p text:style-name="P1"/>
      <text:p text:style-name="P1">KK: Mighal! Syrra, dhywgh gromersi!</text:p>
      <text:p text:style-name="P1">FSS: Mighal! Serra, dhywgh gromerci!</text:p>
      <text:p text:style-name="P1"/>
      <text:p text:style-name="P1">KK: A kallen dos dhe'n prykk na</text:p>
      <text:p text:style-name="P1">FSS: A kallen dos dhe'n pryck na</text:p>
      <text:p text:style-name="P1"/>
      <text:p text:style-name="P1">KK: y halsen bos pur veri.</text:p>
      <text:p text:style-name="P1">FSS: y halsen bos pur veri.</text:p>
      <text:p text:style-name="P1"/>
      <text:p text:style-name="P1">KK: Henna 'via rial dra,</text:p>
      <text:p text:style-name="P1">FSS: Henna 'via rial dra,</text:p>
      <text:p text:style-name="P1"/>
      <text:p text:style-name="P1">KK: bos koth dhe Dhyw a-wartha</text:p>
      <text:p text:style-name="P1">FSS: bos koth dhe Dhuw a-wartha</text:p>
      <text:p text:style-name="P1"/>
      <text:p text:style-name="P1">KK: hag yn pub poynt ekwal ganso,</text:p>
      <text:p text:style-name="P1">FSS: hag yn pub poynt ekwal ganso,</text:p>
      <text:p text:style-name="P1"/>
      <text:p text:style-name="P1">KK: ha maga fur akontys.</text:p>
      <text:p text:style-name="P1">FSS: ha maga fur akontys.</text:p>
      <text:p text:style-name="P1"/>
      <text:p text:style-name="P1"><text:soft-page-break/>KK: Y'n eur na, re Sen Devri,</text:p>
      <text:p text:style-name="P1">FSS: Y'n eur na, re Sen Devri,</text:p>
      <text:p text:style-name="P1"/>
      <text:p text:style-name="P1">KK: y hallsen routya pur gay,</text:p>
      <text:p text:style-name="P1">FSS: y hallsen routya pur gay,</text:p>
      <text:p text:style-name="P1"/>
      <text:p text:style-name="P1">KK: ha bos statly dhe'm devis.</text:p>
      <text:p text:style-name="P1">FSS: ha bos statly dhe'm devis.</text:p>
      <text:p text:style-name="P1"/>
      <text:p text:style-name="P1">KK: Y praydha, lavar fatla.</text:p>
      <text:p text:style-name="P1">FSS: Y praydha, lavar fatla.</text:p>
      <text:p text:style-name="P1"/>
      <text:p text:style-name="P1">KK: Perthi ny allav pella!</text:p>
      <text:p text:style-name="P1">FSS: Perthi ny allav pella!</text:p>
      <text:p text:style-name="P1"/>
      <text:p text:style-name="P1">KK: My a vydh sur dhe lakka</text:p>
      <text:p text:style-name="P1">FSS: My a vydh sur dhe lakka</text:p>
      <text:p text:style-name="P1"/>
      <text:p text:style-name="P1">KK: mes ty dhymm a lavara</text:p>
      <text:p text:style-name="P1">FSS: mes ty dhymm a lavara</text:p>
      <text:p text:style-name="P1"/>
      <text:p text:style-name="P1">KK: yn by and by.</text:p>
      <text:p text:style-name="P1">FSS: yn by and by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Skians benyn yw brottal,</text:p>
      <text:p text:style-name="P1">FSS: Skians benyn yw brottal,</text:p>
      <text:p text:style-name="P1"/>
      <text:p text:style-name="P1">KK: ha my nyns ov over-sotel.</text:p>
      <text:p text:style-name="P1"><text:soft-page-break/>FSS: ha my nyns ov over-sotel.</text:p>
      <text:p text:style-name="P1"/>
      <text:p text:style-name="P1">KK: Lavar dhymm kyns es hedhi,</text:p>
      <text:p text:style-name="P1">FSS: Lavar dhymm kyns es hedhi,</text:p>
      <text:p text:style-name="P1"/>
      <text:p text:style-name="P1">KK: my a'th pys, an nowedhys!</text:p>
      <text:p text:style-name="P1">FSS: my a'th pys, an nowedhys!</text:p>
      <text:p text:style-name="P1"/>
      <text:p text:style-name="P1">KK:</text:p>
      <text:p text:style-name="P1">FSS:</text:p>
      <text:p text:style-name="P1"/>
      <text:p text:style-name="P1">KK: My a lever dhis, Eva,</text:p>
      <text:p text:style-name="P1">FSS: My a lever dhis, Eva,</text:p>
      <text:p text:style-name="P1"/>
      <text:p text:style-name="P1">KK: mar kwredh tastya an frut ma</text:p>
      <text:p text:style-name="P1">FSS: mar kwredh tastya an frut ma</text:p>
      <text:p text:style-name="P1"/>
      <text:p text:style-name="P1">KK: eus omma war an wydhenn,</text:p>
      <text:p text:style-name="P1">FSS: eus omma war an wydhen,</text:p>
      <text:p text:style-name="P1"/>
      <text:p text:style-name="P1">KK: maga fur ty a via</text:p>
      <text:p text:style-name="P1">FSS: maga fur ty a via</text:p>
      <text:p text:style-name="P1"/>
      <text:p text:style-name="P1">KK: avel Dyw eus a-wartha</text:p>
      <text:p text:style-name="P1">FSS: avel Duw eus a-wartha</text:p>
      <text:p text:style-name="P1"/>
      <text:p text:style-name="P1">KK: yn nev ughel a-ughon.</text:p>
      <text:p text:style-name="P1">FSS: yn nev ughel a-ughon.</text:p>
      <text:p text:style-name="P1"/>
      <text:p text:style-name="P1">KK: Gow vydh ny lavarav.</text:p>
      <text:p text:style-name="P1">FSS: Gow vydh ny lavarav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What! Yw henna dha dhevis!</text:p>
      <text:p text:style-name="P1">FSS: Hat! Yw henna dha dhevis!</text:p>
      <text:p text:style-name="P1"/>
      <text:p text:style-name="P1">KK: Tamm vydh ny vydh kresys</text:p>
      <text:p text:style-name="P1">FSS: Tamm vydh ny vydh kresys</text:p>
      <text:p text:style-name="P1"/>
      <text:p text:style-name="P1">KK: henna, my a lever dhis.</text:p>
      <text:p text:style-name="P1">FSS: henna, my a lever dhis.</text:p>
      <text:p text:style-name="P1"/>
      <text:p text:style-name="P1">KK: Dhe'th kusulyow y'n poynt na,</text:p>
      <text:p text:style-name="P1">FSS: Dhe'th kusulyow y'n poynt na,</text:p>
      <text:p text:style-name="P1"/>
      <text:p text:style-name="P1">KK: my a lever dhis praga.</text:p>
      <text:p text:style-name="P1">FSS: my a lever dhis praga.</text:p>
      <text:p text:style-name="P1"/>
      <text:p text:style-name="P1">KK: Dyw a or'nas kontrari</text:p>
      <text:p text:style-name="P1">FSS: Duw a or'nas kontrari</text:p>
      <text:p text:style-name="P1"/>
      <text:p text:style-name="P1">KK: na dheffen tastya henna.</text:p>
      <text:p text:style-name="P1">FSS: na dheffen tastya henna.</text:p>
      <text:p text:style-name="P1"/>
      <text:p text:style-name="P1">KK: Ha'y gommondment pur dhevri</text:p>
      <text:p text:style-name="P1">FSS: Ha'y gommondment pur dhevri</text:p>
      <text:p text:style-name="P1"/>
      <text:p text:style-name="P1">KK: a ros straitly, dres pub tra</text:p>
      <text:p text:style-name="P1">FSS: a ros straitly, dres pub tra</text:p>
      <text:p text:style-name="P1"/>
      <text:p text:style-name="P1"><text:soft-page-break/>KK: na wrellen mellya worti.</text:p>
      <text:p text:style-name="P1">FSS: na wrellen mellya worti.</text:p>
      <text:p text:style-name="P1"/>
      <text:p text:style-name="P1">KK: Prag y hwredh genev flattra?</text:p>
      <text:p text:style-name="P1">FSS: Prag y hwredh genev flattra?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oslow, goslow, Eva, ha deus nes;</text:p>
      <text:p text:style-name="P1">FSS: Goslow, goslow, Eva, ha deus nes;</text:p>
      <text:p text:style-name="P1"/>
      <text:p text:style-name="P1">KK: sham yw genev dha glywes</text:p>
      <text:p text:style-name="P1">FSS: sham yw genev dha glywes</text:p>
      <text:p text:style-name="P1"/>
      <text:p text:style-name="P1">KK: ow krysi dhe'n geryow na.</text:p>
      <text:p text:style-name="P1">FSS: ow krysi dhe'n geryow na.</text:p>
      <text:p text:style-name="P1"/>
      <text:p text:style-name="P1">KK: Praga, my a lever dhis,</text:p>
      <text:p text:style-name="P1">FSS: Praga, my a lever dhis,</text:p>
      <text:p text:style-name="P1"/>
      <text:p text:style-name="P1">KK: y hwrug Dyw ri an charj na?</text:p>
      <text:p text:style-name="P1">FSS: y hwrug Duw ri an charj na?</text:p>
      <text:p text:style-name="P1"/>
      <text:p text:style-name="P1">KK: Genes a peva tastyes,</text:p>
      <text:p text:style-name="P1">FSS: Genes a peva tastyes,</text:p>
      <text:p text:style-name="P1"/>
      <text:p text:style-name="P1">KK: maga fur ty a via</text:p>
      <text:p text:style-name="P1"><text:soft-page-break/>FSS: maga fur ty a via</text:p>
      <text:p text:style-name="P1"/>
      <text:p text:style-name="P1">KK: yn pub poynt sur avello.</text:p>
      <text:p text:style-name="P1">FSS: yn pub poynt sur avello.</text:p>
      <text:p text:style-name="P1"/>
      <text:p text:style-name="P1">KK: An Tas, ev ny vynnsa sur</text:p>
      <text:p text:style-name="P1">FSS: An Tas, ev ny vynnsa sur</text:p>
      <text:p text:style-name="P1"/>
      <text:p text:style-name="P1">KK: orth den vydholl bos mar fur</text:p>
      <text:p text:style-name="P1">FSS: orth den vydholl bos mar fur</text:p>
      <text:p text:style-name="P1"/>
      <text:p text:style-name="P1">KK: dhe wodhvos a dhrog ha da.</text:p>
      <text:p text:style-name="P1">FSS: dhe wodhvos a dhrog ha da.</text:p>
      <text:p text:style-name="P1"/>
      <text:p text:style-name="P1">KK: Rag henna, benyn 'vas Eva,</text:p>
      <text:p text:style-name="P1">FSS: Rag henna, benyn 'vas Eva,</text:p>
      <text:p text:style-name="P1"/>
      <text:p text:style-name="P1">KK: genes ny vynnav flattra</text:p>
      <text:p text:style-name="P1">FSS: genes ny vennav flattra</text:p>
      <text:p text:style-name="P1"/>
      <text:p text:style-name="P1">KK: na ny vynnav usya gow.</text:p>
      <text:p text:style-name="P1">FSS: na ny vennav usya gow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Koel jy dhymm, men dhe geski,</text:p>
      <text:p text:style-name="P1">FSS: Kool jy dhymm, men dhe geski,</text:p>
      <text:p text:style-name="P1"/>
      <text:p text:style-name="P1">KK: mar mynnta bos eksaltys,</text:p>
      <text:p text:style-name="P1">FSS: mar mynnta bos eksaltys,</text:p>
      <text:p text:style-name="P1"><text:soft-page-break/></text:p>
      <text:p text:style-name="P1">KK: poken sertan vynari</text:p>
      <text:p text:style-name="P1">FSS: poken certan vynari</text:p>
      <text:p text:style-name="P1"/>
      <text:p text:style-name="P1">KK: hwi a vydh avel fleghes.</text:p>
      <text:p text:style-name="P1">FSS: hwi a vydh avel fleghes.</text:p>
      <text:p text:style-name="P1"/>
      <text:p text:style-name="P1">KK: Bo yn assentys ty a glyw,</text:p>
      <text:p text:style-name="P1">FSS: Bo yn ascentys ty a glyw,</text:p>
      <text:p text:style-name="P1"/>
      <text:p text:style-name="P1">KK: Eva jentyl.</text:p>
      <text:p text:style-name="P1">FSS: Eva jentyl.</text:p>
      <text:p text:style-name="P1"/>
      <text:p text:style-name="P1">KK:</text:p>
      <text:p text:style-name="P1">FSS:</text:p>
      <text:p text:style-name="P1"/>
      <text:p text:style-name="P1">KK: Eya, eya, my a glyw.</text:p>
      <text:p text:style-name="P1">FSS: Eya, eya, my a glyw.</text:p>
      <text:p text:style-name="P1"/>
      <text:p text:style-name="P1">KK: Hag y ros dhyn charj mar strait,</text:p>
      <text:p text:style-name="P1">FSS: Hag y ros dhyn charj mar strait,</text:p>
      <text:p text:style-name="P1"/>
      <text:p text:style-name="P1">KK: ma'n bydh payn ha galarow</text:p>
      <text:p text:style-name="P1">FSS: ma'n bydh payn ha galarow</text:p>
      <text:p text:style-name="P1"/>
      <text:p text:style-name="P1">KK: mara kwren terri unn jet</text:p>
      <text:p text:style-name="P1">FSS: mara kwren terri unn jet</text:p>
      <text:p text:style-name="P1"/>
      <text:p text:style-name="P1">KK: y gommondement dhyn res.</text:p>
      <text:p text:style-name="P1">FSS: y gommondement dhyn res.</text:p>
      <text:p text:style-name="P1"/>
      <text:p text:style-name="P1">KK: Par happ yn ifarn nevra</text:p>
      <text:p text:style-name="P1">FSS: Par happ yn ifarn nevra</text:p>
      <text:p text:style-name="P1"/>
      <text:p text:style-name="P1"><text:soft-page-break/>KK: ni a'n bydh agan trigva,</text:p>
      <text:p text:style-name="P1">FSS: ni a'n bydh agan trigva,</text:p>
      <text:p text:style-name="P1"/>
      <text:p text:style-name="P1">KK: mar ny vydh y vodh sywyes.</text:p>
      <text:p text:style-name="P1">FSS: mar ny vydh y vodh sewyes.</text:p>
      <text:p text:style-name="P1"/>
      <text:p text:style-name="P1">KK:</text:p>
      <text:p text:style-name="P1">FSS:</text:p>
      <text:p text:style-name="P1"/>
      <text:p text:style-name="P1">KK: Taw, taw, Eva, yth os fol;</text:p>
      <text:p text:style-name="P1">FSS: Taw, taw, Eva, yth os fol;</text:p>
      <text:p text:style-name="P1"/>
      <text:p text:style-name="P1">KK: ny vynnydh koela orth da.</text:p>
      <text:p text:style-name="P1">FSS: ny vennydh kola orth da.</text:p>
      <text:p text:style-name="P1"/>
      <text:p text:style-name="P1">KK: My a ragdho; ty a'n oel</text:p>
      <text:p text:style-name="P1">FSS: My a ragdho; ty a'n ool</text:p>
      <text:p text:style-name="P1"/>
      <text:p text:style-name="P1">KK: ow husul mar kwredh nagha.</text:p>
      <text:p text:style-name="P1">FSS: ow husul mar kwredh nagha.</text:p>
      <text:p text:style-name="P1"/>
      <text:p text:style-name="P1">KK: Genes nyns ov kontentys.</text:p>
      <text:p text:style-name="P1">FSS: Genes nyns ov kontentys.</text:p>
      <text:p text:style-name="P1"/>
      <text:p text:style-name="P1">KK: Na vea my dhe'th kara,</text:p>
      <text:p text:style-name="P1">FSS: Na vea my dhe'th kara,</text:p>
      <text:p text:style-name="P1"/>
      <text:p text:style-name="P1">KK: ny vynnsen dhe'th kusulya</text:p>
      <text:p text:style-name="P1">FSS: ny vynnsen dhe'th kusulya</text:p>
      <text:p text:style-name="P1"/>
      <text:p text:style-name="P1">KK: dhe vos bargen mar vras gwrys.</text:p>
      <text:p text:style-name="P1">FSS: dhe vos bargen mar vras gwrys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 kothven y vosa gwir,</text:p>
      <text:p text:style-name="P1">FSS: A kothven y vosa gwir,</text:p>
      <text:p text:style-name="P1"/>
      <text:p text:style-name="P1">KK: my a sywsa dha dhesir</text:p>
      <text:p text:style-name="P1">FSS: my a sewsa dha dhesir</text:p>
      <text:p text:style-name="P1"/>
      <text:p text:style-name="P1">KK: drefenn ty dhe dhos a'n nev.</text:p>
      <text:p text:style-name="P1">FSS: drefen ty dhe dhos a'n nev.</text:p>
      <text:p text:style-name="P1"/>
      <text:p text:style-name="P1">KK:</text:p>
      <text:p text:style-name="P1">FSS:</text:p>
      <text:p text:style-name="P1"/>
      <text:p text:style-name="P1">KK: Hwi a lever gwir, benyn 'vas.</text:p>
      <text:p text:style-name="P1">FSS: Hwi a lever gwir, benyn 'vas.</text:p>
      <text:p text:style-name="P1"/>
      <text:p text:style-name="P1">KK: Ny res dhywgh ow mystrestya:</text:p>
      <text:p text:style-name="P1">FSS: Ny res dhywgh ow mystrestya:</text:p>
      <text:p text:style-name="P1"/>
      <text:p text:style-name="P1">KK: a'n nev ny dheu mes tus vas;</text:p>
      <text:p text:style-name="P1">FSS: a'n nev ny dheu mes tus vas;</text:p>
      <text:p text:style-name="P1"/>
      <text:p text:style-name="P1">KK: my yw onan a'n sort na.</text:p>
      <text:p text:style-name="P1">FSS: my yw onan a'n sort na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Rewgh hwi rann dh'agas dremas,</text:p>
      <text:p text:style-name="P1">FSS: Rewgh hwi rann dh'agas dremas,</text:p>
      <text:p text:style-name="P1"/>
      <text:p text:style-name="P1">KK: po an viaj ny dal tra,</text:p>
      <text:p text:style-name="P1">FSS: po an viaj ny dal tra,</text:p>
      <text:p text:style-name="P1"/>
      <text:p text:style-name="P1">KK: ma's y bart ev a'n jeffa</text:p>
      <text:p text:style-name="P1">FSS: ma's y bart ev a'n jeffa</text:p>
      <text:p text:style-name="P1"/>
      <text:p text:style-name="P1">KK:</text:p>
      <text:p text:style-name="P1">FSS:</text:p>
      <text:p text:style-name="P1"/>
      <text:p text:style-name="P1">KK: Ny vynnav bos mar grefni</text:p>
      <text:p text:style-name="P1">FSS: Ny vennav bos mar grefni</text:p>
      <text:p text:style-name="P1"/>
      <text:p text:style-name="P1">KK: dhe witha oll ow honan.</text:p>
      <text:p text:style-name="P1">FSS: dhe witha oll ow honan.</text:p>
      <text:p text:style-name="P1"/>
      <text:p text:style-name="P1">KK: Adam sur dres pub huni</text:p>
      <text:p text:style-name="P1">FSS: Adam sur dres pub huni</text:p>
      <text:p text:style-name="P1"/>
      <text:p text:style-name="P1">KK: my a'n kar, po Dyw difenn</text:p>
      <text:p text:style-name="P1">FSS: my a'n kar, po Duw difen</text:p>
      <text:p text:style-name="P1"/>
      <text:p text:style-name="P1">KK: dhe witha heb y shara.</text:p>
      <text:p text:style-name="P1">FSS: dhe witha heb y shara.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 My a ystynn an skorrenn;</text:p>
      <text:p text:style-name="P1">FSS: My a ystyn an skorren;</text:p>
      <text:p text:style-name="P1"/>
      <text:p text:style-name="P1">KK: kemmer an frut anedhi.</text:p>
      <text:p text:style-name="P1">FSS: kemmer an frut anedhi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wra yn pur sertan.</text:p>
      <text:p text:style-name="P1">FSS: My a wra yn pur certan.</text:p>
      <text:p text:style-name="P1"/>
      <text:p text:style-name="P1">KK: Ny allav nep-pell perthi,</text:p>
      <text:p text:style-name="P1">FSS: Ny allav nep-pell perthi,</text:p>
      <text:p text:style-name="P1"/>
      <text:p text:style-name="P1">KK: pan vo res tastya anedhi.</text:p>
      <text:p text:style-name="P1">FSS: pan vo res tastya anedhi.</text:p>
      <text:p text:style-name="P1"/>
      <text:p text:style-name="P1">KK:</text:p>
      <text:p text:style-name="P1">FSS:</text:p>
      <text:p text:style-name="P1"/>
      <text:p text:style-name="P1">KK: Nevra ny gemmer dout,</text:p>
      <text:p text:style-name="P1"><text:soft-page-break/>FSS: Nevra ny gemmer dout,</text:p>
      <text:p text:style-name="P1"/>
      <text:p text:style-name="P1">KK: ty a yll bos pur veri.</text:p>
      <text:p text:style-name="P1">FSS: ty a yll bos pur veri.</text:p>
      <text:p text:style-name="P1"/>
      <text:p text:style-name="P1">KK: Gans dha lagasow a-les</text:p>
      <text:p text:style-name="P1">FSS: Gans dha lagasow a-les</text:p>
      <text:p text:style-name="P1"/>
      <text:p text:style-name="P1">KK: ty a wel pub tra omma,</text:p>
      <text:p text:style-name="P1">FSS: ty a wel pub tra omma,</text:p>
      <text:p text:style-name="P1"/>
      <text:p text:style-name="P1">KK: ha pur fur ty a vydh gwrys,</text:p>
      <text:p text:style-name="P1">FSS: ha pur fur ty a vydh gwrys,</text:p>
      <text:p text:style-name="P1"/>
      <text:p text:style-name="P1">KK: avel Dyw; na dhout henna,</text:p>
      <text:p text:style-name="P1">FSS: avel Duw; na dhout henna,</text:p>
      <text:p text:style-name="P1"/>
      <text:p text:style-name="P1">KK: Eva, my a lever dhis.</text:p>
      <text:p text:style-name="P1">FSS: Eva, my a lever dhis.</text:p>
      <text:p text:style-name="P1"/>
      <text:p text:style-name="P1">KK: Na vea my dhe'th kara,</text:p>
      <text:p text:style-name="P1">FSS: Na vea my dhe'th kara,</text:p>
      <text:p text:style-name="P1"/>
      <text:p text:style-name="P1">KK: ny vynnsen awos neb tra</text:p>
      <text:p text:style-name="P1">FSS: ny vynnsen awos neb tra</text:p>
      <text:p text:style-name="P1"/>
      <text:p text:style-name="P1">KK: yn-bann dha vos eksaltys.</text:p>
      <text:p text:style-name="P1">FSS: yn-bann dha vos eksaltys.</text:p>
      <text:p text:style-name="P1"/>
      <text:p text:style-name="P1">KK:</text:p>
      <text:p text:style-name="P1">FSS:</text:p>
      <text:p text:style-name="P1"/>
      <text:p text:style-name="P1">KK: Meur a ras dhy'hwi, syrra,</text:p>
      <text:p text:style-name="P1">FSS: Meur a ras dhy'hwi, serra,</text:p>
      <text:p text:style-name="P1"><text:soft-page-break/></text:p>
      <text:p text:style-name="P1">KK: ow ri kusul dhymm mar stout.</text:p>
      <text:p text:style-name="P1">FSS: ow ri kusul dhymm mar stout.</text:p>
      <text:p text:style-name="P1"/>
      <text:p text:style-name="P1">KK: Orthowgh my a vynn koela,</text:p>
      <text:p text:style-name="P1">FSS: Orthowgh my a vynn kola,</text:p>
      <text:p text:style-name="P1"/>
      <text:p text:style-name="P1">KK: ha, by God, nyns eus dhymm dout</text:p>
      <text:p text:style-name="P1">FSS: ha, by God, nyns eus dhymm dout</text:p>
      <text:p text:style-name="P1"/>
      <text:p text:style-name="P1">KK: dhe dastya an keth aval.</text:p>
      <text:p text:style-name="P1">FSS: dhe dastya an keth aval.</text:p>
      <text:p text:style-name="P1"/>
      <text:p text:style-name="P1">KK: Ha'w dremas a woer dhymm gras</text:p>
      <text:p text:style-name="P1">FSS: Ha'w dremas a wor dhymm gras</text:p>
      <text:p text:style-name="P1"/>
      <text:p text:style-name="P1">KK: dhe wul viaj mar nobyl,</text:p>
      <text:p text:style-name="P1">FSS: dhe wul viaj mar nobyl,</text:p>
      <text:p text:style-name="P1"/>
      <text:p text:style-name="P1">KK: ha, re Dhyw an Drynses Tas,</text:p>
      <text:p text:style-name="P1">FSS: ha, re Dhuw an Drynses Tas,</text:p>
      <text:p text:style-name="P1"/>
      <text:p text:style-name="P1">KK: ev a'm sett yn-bann ughel,</text:p>
      <text:p text:style-name="P1">FSS: ev a'm sett yn-bann ughel,</text:p>
      <text:p text:style-name="P1"/>
      <text:p text:style-name="P1">KK: hag a'm gormel meur, heb dout.</text:p>
      <text:p text:style-name="P1">FSS: hag a'm gormel meur, heb dout.</text:p>
      <text:p text:style-name="P1"/>
      <text:p text:style-name="P1">KK:</text:p>
      <text:p text:style-name="P1">FSS:</text:p>
      <text:p text:style-name="P1"/>
      <text:p text:style-name="P1">KK: Ke yn kerdh, Eva benyn 'vas,</text:p>
      <text:p text:style-name="P1">FSS: Ke yn kerdh, Eva benyn 'vas,</text:p>
      <text:p text:style-name="P1"/>
      <text:p text:style-name="P1"><text:soft-page-break/>KK: ty a yll godhvos dhymm gras</text:p>
      <text:p text:style-name="P1">FSS: ty a yll godhvos dhymm gras</text:p>
      <text:p text:style-name="P1"/>
      <text:p text:style-name="P1">KK: rag an vyaj.</text:p>
      <text:p text:style-name="P1">FSS: rag an vyaj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g Adam, dell yw dremas,</text:p>
      <text:p text:style-name="P1">FSS: Hag Adam, dell yw dremas,</text:p>
      <text:p text:style-name="P1"/>
      <text:p text:style-name="P1">KK: ahanas a wra pur vras.</text:p>
      <text:p text:style-name="P1">FSS: ahanas a wra pur vras.</text:p>
      <text:p text:style-name="P1"/>
      <text:p text:style-name="P1">KK: A'n bargen ny vydh edrek.</text:p>
      <text:p text:style-name="P1">FSS: A'n bargen ny vydh edrek.</text:p>
      <text:p text:style-name="P1"/>
      <text:p text:style-name="P1">KK:</text:p>
      <text:p text:style-name="P1">FSS:</text:p>
      <text:p text:style-name="P1"/>
      <text:p text:style-name="P1">KK: Farwel, ow hothman a'n nev;</text:p>
      <text:p text:style-name="P1">FSS: Farwel, ow hothman a'n nev;</text:p>
      <text:p text:style-name="P1"/>
      <text:p text:style-name="P1">KK: My a'th kar bys vynari.</text:p>
      <text:p text:style-name="P1">FSS: My a'th kar bys vynari.</text:p>
      <text:p text:style-name="P1"/>
      <text:p text:style-name="P1">KK: Dhe Adam kerdhes pur grev</text:p>
      <text:p text:style-name="P1">FSS: Dhe Adam kerdhes pur grev</text:p>
      <text:p text:style-name="P1"/>
      <text:p text:style-name="P1">KK: my a vynn, dh'y salusi,</text:p>
      <text:p text:style-name="P1"><text:soft-page-break/>FSS: my a vynn, dh'y salusi,</text:p>
      <text:p text:style-name="P1"/>
      <text:p text:style-name="P1">KK: ha'n aval y bresentya.</text:p>
      <text:p text:style-name="P1">FSS: ha'n aval y bresentya.</text:p>
      <text:p text:style-name="P1"/>
      <text:p text:style-name="P1">KK:</text:p>
      <text:p text:style-name="P1">FSS:</text:p>
      <text:p text:style-name="P1"/>
      <text:p text:style-name="P1">KK: Gwra yndella, my a'th pys.</text:p>
      <text:p text:style-name="P1">FSS: Gwra yndella, my a'th pys.</text:p>
      <text:p text:style-name="P1"/>
      <text:p text:style-name="P1">KK: Ty a glyw ken nowodhow</text:p>
      <text:p text:style-name="P1">FSS: Ty a glyw ken nowodhow</text:p>
      <text:p text:style-name="P1"/>
      <text:p text:style-name="P1">KK: kyns ow gweles vy arta.</text:p>
      <text:p text:style-name="P1">FSS: kyns ow gweles vy art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Adam, pyth es'ta?</text:p>
      <text:p text:style-name="P1">FSS: Adam, Adam, pyth es'ta?</text:p>
      <text:p text:style-name="P1"/>
      <text:p text:style-name="P1">KK: Goslow dhymmo ha deus nes.</text:p>
      <text:p text:style-name="P1">FSS: Goslow dhemmo ha deus nes.</text:p>
      <text:p text:style-name="P1"/>
      <text:p text:style-name="P1">KK: Yma genev dhe'th plesya -</text:p>
      <text:p text:style-name="P1">FSS: Yma genev dhe'th plesya -</text:p>
      <text:p text:style-name="P1"><text:soft-page-break/></text:p>
      <text:p text:style-name="P1">KK: Na borth dout a bratt eus gwrys</text:p>
      <text:p text:style-name="P1">FSS: Na borth dout a bratt eus gwrys</text:p>
      <text:p text:style-name="P1"/>
      <text:p text:style-name="P1">KK: may hwodhves dhymm grasow.</text:p>
      <text:p text:style-name="P1">FSS: may hwodhves dhymm grasow.</text:p>
      <text:p text:style-name="P1"/>
      <text:p text:style-name="P1">KK:</text:p>
      <text:p text:style-name="P1">FSS:</text:p>
      <text:p text:style-name="P1"/>
      <text:p text:style-name="P1">KK: Wolkomm, Eva, os, benyn 'vas.</text:p>
      <text:p text:style-name="P1">FSS: Wolkom, Eva, os, benyn 'vas.</text:p>
      <text:p text:style-name="P1"/>
      <text:p text:style-name="P1">KK: Mars yw an nowodhow da</text:p>
      <text:p text:style-name="P1">FSS: Mars yw an nowodhow da</text:p>
      <text:p text:style-name="P1"/>
      <text:p text:style-name="P1">KK: ty a vydh rewardys,</text:p>
      <text:p text:style-name="P1">FSS: ty a vydh rewardys,</text:p>
      <text:p text:style-name="P1"/>
      <text:p text:style-name="P1">KK: ha'm kolonn ynwedh ganso</text:p>
      <text:p text:style-name="P1">FSS: ha'm kolon ynwedh ganso</text:p>
      <text:p text:style-name="P1"/>
      <text:p text:style-name="P1">KK: ty a vydh prest dhe'th plegadow.</text:p>
      <text:p text:style-name="P1">FSS: ty a vydh prest dhe'th plegadow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 Mirewgh, mirewgh orth hemma!</text:p>
      <text:p text:style-name="P1">FSS: Mirewgh, mirewgh orth hemma!</text:p>
      <text:p text:style-name="P1"/>
      <text:p text:style-name="P1">KK: 'Tomma, gay a aval dhis!</text:p>
      <text:p text:style-name="P1">FSS: 'Tomma, gay a aval dhis!</text:p>
      <text:p text:style-name="P1"/>
      <text:p text:style-name="P1">KK: Mar kwredh tastya anodho</text:p>
      <text:p text:style-name="P1">FSS: Mar kwredh tastya anodho</text:p>
      <text:p text:style-name="P1"/>
      <text:p text:style-name="P1">KK: ev a dreyl dhiso dhe les,</text:p>
      <text:p text:style-name="P1">FSS: ev a dreyl dhiso dhe les,</text:p>
      <text:p text:style-name="P1"/>
      <text:p text:style-name="P1">KK: moy es milyow a beunsow.</text:p>
      <text:p text:style-name="P1">FSS: moy es milyow a beunsow.</text:p>
      <text:p text:style-name="P1"/>
      <text:p text:style-name="P1">KK:</text:p>
      <text:p text:style-name="P1">FSS:</text:p>
      <text:p text:style-name="P1"/>
      <text:p text:style-name="P1">KK: Deus nes. Gas vy dhe weles</text:p>
      <text:p text:style-name="P1">FSS: Deus nes. Gas vy dhe weles</text:p>
      <text:p text:style-name="P1"/>
      <text:p text:style-name="P1">KK: maras ywa aval da.</text:p>
      <text:p text:style-name="P1">FSS: maras ywa aval da.</text:p>
      <text:p text:style-name="P1"/>
      <text:p text:style-name="P1">KK: Lavar ple feva kevys.</text:p>
      <text:p text:style-name="P1">FSS: Lavar ple feva kevys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raga, Adam ow fries,</text:p>
      <text:p text:style-name="P1">FSS: Praga, Adam ow fries,</text:p>
      <text:p text:style-name="P1"/>
      <text:p text:style-name="P1">KK: dar, dout eus dhis y weles?</text:p>
      <text:p text:style-name="P1">FSS: dar, dout eus dhis y weles?</text:p>
      <text:p text:style-name="P1"/>
      <text:p text:style-name="P1">KK: Lavar dhymmo, my a'th pys.</text:p>
      <text:p text:style-name="P1">FSS: Lavar dhemmo, my a'th pys.</text:p>
      <text:p text:style-name="P1"/>
      <text:p text:style-name="P1">KK:</text:p>
      <text:p text:style-name="P1">FSS:</text:p>
      <text:p text:style-name="P1"/>
      <text:p text:style-name="P1">KK: Ny bleg dhymm syght anodho</text:p>
      <text:p text:style-name="P1">FSS: Ny bleg dhymm syght anodho</text:p>
      <text:p text:style-name="P1"/>
      <text:p text:style-name="P1">KK: dout pur vras yma dhymmo</text:p>
      <text:p text:style-name="P1">FSS: dout pur vras yma dhemmo</text:p>
      <text:p text:style-name="P1"/>
      <text:p text:style-name="P1">KK: nag ywa 'vas, my a grys.</text:p>
      <text:p text:style-name="P1">FSS: nag ywa 'vas, my a grys.</text:p>
      <text:p text:style-name="P1"/>
      <text:p text:style-name="P1">KK: Ty, mar pe hemma terrys</text:p>
      <text:p text:style-name="P1">FSS: Ty, mar pe hemma terrys</text:p>
      <text:p text:style-name="P1"/>
      <text:p text:style-name="P1">KK: mes a'n wydhenn difennys</text:p>
      <text:p text:style-name="P1">FSS: mes a'n wydhen difennys</text:p>
      <text:p text:style-name="P1"><text:soft-page-break/></text:p>
      <text:p text:style-name="P1">KK: ragdho my a vydh grevys.</text:p>
      <text:p text:style-name="P1">FSS: ragdho my a vydh grev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Nevra na dhout a henna,</text:p>
      <text:p text:style-name="P1">FSS: Nevra na dhout a henna,</text:p>
      <text:p text:style-name="P1"/>
      <text:p text:style-name="P1">KK: Adam hweg, ow herensa.</text:p>
      <text:p text:style-name="P1">FSS: Adam hweg, ow herensa.</text:p>
      <text:p text:style-name="P1"/>
      <text:p text:style-name="P1">KK: My a lever, dhis mar pleg,</text:p>
      <text:p text:style-name="P1">FSS: My a lever, dhis mar pleg,</text:p>
      <text:p text:style-name="P1"/>
      <text:p text:style-name="P1">KK: yn pan vaner y'n beuma.</text:p>
      <text:p text:style-name="P1">FSS: yn pan vaner y'n beuma.</text:p>
      <text:p text:style-name="P1"/>
      <text:p text:style-name="P1">KK: Syrra, ha my ow kwandra,</text:p>
      <text:p text:style-name="P1">FSS: Serra, ha my ow kwandra,</text:p>
      <text:p text:style-name="P1"/>
      <text:p text:style-name="P1">KK: my a glywas a-wartha</text:p>
      <text:p text:style-name="P1">FSS: my a glywas a-wartha</text:p>
      <text:p text:style-name="P1"/>
      <text:p text:style-name="P1">KK: war an wydhenn unn el hweg</text:p>
      <text:p text:style-name="P1">FSS: war an wydhen unn el hweg</text:p>
      <text:p text:style-name="P1"/>
      <text:p text:style-name="P1"><text:soft-page-break/>KK: sur ow kana.</text:p>
      <text:p text:style-name="P1">FSS: sur ow kana.</text:p>
      <text:p text:style-name="P1"/>
      <text:p text:style-name="P1">KK: My a'm beu wondrys fansi</text:p>
      <text:p text:style-name="P1">FSS: My a'm beu wondrys fansi</text:p>
      <text:p text:style-name="P1"/>
      <text:p text:style-name="P1">KK: orth y weles y'n wydhenn.</text:p>
      <text:p text:style-name="P1">FSS: orth y weles y'n wydhen.</text:p>
      <text:p text:style-name="P1"/>
      <text:p text:style-name="P1">KK: Ha dhe-vy yn kortesi</text:p>
      <text:p text:style-name="P1">FSS: Ha dhe-vy yn kortesi</text:p>
      <text:p text:style-name="P1"/>
      <text:p text:style-name="P1">KK: y profyas, avel kothman,</text:p>
      <text:p text:style-name="P1">FSS: y profyas, avel kothman,</text:p>
      <text:p text:style-name="P1"/>
      <text:p text:style-name="P1">KK: meur a daklow, re'm lowta,</text:p>
      <text:p text:style-name="P1">FSS: meur a daklow, re'm lowta,</text:p>
      <text:p text:style-name="P1"/>
      <text:p text:style-name="P1">KK: ha pur wordhi.</text:p>
      <text:p text:style-name="P1">FSS: ha pur wordhi.</text:p>
      <text:p text:style-name="P1"/>
      <text:p text:style-name="P1">KK:</text:p>
      <text:p text:style-name="P1">FSS:</text:p>
      <text:p text:style-name="P1"/>
      <text:p text:style-name="P1">KK: A Ev', Ev', ty a fyllis,</text:p>
      <text:p text:style-name="P1">FSS: A Ev', Ev', ty a fyllis,</text:p>
      <text:p text:style-name="P1"/>
      <text:p text:style-name="P1">KK: ow koela orth an el na.</text:p>
      <text:p text:style-name="P1">FSS: ow kola orth an el na.</text:p>
      <text:p text:style-name="P1"/>
      <text:p text:style-name="P1">KK: Drog polat o, my a grys,</text:p>
      <text:p text:style-name="P1">FSS: Drog polat o, my a grys,</text:p>
      <text:p text:style-name="P1"/>
      <text:p text:style-name="P1">KK: neb a glywsys ow kana,</text:p>
      <text:p text:style-name="P1"><text:soft-page-break/>FSS: neb a glewsys ow kana,</text:p>
      <text:p text:style-name="P1"/>
      <text:p text:style-name="P1">KK: ha'th kusulyas dhe derri</text:p>
      <text:p text:style-name="P1">FSS: ha'th kusulyas dhe derri</text:p>
      <text:p text:style-name="P1"/>
      <text:p text:style-name="P1">KK: an aval na.</text:p>
      <text:p text:style-name="P1">FSS: an aval na.</text:p>
      <text:p text:style-name="P1"/>
      <text:p text:style-name="P1">KK:</text:p>
      <text:p text:style-name="P1">FSS:</text:p>
      <text:p text:style-name="P1"/>
      <text:p text:style-name="P1">KK: Syrra,</text:p>
      <text:p text:style-name="P1">FSS: Serra,</text:p>
      <text:p text:style-name="P1"/>
      <text:p text:style-name="P1">KK: ev a gewsys dhymm mar deg,</text:p>
      <text:p text:style-name="P1">FSS: ev a gewsys dhymm mar deg,</text:p>
      <text:p text:style-name="P1"/>
      <text:p text:style-name="P1">KK: ny wodhyen tamm y nagha,</text:p>
      <text:p text:style-name="P1">FSS: ny wodhyen tamm y nagha,</text:p>
      <text:p text:style-name="P1"/>
      <text:p text:style-name="P1">KK: ha'y bromys o mar hweg,</text:p>
      <text:p text:style-name="P1">FSS: ha'y bromys o mar hweg,</text:p>
      <text:p text:style-name="P1"/>
      <text:p text:style-name="P1">KK: may hwrug ev dhymmo koela.</text:p>
      <text:p text:style-name="P1">FSS: may hwrug ev dhemmo kola.</text:p>
      <text:p text:style-name="P1"/>
      <text:p text:style-name="P1">KK: Ny dhoutis, war ow ena,</text:p>
      <text:p text:style-name="P1">FSS: Ny dhoutis, war ow ena,</text:p>
      <text:p text:style-name="P1"/>
      <text:p text:style-name="P1">KK: a falsuri.</text:p>
      <text:p text:style-name="P1">FSS: a falsuri.</text:p>
      <text:p text:style-name="P1"/>
      <text:p text:style-name="P1">KK: Ha'y bromys yth o larjya!</text:p>
      <text:p text:style-name="P1">FSS: Ha'y bromys yth o larjya!</text:p>
      <text:p text:style-name="P1"><text:soft-page-break/></text:p>
      <text:p text:style-name="P1">KK: mar kwren tastya an frut na</text:p>
      <text:p text:style-name="P1">FSS: mar kwren tastya an frut na</text:p>
      <text:p text:style-name="P1"/>
      <text:p text:style-name="P1">KK: avel Dyw ny a via</text:p>
      <text:p text:style-name="P1">FSS: avel Duw ny a via</text:p>
      <text:p text:style-name="P1"/>
      <text:p text:style-name="P1">KK: ha maga fur.</text:p>
      <text:p text:style-name="P1">FSS: ha maga fur.</text:p>
      <text:p text:style-name="P1"/>
      <text:p text:style-name="P1">KK: My a fylli y'n eur na.</text:p>
      <text:p text:style-name="P1">FSS: My a fylli y'n eur na.</text:p>
      <text:p text:style-name="P1"/>
      <text:p text:style-name="P1">KK: A kallen dos dhe'n prykk na</text:p>
      <text:p text:style-name="P1">FSS: A kallen dos dhe'n pryck na</text:p>
      <text:p text:style-name="P1"/>
      <text:p text:style-name="P1">KK: y fia bargen pur fur.</text:p>
      <text:p text:style-name="P1">FSS: y fia bargen pur fur.</text:p>
      <text:p text:style-name="P1"/>
      <text:p text:style-name="P1">KK:</text:p>
      <text:p text:style-name="P1">FSS:</text:p>
      <text:p text:style-name="P1"/>
      <text:p text:style-name="P1">KK: A, out, out warnas Eva!</text:p>
      <text:p text:style-name="P1">FSS: A, out, out warnas Eva!</text:p>
      <text:p text:style-name="P1"/>
      <text:p text:style-name="P1">KK: My a yll kussya henna!</text:p>
      <text:p text:style-name="P1">FSS: My a yll kussya henna!</text:p>
      <text:p text:style-name="P1"/>
      <text:p text:style-name="P1">KK: Tewlys on ni dhe veshyf bras,</text:p>
      <text:p text:style-name="P1">FSS: Tewlys on ni dhe veshyf bras,</text:p>
      <text:p text:style-name="P1"/>
      <text:p text:style-name="P1">KK: ha wordhi dhe gemmeres.</text:p>
      <text:p text:style-name="P1">FSS: ha wordhi dhe gemmeres.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 Henna o hager vargen,</text:p>
      <text:p text:style-name="P1">FSS: Henna o hager vargen,</text:p>
      <text:p text:style-name="P1"/>
      <text:p text:style-name="P1">KK: Eva, my a lever dhis.</text:p>
      <text:p text:style-name="P1">FSS: Eva, my a lever dhis.</text:p>
      <text:p text:style-name="P1"/>
      <text:p text:style-name="P1">KK: Nebes lowr a vydh an gwayn</text:p>
      <text:p text:style-name="P1">FSS: Nebes lowr a vydh an gwayn</text:p>
      <text:p text:style-name="P1"/>
      <text:p text:style-name="P1">KK: pan vo genes kowl komptys.</text:p>
      <text:p text:style-name="P1">FSS: pan vo genes kowl komptys.</text:p>
      <text:p text:style-name="P1"/>
      <text:p text:style-name="P1">KK: Soweth, ellas!</text:p>
      <text:p text:style-name="P1">FSS: Soweth, ellas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Taw, Adam. Na vydh serrys.</text:p>
      <text:p text:style-name="P1">FSS: Taw, Adam. Na vydh serrys.</text:p>
      <text:p text:style-name="P1"/>
      <text:p text:style-name="P1">KK: Ny dheuth drog hwath anodho.</text:p>
      <text:p text:style-name="P1">FSS: Ny dheuth drog hwath anodho.</text:p>
      <text:p text:style-name="P1"/>
      <text:p text:style-name="P1">KK: An keth peryll y toutis,</text:p>
      <text:p text:style-name="P1">FSS: An keth peryll y toutis,</text:p>
      <text:p text:style-name="P1"/>
      <text:p text:style-name="P1">KK: hag a leveris dhodho</text:p>
      <text:p text:style-name="P1">FSS: hag a leveris dhodho</text:p>
      <text:p text:style-name="P1"/>
      <text:p text:style-name="P1">KK: oll an peryll yn pub poynt</text:p>
      <text:p text:style-name="P1">FSS: oll an peryll yn pub poynt</text:p>
      <text:p text:style-name="P1"/>
      <text:p text:style-name="P1">KK: saw ev dhymm a warrantyas</text:p>
      <text:p text:style-name="P1">FSS: saw ev dhymm a warrantyas</text:p>
      <text:p text:style-name="P1"/>
      <text:p text:style-name="P1">KK: nag o dhymmo dout y'n kas,</text:p>
      <text:p text:style-name="P1">FSS: nag o dhemmo dout y'n kas,</text:p>
      <text:p text:style-name="P1"/>
      <text:p text:style-name="P1">KK: war y beryll, wondrys koynt.</text:p>
      <text:p text:style-name="P1">FSS: war y beryll, wondrys koynt.</text:p>
      <text:p text:style-name="P1"/>
      <text:p text:style-name="P1">KK:</text:p>
      <text:p text:style-name="P1">FSS:</text:p>
      <text:p text:style-name="P1"/>
      <text:p text:style-name="P1">KK: A, molleth dhe'n horsen kamm,</text:p>
      <text:p text:style-name="P1">FSS: A, molleth dhe'n horsen kamm,</text:p>
      <text:p text:style-name="P1"/>
      <text:p text:style-name="P1">KK: ha dhe'jy ynwedh ganso!</text:p>
      <text:p text:style-name="P1">FSS: ha dhe'jy ynwedh ganso!</text:p>
      <text:p text:style-name="P1"><text:soft-page-break/></text:p>
      <text:p text:style-name="P1">KK: Ni a'n jevydh sur droglamm</text:p>
      <text:p text:style-name="P1">FSS: Ni a'n jevydh sur droglam</text:p>
      <text:p text:style-name="P1"/>
      <text:p text:style-name="P1">KK: rag dha viaj y'n torn ma,</text:p>
      <text:p text:style-name="P1">FSS: rag dha viaj y'n torn ma,</text:p>
      <text:p text:style-name="P1"/>
      <text:p text:style-name="P1">KK: ha wordhi dhe gavoes blam.</text:p>
      <text:p text:style-name="P1">FSS: ha wordhi dhe gavos blam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Ye, ye, my a'n jevydh oll an blam</text:p>
      <text:p text:style-name="P1">FSS: Ye, ye, my a'n jevydh oll an blam</text:p>
      <text:p text:style-name="P1"/>
      <text:p text:style-name="P1">KK: dhiworthis jy lemmyn Adam,</text:p>
      <text:p text:style-name="P1">FSS: dhiworthis jy lemmyn Adam,</text:p>
      <text:p text:style-name="P1"/>
      <text:p text:style-name="P1">KK: pynagoll fordh yth a an gam.</text:p>
      <text:p text:style-name="P1">FSS: pynagoll fordh yth a an gam.</text:p>
      <text:p text:style-name="P1"/>
      <text:p text:style-name="P1">KK: Saw a pen ni dywow gwrys</text:p>
      <text:p text:style-name="P1">FSS: Saw a pen ni dywow gwrys</text:p>
      <text:p text:style-name="P1"/>
      <text:p text:style-name="P1">KK: ny vies malbew serrys,</text:p>
      <text:p text:style-name="P1">FSS: ny vies malbew serrys,</text:p>
      <text:p text:style-name="P1"/>
      <text:p text:style-name="P1"><text:soft-page-break/>KK: my a woer henna yn ta.</text:p>
      <text:p text:style-name="P1">FSS: my a wor henna yn ta.</text:p>
      <text:p text:style-name="P1"/>
      <text:p text:style-name="P1">KK:</text:p>
      <text:p text:style-name="P1">FSS:</text:p>
      <text:p text:style-name="P1"/>
      <text:p text:style-name="P1">KK: Taw, taw, na vydh dhymmo mar wokki.</text:p>
      <text:p text:style-name="P1">FSS: Taw, taw, na vydh dhemmo mar wokki.</text:p>
      <text:p text:style-name="P1"/>
      <text:p text:style-name="P1">KK: An serpont o re wili</text:p>
      <text:p text:style-name="P1">FSS: An serpont o re wili</text:p>
      <text:p text:style-name="P1"/>
      <text:p text:style-name="P1">KK: ragos jy y'n keth torn ma.</text:p>
      <text:p text:style-name="P1">FSS: ragos jy y'n keth torn ma.</text:p>
      <text:p text:style-name="P1"/>
      <text:p text:style-name="P1">KK: Ev a brofyas lowr gow dhis,</text:p>
      <text:p text:style-name="P1">FSS: Ev a brofyas lowr gow dhis,</text:p>
      <text:p text:style-name="P1"/>
      <text:p text:style-name="P1">KK: ha genes ymons krysys.</text:p>
      <text:p text:style-name="P1">FSS: ha genes ymons krysys.</text:p>
      <text:p text:style-name="P1"/>
      <text:p text:style-name="P1">KK: Ow geryow a vydh prevys</text:p>
      <text:p text:style-name="P1">FSS: Ow geryow a vydh prevys</text:p>
      <text:p text:style-name="P1"/>
      <text:p text:style-name="P1">KK: may fydh lowr payn ragdho.</text:p>
      <text:p text:style-name="P1">FSS: may fydh lowr payn ragdho.</text:p>
      <text:p text:style-name="P1"/>
      <text:p text:style-name="P1">KK:</text:p>
      <text:p text:style-name="P1">FSS:</text:p>
      <text:p text:style-name="P1"/>
      <text:p text:style-name="P1">KK: Ye, yth osta jy den fur,</text:p>
      <text:p text:style-name="P1">FSS: Ye, yth osta jy den fur,</text:p>
      <text:p text:style-name="P1"/>
      <text:p text:style-name="P1">KK: ny vynnes orthiv koela.</text:p>
      <text:p text:style-name="P1"><text:soft-page-break/>FSS: ny vennes orthiv kola.</text:p>
      <text:p text:style-name="P1"/>
      <text:p text:style-name="P1">KK: Mar ny vydhav ow desir</text:p>
      <text:p text:style-name="P1">FSS: Mar ny vydhav ow desir</text:p>
      <text:p text:style-name="P1"/>
      <text:p text:style-name="P1">KK: nevra ny'm gwelydh omma,</text:p>
      <text:p text:style-name="P1">FSS: nevra ny'm gwelydh omma,</text:p>
      <text:p text:style-name="P1"/>
      <text:p text:style-name="P1">KK: medhav, unn spys.</text:p>
      <text:p text:style-name="P1">FSS: medhav, unn sp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 el esa y'n wydhenn</text:p>
      <text:p text:style-name="P1">FSS: An el esa y'n wydhen</text:p>
      <text:p text:style-name="P1"/>
      <text:p text:style-name="P1">KK: y kewsis geryow efan,</text:p>
      <text:p text:style-name="P1">FSS: y kewsis geryow efan,</text:p>
      <text:p text:style-name="P1"/>
      <text:p text:style-name="P1">KK: ha my a'n krys.</text:p>
      <text:p text:style-name="P1">FSS: ha my a'n krys.</text:p>
      <text:p text:style-name="P1"/>
      <text:p text:style-name="P1">KK: Syrr, war nebes lavarow,</text:p>
      <text:p text:style-name="P1">FSS: Syrr, war nebes lavarow,</text:p>
      <text:p text:style-name="P1"/>
      <text:p text:style-name="P1">KK: tast jy part a'n avalow,</text:p>
      <text:p text:style-name="P1">FSS: tast jy part a'n avalow,</text:p>
      <text:p text:style-name="P1"/>
      <text:p text:style-name="P1">KK: po ow herensa ty a gyll.</text:p>
      <text:p text:style-name="P1">FSS: po ow herensa ty a gyll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ir, kemmer an aval teg</text:p>
      <text:p text:style-name="P1">FSS: Mir, kemmer an aval teg</text:p>
      <text:p text:style-name="P1"/>
      <text:p text:style-name="P1">KK: po sur ynter ty ha'th wreg</text:p>
      <text:p text:style-name="P1">FSS: po sur ynter ty ha'th wreg</text:p>
      <text:p text:style-name="P1"/>
      <text:p text:style-name="P1">KK: an gerensa kwit a fyll,</text:p>
      <text:p text:style-name="P1">FSS: an gerensa kwit a fyll,</text:p>
      <text:p text:style-name="P1"/>
      <text:p text:style-name="P1">KK: mar ny vynnydh y dhybri.</text:p>
      <text:p text:style-name="P1">FSS: mar ny vennydh y dhybri.</text:p>
      <text:p text:style-name="P1"/>
      <text:p text:style-name="P1">KK:</text:p>
      <text:p text:style-name="P1">FSS:</text:p>
      <text:p text:style-name="P1"/>
      <text:p text:style-name="P1">KK: Henna yth yw truedh dra,</text:p>
      <text:p text:style-name="P1">FSS: Henna yth yw truedh dra,</text:p>
      <text:p text:style-name="P1"/>
      <text:p text:style-name="P1">KK: a-ban res dhymmo koela</text:p>
      <text:p text:style-name="P1">FSS: a-ban res dhemmo kola</text:p>
      <text:p text:style-name="P1"/>
      <text:p text:style-name="P1">KK:</text:p>
      <text:p text:style-name="P1">FSS:</text:p>
      <text:p text:style-name="P1"/>
      <text:p text:style-name="P1"><text:soft-page-break/>KK: po kelli an gerensa</text:p>
      <text:p text:style-name="P1">FSS: po kelli an gerensa</text:p>
      <text:p text:style-name="P1"/>
      <text:p text:style-name="P1">KK: eus ord'nys ynter-ranna.</text:p>
      <text:p text:style-name="P1">FSS: eus ord'nys ynter-rann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va jentyl, na vydh serrys.</text:p>
      <text:p text:style-name="P1">FSS: Eva jentyl, na vydh serrys.</text:p>
      <text:p text:style-name="P1"/>
      <text:p text:style-name="P1">KK: My a wra oll dell vynni.</text:p>
      <text:p text:style-name="P1">FSS: My a wra oll dell venni.</text:p>
      <text:p text:style-name="P1"/>
      <text:p text:style-name="P1">KK: Dro-va dhymmo desempis,</text:p>
      <text:p text:style-name="P1">FSS: Dro-va dhemmo desempis,</text:p>
      <text:p text:style-name="P1"/>
      <text:p text:style-name="P1">KK: ha my a wra y dhybri.</text:p>
      <text:p text:style-name="P1">FSS: ha my a wra y dhybri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ya, gwra dhymm yndella.</text:p>
      <text:p text:style-name="P1"><text:soft-page-break/>FSS: Eya, gwra dhymm yndella.</text:p>
      <text:p text:style-name="P1"/>
      <text:p text:style-name="P1">KK: 'Dra vyn byw ow herensa</text:p>
      <text:p text:style-name="P1">FSS: 'Dra vyn byw ow herensa</text:p>
      <text:p text:style-name="P1"/>
      <text:p text:style-name="P1">KK: ty a vydh bys vynari.</text:p>
      <text:p text:style-name="P1">FSS: ty a vydh bys vynari.</text:p>
      <text:p text:style-name="P1"/>
      <text:p text:style-name="P1">KK: Mir an aval ma omma.</text:p>
      <text:p text:style-name="P1">FSS: Mir an aval ma omma.</text:p>
      <text:p text:style-name="P1"/>
      <text:p text:style-name="P1">KK: Kemmer ha deber toeth da,</text:p>
      <text:p text:style-name="P1">FSS: Kemmer ha deber tooth da,</text:p>
      <text:p text:style-name="P1"/>
      <text:p text:style-name="P1">KK: dout my genes dhe serri.</text:p>
      <text:p text:style-name="P1">FSS: dout my genes dhe serri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Ogh, ogh, tru, my re beghas,</text:p>
      <text:p text:style-name="P1">FSS: Ogh, ogh, tru, my re beghas,</text:p>
      <text:p text:style-name="P1"/>
      <text:p text:style-name="P1">KK: ha re dorras an difenn!</text:p>
      <text:p text:style-name="P1">FSS: ha re dorras an difen!</text:p>
      <text:p text:style-name="P1"/>
      <text:p text:style-name="P1">KK: A, debel venyn heb gras,</text:p>
      <text:p text:style-name="P1">FSS: A, debel venyn heb gras,</text:p>
      <text:p text:style-name="P1"><text:soft-page-break/></text:p>
      <text:p text:style-name="P1">KK: ty re'm toellas vy heb ken!</text:p>
      <text:p text:style-name="P1">FSS: ty re'm tollas vy heb ken!</text:p>
      <text:p text:style-name="P1"/>
      <text:p text:style-name="P1">KK: Agan korfow noeth gallas.</text:p>
      <text:p text:style-name="P1">FSS: Agan korfow noth gallas.</text:p>
      <text:p text:style-name="P1"/>
      <text:p text:style-name="P1">KK: Mir warnan pub tenewenn!</text:p>
      <text:p text:style-name="P1">FSS: Mir warnan pub tenewen!</text:p>
      <text:p text:style-name="P1"/>
      <text:p text:style-name="P1">KK: Omgwetthyn ni gans del glas</text:p>
      <text:p text:style-name="P1">FSS: Omgwetthyn ni gans del glas</text:p>
      <text:p text:style-name="P1"/>
      <text:p text:style-name="P1">KK: agan privyta pur glos.</text:p>
      <text:p text:style-name="P1">FSS: agan privyta pur glos.</text:p>
      <text:p text:style-name="P1"/>
      <text:p text:style-name="P1">KK: Y hwonn gwir. Dyw agan Tas</text:p>
      <text:p text:style-name="P1">FSS: Y hwonn gwir. Duw agan Tas</text:p>
      <text:p text:style-name="P1"/>
      <text:p text:style-name="P1">KK: y sorr dhyn y teg pur vras,</text:p>
      <text:p text:style-name="P1">FSS: y sorr dhyn y teg pur vras,</text:p>
      <text:p text:style-name="P1"/>
      <text:p text:style-name="P1">KK: my a'n soppos.</text:p>
      <text:p text:style-name="P1">FSS: my a'n soppo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ir, mir, a'n gwel'ta, Eva?</text:p>
      <text:p text:style-name="P1">FSS: Mir, mir, a'n gwel'ta, Eva?</text:p>
      <text:p text:style-name="P1"/>
      <text:p text:style-name="P1"><text:soft-page-break/>KK: Yma ev ow tos omma.</text:p>
      <text:p text:style-name="P1">FSS: Yma ev ow tos omma.</text:p>
      <text:p text:style-name="P1"/>
      <text:p text:style-name="P1">KK: Rag meth, deun ni alemma</text:p>
      <text:p text:style-name="P1">FSS: Rag meth, deun ni alemma</text:p>
      <text:p text:style-name="P1"/>
      <text:p text:style-name="P1">KK: dhe gudha yn tyller klos.</text:p>
      <text:p text:style-name="P1">FSS: dhe gudha yn tyller klo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Adam, pandr'a wredh?</text:p>
      <text:p text:style-name="P1">FSS: Adam, Adam, pandr' a wredh?</text:p>
      <text:p text:style-name="P1"/>
      <text:p text:style-name="P1">KK: Prag ny dheudh dhe'm wolkomma?</text:p>
      <text:p text:style-name="P1">FSS: Prag ny dheudh dhe'm wolkomma?</text:p>
      <text:p text:style-name="P1"/>
      <text:p text:style-name="P1">KK:</text:p>
      <text:p text:style-name="P1">FSS:</text:p>
      <text:p text:style-name="P1"/>
      <text:p text:style-name="P1">KK: Drefenn ow bos noeth heb kweth,</text:p>
      <text:p text:style-name="P1">FSS: Drefen ow bos noth heb kweth,</text:p>
      <text:p text:style-name="P1"/>
      <text:p text:style-name="P1">KK: ragos yth yth dhe gudha</text:p>
      <text:p text:style-name="P1">FSS: ragos yth yth dhe gudha</text:p>
      <text:p text:style-name="P1"/>
      <text:p text:style-name="P1">KK: y'n tyller ma.</text:p>
      <text:p text:style-name="P1"><text:soft-page-break/>FSS: y'n tyller 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iw a dhiskwedhas dhiso</text:p>
      <text:p text:style-name="P1">FSS: Piw a dhiskwedhas dhiso</text:p>
      <text:p text:style-name="P1"/>
      <text:p text:style-name="P1">KK: dha vos noeth treys, korf ha bregh,</text:p>
      <text:p text:style-name="P1">FSS: dha vos noth treys, korf ha bregh,</text:p>
      <text:p text:style-name="P1"/>
      <text:p text:style-name="P1">KK: lemmyn an frut gras na'th fo</text:p>
      <text:p text:style-name="P1">FSS: lemmyn an frut gras na'th fo</text:p>
      <text:p text:style-name="P1"/>
      <text:p text:style-name="P1">KK: mones dhe dhybri heb pegh?</text:p>
      <text:p text:style-name="P1">FSS: mones dhe dhybri heb pegh?</text:p>
      <text:p text:style-name="P1"/>
      <text:p text:style-name="P1">KK: Prag y hwruss'ta yndella?</text:p>
      <text:p text:style-name="P1">FSS: Prag y hwruss'ta yndella?</text:p>
      <text:p text:style-name="P1"/>
      <text:p text:style-name="P1">KK:</text:p>
      <text:p text:style-name="P1">FSS:</text:p>
      <text:p text:style-name="P1"/>
      <text:p text:style-name="P1">KK: Dhymmo vy hwi a ros gwreg.</text:p>
      <text:p text:style-name="P1">FSS: Dhemmo vy hwi a ros gwreg.</text:p>
      <text:p text:style-name="P1"/>
      <text:p text:style-name="P1">KK: Honna yw oll dhe vlamya.</text:p>
      <text:p text:style-name="P1">FSS: Honna yw oll dhe vlamya.</text:p>
      <text:p text:style-name="P1"><text:soft-page-break/></text:p>
      <text:p text:style-name="P1">KK: Hi a dorras an aval teg</text:p>
      <text:p text:style-name="P1">FSS: Hi a dorras an aval teg</text:p>
      <text:p text:style-name="P1"/>
      <text:p text:style-name="P1">KK: hag a'n dros dhymm dhe dastya.</text:p>
      <text:p text:style-name="P1">FSS: hag a'n dros dhymm dhe dastya.</text:p>
      <text:p text:style-name="P1"/>
      <text:p text:style-name="P1">KK:</text:p>
      <text:p text:style-name="P1">FSS:</text:p>
      <text:p text:style-name="P1"/>
      <text:p text:style-name="P1">KK: A-ban goels'ta orti hi,</text:p>
      <text:p text:style-name="P1">FSS: A-ban gols'ta orti hi,</text:p>
      <text:p text:style-name="P1"/>
      <text:p text:style-name="P1">KK: ha guthyl dres ow difenn,</text:p>
      <text:p text:style-name="P1">FSS: ha guthyl dres ow difen,</text:p>
      <text:p text:style-name="P1"/>
      <text:p text:style-name="P1">KK: yn hwys lavur dhe dhybri</text:p>
      <text:p text:style-name="P1">FSS: yn hwys lavur dhe dhybri</text:p>
      <text:p text:style-name="P1"/>
      <text:p text:style-name="P1">KK: ty a wra bys y'th worfenn.</text:p>
      <text:p text:style-name="P1">FSS: ty a wra bys y'th worfen.</text:p>
      <text:p text:style-name="P1"/>
      <text:p text:style-name="P1">KK: Eva, prag y hwruss'ta jy</text:p>
      <text:p text:style-name="P1">FSS: Eva, prag y hwruss'ta jy</text:p>
      <text:p text:style-name="P1"/>
      <text:p text:style-name="P1">KK: toella dha bries heb ken?</text:p>
      <text:p text:style-name="P1">FSS: tolla dha bries heb ken?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 An serpont der falsuri</text:p>
      <text:p text:style-name="P1">FSS: An serpont der falsuri</text:p>
      <text:p text:style-name="P1"/>
      <text:p text:style-name="P1">KK: a'm temptyas dhe wuthyl henna,</text:p>
      <text:p text:style-name="P1">FSS: a'm temptyas dhe wuthyl henna,</text:p>
      <text:p text:style-name="P1"/>
      <text:p text:style-name="P1">KK: hag a bromysyas dhe vy</text:p>
      <text:p text:style-name="P1">FSS: hag a bromesyas dhe vy</text:p>
      <text:p text:style-name="P1"/>
      <text:p text:style-name="P1">KK: y fedhen dhe well nevra.</text:p>
      <text:p text:style-name="P1">FSS: y fedhen dhe well nevra.</text:p>
      <text:p text:style-name="P1"/>
      <text:p text:style-name="P1">KK: Hemma yw gwir.</text:p>
      <text:p text:style-name="P1">FSS: Hemma yw gwir.</text:p>
      <text:p text:style-name="P1"/>
      <text:p text:style-name="P1">KK:</text:p>
      <text:p text:style-name="P1">FSS:</text:p>
      <text:p text:style-name="P1"/>
      <text:p text:style-name="P1">KK: Rag ty dhe goela orto,</text:p>
      <text:p text:style-name="P1">FSS: Rag ty dhe gola orto,</text:p>
      <text:p text:style-name="P1"/>
      <text:p text:style-name="P1">KK: ha toella dha bries lel,</text:p>
      <text:p text:style-name="P1">FSS: ha tolla dha bries lel,</text:p>
      <text:p text:style-name="P1"/>
      <text:p text:style-name="P1">KK: nevra gostydh dh'y gorti</text:p>
      <text:p text:style-name="P1">FSS: nevra gostydh dh'y gorti</text:p>
      <text:p text:style-name="P1"/>
      <text:p text:style-name="P1">KK: my a orden bos benyn.</text:p>
      <text:p text:style-name="P1">FSS: my a orden bos benyn.</text:p>
      <text:p text:style-name="P1"/>
      <text:p text:style-name="P1">KK: Trest jy dhe'm ger.</text:p>
      <text:p text:style-name="P1"><text:soft-page-break/>FSS: Trest jy dhe'm ger.</text:p>
      <text:p text:style-name="P1"/>
      <text:p text:style-name="P1">KK: May foghho y lavur hi</text:p>
      <text:p text:style-name="P1">FSS: May foghho y lavur hi</text:p>
      <text:p text:style-name="P1"/>
      <text:p text:style-name="P1">KK: der wul ow gorhemmynn trogh,</text:p>
      <text:p text:style-name="P1">FSS: der wul ow gorhemmyn trogh,</text:p>
      <text:p text:style-name="P1"/>
      <text:p text:style-name="P1">KK: na heb meur lavur devri</text:p>
      <text:p text:style-name="P1">FSS: na heb meur lavur devri</text:p>
      <text:p text:style-name="P1"/>
      <text:p text:style-name="P1">KK: bynytha ny's tevydh flogh.</text:p>
      <text:p text:style-name="P1">FSS: bynytha ny's tevydh flogh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rag y hwruss'ta, milligys,</text:p>
      <text:p text:style-name="P1">FSS: Prag y hwruss'ta, milligys,</text:p>
      <text:p text:style-name="P1"/>
      <text:p text:style-name="P1">KK: lavar, aga thoella i?</text:p>
      <text:p text:style-name="P1">FSS: lavar, aga tholla i?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 My a lever dhis an kas:</text:p>
      <text:p text:style-name="P1">FSS: My a lever dhis an kas:</text:p>
      <text:p text:style-name="P1"/>
      <text:p text:style-name="P1">KK: rag bos dhedha joy mar vras,</text:p>
      <text:p text:style-name="P1">FSS: rag bos dhedha joy mar vras,</text:p>
      <text:p text:style-name="P1"/>
      <text:p text:style-name="P1">KK: ha my pub eur ow leski.</text:p>
      <text:p text:style-name="P1">FSS: ha my pub eur ow leski.</text:p>
      <text:p text:style-name="P1"/>
      <text:p text:style-name="P1">KK:</text:p>
      <text:p text:style-name="P1">FSS:</text:p>
      <text:p text:style-name="P1"/>
      <text:p text:style-name="P1">KK: Serpont, rag aga themptya,</text:p>
      <text:p text:style-name="P1">FSS: Serpont, rag aga themptya,</text:p>
      <text:p text:style-name="P1"/>
      <text:p text:style-name="P1">KK: meur a bayn eus dhis or'nys.</text:p>
      <text:p text:style-name="P1">FSS: meur a bayn eus dhis or'nys.</text:p>
      <text:p text:style-name="P1"/>
      <text:p text:style-name="P1">KK: Milligys os dres pub tra,</text:p>
      <text:p text:style-name="P1">FSS: Milligys os dres pub tra,</text:p>
      <text:p text:style-name="P1"/>
      <text:p text:style-name="P1">KK: ha dres pryv ha best y'n bys.</text:p>
      <text:p text:style-name="P1">FSS: ha dres pryv ha best y'n bys.</text:p>
      <text:p text:style-name="P1"/>
      <text:p text:style-name="P1">KK: Own ahanas rag nevra</text:p>
      <text:p text:style-name="P1">FSS: Own ahanas rag nevra</text:p>
      <text:p text:style-name="P1"/>
      <text:p text:style-name="P1">KK: den a'n jevydh prest pub prys.</text:p>
      <text:p text:style-name="P1">FSS: den a'n jevydh prest pub prys.</text:p>
      <text:p text:style-name="P1"/>
      <text:p text:style-name="P1">KK: Ha ty, pryv, a wra kreupya,</text:p>
      <text:p text:style-name="P1">FSS: Ha ty, pryv, a wra kreupya,</text:p>
      <text:p text:style-name="P1"/>
      <text:p text:style-name="P1"><text:soft-page-break/>KK: ha slynkya war dor a-hys.</text:p>
      <text:p text:style-name="P1">FSS: ha slynkya war dor a-hys.</text:p>
      <text:p text:style-name="P1"/>
      <text:p text:style-name="P1">KK: Ynter hy has hi ha ty</text:p>
      <text:p text:style-name="P1">FSS: Ynter hy has hi ha ty</text:p>
      <text:p text:style-name="P1"/>
      <text:p text:style-name="P1">KK: my a wra envi nevra,</text:p>
      <text:p text:style-name="P1">FSS: my a wra envi nevra,</text:p>
      <text:p text:style-name="P1"/>
      <text:p text:style-name="P1">KK: ha henna dhe'th penn dhejy</text:p>
      <text:p text:style-name="P1">FSS: ha henna dhe'th penn dhejy</text:p>
      <text:p text:style-name="P1"/>
      <text:p text:style-name="P1">KK: dhe'n dor sur a wra kropya.</text:p>
      <text:p text:style-name="P1">FSS: dhe'n dor sur a wra kropya.</text:p>
      <text:p text:style-name="P1"/>
      <text:p text:style-name="P1">KK:</text:p>
      <text:p text:style-name="P1">FSS:</text:p>
      <text:p text:style-name="P1"/>
      <text:p text:style-name="P1">KK: Ottomma hager viaj,</text:p>
      <text:p text:style-name="P1">FSS: Ottomma hager viaj,</text:p>
      <text:p text:style-name="P1"/>
      <text:p text:style-name="P1">KK: may hallav kyni "Ellas".</text:p>
      <text:p text:style-name="P1">FSS: may hallav kyni`` Ellas''.</text:p>
      <text:p text:style-name="P1"/>
      <text:p text:style-name="P1">KK: Yth ombrevis gwann diek,</text:p>
      <text:p text:style-name="P1">FSS: Yth ombrevis gwann diek,</text:p>
      <text:p text:style-name="P1"/>
      <text:p text:style-name="P1">KK: mayth ov 'poyntys dhe bayn bras,</text:p>
      <text:p text:style-name="P1">FSS: mayth ov 'poyntys dhe bayn bras,</text:p>
      <text:p text:style-name="P1"/>
      <text:p text:style-name="P1">KK: dhe bytt ifarn, ow chyf plas.</text:p>
      <text:p text:style-name="P1">FSS: dhe bytt ifarn, ow chif plas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My a vynn dalleth kreupya,</text:p>
      <text:p text:style-name="P1">FSS: My a vynn dalleth kreupya,</text:p>
      <text:p text:style-name="P1"/>
      <text:p text:style-name="P1">KK: ha slynkya war dor a-hys.</text:p>
      <text:p text:style-name="P1">FSS: ha slynkya war dor a-hys.</text:p>
      <text:p text:style-name="P1"/>
      <text:p text:style-name="P1">KK: Dhe'm shap ow honan ottomma</text:p>
      <text:p text:style-name="P1">FSS: Dhe'm shap ow honan ottomma</text:p>
      <text:p text:style-name="P1"/>
      <text:p text:style-name="P1">KK: hwi a wel, oma treylys,</text:p>
      <text:p text:style-name="P1">FSS: hwi a wel, oma treylys,</text:p>
      <text:p text:style-name="P1"/>
      <text:p text:style-name="P1">KK: drog polat ha bras.</text:p>
      <text:p text:style-name="P1">FSS: drog polat ha bras.</text:p>
      <text:p text:style-name="P1"/>
      <text:p text:style-name="P1">KK: Kyn na'm bo-ma lowena,</text:p>
      <text:p text:style-name="P1">FSS: Kyn na'm bo-ma lowena,</text:p>
      <text:p text:style-name="P1"/>
      <text:p text:style-name="P1">KK: an chorl Adam, hag Eva,</text:p>
      <text:p text:style-name="P1">FSS: an chorl Adam, hag Eva,</text:p>
      <text:p text:style-name="P1"/>
      <text:p text:style-name="P1">KK: dhe ifarn y tons dhymmo,</text:p>
      <text:p text:style-name="P1">FSS: dhe ifarn y tons dhemmo,</text:p>
      <text:p text:style-name="P1"/>
      <text:p text:style-name="P1">KK: ha'ga yssew, rag nevra,</text:p>
      <text:p text:style-name="P1">FSS: ha'ga essew, rag nevra,</text:p>
      <text:p text:style-name="P1"/>
      <text:p text:style-name="P1">KK: 'poyntys der anow an Tas.</text:p>
      <text:p text:style-name="P1">FSS: 'poyntys der anow an Tas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'n serpont triges ena.</text:p>
      <text:p text:style-name="P1">FSS: Ha'n serpont triges ena.</text:p>
      <text:p text:style-name="P1"/>
      <text:p text:style-name="P1">KK: Nevra ny dheu alena,</text:p>
      <text:p text:style-name="P1">FSS: Nevra ny dheu alena,</text:p>
      <text:p text:style-name="P1"/>
      <text:p text:style-name="P1">KK: rag yth yw milligys bras.</text:p>
      <text:p text:style-name="P1">FSS: rag yth yw milligys br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 Das, Dyw y'th wolowys,</text:p>
      <text:p text:style-name="P1">FSS: A Das, Duw y'th wolowys,</text:p>
      <text:p text:style-name="P1"/>
      <text:p text:style-name="P1">KK: a-ban ov dhe dhrog tewlys,</text:p>
      <text:p text:style-name="P1">FSS: a-ban ov dhe dhrog tewlys,</text:p>
      <text:p text:style-name="P1"/>
      <text:p text:style-name="P1">KK: gront dhe'th kreatur, my a'th pys,</text:p>
      <text:p text:style-name="P1">FSS: gront dhe'th kreatur, my a'th pys,</text:p>
      <text:p text:style-name="P1"/>
      <text:p text:style-name="P1"><text:soft-page-break/>KK: nep part a Oyl a Versi.</text:p>
      <text:p text:style-name="P1">FSS: nep part a Oyl a Verci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kyns es diwedh an bys</text:p>
      <text:p text:style-name="P1">FSS: Adam, kyns es diwedh an bys</text:p>
      <text:p text:style-name="P1"/>
      <text:p text:style-name="P1">KK: my a wront Oyl Mersi dhis,</text:p>
      <text:p text:style-name="P1">FSS: my a wront Oyl Merci dhis,</text:p>
      <text:p text:style-name="P1"/>
      <text:p text:style-name="P1">KK: ha dhe Eva dhe'th wre'ti.</text:p>
      <text:p text:style-name="P1">FSS: ha dhe Eva dhe'th wre'ti.</text:p>
      <text:p text:style-name="P1"/>
      <text:p text:style-name="P1">KK: Saw, pur wir, dhymmo vy krys,</text:p>
      <text:p text:style-name="P1">FSS: Saw, pur wir, dhemmo vy krys,</text:p>
      <text:p text:style-name="P1"/>
      <text:p text:style-name="P1">KK: orth dha wreg drefenn koela,</text:p>
      <text:p text:style-name="P1">FSS: orth dha wreg drefen kola,</text:p>
      <text:p text:style-name="P1"/>
      <text:p text:style-name="P1">KK: rag terri an keth frutys</text:p>
      <text:p text:style-name="P1">FSS: rag terri an keth frutys</text:p>
      <text:p text:style-name="P1"/>
      <text:p text:style-name="P1">KK: a wrug difenn dhiworthis,</text:p>
      <text:p text:style-name="P1">FSS: a wrug difen dhiworthis,</text:p>
      <text:p text:style-name="P1"/>
      <text:p text:style-name="P1">KK: spern y teg dhymm ha spedhas,</text:p>
      <text:p text:style-name="P1"><text:soft-page-break/>FSS: spern y teg dhymm ha spedhas,</text:p>
      <text:p text:style-name="P1"/>
      <text:p text:style-name="P1">KK: ha'n erbys a'n keth dor na</text:p>
      <text:p text:style-name="P1">FSS: ha'n erbys a'n keth dor na</text:p>
      <text:p text:style-name="P1"/>
      <text:p text:style-name="P1">KK: ty a dheber yn dha hwys</text:p>
      <text:p text:style-name="P1">FSS: ty a dheber yn dha hwys</text:p>
      <text:p text:style-name="P1"/>
      <text:p text:style-name="P1">KK: dhe'th vara, pur wir nevra,</text:p>
      <text:p text:style-name="P1">FSS: dhe'th vara, pur wir nevra,</text:p>
      <text:p text:style-name="P1"/>
      <text:p text:style-name="P1">KK: erna ves arta treylys.</text:p>
      <text:p text:style-name="P1">FSS: erna ves arta treylys.</text:p>
      <text:p text:style-name="P1"/>
      <text:p text:style-name="P1">KK: An keth dor kyns a wruga.</text:p>
      <text:p text:style-name="P1">FSS: An keth dor kyns a wruga.</text:p>
      <text:p text:style-name="P1"/>
      <text:p text:style-name="P1">KK: A dhoust omma y feus gwrys,</text:p>
      <text:p text:style-name="P1">FSS: A dhoust omma y feus gwrys,</text:p>
      <text:p text:style-name="P1"/>
      <text:p text:style-name="P1">KK: ha dhe dhoust yth edh arta.</text:p>
      <text:p text:style-name="P1">FSS: ha dhe dhoust yth edh art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ha vodh re bo kollenwys,</text:p>
      <text:p text:style-name="P1">FSS: Dha vodh re bo kollenwys,</text:p>
      <text:p text:style-name="P1"><text:soft-page-break/></text:p>
      <text:p text:style-name="P1">KK: Arloedh Nev ha'n Bys keffrys.</text:p>
      <text:p text:style-name="P1">FSS: Arlodh Nev ha'n Bys keffrys.</text:p>
      <text:p text:style-name="P1"/>
      <text:p text:style-name="P1">KK: My a yll bos lowenhes,</text:p>
      <text:p text:style-name="P1">FSS: My a yll bos lowenhes,</text:p>
      <text:p text:style-name="P1"/>
      <text:p text:style-name="P1">KK: kyns es bos diwedh an bys,</text:p>
      <text:p text:style-name="P1">FSS: kyns es bos diwedh an bys,</text:p>
      <text:p text:style-name="P1"/>
      <text:p text:style-name="P1">KK: kavoes an Oyl a Versi.</text:p>
      <text:p text:style-name="P1">FSS: kavos an Oyl a Verci.</text:p>
      <text:p text:style-name="P1"/>
      <text:p text:style-name="P1">KK: Kynth yw paynys ow kortos</text:p>
      <text:p text:style-name="P1">FSS: Kynth yw paynys ow kortos</text:p>
      <text:p text:style-name="P1"/>
      <text:p text:style-name="P1">KK: yn ifarn yn neb plas,</text:p>
      <text:p text:style-name="P1">FSS: yn ifarn yn neb plas,</text:p>
      <text:p text:style-name="P1"/>
      <text:p text:style-name="P1">KK: ni yw neb a'n dendilas</text:p>
      <text:p text:style-name="P1">FSS: ni yw neb a'n dendilas</text:p>
      <text:p text:style-name="P1"/>
      <text:p text:style-name="P1">KK: drefenn an difenn terri.</text:p>
      <text:p text:style-name="P1">FSS: drefen an difen terri.</text:p>
      <text:p text:style-name="P1"/>
      <text:p text:style-name="P1">KK:</text:p>
      <text:p text:style-name="P1">FSS:</text:p>
      <text:p text:style-name="P1"/>
      <text:p text:style-name="P1">KK: Mighal, yskynnewgh, el splann,</text:p>
      <text:p text:style-name="P1">FSS: Mighal, yskennewgh, el splann,</text:p>
      <text:p text:style-name="P1"/>
      <text:p text:style-name="P1">KK: helghyewgh Adam gans kledha dan,</text:p>
      <text:p text:style-name="P1">FSS: helghyewgh Adam gans kledha dan,</text:p>
      <text:p text:style-name="P1"/>
      <text:p text:style-name="P1"><text:soft-page-break/>KK: ha'y wreg, mes a baradhis.</text:p>
      <text:p text:style-name="P1">FSS: ha'y wreg, mes a baradhis.</text:p>
      <text:p text:style-name="P1"/>
      <text:p text:style-name="P1">KK: Ha dew gweth dhedha gwra doen,</text:p>
      <text:p text:style-name="P1">FSS: Ha dew gweth dhedha gwra doon,</text:p>
      <text:p text:style-name="P1"/>
      <text:p text:style-name="P1">KK: dh'aga hudha pub seson,</text:p>
      <text:p text:style-name="P1">FSS: dh'aga hudha pub seson,</text:p>
      <text:p text:style-name="P1"/>
      <text:p text:style-name="P1">KK: aga noetha na vo gwelys.</text:p>
      <text:p text:style-name="P1">FSS: aga notha na vo gwelys.</text:p>
      <text:p text:style-name="P1"/>
      <text:p text:style-name="P1">KK:</text:p>
      <text:p text:style-name="P1">FSS:</text:p>
      <text:p text:style-name="P1"/>
      <text:p text:style-name="P1">KK: Arloedh, my a wra henna.</text:p>
      <text:p text:style-name="P1">FSS: Arlodh, my a wra henna.</text:p>
      <text:p text:style-name="P1"/>
      <text:p text:style-name="P1">KK: Parys yw genev pub tra</text:p>
      <text:p text:style-name="P1">FSS: Parys yw genev pub tra</text:p>
      <text:p text:style-name="P1"/>
      <text:p text:style-name="P1">KK: dhe vos dhedha alemma.</text:p>
      <text:p text:style-name="P1">FSS: dhe vos dhedha alem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ke yn-mes a'n wlas,</text:p>
      <text:p text:style-name="P1">FSS: Adam, ke en-mes a'n wlas,</text:p>
      <text:p text:style-name="P1"/>
      <text:p text:style-name="P1">KK: dhe gres an bys dhe vywa;</text:p>
      <text:p text:style-name="P1"><text:soft-page-break/>FSS: dhe gres an bys dhe vywa;</text:p>
      <text:p text:style-name="P1"/>
      <text:p text:style-name="P1">KK: ty dha honan dhe balas,</text:p>
      <text:p text:style-name="P1">FSS: ty dha honan dhe balas,</text:p>
      <text:p text:style-name="P1"/>
      <text:p text:style-name="P1">KK: dha wreg genes dhe nedha.</text:p>
      <text:p text:style-name="P1">FSS: dha wreg genes dhe nedh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ottomma dillas,</text:p>
      <text:p text:style-name="P1">FSS: Adam, ottomma dillas,</text:p>
      <text:p text:style-name="P1"/>
      <text:p text:style-name="P1">KK: hag Eva, dh'agas kwetha.</text:p>
      <text:p text:style-name="P1">FSS: hag Eva, dh'agas kwetha.</text:p>
      <text:p text:style-name="P1"/>
      <text:p text:style-name="P1">KK: Fistenewgh, bedhens gwiskys.</text:p>
      <text:p text:style-name="P1">FSS: Fistenewgh, bedhens gwiskys.</text:p>
      <text:p text:style-name="P1"/>
      <text:p text:style-name="P1">KK: Fistenewgh troha'n daras,</text:p>
      <text:p text:style-name="P1">FSS: Fistenewgh troha'n daras,</text:p>
      <text:p text:style-name="P1"/>
      <text:p text:style-name="P1">KK: rag omma ny wrewgh triga.</text:p>
      <text:p text:style-name="P1">FSS: rag omma ny wrewgh triga.</text:p>
      <text:p text:style-name="P1"/>
      <text:p text:style-name="P1">KK: Agas toulys dhe balas,</text:p>
      <text:p text:style-name="P1">FSS: Agas toulys dhe balas,</text:p>
      <text:p text:style-name="P1"><text:soft-page-break/></text:p>
      <text:p text:style-name="P1">KK: ha'gas pygans dhe nedha</text:p>
      <text:p text:style-name="P1">FSS: ha'gas pygans dhe nedha</text:p>
      <text:p text:style-name="P1"/>
      <text:p text:style-name="P1">KK: ottens parys.</text:p>
      <text:p text:style-name="P1">FSS: ottens parys.</text:p>
      <text:p text:style-name="P1"/>
      <text:p text:style-name="P1">KK:</text:p>
      <text:p text:style-name="P1">FSS:</text:p>
      <text:p text:style-name="P1"/>
      <text:p text:style-name="P1">KK: My yw kannas Dyw, Ankow,</text:p>
      <text:p text:style-name="P1">FSS: My yw kannas Duw, Ankow,</text:p>
      <text:p text:style-name="P1"/>
      <text:p text:style-name="P1">KK: omma dredho apoyntys.</text:p>
      <text:p text:style-name="P1">FSS: omma dredho apoyntys.</text:p>
      <text:p text:style-name="P1"/>
      <text:p text:style-name="P1">KK: Rag terri gor'mynnadow</text:p>
      <text:p text:style-name="P1">FSS: Rag terri gor'mynnadow</text:p>
      <text:p text:style-name="P1"/>
      <text:p text:style-name="P1">KK: dhe Adam gans Dyw or'nys,</text:p>
      <text:p text:style-name="P1">FSS: dhe Adam gans Duw or'nys,</text:p>
      <text:p text:style-name="P1"/>
      <text:p text:style-name="P1">KK: ev a verow, ha'y yssew.</text:p>
      <text:p text:style-name="P1">FSS: ev a verow, ha'y essew.</text:p>
      <text:p text:style-name="P1"/>
      <text:p text:style-name="P1">KK: Yndella yth yw 'poyntys</text:p>
      <text:p text:style-name="P1">FSS: Yndella yth yw 'poyntys</text:p>
      <text:p text:style-name="P1"/>
      <text:p text:style-name="P1">KK: dhe vyns a vywo y'n bys</text:p>
      <text:p text:style-name="P1">FSS: dhe vyns a vywo y'n bys</text:p>
      <text:p text:style-name="P1"/>
      <text:p text:style-name="P1">KK: my dhe ladha gans ow gyw.</text:p>
      <text:p text:style-name="P1">FSS: my dhe ladha gans ow guw.</text:p>
      <text:p text:style-name="P1"/>
      <text:p text:style-name="P1"><text:soft-page-break/>KK: Adam na Eva peggha</text:p>
      <text:p text:style-name="P1">FSS: Adam na Eva peggha</text:p>
      <text:p text:style-name="P1"/>
      <text:p text:style-name="P1">KK: ha difenn an Tas terri,</text:p>
      <text:p text:style-name="P1">FSS: ha difen an Tas terri,</text:p>
      <text:p text:style-name="P1"/>
      <text:p text:style-name="P1">KK: mernans ny wrussens tastya</text:p>
      <text:p text:style-name="P1">FSS: mernans ny wrussens tastya</text:p>
      <text:p text:style-name="P1"/>
      <text:p text:style-name="P1">KK: mes yn plesour vynari</text:p>
      <text:p text:style-name="P1">FSS: mes yn plesour vynari</text:p>
      <text:p text:style-name="P1"/>
      <text:p text:style-name="P1">KK: i a wrussa prest bywa.</text:p>
      <text:p text:style-name="P1">FSS: i a wrussa prest bywa.</text:p>
      <text:p text:style-name="P1"/>
      <text:p text:style-name="P1">KK: Omma ev yth o 'poyntys</text:p>
      <text:p text:style-name="P1">FSS: Omma ev yth o 'poyntys</text:p>
      <text:p text:style-name="P1"/>
      <text:p text:style-name="P1">KK: chyf warden war baradhis,</text:p>
      <text:p text:style-name="P1">FSS: chif warden war baradhis,</text:p>
      <text:p text:style-name="P1"/>
      <text:p text:style-name="P1">KK: ha der begh ha kovaytys</text:p>
      <text:p text:style-name="P1">FSS: ha der begh ha kovaytys</text:p>
      <text:p text:style-name="P1"/>
      <text:p text:style-name="P1">KK: oll y joy yth yw kellys,</text:p>
      <text:p text:style-name="P1">FSS: oll y joy yth yw kellys,</text:p>
      <text:p text:style-name="P1"/>
      <text:p text:style-name="P1">KK: may fedha paynys ragdho.</text:p>
      <text:p text:style-name="P1">FSS: may fedha paynys ragdho.</text:p>
      <text:p text:style-name="P1"/>
      <text:p text:style-name="P1">KK: Gans an jowl y fons toellys</text:p>
      <text:p text:style-name="P1">FSS: Gans an jowl y fons tollys</text:p>
      <text:p text:style-name="P1"/>
      <text:p text:style-name="P1">KK: der an serpont milligys,</text:p>
      <text:p text:style-name="P1"><text:soft-page-break/>FSS: der an serpont milligys,</text:p>
      <text:p text:style-name="P1"/>
      <text:p text:style-name="P1">KK: dell welsowgh warbarth omma.</text:p>
      <text:p text:style-name="P1">FSS: dell welsowgh warbarth om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enna yth yw truedh bras,</text:p>
      <text:p text:style-name="P1">FSS: Henna yth yw truedh bras,</text:p>
      <text:p text:style-name="P1"/>
      <text:p text:style-name="P1">KK: der <text:s/>an serpont milligys</text:p>
      <text:p text:style-name="P1">FSS: der an serpont milligys</text:p>
      <text:p text:style-name="P1"/>
      <text:p text:style-name="P1">KK: ni dhe vones mar wokki</text:p>
      <text:p text:style-name="P1">FSS: ni dhe vones mar wokki</text:p>
      <text:p text:style-name="P1"/>
      <text:p text:style-name="P1">KK: mayth yw kellys dhyn an plas</text:p>
      <text:p text:style-name="P1">FSS: mayth yw kellys dhyn an plas</text:p>
      <text:p text:style-name="P1"/>
      <text:p text:style-name="P1">KK: o or'nys dhyn, leun a joy,</text:p>
      <text:p text:style-name="P1">FSS: o or'nys dhyn, leun a joy,</text:p>
      <text:p text:style-name="P1"/>
      <text:p text:style-name="P1">KK: dhe vywa omma nevra.</text:p>
      <text:p text:style-name="P1">FSS: dhe vywa omma nevra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Lemmyn, Eva ow fries,</text:p>
      <text:p text:style-name="P1">FSS: Lemmyn, Eva ow fries,</text:p>
      <text:p text:style-name="P1"/>
      <text:p text:style-name="P1">KK: henna yth o dha foli jy.</text:p>
      <text:p text:style-name="P1">FSS: henna yth o dha foli jy.</text:p>
      <text:p text:style-name="P1"/>
      <text:p text:style-name="P1">KK: Rakhenna paynys pur vras</text:p>
      <text:p text:style-name="P1">FSS: Rakhenna paynys pur vras</text:p>
      <text:p text:style-name="P1"/>
      <text:p text:style-name="P1">KK: yma or'nys ragon ni,</text:p>
      <text:p text:style-name="P1">FSS: yma or'nys ragon ni,</text:p>
      <text:p text:style-name="P1"/>
      <text:p text:style-name="P1">KK: may hyllyn kyni dredha</text:p>
      <text:p text:style-name="P1">FSS: may hyllyn kyni dredha</text:p>
      <text:p text:style-name="P1"/>
      <text:p text:style-name="P1">KK:</text:p>
      <text:p text:style-name="P1">FSS:</text:p>
      <text:p text:style-name="P1"/>
      <text:p text:style-name="P1">KK: My ny wodhyen gul dhodho.</text:p>
      <text:p text:style-name="P1">FSS: My ny wodhyen gul dhodho.</text:p>
      <text:p text:style-name="P1"/>
      <text:p text:style-name="P1">KK: Kemmys geryow teg a'm prev.</text:p>
      <text:p text:style-name="P1">FSS: Kemmys geryow teg a'm prev.</text:p>
      <text:p text:style-name="P1"/>
      <text:p text:style-name="P1">KK: Der henna, war ow ena,</text:p>
      <text:p text:style-name="P1">FSS: Der henna, war ow ena,</text:p>
      <text:p text:style-name="P1"/>
      <text:p text:style-name="P1">KK: my a sopposyas el nev</text:p>
      <text:p text:style-name="P1">FSS: my a sopposyas el nev</text:p>
      <text:p text:style-name="P1"/>
      <text:p text:style-name="P1"><text:soft-page-break/>KK: yth ova dannvenys dhymm.</text:p>
      <text:p text:style-name="P1">FSS: yth ova danvenys dhymm.</text:p>
      <text:p text:style-name="P1"/>
      <text:p text:style-name="P1">KK: Syrra, kyn foma kregys,</text:p>
      <text:p text:style-name="P1">FSS: Serra, kyn foma kregys,</text:p>
      <text:p text:style-name="P1"/>
      <text:p text:style-name="P1">KK: y flattering o mar loryus</text:p>
      <text:p text:style-name="P1">FSS: y flattering o mar loryus</text:p>
      <text:p text:style-name="P1"/>
      <text:p text:style-name="P1">KK: ny wodhyen guthyl nahen</text:p>
      <text:p text:style-name="P1">FSS: ny wodhyen guthyl nahen</text:p>
      <text:p text:style-name="P1"/>
      <text:p text:style-name="P1">KK: re'm lel lowta.</text:p>
      <text:p text:style-name="P1">FSS: re'm lel lowta.</text:p>
      <text:p text:style-name="P1"/>
      <text:p text:style-name="P1">KK:</text:p>
      <text:p text:style-name="P1">FSS:</text:p>
      <text:p text:style-name="P1"/>
      <text:p text:style-name="P1">KK: A, soweth, ty dhe grysi</text:p>
      <text:p text:style-name="P1">FSS: A, soweth, ty dhe grysi</text:p>
      <text:p text:style-name="P1"/>
      <text:p text:style-name="P1">KK: dhe'n jowl bras ha'y anfeusi!</text:p>
      <text:p text:style-name="P1">FSS: dhe'n jowl bras ha'y anfeusi!</text:p>
      <text:p text:style-name="P1"/>
      <text:p text:style-name="P1">KK: Rag yth o ev re wili</text:p>
      <text:p text:style-name="P1">FSS: Rag yth o ev re wili</text:p>
      <text:p text:style-name="P1"/>
      <text:p text:style-name="P1">KK: pan edh y'n serpont a-ji</text:p>
      <text:p text:style-name="P1">FSS: pan edh y'n serpont a-ji</text:p>
      <text:p text:style-name="P1"/>
      <text:p text:style-name="P1">KK: rag dha doella.</text:p>
      <text:p text:style-name="P1">FSS: rag dha dolla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A-ban oma kowl diglos</text:p>
      <text:p text:style-name="P1">FSS: A-ban oma kowl diglos</text:p>
      <text:p text:style-name="P1"/>
      <text:p text:style-name="P1">KK: hag a baradhis helghys,</text:p>
      <text:p text:style-name="P1">FSS: hag a baradhis helghys,</text:p>
      <text:p text:style-name="P1"/>
      <text:p text:style-name="P1">KK: my a vynn dalleth palas</text:p>
      <text:p text:style-name="P1">FSS: my a vynn dalleth palas</text:p>
      <text:p text:style-name="P1"/>
      <text:p text:style-name="P1">KK: rag kavoes sosten ha boes</text:p>
      <text:p text:style-name="P1">FSS: rag kavos sosten ha boos</text:p>
      <text:p text:style-name="P1"/>
      <text:p text:style-name="P1">KK: dhymmo vy ha dhe'n fleghes,</text:p>
      <text:p text:style-name="P1">FSS: dhemmo vy ha dhe'n fleghes,</text:p>
      <text:p text:style-name="P1"/>
      <text:p text:style-name="P1">KK: hag aparel a dhillas.</text:p>
      <text:p text:style-name="P1">FSS: hag aparel a dhillas.</text:p>
      <text:p text:style-name="P1"/>
      <text:p text:style-name="P1">KK:</text:p>
      <text:p text:style-name="P1">FSS:</text:p>
      <text:p text:style-name="P1"/>
      <text:p text:style-name="P1">KK: Ynwedh my a vynn nedha,</text:p>
      <text:p text:style-name="P1">FSS: Ynwedh my a vynn nedha,</text:p>
      <text:p text:style-name="P1"/>
      <text:p text:style-name="P1">KK: rag gul dillas dhe'm kudha</text:p>
      <text:p text:style-name="P1">FSS: rag gul dillas dhe'm kudha</text:p>
      <text:p text:style-name="P1"/>
      <text:p text:style-name="P1">KK: ha dhe'm fleghes eus genys.</text:p>
      <text:p text:style-name="P1">FSS: ha dhe'm fleghes eus genys.</text:p>
      <text:p text:style-name="P1"><text:soft-page-break/></text:p>
      <text:p text:style-name="P1">KK:</text:p>
      <text:p text:style-name="P1">FSS:</text:p>
      <text:p text:style-name="P1"/>
      <text:p text:style-name="P1">KK: Ellas, gwev pan ova genys,</text:p>
      <text:p text:style-name="P1">FSS: Ellas, gwev pan ova genys,</text:p>
      <text:p text:style-name="P1"/>
      <text:p text:style-name="P1">KK: ow terri gor'mynnadow Dyw!</text:p>
      <text:p text:style-name="P1">FSS: ow terri gor'mynnadow Duw!</text:p>
      <text:p text:style-name="P1"/>
      <text:p text:style-name="P1">KK: Helghys on a baradhis</text:p>
      <text:p text:style-name="P1">FSS: Helghys on a baradhis</text:p>
      <text:p text:style-name="P1"/>
      <text:p text:style-name="P1">KK: dhe'n norvys, er agan gew.</text:p>
      <text:p text:style-name="P1">FSS: dhe'n norvys, er agan gew.</text:p>
      <text:p text:style-name="P1"/>
      <text:p text:style-name="P1">KK: Tra vydholl a wrella les</text:p>
      <text:p text:style-name="P1">FSS: Tra vydholl a wrella les</text:p>
      <text:p text:style-name="P1"/>
      <text:p text:style-name="P1">KK: ny gavav omma neb tu,</text:p>
      <text:p text:style-name="P1">FSS: ny gavav omma neb tu,</text:p>
      <text:p text:style-name="P1"/>
      <text:p text:style-name="P1">KK: na sosten, moy es bestes.</text:p>
      <text:p text:style-name="P1">FSS: na sosten, moy es bestes.</text:p>
      <text:p text:style-name="P1"/>
      <text:p text:style-name="P1">KK: Fatell wren omwitha byw?</text:p>
      <text:p text:style-name="P1">FSS: Fatel wren omwitha byw?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 Nyns yw hemma paradhis,</text:p>
      <text:p text:style-name="P1">FSS: Nyns yw hemma paradhis,</text:p>
      <text:p text:style-name="P1"/>
      <text:p text:style-name="P1">KK: a, nag yw, Adam, nag yw!</text:p>
      <text:p text:style-name="P1">FSS: a, nag yw, Adam, nag yw!</text:p>
      <text:p text:style-name="P1"/>
      <text:p text:style-name="P1">KK: Ena yth esa flourys</text:p>
      <text:p text:style-name="P1">FSS: Ena yth esa flourys</text:p>
      <text:p text:style-name="P1"/>
      <text:p text:style-name="P1">KK: ha frutys, teg aga liw,</text:p>
      <text:p text:style-name="P1">FSS: ha frutys, teg aga liw,</text:p>
      <text:p text:style-name="P1"/>
      <text:p text:style-name="P1">KK: dh'agan maga,</text:p>
      <text:p text:style-name="P1">FSS: dh'agan maga,</text:p>
      <text:p text:style-name="P1"/>
      <text:p text:style-name="P1">KK: orta mires pan wrellen.</text:p>
      <text:p text:style-name="P1">FSS: orta mires pan wrellen.</text:p>
      <text:p text:style-name="P1"/>
      <text:p text:style-name="P1">KK: Chanjyes yw an rewl lemmyn;</text:p>
      <text:p text:style-name="P1">FSS: Chanjyes yw an rewl lemmyn;</text:p>
      <text:p text:style-name="P1"/>
      <text:p text:style-name="P1">KK: ellas orth an pryv koela!</text:p>
      <text:p text:style-name="P1">FSS: ellas orth an pryv kola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ew vab yma dhymm genys,</text:p>
      <text:p text:style-name="P1">FSS: Dew vab yma dhymm genys,</text:p>
      <text:p text:style-name="P1"/>
      <text:p text:style-name="P1">KK: ha tevys yth yns dhe dus.</text:p>
      <text:p text:style-name="P1">FSS: ha tevys yth yns dhe dus.</text:p>
      <text:p text:style-name="P1"/>
      <text:p text:style-name="P1">KK: Hwi oll a's gwel.</text:p>
      <text:p text:style-name="P1">FSS: Hwi oll a's gwel.</text:p>
      <text:p text:style-name="P1"/>
      <text:p text:style-name="P1">KK: Kaym yth yw ow mab kottha,</text:p>
      <text:p text:style-name="P1">FSS: Kaym yth yw ow mab kottha,</text:p>
      <text:p text:style-name="P1"/>
      <text:p text:style-name="P1">KK: Abel yw ow mab yonka,</text:p>
      <text:p text:style-name="P1">FSS: Abel yw ow mab yonka,</text:p>
      <text:p text:style-name="P1"/>
      <text:p text:style-name="P1">KK: fleghes uvel ha jentyl.</text:p>
      <text:p text:style-name="P1">FSS: fleghes uvel ha jentyl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 My a vynn dhy'hwi 'poyntya</text:p>
      <text:p text:style-name="P1">FSS: My a vynn dhy'hwi 'poyntya</text:p>
      <text:p text:style-name="P1"/>
      <text:p text:style-name="P1">KK: servis dhe'n eyl ha'y gila,</text:p>
      <text:p text:style-name="P1">FSS: servis dhe'n eyl ha'y gila,</text:p>
      <text:p text:style-name="P1"/>
      <text:p text:style-name="P1">KK: rag rewlya ys ha chatel.</text:p>
      <text:p text:style-name="P1">FSS: rag rewlya ys ha chatel.</text:p>
      <text:p text:style-name="P1"/>
      <text:p text:style-name="P1">KK: Kaym, dha jarj jy a vydh</text:p>
      <text:p text:style-name="P1">FSS: Kaym, dha jarj jy a vydh</text:p>
      <text:p text:style-name="P1"/>
      <text:p text:style-name="P1">KK: war gergh, barlys ha gwaneth,</text:p>
      <text:p text:style-name="P1">FSS: war gergh, barlys ha gwaneth,</text:p>
      <text:p text:style-name="P1"/>
      <text:p text:style-name="P1">KK: dhe wuthyl an dega lel</text:p>
      <text:p text:style-name="P1">FSS: dhe wuthyl an dega lel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g Abel, an oblashyon</text:p>
      <text:p text:style-name="P1">FSS: hag Abel, an oblashyon</text:p>
      <text:p text:style-name="P1"/>
      <text:p text:style-name="P1">KK: war an bestes ha'n oghen,</text:p>
      <text:p text:style-name="P1">FSS: war an bestes ha'n oghen,</text:p>
      <text:p text:style-name="P1"/>
      <text:p text:style-name="P1">KK: ha'n devesyow oll y'n gwel.</text:p>
      <text:p text:style-name="P1">FSS: ha'n devesyow oll y'n gwel.</text:p>
      <text:p text:style-name="P1"/>
      <text:p text:style-name="P1"><text:soft-page-break/>KK: Ha pan vo res degevi</text:p>
      <text:p text:style-name="P1">FSS: Ha pan vo res degevi</text:p>
      <text:p text:style-name="P1"/>
      <text:p text:style-name="P1">KK: gorrewgh i dhe'n Mont Tabor,</text:p>
      <text:p text:style-name="P1">FSS: gorrewgh i dhe'n Mont Tabor,</text:p>
      <text:p text:style-name="P1"/>
      <text:p text:style-name="P1">KK: hag ena gwrewgh aga leski,</text:p>
      <text:p text:style-name="P1">FSS: hag ena gwrewgh aga leski,</text:p>
      <text:p text:style-name="P1"/>
      <text:p text:style-name="P1">KK: dout Dyw genowgh dhe serri</text:p>
      <text:p text:style-name="P1">FSS: dout Duw genowgh dhe serri</text:p>
      <text:p text:style-name="P1"/>
      <text:p text:style-name="P1">KK: mar ny wren oblashyon lel.</text:p>
      <text:p text:style-name="P1">FSS: mar ny wren oblashyon lel.</text:p>
      <text:p text:style-name="P1"/>
      <text:p text:style-name="P1">KK:</text:p>
      <text:p text:style-name="P1">FSS:</text:p>
      <text:p text:style-name="P1"/>
      <text:p text:style-name="P1">KK: Adam, ow thas karadow,</text:p>
      <text:p text:style-name="P1">FSS: Adam, ow thas karadow,</text:p>
      <text:p text:style-name="P1"/>
      <text:p text:style-name="P1">KK: my a wra heb falladow</text:p>
      <text:p text:style-name="P1">FSS: my a wra heb falladow</text:p>
      <text:p text:style-name="P1"/>
      <text:p text:style-name="P1">KK: dha worhemmynn yn tien.</text:p>
      <text:p text:style-name="P1">FSS: dha worhemmyn yn tien.</text:p>
      <text:p text:style-name="P1"/>
      <text:p text:style-name="P1">KK: Res yw, porres lavurya</text:p>
      <text:p text:style-name="P1">FSS: Res yw, porres lavurya</text:p>
      <text:p text:style-name="P1"/>
      <text:p text:style-name="P1">KK: ha gonis y'n bys omma</text:p>
      <text:p text:style-name="P1">FSS: ha gonis y'n bys omma</text:p>
      <text:p text:style-name="P1"/>
      <text:p text:style-name="P1">KK: dhe gavoes dhyn ni sosten.</text:p>
      <text:p text:style-name="P1"><text:soft-page-break/>FSS: dhe gavos dhyn ni sosten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os dhe'n menydh my a vynn</text:p>
      <text:p text:style-name="P1">FSS: Mos dhe'n menydh my a vynn</text:p>
      <text:p text:style-name="P1"/>
      <text:p text:style-name="P1">KK: ha gul an dega lemmyn,</text:p>
      <text:p text:style-name="P1">FSS: ha gul an dega lemmyn,</text:p>
      <text:p text:style-name="P1"/>
      <text:p text:style-name="P1">KK: ha leski homma pur glan.</text:p>
      <text:p text:style-name="P1">FSS: ha leski homma pur glan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'n degves oll a bub tra,</text:p>
      <text:p text:style-name="P1">FSS: Ha'n degves oll a bub tra,</text:p>
      <text:p text:style-name="P1"/>
      <text:p text:style-name="P1">KK: oblashyon sur anodho,</text:p>
      <text:p text:style-name="P1">FSS: oblashyon sur anodho,</text:p>
      <text:p text:style-name="P1"/>
      <text:p text:style-name="P1">KK: my a'n dyllo oll gans tan.</text:p>
      <text:p text:style-name="P1">FSS: my a'n dyllo oll gans tan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Y leski ny vynnav vy,</text:p>
      <text:p text:style-name="P1">FSS: Y leski ny vennav vy,</text:p>
      <text:p text:style-name="P1"/>
      <text:p text:style-name="P1">KK: an ys na'n frutys devri.</text:p>
      <text:p text:style-name="P1">FSS: an ys na'n frutys devri.</text:p>
      <text:p text:style-name="P1"/>
      <text:p text:style-name="P1">KK: Taw, Abel, dhymmo, penn-koeg!</text:p>
      <text:p text:style-name="P1">FSS: Taw, Abel, dhemmo, penn-kog!</text:p>
      <text:p text:style-name="P1"/>
      <text:p text:style-name="P1">KK: My a guntell dreyn ha spern</text:p>
      <text:p text:style-name="P1">FSS: My a guntell dreyn ha spern</text:p>
      <text:p text:style-name="P1"/>
      <text:p text:style-name="P1">KK: ha glos dhe leski heb bern,</text:p>
      <text:p text:style-name="P1">FSS: ha glos dhe leski heb bern,</text:p>
      <text:p text:style-name="P1"/>
      <text:p text:style-name="P1">KK: hag a wra bush bras a vog.</text:p>
      <text:p text:style-name="P1">FSS: hag a wra bush bras a vog.</text:p>
      <text:p text:style-name="P1"/>
      <text:p text:style-name="P1">KK:</text:p>
      <text:p text:style-name="P1">FSS:</text:p>
      <text:p text:style-name="P1"/>
      <text:p text:style-name="P1">KK: Kaym, nyns yw henna gwrys 'vas.</text:p>
      <text:p text:style-name="P1">FSS: Kaym, nyns yw henna gwrys 'vas.</text:p>
      <text:p text:style-name="P1"/>
      <text:p text:style-name="P1"><text:soft-page-break/>KK: Yn gordhyans dhe Dhyw an Tas,</text:p>
      <text:p text:style-name="P1">FSS: Yn gordhyans dhe Dhuw an Tas,</text:p>
      <text:p text:style-name="P1"/>
      <text:p text:style-name="P1">KK: gwren agan sakrifis lel.</text:p>
      <text:p text:style-name="P1">FSS: gwren agan sakrifis lel.</text:p>
      <text:p text:style-name="P1"/>
      <text:p text:style-name="P1">KK: Dyw a dhervynn bos gordhys</text:p>
      <text:p text:style-name="P1">FSS: Duw a dhervyn bos gordhys</text:p>
      <text:p text:style-name="P1"/>
      <text:p text:style-name="P1">KK: gans an gwella frut pub prys.</text:p>
      <text:p text:style-name="P1">FSS: gans an gwella frut pub prys.</text:p>
      <text:p text:style-name="P1"/>
      <text:p text:style-name="P1">KK: My a'n gwra, awos merwel.</text:p>
      <text:p text:style-name="P1">FSS: My a'n gwra, awos merwel.</text:p>
      <text:p text:style-name="P1"/>
      <text:p text:style-name="P1">KK: Kaym, ow broder,</text:p>
      <text:p text:style-name="P1">FSS: Kaym, ow broder,</text:p>
      <text:p text:style-name="P1"/>
      <text:p text:style-name="P1">KK: mir ha preder.</text:p>
      <text:p text:style-name="P1">FSS: mir ha preder.</text:p>
      <text:p text:style-name="P1"/>
      <text:p text:style-name="P1">KK: Hemma yw mog hweg.</text:p>
      <text:p text:style-name="P1">FSS: Hemma yw mog hweg.</text:p>
      <text:p text:style-name="P1"/>
      <text:p text:style-name="P1">KK:</text:p>
      <text:p text:style-name="P1">FSS:</text:p>
      <text:p text:style-name="P1"/>
      <text:p text:style-name="P1">KK: Taw, dhe'th kregi!</text:p>
      <text:p text:style-name="P1">FSS: Taw, dhe'th kregi!</text:p>
      <text:p text:style-name="P1"/>
      <text:p text:style-name="P1">KK: Hemma yw gwell devri</text:p>
      <text:p text:style-name="P1">FSS: Hemma yw gwell devri</text:p>
      <text:p text:style-name="P1"/>
      <text:p text:style-name="P1">KK: ty fol krodhek.</text:p>
      <text:p text:style-name="P1"><text:soft-page-break/>FSS: ty fol krodhek.</text:p>
      <text:p text:style-name="P1"/>
      <text:p text:style-name="P1">KK:</text:p>
      <text:p text:style-name="P1">FSS:</text:p>
      <text:p text:style-name="P1"/>
      <text:p text:style-name="P1">KK: Ny yll bos,</text:p>
      <text:p text:style-name="P1">FSS: Ny yll bos,</text:p>
      <text:p text:style-name="P1"/>
      <text:p text:style-name="P1">KK: pan wredh gans glos</text:p>
      <text:p text:style-name="P1">FSS: pan wredh gans glos</text:p>
      <text:p text:style-name="P1"/>
      <text:p text:style-name="P1">KK: dha sakrifis.</text:p>
      <text:p text:style-name="P1">FSS: dha sakrifis.</text:p>
      <text:p text:style-name="P1"/>
      <text:p text:style-name="P1">KK:</text:p>
      <text:p text:style-name="P1">FSS:</text:p>
      <text:p text:style-name="P1"/>
      <text:p text:style-name="P1">KK: Re Dhyw a'm ros,</text:p>
      <text:p text:style-name="P1">FSS: Re Dhuw a'm ros,</text:p>
      <text:p text:style-name="P1"/>
      <text:p text:style-name="P1">KK: mynnsen dha vos</text:p>
      <text:p text:style-name="P1">FSS: mynnsen dha vos</text:p>
      <text:p text:style-name="P1"/>
      <text:p text:style-name="P1">KK: ughel kregys!</text:p>
      <text:p text:style-name="P1">FSS: ughel kregys!</text:p>
      <text:p text:style-name="P1"/>
      <text:p text:style-name="P1">KK: Rag erya, sur er ow fynn,</text:p>
      <text:p text:style-name="P1">FSS: Rag erya, sur er ow fynn,</text:p>
      <text:p text:style-name="P1"/>
      <text:p text:style-name="P1">KK: my a'th wysk, harlot jowdyn,</text:p>
      <text:p text:style-name="P1">FSS: my a'th wysk, harlot jowdyn,</text:p>
      <text:p text:style-name="P1"/>
      <text:p text:style-name="P1">KK: mayth omhwelli dhe'th kilbenn!</text:p>
      <text:p text:style-name="P1">FSS: mayth omhwelli dhe'th kilben!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Kemmer henna,</text:p>
      <text:p text:style-name="P1">FSS: Kemmer henna,</text:p>
      <text:p text:style-name="P1"/>
      <text:p text:style-name="P1">KK: ty blos adla,</text:p>
      <text:p text:style-name="P1">FSS: ty blos adla,</text:p>
      <text:p text:style-name="P1"/>
      <text:p text:style-name="P1">KK: war an challa</text:p>
      <text:p text:style-name="P1">FSS: war an challa</text:p>
      <text:p text:style-name="P1"/>
      <text:p text:style-name="P1">KK: gans eskern an challa!</text:p>
      <text:p text:style-name="P1">FSS: gans eskern an challa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 tru, ellas!</text:p>
      <text:p text:style-name="P1">FSS: A tru, ellas!</text:p>
      <text:p text:style-name="P1"/>
      <text:p text:style-name="P1">KK: Ty re'm ladhas,</text:p>
      <text:p text:style-name="P1">FSS: Ty re'm ladhas,</text:p>
      <text:p text:style-name="P1"/>
      <text:p text:style-name="P1"><text:soft-page-break/>KK: Kaym, ow broder.</text:p>
      <text:p text:style-name="P1">FSS: Kaym, ow broder.</text:p>
      <text:p text:style-name="P1"/>
      <text:p text:style-name="P1">KK: Y'n bys ma rag dha wrians</text:p>
      <text:p text:style-name="P1">FSS: Y'n bys ma rag dha wrians</text:p>
      <text:p text:style-name="P1"/>
      <text:p text:style-name="P1">KK: ty a berth sur gessydhyans;</text:p>
      <text:p text:style-name="P1">FSS: ty a berth sur gessydhyans;</text:p>
      <text:p text:style-name="P1"/>
      <text:p text:style-name="P1">KK: ken na breder.</text:p>
      <text:p text:style-name="P1">FSS: ken na breder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Otta marow, horsen chorl!</text:p>
      <text:p text:style-name="P1">FSS: Otta marow, horsen chorl!</text:p>
      <text:p text:style-name="P1"/>
      <text:p text:style-name="P1">KK: Ny vynnav bos kontrolys.</text:p>
      <text:p text:style-name="P1">FSS: Ny vennav bos kontrolys.</text:p>
      <text:p text:style-name="P1"/>
      <text:p text:style-name="P1">KK: He is now rid out of the world.</text:p>
      <text:p text:style-name="P1">FSS: He is now rid out of the world.</text:p>
      <text:p text:style-name="P1"/>
      <text:p text:style-name="P1">KK: Y fynnsen y vos kudhys</text:p>
      <text:p text:style-name="P1">FSS: Y fynnsen y vos kudhys</text:p>
      <text:p text:style-name="P1"/>
      <text:p text:style-name="P1">KK: yn neb toll ke.</text:p>
      <text:p text:style-name="P1"><text:soft-page-break/>FSS: yn neb toll ke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 gwas a vynnsa leski</text:p>
      <text:p text:style-name="P1">FSS: An gwas a vynnsa leski</text:p>
      <text:p text:style-name="P1"/>
      <text:p text:style-name="P1">KK: agan ysow, yn tevri.</text:p>
      <text:p text:style-name="P1">FSS: agan ysow, yn tevri.</text:p>
      <text:p text:style-name="P1"/>
      <text:p text:style-name="P1">KK: Ni yllyn perthi henna.</text:p>
      <text:p text:style-name="P1">FSS: Ni yllyn perthi henna.</text:p>
      <text:p text:style-name="P1"/>
      <text:p text:style-name="P1">KK: Dhe Dhyw nyns eus edhomm vydh</text:p>
      <text:p text:style-name="P1">FSS: Dhe Dhuw nyns eus edhom vydh</text:p>
      <text:p text:style-name="P1"/>
      <text:p text:style-name="P1">KK: awos kavoes agan pyth,</text:p>
      <text:p text:style-name="P1">FSS: awos kavos agan pyth,</text:p>
      <text:p text:style-name="P1"/>
      <text:p text:style-name="P1">KK: my a woer gwir.</text:p>
      <text:p text:style-name="P1">FSS: my a wor gwir.</text:p>
      <text:p text:style-name="P1"/>
      <text:p text:style-name="P1">KK: Ow thas, kyn fo-va serrys</text:p>
      <text:p text:style-name="P1">FSS: Ow thas, kyn fo-va serrys</text:p>
      <text:p text:style-name="P1"/>
      <text:p text:style-name="P1">KK: pan glywo an nowedhys</text:p>
      <text:p text:style-name="P1">FSS: pan glywo an nowedhys</text:p>
      <text:p text:style-name="P1"/>
      <text:p text:style-name="P1">KK: y vos ledhys, my, yw er,</text:p>
      <text:p text:style-name="P1">FSS: y vos ledhys, my, yw er,</text:p>
      <text:p text:style-name="P1"><text:soft-page-break/></text:p>
      <text:p text:style-name="P1">KK: ny synsav poynt.</text:p>
      <text:p text:style-name="P1">FSS: ny sensav poynt.</text:p>
      <text:p text:style-name="P1"/>
      <text:p text:style-name="P1">KK: Mirewgh py'mava tewlys,</text:p>
      <text:p text:style-name="P1">FSS: Mirewgh py'mava tewlys,</text:p>
      <text:p text:style-name="P1"/>
      <text:p text:style-name="P1">KK: yn kledh dhe vones pedrys!</text:p>
      <text:p text:style-name="P1">FSS: yn kledh dhe vones pedrys!</text:p>
      <text:p text:style-name="P1"/>
      <text:p text:style-name="P1">KK: Ny'm beus edrek vydh y'n bys,</text:p>
      <text:p text:style-name="P1">FSS: Ny'm beus edrek vydh y'n bys,</text:p>
      <text:p text:style-name="P1"/>
      <text:p text:style-name="P1">KK: a'w dorn kynth ywa ledhys</text:p>
      <text:p text:style-name="P1">FSS: a'w dorn kynth ywa ledhys</text:p>
      <text:p text:style-name="P1"/>
      <text:p text:style-name="P1">KK: par dell oma gwikor koynt.</text:p>
      <text:p text:style-name="P1">FSS: par dell oma gwikor koynt.</text:p>
      <text:p text:style-name="P1"/>
      <text:p text:style-name="P1">KK:</text:p>
      <text:p text:style-name="P1">FSS:</text:p>
      <text:p text:style-name="P1"/>
      <text:p text:style-name="P1">KK: Kaym, dhymmo, py'ma Abel?</text:p>
      <text:p text:style-name="P1">FSS: Kaym, dhemmo, py'ma Abel?</text:p>
      <text:p text:style-name="P1"/>
      <text:p text:style-name="P1">KK: Ow gorthybi uskis gwra.</text:p>
      <text:p text:style-name="P1">FSS: Ow gorthybi uskis gwr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 Ny wonn, Arloedh, diogel.</text:p>
      <text:p text:style-name="P1">FSS: Ny wonn, Arlodh, diogel.</text:p>
      <text:p text:style-name="P1"/>
      <text:p text:style-name="P1">KK: Henna ty a woer yn ta.</text:p>
      <text:p text:style-name="P1">FSS: Henna ty a wor yn ta.</text:p>
      <text:p text:style-name="P1"/>
      <text:p text:style-name="P1">KK: My nyns ov warden dhodho.</text:p>
      <text:p text:style-name="P1">FSS: My nyns ov warden dhodho.</text:p>
      <text:p text:style-name="P1"/>
      <text:p text:style-name="P1">KK: Perhaps, bleydh, so mote I go,</text:p>
      <text:p text:style-name="P1">FSS: Perhaps, bleydh, so mote I go,</text:p>
      <text:p text:style-name="P1"/>
      <text:p text:style-name="P1">KK: a'n ladhas pols alemma,</text:p>
      <text:p text:style-name="P1">FSS: a'n ladhas pols alemma,</text:p>
      <text:p text:style-name="P1"/>
      <text:p text:style-name="P1">KK: an harlot plos.</text:p>
      <text:p text:style-name="P1">FSS: an harlot plos.</text:p>
      <text:p text:style-name="P1"/>
      <text:p text:style-name="P1">KK: Koth yw ev hag avleythys.</text:p>
      <text:p text:style-name="P1">FSS: Koth yw ev hag avleythys.</text:p>
      <text:p text:style-name="P1"/>
      <text:p text:style-name="P1">KK: Pan na yll e omweres,</text:p>
      <text:p text:style-name="P1">FSS: Pan na yll e omweres,</text:p>
      <text:p text:style-name="P1"/>
      <text:p text:style-name="P1">KK: y vaw ny vynnav bos.</text:p>
      <text:p text:style-name="P1">FSS: y vaw ny vennav bos.</text:p>
      <text:p text:style-name="P1"/>
      <text:p text:style-name="P1">KK:</text:p>
      <text:p text:style-name="P1"><text:soft-page-break/>FSS:</text:p>
      <text:p text:style-name="P1"/>
      <text:p text:style-name="P1">KK: Otta, voys mernans Abel</text:p>
      <text:p text:style-name="P1">FSS: Otta, voys mernans Abel</text:p>
      <text:p text:style-name="P1"/>
      <text:p text:style-name="P1">KK: dha vroder, prest ow kelwel</text:p>
      <text:p text:style-name="P1">FSS: dha vroder, prest ow kelwel</text:p>
      <text:p text:style-name="P1"/>
      <text:p text:style-name="P1">KK: a'n dor warnas pub tyller.</text:p>
      <text:p text:style-name="P1">FSS: a'n dor warnas pub tyller.</text:p>
      <text:p text:style-name="P1"/>
      <text:p text:style-name="P1">KK: Milligys nevra re bi;</text:p>
      <text:p text:style-name="P1">FSS: Milligys nevra re bi;</text:p>
      <text:p text:style-name="P1"/>
      <text:p text:style-name="P1">KK: hag oll an tir a biwvi</text:p>
      <text:p text:style-name="P1">FSS: hag oll an tir a biwvi</text:p>
      <text:p text:style-name="P1"/>
      <text:p text:style-name="P1">KK: yw milligys y'th ober.</text:p>
      <text:p text:style-name="P1">FSS: yw milligys y'th ober.</text:p>
      <text:p text:style-name="P1"/>
      <text:p text:style-name="P1">KK: Frut da bynner re dhokko,</text:p>
      <text:p text:style-name="P1">FSS: Frut da benner re dhokko,</text:p>
      <text:p text:style-name="P1"/>
      <text:p text:style-name="P1">KK: na dader arall neb prys.</text:p>
      <text:p text:style-name="P1">FSS: na dader aral neb prys.</text:p>
      <text:p text:style-name="P1"/>
      <text:p text:style-name="P1">KK: Ow molleth y rov dhiso;</text:p>
      <text:p text:style-name="P1">FSS: Ow molleth y rov dhiso;</text:p>
      <text:p text:style-name="P1"/>
      <text:p text:style-name="P1">KK: molleth ow Mab ha'w Spyrys</text:p>
      <text:p text:style-name="P1">FSS: molleth ow Mab ha'w Spyrys</text:p>
      <text:p text:style-name="P1"/>
      <text:p text:style-name="P1">KK: dhiso kemmer.</text:p>
      <text:p text:style-name="P1">FSS: dhiso kemmer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ha voys, Arloedh a glywav,</text:p>
      <text:p text:style-name="P1">FSS: Dha voys, Arlodh a glywav,</text:p>
      <text:p text:style-name="P1"/>
      <text:p text:style-name="P1">KK: saw dha fas my ny welav,</text:p>
      <text:p text:style-name="P1">FSS: saw dha fas my ny welav,</text:p>
      <text:p text:style-name="P1"/>
      <text:p text:style-name="P1">KK: sur er ow gew.</text:p>
      <text:p text:style-name="P1">FSS: sur er ow gew.</text:p>
      <text:p text:style-name="P1"/>
      <text:p text:style-name="P1">KK: Moy yw ow gwann oberow</text:p>
      <text:p text:style-name="P1">FSS: Moy yw ow gwann oberow</text:p>
      <text:p text:style-name="P1"/>
      <text:p text:style-name="P1">KK: hag ynwedh ow feghosow</text:p>
      <text:p text:style-name="P1">FSS: hag ynwedh ow feghosow</text:p>
      <text:p text:style-name="P1"/>
      <text:p text:style-name="P1">KK: es dell yw dha versi, Dyw,</text:p>
      <text:p text:style-name="P1">FSS: es dell yw dha verci, Duw,</text:p>
      <text:p text:style-name="P1"/>
      <text:p text:style-name="P1">KK: dhymm dhe ava.</text:p>
      <text:p text:style-name="P1">FSS: dhymm dhe ava.</text:p>
      <text:p text:style-name="P1"/>
      <text:p text:style-name="P1"><text:soft-page-break/>KK: Lemmyn difreth ov ha gwag,</text:p>
      <text:p text:style-name="P1">FSS: Lemmyn difreth ov ha gwag,</text:p>
      <text:p text:style-name="P1"/>
      <text:p text:style-name="P1">KK: pur wir dres oll tus an bys.</text:p>
      <text:p text:style-name="P1">FSS: pur wir dres oll tus an bys.</text:p>
      <text:p text:style-name="P1"/>
      <text:p text:style-name="P1">KK: My ny wonn leverel prag</text:p>
      <text:p text:style-name="P1">FSS: My ny wonn leverel prag</text:p>
      <text:p text:style-name="P1"/>
      <text:p text:style-name="P1">KK: gans peub na vydhav ledhys</text:p>
      <text:p text:style-name="P1">FSS: gans peub na vydhav ledhys</text:p>
      <text:p text:style-name="P1"/>
      <text:p text:style-name="P1">KK: ewn rag an keth ober ma.</text:p>
      <text:p text:style-name="P1">FSS: ewn rag an keth ober ma.</text:p>
      <text:p text:style-name="P1"/>
      <text:p text:style-name="P1">KK:</text:p>
      <text:p text:style-name="P1">FSS:</text:p>
      <text:p text:style-name="P1"/>
      <text:p text:style-name="P1">KK: Kaym, na vydhydh yndella</text:p>
      <text:p text:style-name="P1">FSS: Kaym, na vydhydh yndella</text:p>
      <text:p text:style-name="P1"/>
      <text:p text:style-name="P1">KK: rag dha ladha den mar kwra</text:p>
      <text:p text:style-name="P1">FSS: rag dha ladha den mar kwra</text:p>
      <text:p text:style-name="P1"/>
      <text:p text:style-name="P1">KK: ev a'n jevydh seyth kemmys.</text:p>
      <text:p text:style-name="P1">FSS: ev a'n jevydh seyth kemm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Token warnas my a wra.</text:p>
      <text:p text:style-name="P1"><text:soft-page-break/>FSS: Token warnas my a wra.</text:p>
      <text:p text:style-name="P1"/>
      <text:p text:style-name="P1">KK: Henna gwelys pan vova</text:p>
      <text:p text:style-name="P1">FSS: Henna gwelys pan vova</text:p>
      <text:p text:style-name="P1"/>
      <text:p text:style-name="P1">KK: ny vydhydh gans den tochys.</text:p>
      <text:p text:style-name="P1">FSS: ny vydhydh gans den toch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vynn mos dhe'm syrra,</text:p>
      <text:p text:style-name="P1">FSS: My a vynn mos dhe'm serra,</text:p>
      <text:p text:style-name="P1"/>
      <text:p text:style-name="P1">KK: dhe weles pana fara</text:p>
      <text:p text:style-name="P1">FSS: dhe weles pana fara</text:p>
      <text:p text:style-name="P1"/>
      <text:p text:style-name="P1">KK: a wra ev a'n nowedhys.</text:p>
      <text:p text:style-name="P1">FSS: a wra ev a'n nowedhys.</text:p>
      <text:p text:style-name="P1"/>
      <text:p text:style-name="P1">KK: Now God speda dhis, ow thas.</text:p>
      <text:p text:style-name="P1">FSS: Now God speda dhis, ow thas.</text:p>
      <text:p text:style-name="P1"/>
      <text:p text:style-name="P1">KK: My a wrug oblashyon bras,</text:p>
      <text:p text:style-name="P1">FSS: My a wrug oblashyon bras,</text:p>
      <text:p text:style-name="P1"/>
      <text:p text:style-name="P1">KK: hag a loskas showr a ys.</text:p>
      <text:p text:style-name="P1">FSS: hag a loskas showr a ys.</text:p>
      <text:p text:style-name="P1"><text:soft-page-break/></text:p>
      <text:p text:style-name="P1">KK:</text:p>
      <text:p text:style-name="P1">FSS:</text:p>
      <text:p text:style-name="P1"/>
      <text:p text:style-name="P1">KK: Henna yth o gwrys pur dha.</text:p>
      <text:p text:style-name="P1">FSS: Henna yth o gwrys pur dha.</text:p>
      <text:p text:style-name="P1"/>
      <text:p text:style-name="P1">KK: Py'ma Abel, kows henna:</text:p>
      <text:p text:style-name="P1">FSS: Py'ma Abel, kows henna:</text:p>
      <text:p text:style-name="P1"/>
      <text:p text:style-name="P1">KK: dar, nag ywa devedhys?</text:p>
      <text:p text:style-name="P1">FSS: dar, nag ywa devedhys?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odho mars eus preder,</text:p>
      <text:p text:style-name="P1">FSS: Anodho mars eus preder,</text:p>
      <text:p text:style-name="P1"/>
      <text:p text:style-name="P1">KK: orth y withyas govynn e.</text:p>
      <text:p text:style-name="P1">FSS: orth y withyas govyn e.</text:p>
      <text:p text:style-name="P1"/>
      <text:p text:style-name="P1">KK: A wrug kelli y vroder?</text:p>
      <text:p text:style-name="P1">FSS: A wrug kelli y vroder?</text:p>
      <text:p text:style-name="P1"/>
      <text:p text:style-name="P1">KK: My a'n syns gweth es boekka;</text:p>
      <text:p text:style-name="P1">FSS: My a'n syns gweth es bokka;</text:p>
      <text:p text:style-name="P1"/>
      <text:p text:style-name="P1"><text:soft-page-break/>KK: Ny wonn pyth eth dhe wandra.</text:p>
      <text:p text:style-name="P1">FSS: Ny wonn pyth eth dhe wandr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emma yth yw gorthyp skav.</text:p>
      <text:p text:style-name="P1">FSS: Hemma yth yw gorthyp skav.</text:p>
      <text:p text:style-name="P1"/>
      <text:p text:style-name="P1">KK: Yma ow kul ow holonn klav</text:p>
      <text:p text:style-name="P1">FSS: Yma ow kul ow holon klav</text:p>
      <text:p text:style-name="P1"/>
      <text:p text:style-name="P1">KK: orth dha glywes y'n torn ma.</text:p>
      <text:p text:style-name="P1">FSS: orth dha glywes y'n torn ma.</text:p>
      <text:p text:style-name="P1"/>
      <text:p text:style-name="P1">KK: Ty re'n ladhas, re'm lowta!</text:p>
      <text:p text:style-name="P1">FSS: Ty re'n ladhas, re'm lowta!</text:p>
      <text:p text:style-name="P1"/>
      <text:p text:style-name="P1">KK: Ow molleth dhis rakhenna,</text:p>
      <text:p text:style-name="P1">FSS: Ow molleth dhis rakhenna,</text:p>
      <text:p text:style-name="P1"/>
      <text:p text:style-name="P1">KK: ha molleth dha vamm ganso</text:p>
      <text:p text:style-name="P1">FSS: ha molleth dha vamm ganso</text:p>
      <text:p text:style-name="P1"/>
      <text:p text:style-name="P1">KK: ty a'fydh sur maga ta.</text:p>
      <text:p text:style-name="P1">FSS: ty a'fydh sur maga ta.</text:p>
      <text:p text:style-name="P1"/>
      <text:p text:style-name="P1">KK: An nowodhow pan glywvo</text:p>
      <text:p text:style-name="P1"><text:soft-page-break/>FSS: An nowodhow pan glewvo</text:p>
      <text:p text:style-name="P1"/>
      <text:p text:style-name="P1">KK: hy holonn terri a wra.</text:p>
      <text:p text:style-name="P1">FSS: hy holon terri a wra.</text:p>
      <text:p text:style-name="P1"/>
      <text:p text:style-name="P1">KK: Emskemunys dell o'ta,</text:p>
      <text:p text:style-name="P1">FSS: Emskemunys dell o'ta,</text:p>
      <text:p text:style-name="P1"/>
      <text:p text:style-name="P1">KK: kwykk yn kerdh ke alemma.</text:p>
      <text:p text:style-name="P1">FSS: kwyck yn kerdh ke alemma.</text:p>
      <text:p text:style-name="P1"/>
      <text:p text:style-name="P1">KK: Ny borthav gwel ahanas,</text:p>
      <text:p text:style-name="P1">FSS: Ny borthav gwel ahanas,</text:p>
      <text:p text:style-name="P1"/>
      <text:p text:style-name="P1">KK: rag kavow sevel a'm sav.</text:p>
      <text:p text:style-name="P1">FSS: rag kavow sevel a'm sav.</text:p>
      <text:p text:style-name="P1"/>
      <text:p text:style-name="P1">KK: War dhor lemmyn omhwelav.</text:p>
      <text:p text:style-name="P1">FSS: War dhor lemmyn omhwelav.</text:p>
      <text:p text:style-name="P1"/>
      <text:p text:style-name="P1">KK: Ow holonn 'ter dew gallas.</text:p>
      <text:p text:style-name="P1">FSS: Ow holon 'ter dew gallas.</text:p>
      <text:p text:style-name="P1"/>
      <text:p text:style-name="P1">KK:</text:p>
      <text:p text:style-name="P1">FSS:</text:p>
      <text:p text:style-name="P1"/>
      <text:p text:style-name="P1">KK: Emskemunys lowr yth ov,</text:p>
      <text:p text:style-name="P1">FSS: Emskemunys lowr yth ov,</text:p>
      <text:p text:style-name="P1"/>
      <text:p text:style-name="P1">KK: nyns yw res 'skemunya moy.</text:p>
      <text:p text:style-name="P1">FSS: nyns yw res 'skemunya moy.</text:p>
      <text:p text:style-name="P1"/>
      <text:p text:style-name="P1">KK: Ny'th anniav, perth jy kov,</text:p>
      <text:p text:style-name="P1">FSS: Ny'th anniav, perth jy kov,</text:p>
      <text:p text:style-name="P1"><text:soft-page-break/></text:p>
      <text:p text:style-name="P1">KK: nag ow dama, yn tevri.</text:p>
      <text:p text:style-name="P1">FSS: nag ow dama, yn tevri.</text:p>
      <text:p text:style-name="P1"/>
      <text:p text:style-name="P1">KK: My a vynn kyns es hedhi</text:p>
      <text:p text:style-name="P1">FSS: My a vynn kyns es hedhi</text:p>
      <text:p text:style-name="P1"/>
      <text:p text:style-name="P1">KK: mos alemma</text:p>
      <text:p text:style-name="P1">FSS: mos alemma</text:p>
      <text:p text:style-name="P1"/>
      <text:p text:style-name="P1">KK: ha gwandra a-dro y'n pow.</text:p>
      <text:p text:style-name="P1">FSS: ha gwandra a-dro y'n pow.</text:p>
      <text:p text:style-name="P1"/>
      <text:p text:style-name="P1">KK: Kemmys yw an mollothow</text:p>
      <text:p text:style-name="P1">FSS: Kemmys yw an mollothow</text:p>
      <text:p text:style-name="P1"/>
      <text:p text:style-name="P1">KK: dout yw dhymm kavoes trigva.</text:p>
      <text:p text:style-name="P1">FSS: dout yw dhymm kavos trigv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pandr'a hwer dhy'hwi,</text:p>
      <text:p text:style-name="P1">FSS: Adam, pandr' a hwer dhy'hwi,</text:p>
      <text:p text:style-name="P1"/>
      <text:p text:style-name="P1">KK: yndellma bones serrys?</text:p>
      <text:p text:style-name="P1">FSS: yndellma bones serrys?</text:p>
      <text:p text:style-name="P1"/>
      <text:p text:style-name="P1"><text:soft-page-break/>KK: Yn ow holonn pur dhevri</text:p>
      <text:p text:style-name="P1">FSS: Yn ow holon pur dhevri</text:p>
      <text:p text:style-name="P1"/>
      <text:p text:style-name="P1">KK: yth oma pur dughanhes</text:p>
      <text:p text:style-name="P1">FSS: yth oma pur dughanhes</text:p>
      <text:p text:style-name="P1"/>
      <text:p text:style-name="P1">KK: orth dha weles y'n stat ma.</text:p>
      <text:p text:style-name="P1">FSS: orth dha weles y'n stat 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 Eva, ow fries ker,</text:p>
      <text:p text:style-name="P1">FSS: A Eva, ow fries ker,</text:p>
      <text:p text:style-name="P1"/>
      <text:p text:style-name="P1">KK: ow holonn yw ogas trogh.</text:p>
      <text:p text:style-name="P1">FSS: ow holon yw ogas trogh.</text:p>
      <text:p text:style-name="P1"/>
      <text:p text:style-name="P1">KK: Oll ow joy yth yw pur wir</text:p>
      <text:p text:style-name="P1">FSS: Oll ow joy yth yw pur wir</text:p>
      <text:p text:style-name="P1"/>
      <text:p text:style-name="P1">KK: kellys, der mernans ow flogh</text:p>
      <text:p text:style-name="P1">FSS: kellys, der mernans ow flogh</text:p>
      <text:p text:style-name="P1"/>
      <text:p text:style-name="P1">KK: neb a geryn an moyha.</text:p>
      <text:p text:style-name="P1">FSS: neb a geryn an moyha.</text:p>
      <text:p text:style-name="P1"/>
      <text:p text:style-name="P1">KK:</text:p>
      <text:p text:style-name="P1"><text:soft-page-break/>FSS:</text:p>
      <text:p text:style-name="P1"/>
      <text:p text:style-name="P1">KK: Syrra, ny wonn konvedhes</text:p>
      <text:p text:style-name="P1">FSS: Serra, ny wonn konvedhes</text:p>
      <text:p text:style-name="P1"/>
      <text:p text:style-name="P1">KK: agas dughan yn neb for'.</text:p>
      <text:p text:style-name="P1">FSS: agas dughan yn neb for'.</text:p>
      <text:p text:style-name="P1"/>
      <text:p text:style-name="P1">KK: Agan dew vab, dhe Dhyw gras,</text:p>
      <text:p text:style-name="P1">FSS: Agan dew vab, dhe Dhuw gras,</text:p>
      <text:p text:style-name="P1"/>
      <text:p text:style-name="P1">KK: yth ens pur vyw - bydh na sorr -</text:p>
      <text:p text:style-name="P1">FSS: yth ens pur vyw - bydh na sorr -</text:p>
      <text:p text:style-name="P1"/>
      <text:p text:style-name="P1">KK: hwath nyns yw pell.</text:p>
      <text:p text:style-name="P1">FSS: hwath nyns yw pell.</text:p>
      <text:p text:style-name="P1"/>
      <text:p text:style-name="P1">KK: Kaym hag Abel, ty a woer,</text:p>
      <text:p text:style-name="P1">FSS: Kaym hag Abel, ty a wor,</text:p>
      <text:p text:style-name="P1"/>
      <text:p text:style-name="P1">KK: or'nys yns dhe Mont Tabor</text:p>
      <text:p text:style-name="P1">FSS: or'nys yns dhe Mont Tabor</text:p>
      <text:p text:style-name="P1"/>
      <text:p text:style-name="P1">KK: dhe wul offrynn, diogel.</text:p>
      <text:p text:style-name="P1">FSS: dhe wul offryn, diogel.</text:p>
      <text:p text:style-name="P1"/>
      <text:p text:style-name="P1">KK: Ha mir, Kaym otta ena,</text:p>
      <text:p text:style-name="P1">FSS: Ha mir, Kaym otta ena,</text:p>
      <text:p text:style-name="P1"/>
      <text:p text:style-name="P1">KK: devedhys dhe dre toeth ta.</text:p>
      <text:p text:style-name="P1">FSS: devedhys dhe dre tooth ta.</text:p>
      <text:p text:style-name="P1"/>
      <text:p text:style-name="P1">KK: Rag henna sav, y praydha,</text:p>
      <text:p text:style-name="P1">FSS: Rag henna sav, y praydha,</text:p>
      <text:p text:style-name="P1"><text:soft-page-break/></text:p>
      <text:p text:style-name="P1">KK: ha gas kavow dhe wandra.</text:p>
      <text:p text:style-name="P1">FSS: ha gas kavow dhe wandra.</text:p>
      <text:p text:style-name="P1"/>
      <text:p text:style-name="P1">KK: My ny brederav gwell for'.</text:p>
      <text:p text:style-name="P1">FSS: My ny brederav gwell for'.</text:p>
      <text:p text:style-name="P1"/>
      <text:p text:style-name="P1">KK:</text:p>
      <text:p text:style-name="P1">FSS:</text:p>
      <text:p text:style-name="P1"/>
      <text:p text:style-name="P1">KK: Eva, nyns yw dhe geles</text:p>
      <text:p text:style-name="P1">FSS: Eva, nyns yw dhe geles</text:p>
      <text:p text:style-name="P1"/>
      <text:p text:style-name="P1">KK: an ober ma dhe weles.</text:p>
      <text:p text:style-name="P1">FSS: an ober ma dhe weles.</text:p>
      <text:p text:style-name="P1"/>
      <text:p text:style-name="P1">KK: Ledhys yw Abel. Na sorr!</text:p>
      <text:p text:style-name="P1">FSS: Ledhys yw Abel. Na sorr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P'ywa? Abel yw ledhys!</text:p>
      <text:p text:style-name="P1">FSS: P'ywa? Abel yw ledhys!</text:p>
      <text:p text:style-name="P1"/>
      <text:p text:style-name="P1">KK: Dyw difenn y vosa gwir!</text:p>
      <text:p text:style-name="P1">FSS: Duw difen y vosa gwir!</text:p>
      <text:p text:style-name="P1"/>
      <text:p text:style-name="P1">KK: Nyns eus den vydholl y'n bys</text:p>
      <text:p text:style-name="P1">FSS: Nyns eus den vydholl y'n bys</text:p>
      <text:p text:style-name="P1"/>
      <text:p text:style-name="P1">KK: dhe wuthyl an keth murder,</text:p>
      <text:p text:style-name="P1">FSS: dhe wuthyl an keth murder,</text:p>
      <text:p text:style-name="P1"/>
      <text:p text:style-name="P1">KK: mes ty ha'w mab kottha Kaym.</text:p>
      <text:p text:style-name="P1">FSS: mes ty ha'w mab kottha Kaym.</text:p>
      <text:p text:style-name="P1"/>
      <text:p text:style-name="P1">KK:</text:p>
      <text:p text:style-name="P1">FSS:</text:p>
      <text:p text:style-name="P1"/>
      <text:p text:style-name="P1">KK: A, gans Kaym emskemunys</text:p>
      <text:p text:style-name="P1">FSS: A, gans Kaym emskemunys</text:p>
      <text:p text:style-name="P1"/>
      <text:p text:style-name="P1">KK: ow mab Abel yw ledhys,</text:p>
      <text:p text:style-name="P1">FSS: ow mab Abel yw ledhys,</text:p>
      <text:p text:style-name="P1"/>
      <text:p text:style-name="P1">KK: mayth ov genys dhe veur bayn.</text:p>
      <text:p text:style-name="P1">FSS: mayth ov genys dhe veur bayn.</text:p>
      <text:p text:style-name="P1"/>
      <text:p text:style-name="P1">KK: Sorr Dyw ha trobel pub tu</text:p>
      <text:p text:style-name="P1">FSS: Sorr Duw ha trobel pub tu</text:p>
      <text:p text:style-name="P1"/>
      <text:p text:style-name="P1">KK: yma pub eur ow kressya</text:p>
      <text:p text:style-name="P1">FSS: yma pub eur ow kressya</text:p>
      <text:p text:style-name="P1"/>
      <text:p text:style-name="P1">KK: y'n bys ma. Hedra vyn byw</text:p>
      <text:p text:style-name="P1"><text:soft-page-break/>FSS: y'n bys ma. Hedra vyn byw</text:p>
      <text:p text:style-name="P1"/>
      <text:p text:style-name="P1">KK: ov sur y hwra paynya.</text:p>
      <text:p text:style-name="P1">FSS: ov sur y hwra paynya.</text:p>
      <text:p text:style-name="P1"/>
      <text:p text:style-name="P1">KK: Ny'm beus joy a dra y'n bys.</text:p>
      <text:p text:style-name="P1">FSS: Ny'm beus joy a dra y'n bys.</text:p>
      <text:p text:style-name="P1"/>
      <text:p text:style-name="P1">KK:</text:p>
      <text:p text:style-name="P1">FSS:</text:p>
      <text:p text:style-name="P1"/>
      <text:p text:style-name="P1">KK: Out, ellas, pandr'a vydh gwrys?</text:p>
      <text:p text:style-name="P1">FSS: Out, ellas, pandr' a vydh gwrys?</text:p>
      <text:p text:style-name="P1"/>
      <text:p text:style-name="P1">KK: Hemma yw yeyn nowodhow.</text:p>
      <text:p text:style-name="P1">FSS: Hemma yw yeyn nowodhow.</text:p>
      <text:p text:style-name="P1"/>
      <text:p text:style-name="P1">KK: Ow holonn yth yw terrys;</text:p>
      <text:p text:style-name="P1">FSS: Ow holon yth yw terrys;</text:p>
      <text:p text:style-name="P1"/>
      <text:p text:style-name="P1">KK: Fynnsen ow bosav marow.</text:p>
      <text:p text:style-name="P1">FSS: Fynnsen ow bosav marow.</text:p>
      <text:p text:style-name="P1"/>
      <text:p text:style-name="P1">KK: Soweth bythkweth bos formys!</text:p>
      <text:p text:style-name="P1">FSS: Soweth bythkweth bos formys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, ty Kaym, emskemunys,</text:p>
      <text:p text:style-name="P1">FSS: A, ty Kaym, emskemunys,</text:p>
      <text:p text:style-name="P1"><text:soft-page-break/></text:p>
      <text:p text:style-name="P1">KK: ow molleth dhiso pub prys!</text:p>
      <text:p text:style-name="P1">FSS: ow molleth dhiso pub prys!</text:p>
      <text:p text:style-name="P1"/>
      <text:p text:style-name="P1">KK: Henna o gwann-ober gwrys,</text:p>
      <text:p text:style-name="P1">FSS: Henna o gwan-ober gwrys,</text:p>
      <text:p text:style-name="P1"/>
      <text:p text:style-name="P1">KK: may ma Dyw ha'n nor keffrys</text:p>
      <text:p text:style-name="P1">FSS: may ma Duw ha'n nor keffrys</text:p>
      <text:p text:style-name="P1"/>
      <text:p text:style-name="P1">KK: warnas pub eur ow kria.</text:p>
      <text:p text:style-name="P1">FSS: warnas pub eur ow kria.</text:p>
      <text:p text:style-name="P1"/>
      <text:p text:style-name="P1">KK: Rakhenna, wosa hemma,</text:p>
      <text:p text:style-name="P1">FSS: Rakhenna, wosa hemma,</text:p>
      <text:p text:style-name="P1"/>
      <text:p text:style-name="P1">KK: nevra ny wren rejoysya,</text:p>
      <text:p text:style-name="P1">FSS: nevra ny wren rejoysya,</text:p>
      <text:p text:style-name="P1"/>
      <text:p text:style-name="P1">KK: mes pub eur oll ow mornya</text:p>
      <text:p text:style-name="P1">FSS: mes pub eur oll ow mornya</text:p>
      <text:p text:style-name="P1"/>
      <text:p text:style-name="P1">KK: heb joy vydh na lowena</text:p>
      <text:p text:style-name="P1">FSS: heb joy vydh na lowena</text:p>
      <text:p text:style-name="P1"/>
      <text:p text:style-name="P1">KK: der dha wann-ober omma.</text:p>
      <text:p text:style-name="P1">FSS: der dha wan-ober omma.</text:p>
      <text:p text:style-name="P1"/>
      <text:p text:style-name="P1">KK: Rakhenna voyd alemma,</text:p>
      <text:p text:style-name="P1">FSS: Rakhenna voyd alemma,</text:p>
      <text:p text:style-name="P1"/>
      <text:p text:style-name="P1">KK: na hwila agan 'nia,</text:p>
      <text:p text:style-name="P1">FSS: na hwila agan 'nia,</text:p>
      <text:p text:style-name="P1"/>
      <text:p text:style-name="P1"><text:soft-page-break/>KK: mab mollothow par dell os.</text:p>
      <text:p text:style-name="P1">FSS: mab mollothow par dell os.</text:p>
      <text:p text:style-name="P1"/>
      <text:p text:style-name="P1">KK: Ow molleth dhiso pub prys,</text:p>
      <text:p text:style-name="P1">FSS: Ow molleth dhiso pub prys,</text:p>
      <text:p text:style-name="P1"/>
      <text:p text:style-name="P1">KK: ha molleth dha das keffrys</text:p>
      <text:p text:style-name="P1">FSS: ha molleth dha das keffrys</text:p>
      <text:p text:style-name="P1"/>
      <text:p text:style-name="P1">KK: ty a'fydh y'n jydh ha'n nos.</text:p>
      <text:p text:style-name="P1">FSS: ty a'fydh y'n jydh ha'n nos.</text:p>
      <text:p text:style-name="P1"/>
      <text:p text:style-name="P1">KK:</text:p>
      <text:p text:style-name="P1">FSS:</text:p>
      <text:p text:style-name="P1"/>
      <text:p text:style-name="P1">KK: My ny wrav vri a henna.</text:p>
      <text:p text:style-name="P1">FSS: My ny wrav vri a henna.</text:p>
      <text:p text:style-name="P1"/>
      <text:p text:style-name="P1">KK: My a lever dhis, dama,</text:p>
      <text:p text:style-name="P1">FSS: My a lever dhis, dama,</text:p>
      <text:p text:style-name="P1"/>
      <text:p text:style-name="P1">KK: kemmys mollothow omma,</text:p>
      <text:p text:style-name="P1">FSS: kemmys mollothow omma,</text:p>
      <text:p text:style-name="P1"/>
      <text:p text:style-name="P1">KK: my a woer! Ny sewenav</text:p>
      <text:p text:style-name="P1">FSS: my a wor! Ny sewenav</text:p>
      <text:p text:style-name="P1"/>
      <text:p text:style-name="P1">KK: nevra y'n bys.</text:p>
      <text:p text:style-name="P1">FSS: nevra y'n bys.</text:p>
      <text:p text:style-name="P1"/>
      <text:p text:style-name="P1">KK: Rakhenna mos alemma</text:p>
      <text:p text:style-name="P1">FSS: Rakhenna mos alemma</text:p>
      <text:p text:style-name="P1"/>
      <text:p text:style-name="P1">KK: my a vynn; ny wonn py le.</text:p>
      <text:p text:style-name="P1"><text:soft-page-break/>FSS: my a vynn; ny wonn py le.</text:p>
      <text:p text:style-name="P1"/>
      <text:p text:style-name="P1">KK: Malbew edrek eus dhymmo</text:p>
      <text:p text:style-name="P1">FSS: Malbew edrek eus dhemmo</text:p>
      <text:p text:style-name="P1"/>
      <text:p text:style-name="P1">KK: an chorl Abel 'wos ladha,</text:p>
      <text:p text:style-name="P1">FSS: an chorl Abel 'wos ladha,</text:p>
      <text:p text:style-name="P1"/>
      <text:p text:style-name="P1">KK: rag bythkweth my ny'n kerys.</text:p>
      <text:p text:style-name="P1">FSS: rag bythkweth my ny'n kerys.</text:p>
      <text:p text:style-name="P1"/>
      <text:p text:style-name="P1">KK: Avoydyama.</text:p>
      <text:p text:style-name="P1">FSS: Avoydya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Kuntell warbarth ow fygans:</text:p>
      <text:p text:style-name="P1">FSS: Kuntel warbarth ow fygans:</text:p>
      <text:p text:style-name="P1"/>
      <text:p text:style-name="P1">KK: my a vynn mos pur uskis</text:p>
      <text:p text:style-name="P1">FSS: my a vynn mos pur uskis</text:p>
      <text:p text:style-name="P1"/>
      <text:p text:style-name="P1">KK: ha wosa hemma dihwans,</text:p>
      <text:p text:style-name="P1">FSS: ha wosa hemma dihwans,</text:p>
      <text:p text:style-name="P1"/>
      <text:p text:style-name="P1">KK: pell y'n difeyth dhe wandra.</text:p>
      <text:p text:style-name="P1">FSS: pell y'n difeyth dhe wandra.</text:p>
      <text:p text:style-name="P1"/>
      <text:p text:style-name="P1">KK:</text:p>
      <text:p text:style-name="P1">FSS:</text:p>
      <text:p text:style-name="P1"><text:soft-page-break/></text:p>
      <text:p text:style-name="P1">KK: A Kaym, Kaym, ow fries ker,</text:p>
      <text:p text:style-name="P1">FSS: A Kaym, Kaym, ow fries ker,</text:p>
      <text:p text:style-name="P1"/>
      <text:p text:style-name="P1">KK: ty a wrug pur dhrog ober</text:p>
      <text:p text:style-name="P1">FSS: ty a wrug pur dhrog ober</text:p>
      <text:p text:style-name="P1"/>
      <text:p text:style-name="P1">KK: dhe ladha Abel, den da.</text:p>
      <text:p text:style-name="P1">FSS: dhe ladha Abel, den d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ha own vroder yth ova,</text:p>
      <text:p text:style-name="P1">FSS: Dha own vroder yth ova,</text:p>
      <text:p text:style-name="P1"/>
      <text:p text:style-name="P1">KK: ha'w broder vy maga ta.</text:p>
      <text:p text:style-name="P1">FSS: ha'w broder vy maga ta.</text:p>
      <text:p text:style-name="P1"/>
      <text:p text:style-name="P1">KK: Rag henna erbynn kinda</text:p>
      <text:p text:style-name="P1">FSS: Rag henna erbyn kinda</text:p>
      <text:p text:style-name="P1"/>
      <text:p text:style-name="P1">KK: yth o dhis mos dh'y ladha.</text:p>
      <text:p text:style-name="P1">FSS: yth o dhis mos dh'y ladha.</text:p>
      <text:p text:style-name="P1"/>
      <text:p text:style-name="P1">KK: Sorr Dyw yma dhyn ragdho.</text:p>
      <text:p text:style-name="P1">FSS: Sorr Duw yma dhyn ragdho.</text:p>
      <text:p text:style-name="P1"/>
      <text:p text:style-name="P1">KK:</text:p>
      <text:p text:style-name="P1">FSS:</text:p>
      <text:p text:style-name="P1"/>
      <text:p text:style-name="P1"><text:soft-page-break/>KK: Tetivali! Bramm an gath!</text:p>
      <text:p text:style-name="P1">FSS: Tetivali! Bramm an gath!</text:p>
      <text:p text:style-name="P1"/>
      <text:p text:style-name="P1">KK: Nyns eus edrek dhymmo hwath</text:p>
      <text:p text:style-name="P1">FSS: Nyns eus edrek dhemmo hwath</text:p>
      <text:p text:style-name="P1"/>
      <text:p text:style-name="P1">KK: awos an keth ober na.</text:p>
      <text:p text:style-name="P1">FSS: awos an keth ober n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Ow fries, gwellha dha jer.</text:p>
      <text:p text:style-name="P1">FSS: Ow fries, gwellha dha jer.</text:p>
      <text:p text:style-name="P1"/>
      <text:p text:style-name="P1">KK: Gas dha oela ha'th usa.</text:p>
      <text:p text:style-name="P1">FSS: Gas dha ola ha'th usa.</text:p>
      <text:p text:style-name="P1"/>
      <text:p text:style-name="P1">KK: Gwren grassa dh'agan maker</text:p>
      <text:p text:style-name="P1">FSS: Gwren grassa dh'agan maker</text:p>
      <text:p text:style-name="P1"/>
      <text:p text:style-name="P1">KK: a'gan lavur y'n bys ma;</text:p>
      <text:p text:style-name="P1">FSS: a'gan lavur y'n bys ma;</text:p>
      <text:p text:style-name="P1"/>
      <text:p text:style-name="P1">KK: ni a'n dendilas, ha moy.</text:p>
      <text:p text:style-name="P1">FSS: ni a'n dendilas, ha moy.</text:p>
      <text:p text:style-name="P1"/>
      <text:p text:style-name="P1">KK: Rakhenna, wosa hemma,</text:p>
      <text:p text:style-name="P1"><text:soft-page-break/>FSS: Rakhenna, wosa hemma,</text:p>
      <text:p text:style-name="P1"/>
      <text:p text:style-name="P1">KK: yn chast gwren ni kesvywa;</text:p>
      <text:p text:style-name="P1">FSS: yn chast gwren ni kesvywa;</text:p>
      <text:p text:style-name="P1"/>
      <text:p text:style-name="P1">KK: ha carnal joy y'n bys ma</text:p>
      <text:p text:style-name="P1">FSS: ha carnal joy y'n bys ma</text:p>
      <text:p text:style-name="P1"/>
      <text:p text:style-name="P1">KK: ni a vynn warbarth nagha,</text:p>
      <text:p text:style-name="P1">FSS: ni a vynn warbarth nagha,</text:p>
      <text:p text:style-name="P1"/>
      <text:p text:style-name="P1">KK: der vodh an Tas a Versi.</text:p>
      <text:p text:style-name="P1">FSS: der vodh an Tas a Verci.</text:p>
      <text:p text:style-name="P1"/>
      <text:p text:style-name="P1">KK:</text:p>
      <text:p text:style-name="P1">FSS:</text:p>
      <text:p text:style-name="P1"/>
      <text:p text:style-name="P1">KK: Adam, na wredh yndella</text:p>
      <text:p text:style-name="P1">FSS: Adam, na wredh yndella</text:p>
      <text:p text:style-name="P1"/>
      <text:p text:style-name="P1">KK: bywa y'n keth ordyr na.</text:p>
      <text:p text:style-name="P1">FSS: bywa y'n keth ordyr na.</text:p>
      <text:p text:style-name="P1"/>
      <text:p text:style-name="P1">KK: Dha has a wra ynkressya</text:p>
      <text:p text:style-name="P1">FSS: Dha has a wra ynkressya</text:p>
      <text:p text:style-name="P1"/>
      <text:p text:style-name="P1">KK: heb nomber dhe akontya.</text:p>
      <text:p text:style-name="P1">FSS: heb nomber dhe akontya.</text:p>
      <text:p text:style-name="P1"/>
      <text:p text:style-name="P1">KK: Yndella yth yw apoyntys.</text:p>
      <text:p text:style-name="P1">FSS: Yndella yth yw apoyntys.</text:p>
      <text:p text:style-name="P1"/>
      <text:p text:style-name="P1">KK: Ty a 'fydh mab dineythys</text:p>
      <text:p text:style-name="P1">FSS: Ty a 'fydh mab dineythys</text:p>
      <text:p text:style-name="P1"><text:soft-page-break/></text:p>
      <text:p text:style-name="P1">KK: a'th korf sur, na wra doutya.</text:p>
      <text:p text:style-name="P1">FSS: a'th korf sur, na wra doutya.</text:p>
      <text:p text:style-name="P1"/>
      <text:p text:style-name="P1">KK: Henna a vydh haval dhis</text:p>
      <text:p text:style-name="P1">FSS: Henna a vydh haval dhis</text:p>
      <text:p text:style-name="P1"/>
      <text:p text:style-name="P1">KK: na yll den bos havalla,</text:p>
      <text:p text:style-name="P1">FSS: na yll den bos havalla,</text:p>
      <text:p text:style-name="P1"/>
      <text:p text:style-name="P1">KK: ha genev y fydh kerys.</text:p>
      <text:p text:style-name="P1">FSS: ha genev y fydh ker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rloedh, bennigys re bi,</text:p>
      <text:p text:style-name="P1">FSS: Arlodh, bennigys re bi,</text:p>
      <text:p text:style-name="P1"/>
      <text:p text:style-name="P1">KK: orth ow gwarnya yndella.</text:p>
      <text:p text:style-name="P1">FSS: orth ow gwarnya yndella.</text:p>
      <text:p text:style-name="P1"/>
      <text:p text:style-name="P1">KK: Dha volonjedh pur dhevri</text:p>
      <text:p text:style-name="P1">FSS: Dha volonjedh pur dhevri</text:p>
      <text:p text:style-name="P1"/>
      <text:p text:style-name="P1">KK: re bo kollenwys nevra.</text:p>
      <text:p text:style-name="P1">FSS: re bo kollenwys nevra.</text:p>
      <text:p text:style-name="P1"/>
      <text:p text:style-name="P1"><text:soft-page-break/>KK:</text:p>
      <text:p text:style-name="P1">FSS:</text:p>
      <text:p text:style-name="P1"/>
      <text:p text:style-name="P1">KK: Kalmana ow hwoer, fisten,</text:p>
      <text:p text:style-name="P1">FSS: Kalmana ow hwor, fisten,</text:p>
      <text:p text:style-name="P1"/>
      <text:p text:style-name="P1">KK: gas ni dhe vos alemma,</text:p>
      <text:p text:style-name="P1">FSS: gas ni dhe vos alemma,</text:p>
      <text:p text:style-name="P1"/>
      <text:p text:style-name="P1">KK: rag nans yw hi prys yn tien</text:p>
      <text:p text:style-name="P1">FSS: rag nans yw hi prys yn tien</text:p>
      <text:p text:style-name="P1"/>
      <text:p text:style-name="P1">KK: mayth yw res yn kerdh vyajya.</text:p>
      <text:p text:style-name="P1">FSS: mayth yw res yn kerdh vyajya.</text:p>
      <text:p text:style-name="P1"/>
      <text:p text:style-name="P1">KK: Degyn genen agan pygans,</text:p>
      <text:p text:style-name="P1">FSS: Degyn genen agan pygans,</text:p>
      <text:p text:style-name="P1"/>
      <text:p text:style-name="P1">KK: par dell osta ow fries</text:p>
      <text:p text:style-name="P1">FSS: par dell osta ow fries</text:p>
      <text:p text:style-name="P1"/>
      <text:p text:style-name="P1">KK: ha'w hwoer a-barth mamm ha tas.</text:p>
      <text:p text:style-name="P1">FSS: ha'w hwor a-barth mamm ha tas.</text:p>
      <text:p text:style-name="P1"/>
      <text:p text:style-name="P1">KK: Gallas genev sorr an Tas</text:p>
      <text:p text:style-name="P1">FSS: Gallas genev sorr an Tas</text:p>
      <text:p text:style-name="P1"/>
      <text:p text:style-name="P1">KK: rag ladha Abel penn-bras,</text:p>
      <text:p text:style-name="P1">FSS: rag ladha Abel penn-bras,</text:p>
      <text:p text:style-name="P1"/>
      <text:p text:style-name="P1">KK: ynwedh molleth mamm ha tas</text:p>
      <text:p text:style-name="P1">FSS: ynwedh molleth mamm ha tas</text:p>
      <text:p text:style-name="P1"/>
      <text:p text:style-name="P1">KK: res yw dhymmo, moy es kans.</text:p>
      <text:p text:style-name="P1"><text:soft-page-break/>FSS: res yw dhemmo, moy es kans.</text:p>
      <text:p text:style-name="P1"/>
      <text:p text:style-name="P1">KK:</text:p>
      <text:p text:style-name="P1">FSS:</text:p>
      <text:p text:style-name="P1"/>
      <text:p text:style-name="P1">KK: A, Kaym, ty a fyllis meur</text:p>
      <text:p text:style-name="P1">FSS: A, Kaym, ty a fyllis meur</text:p>
      <text:p text:style-name="P1"/>
      <text:p text:style-name="P1">KK: rag guthyl an keth ober;</text:p>
      <text:p text:style-name="P1">FSS: rag guthyl an keth ober;</text:p>
      <text:p text:style-name="P1"/>
      <text:p text:style-name="P1">KK: ragdho yth os milligys.</text:p>
      <text:p text:style-name="P1">FSS: ragdho yth os millig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gan tas ha mamm Eva</text:p>
      <text:p text:style-name="P1">FSS: Agan tas ha mamm Eva</text:p>
      <text:p text:style-name="P1"/>
      <text:p text:style-name="P1">KK: lowr ymons i ow mornya.</text:p>
      <text:p text:style-name="P1">FSS: lowr ymons i ow mornya.</text:p>
      <text:p text:style-name="P1"/>
      <text:p text:style-name="P1">KK: Gansa ny vydh ankevys</text:p>
      <text:p text:style-name="P1">FSS: Gansa ny vydh ankevys</text:p>
      <text:p text:style-name="P1"/>
      <text:p text:style-name="P1">KK: an murder bys vynari.</text:p>
      <text:p text:style-name="P1">FSS: an murder bys vynari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Kemmys yw gansa mornys,</text:p>
      <text:p text:style-name="P1">FSS: Kemmys yw gansa mornys,</text:p>
      <text:p text:style-name="P1"/>
      <text:p text:style-name="P1">KK: aga holonn yw terrys</text:p>
      <text:p text:style-name="P1">FSS: aga holon yw terrys</text:p>
      <text:p text:style-name="P1"/>
      <text:p text:style-name="P1">KK: rag kavow, bedhav y di.</text:p>
      <text:p text:style-name="P1">FSS: rag kavow, bedhav y di.</text:p>
      <text:p text:style-name="P1"/>
      <text:p text:style-name="P1">KK:</text:p>
      <text:p text:style-name="P1">FSS:</text:p>
      <text:p text:style-name="P1"/>
      <text:p text:style-name="P1">KK: Awos henna ny wrav vri;</text:p>
      <text:p text:style-name="P1">FSS: Awos henna ny wrav vri;</text:p>
      <text:p text:style-name="P1"/>
      <text:p text:style-name="P1">KK: na anedha i bydh moy,</text:p>
      <text:p text:style-name="P1">FSS: na anedha i bydh moy,</text:p>
      <text:p text:style-name="P1"/>
      <text:p text:style-name="P1">KK: my ny settyav gwel-gala.</text:p>
      <text:p text:style-name="P1">FSS: my ny settyav gwel-gala.</text:p>
      <text:p text:style-name="P1"/>
      <text:p text:style-name="P1">KK: Genev lowr i a sorras</text:p>
      <text:p text:style-name="P1">FSS: Genev lowr i a sorras</text:p>
      <text:p text:style-name="P1"/>
      <text:p text:style-name="P1">KK: hag a'm mollethis mar vras</text:p>
      <text:p text:style-name="P1">FSS: hag a'm mollethis mar vras</text:p>
      <text:p text:style-name="P1"/>
      <text:p text:style-name="P1">KK: na sewenav, gonn yn ta,</text:p>
      <text:p text:style-name="P1">FSS: na sewenav, gonn yn ta,</text:p>
      <text:p text:style-name="P1"/>
      <text:p text:style-name="P1"><text:soft-page-break/>KK: nevra y'n bys.</text:p>
      <text:p text:style-name="P1">FSS: nevra y'n bys.</text:p>
      <text:p text:style-name="P1"/>
      <text:p text:style-name="P1">KK: Rakhenna deun alemma</text:p>
      <text:p text:style-name="P1">FSS: Rakhenna deun alemma</text:p>
      <text:p text:style-name="P1"/>
      <text:p text:style-name="P1">KK: yn pellder dhiworth ow thas.</text:p>
      <text:p text:style-name="P1">FSS: yn pellder dhiworth ow thas.</text:p>
      <text:p text:style-name="P1"/>
      <text:p text:style-name="P1">KK: Y'n koesow mynnav bywa,</text:p>
      <text:p text:style-name="P1">FSS: Y'n kosow mennav bywa,</text:p>
      <text:p text:style-name="P1"/>
      <text:p text:style-name="P1">KK: po yn bushes ha brakes bras;</text:p>
      <text:p text:style-name="P1">FSS: po yn bushes ha brakes bras;</text:p>
      <text:p text:style-name="P1"/>
      <text:p text:style-name="P1">KK: rag ny besyav bos gwelys</text:p>
      <text:p text:style-name="P1">FSS: rag ny besyav bos gwelys</text:p>
      <text:p text:style-name="P1"/>
      <text:p text:style-name="P1">KK: awos mernans.</text:p>
      <text:p text:style-name="P1">FSS: awos mernans.</text:p>
      <text:p text:style-name="P1"/>
      <text:p text:style-name="P1">KK: Rag an murder o mar vras</text:p>
      <text:p text:style-name="P1">FSS: Rag an murder o mar vras</text:p>
      <text:p text:style-name="P1"/>
      <text:p text:style-name="P1">KK: ny yll Dyw dhymmo gava,</text:p>
      <text:p text:style-name="P1">FSS: ny yll Duw dhemmo gava,</text:p>
      <text:p text:style-name="P1"/>
      <text:p text:style-name="P1">KK: na ny vedhav yn neb kas</text:p>
      <text:p text:style-name="P1">FSS: na ny vedhav yn neb kas</text:p>
      <text:p text:style-name="P1"/>
      <text:p text:style-name="P1">KK: dhe'n Tas, awos diskudha,</text:p>
      <text:p text:style-name="P1">FSS: dhe'n Tas, awos diskudha,</text:p>
      <text:p text:style-name="P1"/>
      <text:p text:style-name="P1">KK: unnweyth dhe hwilas gevyans.</text:p>
      <text:p text:style-name="P1"><text:soft-page-break/>FSS: unnweyth dhe hwilas gevyan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Yn henna yth os dhe vlamya.</text:p>
      <text:p text:style-name="P1">FSS: Yn henna yth os dhe vlamya.</text:p>
      <text:p text:style-name="P1"/>
      <text:p text:style-name="P1">KK: Dyw a settyas merk warnas,</text:p>
      <text:p text:style-name="P1">FSS: Duw a settyas merk warnas,</text:p>
      <text:p text:style-name="P1"/>
      <text:p text:style-name="P1">KK: ewn yn korn dha dal omma,</text:p>
      <text:p text:style-name="P1">FSS: ewn yn korn dha dal omma,</text:p>
      <text:p text:style-name="P1"/>
      <text:p text:style-name="P1">KK: hag yndellma y leveris,</text:p>
      <text:p text:style-name="P1">FSS: hag yndellma y leveris,</text:p>
      <text:p text:style-name="P1"/>
      <text:p text:style-name="P1">KK: an geryow ma, dhevri:</text:p>
      <text:p text:style-name="P1">FSS: an geryow ma, dhevri:</text:p>
      <text:p text:style-name="P1"/>
      <text:p text:style-name="P1">KK: Pynagoll den a wel henna</text:p>
      <text:p text:style-name="P1">FSS: Pynagoll den a wel henna</text:p>
      <text:p text:style-name="P1"/>
      <text:p text:style-name="P1">KK: hag a wrello dha ladha,</text:p>
      <text:p text:style-name="P1">FSS: hag a wrello dha ladha,</text:p>
      <text:p text:style-name="P1"/>
      <text:p text:style-name="P1">KK: ev a's tevydh seyth plag moy.</text:p>
      <text:p text:style-name="P1">FSS: ev a's tevydh seyth plag moy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'n promys my ny rov oy.</text:p>
      <text:p text:style-name="P1">FSS: A'n promys my ny rov oy.</text:p>
      <text:p text:style-name="P1"/>
      <text:p text:style-name="P1">KK: Y drestya ny vynnav vy</text:p>
      <text:p text:style-name="P1">FSS: Y drestya ny vennav vy</text:p>
      <text:p text:style-name="P1"/>
      <text:p text:style-name="P1">KK: dout bos toellys.</text:p>
      <text:p text:style-name="P1">FSS: dout bos tollys.</text:p>
      <text:p text:style-name="P1"/>
      <text:p text:style-name="P1">KK: A-ban yw pub tra parys,</text:p>
      <text:p text:style-name="P1">FSS: A-ban yw pub tra parys,</text:p>
      <text:p text:style-name="P1"/>
      <text:p text:style-name="P1">KK: deun ni yn kerdh kekeffrys,</text:p>
      <text:p text:style-name="P1">FSS: deun ni yn kerdh kekeffrys,</text:p>
      <text:p text:style-name="P1"/>
      <text:p text:style-name="P1">KK: pellder a-dro y'n bys.</text:p>
      <text:p text:style-name="P1">FSS: pellder a-dro y'n bys.</text:p>
      <text:p text:style-name="P1"/>
      <text:p text:style-name="P1">KK: Ha'gan fleghes kekeffrys,</text:p>
      <text:p text:style-name="P1">FSS: Ha'gan fleghes kekeffrys,</text:p>
      <text:p text:style-name="P1"/>
      <text:p text:style-name="P1">KK: hwath kynth yns i mar vunys.</text:p>
      <text:p text:style-name="P1">FSS: hwath kynth yns i mar vunys.</text:p>
      <text:p text:style-name="P1"/>
      <text:p text:style-name="P1"><text:soft-page-break/>KK: My a dheg rann war ow heyn.</text:p>
      <text:p text:style-name="P1">FSS: My a dheg rann war ow heyn.</text:p>
      <text:p text:style-name="P1"/>
      <text:p text:style-name="P1">KK: Uskis lemmyn!</text:p>
      <text:p text:style-name="P1">FSS: Uskis lemmyn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wra yndella, my a'th pys;</text:p>
      <text:p text:style-name="P1">FSS: Gwra yndella, my a'th pys;</text:p>
      <text:p text:style-name="P1"/>
      <text:p text:style-name="P1">KK: my a led an vow's a'm dorn.</text:p>
      <text:p text:style-name="P1">FSS: my a led an vow's a'm dorn.</text:p>
      <text:p text:style-name="P1"/>
      <text:p text:style-name="P1">KK: Ow holonn yth yw terrys,</text:p>
      <text:p text:style-name="P1">FSS: Ow holon yth yw terrys,</text:p>
      <text:p text:style-name="P1"/>
      <text:p text:style-name="P1">KK: that since the time I that I was born</text:p>
      <text:p text:style-name="P1">FSS: that since the time I that I was born</text:p>
      <text:p text:style-name="P1"/>
      <text:p text:style-name="P1">KK: bythkweth my ny'm beus moy dughan.</text:p>
      <text:p text:style-name="P1">FSS: bythkweth my ny'm beus moy dughan.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Gordhys re bo Dyw an Tas!</text:p>
      <text:p text:style-name="P1">FSS: Gordhys re bo Duw an Tas!</text:p>
      <text:p text:style-name="P1"/>
      <text:p text:style-name="P1">KK: Mab dhymmo yma genys,</text:p>
      <text:p text:style-name="P1">FSS: Mab dhemmo yma genys,</text:p>
      <text:p text:style-name="P1"/>
      <text:p text:style-name="P1">KK: ha tevys dhe baja bras.</text:p>
      <text:p text:style-name="P1">FSS: ha tevys dhe baja bras.</text:p>
      <text:p text:style-name="P1"/>
      <text:p text:style-name="P1">KK: Seth ow mab yth yw henwys.</text:p>
      <text:p text:style-name="P1">FSS: Seth ow mab yth yw henwys.</text:p>
      <text:p text:style-name="P1"/>
      <text:p text:style-name="P1">KK: Hwi a'n gwel: Otta omma.</text:p>
      <text:p text:style-name="P1">FSS: Hwi a'n gwel: Otta om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bys dhe'n lel Drynses</text:p>
      <text:p text:style-name="P1">FSS: My a bys dhe'n lel Drynses</text:p>
      <text:p text:style-name="P1"/>
      <text:p text:style-name="P1">KK: hedra vo omma y'n bys</text:p>
      <text:p text:style-name="P1">FSS: hedra vo omma y'n bys</text:p>
      <text:p text:style-name="P1"/>
      <text:p text:style-name="P1">KK: dhe vos lel servont dhodho.</text:p>
      <text:p text:style-name="P1">FSS: dhe vos lel servont dhodho.</text:p>
      <text:p text:style-name="P1"><text:soft-page-break/></text:p>
      <text:p text:style-name="P1">KK:</text:p>
      <text:p text:style-name="P1">FSS:</text:p>
      <text:p text:style-name="P1"/>
      <text:p text:style-name="P1">KK: Adam, my a lever dhis,</text:p>
      <text:p text:style-name="P1">FSS: Adam, my a lever dhis,</text:p>
      <text:p text:style-name="P1"/>
      <text:p text:style-name="P1">KK: dha vab Seth yw dewisys</text:p>
      <text:p text:style-name="P1">FSS: dha vab Seth yw dewisys</text:p>
      <text:p text:style-name="P1"/>
      <text:p text:style-name="P1">KK: genev prest dhe'm servya vy.</text:p>
      <text:p text:style-name="P1">FSS: genev prest dhe'm servya vy.</text:p>
      <text:p text:style-name="P1"/>
      <text:p text:style-name="P1">KK: A skians y fydh lenwys,</text:p>
      <text:p text:style-name="P1">FSS: A skians y fydh lenwys,</text:p>
      <text:p text:style-name="P1"/>
      <text:p text:style-name="P1">KK: hag a gonnyk maga ta.</text:p>
      <text:p text:style-name="P1">FSS: hag a gonnyk maga ta.</text:p>
      <text:p text:style-name="P1"/>
      <text:p text:style-name="P1">KK: Ny vydh skians vydh y'n bys</text:p>
      <text:p text:style-name="P1">FSS: Ny vydh skians vydh y'n bys</text:p>
      <text:p text:style-name="P1"/>
      <text:p text:style-name="P1">KK: mes y aswonn ev a wra</text:p>
      <text:p text:style-name="P1">FSS: mes y aswon ev a wra</text:p>
      <text:p text:style-name="P1"/>
      <text:p text:style-name="P1">KK: dre'n an planetys, mes ha chi.</text:p>
      <text:p text:style-name="P1">FSS: dre'n an planetys, mes ha chi.</text:p>
      <text:p text:style-name="P1"/>
      <text:p text:style-name="P1">KK: Der howl ha ster a-wartha</text:p>
      <text:p text:style-name="P1">FSS: Der howl ha ster a-wartha</text:p>
      <text:p text:style-name="P1"/>
      <text:p text:style-name="P1">KK: ev a wra oll dissernya</text:p>
      <text:p text:style-name="P1">FSS: ev a wra oll discernya</text:p>
      <text:p text:style-name="P1"/>
      <text:p text:style-name="P1"><text:soft-page-break/>KK: a'n pyth a vydh wosa hemma,</text:p>
      <text:p text:style-name="P1">FSS: a'n pyth a vydh wosa hemma,</text:p>
      <text:p text:style-name="P1"/>
      <text:p text:style-name="P1">KK: kekeffrys a dhrog ha da.</text:p>
      <text:p text:style-name="P1">FSS: kekeffrys a dhrog ha d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eur wordhyans dhis, ow Formyer,</text:p>
      <text:p text:style-name="P1">FSS: Meur wordhyans dhis, ow Formyer,</text:p>
      <text:p text:style-name="P1"/>
      <text:p text:style-name="P1">KK: ha gwrier a oll an bys.</text:p>
      <text:p text:style-name="P1">FSS: ha gwrier a oll an bys.</text:p>
      <text:p text:style-name="P1"/>
      <text:p text:style-name="P1">KK: Yth os-ta Arloedh heb par.</text:p>
      <text:p text:style-name="P1">FSS: Yth os-ta Arlodh heb par.</text:p>
      <text:p text:style-name="P1"/>
      <text:p text:style-name="P1">KK: Yn pub plas re bo gordhys.</text:p>
      <text:p text:style-name="P1">FSS: Yn pub plas re bo gordhys.</text:p>
      <text:p text:style-name="P1"/>
      <text:p text:style-name="P1">KK: Neb a'th enor ny dhrog-far.</text:p>
      <text:p text:style-name="P1">FSS: Neb a'th enor ny dhrog-far.</text:p>
      <text:p text:style-name="P1"/>
      <text:p text:style-name="P1">KK: Yn Seth re bo kollenwys</text:p>
      <text:p text:style-name="P1">FSS: Yn Seth re bo kollenwys</text:p>
      <text:p text:style-name="P1"/>
      <text:p text:style-name="P1">KK: par dell vo dha vodh nevra</text:p>
      <text:p text:style-name="P1"><text:soft-page-break/>FSS: par dell vo dha vodh nevra</text:p>
      <text:p text:style-name="P1"/>
      <text:p text:style-name="P1">KK: omma pur grev.</text:p>
      <text:p text:style-name="P1">FSS: omma pur grev.</text:p>
      <text:p text:style-name="P1"/>
      <text:p text:style-name="P1">KK:</text:p>
      <text:p text:style-name="P1">FSS:</text:p>
      <text:p text:style-name="P1"/>
      <text:p text:style-name="P1">KK: Ha my ynwedh, Arloedh nev,</text:p>
      <text:p text:style-name="P1">FSS: Ha my ynwedh, Arlodh nev,</text:p>
      <text:p text:style-name="P1"/>
      <text:p text:style-name="P1">KK: a'th lel-wonis dell vo res,</text:p>
      <text:p text:style-name="P1">FSS: a'th lel-wonis dell vo res,</text:p>
      <text:p text:style-name="P1"/>
      <text:p text:style-name="P1">KK: par dell osta Arloedh krev.</text:p>
      <text:p text:style-name="P1">FSS: par dell osta Arlodh krev.</text:p>
      <text:p text:style-name="P1"/>
      <text:p text:style-name="P1">KK: Hedra vyn omma y'n bys,</text:p>
      <text:p text:style-name="P1">FSS: Hedra vyn omma y'n bys,</text:p>
      <text:p text:style-name="P1"/>
      <text:p text:style-name="P1">KK: klyw jy ow lev,</text:p>
      <text:p text:style-name="P1">FSS: klyw jy ow lev,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a'm boma gras wosa hemma</text:p>
      <text:p text:style-name="P1">FSS: ma'm boma gras wosa hemma</text:p>
      <text:p text:style-name="P1"/>
      <text:p text:style-name="P1">KK: dhe'th weles yn lowender,</text:p>
      <text:p text:style-name="P1">FSS: dhe'th weles yn lowender,</text:p>
      <text:p text:style-name="P1"><text:soft-page-break/></text:p>
      <text:p text:style-name="P1">KK: gans dha eledh a-wartha,</text:p>
      <text:p text:style-name="P1">FSS: gans dha eledh a-wartha,</text:p>
      <text:p text:style-name="P1"/>
      <text:p text:style-name="P1">KK: ughel yn nev.</text:p>
      <text:p text:style-name="P1">FSS: ughel yn nev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es! Goslowewgh, a-derdro,</text:p>
      <text:p text:style-name="P1">FSS: Pes! Goslowewgh, a-derdro,</text:p>
      <text:p text:style-name="P1"/>
      <text:p text:style-name="P1">KK: orthiv vy myns eus omma.</text:p>
      <text:p text:style-name="P1">FSS: orthiv vy myns eus omma.</text:p>
      <text:p text:style-name="P1"/>
      <text:p text:style-name="P1">KK: Lamek yth yw ow hanow;</text:p>
      <text:p text:style-name="P1">FSS: Lamek yth yw ow hanow;</text:p>
      <text:p text:style-name="P1"/>
      <text:p text:style-name="P1"><text:soft-page-break/>KK: mab yth ov, krysewgh dhymmo,</text:p>
      <text:p text:style-name="P1">FSS: mab yth ov, krysewgh dhemmo,</text:p>
      <text:p text:style-name="P1"/>
      <text:p text:style-name="P1">KK: dhe Vantusale forsooth.</text:p>
      <text:p text:style-name="P1">FSS: dhe Vantusale forsooth.</text:p>
      <text:p text:style-name="P1"/>
      <text:p text:style-name="P1">KK: A Kaym, mab Adam yth ov</text:p>
      <text:p text:style-name="P1">FSS: A Kaym, mab Adam yth ov</text:p>
      <text:p text:style-name="P1"/>
      <text:p text:style-name="P1">KK: sevys a'n seythves degre.</text:p>
      <text:p text:style-name="P1">FSS: sevys a'n seythves degre.</text:p>
      <text:p text:style-name="P1"/>
      <text:p text:style-name="P1">KK: Arloedh bras synsys, yn prof.</text:p>
      <text:p text:style-name="P1">FSS: Arlodh bras sensys, yn prof.</text:p>
      <text:p text:style-name="P1"/>
      <text:p text:style-name="P1">KK: Ny'm beus par, sur, yw byw;</text:p>
      <text:p text:style-name="P1">FSS: Ny'm beus par, sur, yw byw;</text:p>
      <text:p text:style-name="P1"/>
      <text:p text:style-name="P1">KK: peub a'm enor par dell goedh.</text:p>
      <text:p text:style-name="P1">FSS: peub a'm enor par dell goodh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rog polat ov, re'm lowta.</text:p>
      <text:p text:style-name="P1">FSS: Drog polat ov, re'm lowta.</text:p>
      <text:p text:style-name="P1"/>
      <text:p text:style-name="P1">KK: Nameur a dorn da ny wrav,</text:p>
      <text:p text:style-name="P1">FSS: Nameur a dorn da ny wrav,</text:p>
      <text:p text:style-name="P1"/>
      <text:p text:style-name="P1">KK: mes pub eur oll ow pylla</text:p>
      <text:p text:style-name="P1"><text:soft-page-break/>FSS: mes pub eur oll ow pylla</text:p>
      <text:p text:style-name="P1"/>
      <text:p text:style-name="P1">KK: an dus wann mara kallav.</text:p>
      <text:p text:style-name="P1">FSS: an dus wann mara kallav.</text:p>
      <text:p text:style-name="P1"/>
      <text:p text:style-name="P1">KK: Ow fansi yw henna.</text:p>
      <text:p text:style-name="P1">FSS: Ow fansi yw henna.</text:p>
      <text:p text:style-name="P1"/>
      <text:p text:style-name="P1">KK: Hwath kynth yw ow hendas Kaym</text:p>
      <text:p text:style-name="P1">FSS: Hwath kynth yw ow hendas Kaym</text:p>
      <text:p text:style-name="P1"/>
      <text:p text:style-name="P1">KK: pur bad den lowr akontys,</text:p>
      <text:p text:style-name="P1">FSS: pur bad den lowr akontys,</text:p>
      <text:p text:style-name="P1"/>
      <text:p text:style-name="P1">KK: my a'n kemmer yn disdayn</text:p>
      <text:p text:style-name="P1">FSS: my a'n kemmer yn disdayn</text:p>
      <text:p text:style-name="P1"/>
      <text:p text:style-name="P1">KK: mar ny vydhav vy prevys</text:p>
      <text:p text:style-name="P1">FSS: mar ny vydhav vy prevys</text:p>
      <text:p text:style-name="P1"/>
      <text:p text:style-name="P1">KK: hwath meur lakka.</text:p>
      <text:p text:style-name="P1">FSS: hwath meur lakka.</text:p>
      <text:p text:style-name="P1"/>
      <text:p text:style-name="P1">KK: Moy es unn wreg dhymm yma</text:p>
      <text:p text:style-name="P1">FSS: Moy es unn wreg dhymm yma</text:p>
      <text:p text:style-name="P1"/>
      <text:p text:style-name="P1">KK: dhe'm plesour rag gul gansa.</text:p>
      <text:p text:style-name="P1">FSS: dhe'm plesour rag gul gansa.</text:p>
      <text:p text:style-name="P1"/>
      <text:p text:style-name="P1">KK: Ha sur my yw an kynsa</text:p>
      <text:p text:style-name="P1">FSS: Ha sur my yw an kynsa</text:p>
      <text:p text:style-name="P1"/>
      <text:p text:style-name="P1">KK: bythkweth a veu dew wreg.</text:p>
      <text:p text:style-name="P1">FSS: bythkweth a veu dew wreg.</text:p>
      <text:p text:style-name="P1"><text:soft-page-break/></text:p>
      <text:p text:style-name="P1">KK: Ha'n mowesi lowr plenti</text:p>
      <text:p text:style-name="P1">FSS: Ha'n mowesi lowr plenti</text:p>
      <text:p text:style-name="P1"/>
      <text:p text:style-name="P1">KK: yma dhymm. Nyns yns denti.</text:p>
      <text:p text:style-name="P1">FSS: yma dhymm. Nyns yns denti.</text:p>
      <text:p text:style-name="P1"/>
      <text:p text:style-name="P1">KK: My a's kyv pan vynnav vy;</text:p>
      <text:p text:style-name="P1">FSS: My a's kyv pan vennav vy;</text:p>
      <text:p text:style-name="P1"/>
      <text:p text:style-name="P1">KK: ny sparyav anedha i,</text:p>
      <text:p text:style-name="P1">FSS: ny sparyav anedha i,</text:p>
      <text:p text:style-name="P1"/>
      <text:p text:style-name="P1">KK: malbew onan a vo teg.</text:p>
      <text:p text:style-name="P1">FSS: malbew onan a vo teg.</text:p>
      <text:p text:style-name="P1"/>
      <text:p text:style-name="P1">KK: Saw yth ov wondrys troblys.</text:p>
      <text:p text:style-name="P1">FSS: Saw yth ov wondrys troblys.</text:p>
      <text:p text:style-name="P1"/>
      <text:p text:style-name="P1">KK: Skant ny welav unn banna.</text:p>
      <text:p text:style-name="P1">FSS: Skant ny welav unn banna.</text:p>
      <text:p text:style-name="P1"/>
      <text:p text:style-name="P1">KK: P'yw an jowl! Pandra vydh gwrys?</text:p>
      <text:p text:style-name="P1">FSS: P'yw an jowl! Pandra vydh gwrys?</text:p>
      <text:p text:style-name="P1"/>
      <text:p text:style-name="P1">KK: My ny wonn, war ow ena,</text:p>
      <text:p text:style-name="P1">FSS: My ny wonn, war ow ena,</text:p>
      <text:p text:style-name="P1"/>
      <text:p text:style-name="P1">KK: na hwath ny gavav gweres.</text:p>
      <text:p text:style-name="P1">FSS: na hwath ny gavav gweres.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 An plesour eus dhymm y'n bys</text:p>
      <text:p text:style-name="P1">FSS: An plesour eus dhymm y'n bys</text:p>
      <text:p text:style-name="P1"/>
      <text:p text:style-name="P1">KK: yth yw gans gwarak tenna.</text:p>
      <text:p text:style-name="P1">FSS: yth yw gans gwarak tenna.</text:p>
      <text:p text:style-name="P1"/>
      <text:p text:style-name="P1">KK: My a vynn mos pur uskis</text:p>
      <text:p text:style-name="P1">FSS: My a vynn mos pur uskis</text:p>
      <text:p text:style-name="P1"/>
      <text:p text:style-name="P1">KK: dhe'n forest kwykk alemma,</text:p>
      <text:p text:style-name="P1">FSS: dhe'n forest kwyck alemma,</text:p>
      <text:p text:style-name="P1"/>
      <text:p text:style-name="P1">KK: ha ladha an stranj bestes.</text:p>
      <text:p text:style-name="P1">FSS: ha ladha an stranj bestes.</text:p>
      <text:p text:style-name="P1"/>
      <text:p text:style-name="P1">KK: A'y us kig an bestes na,</text:p>
      <text:p text:style-name="P1">FSS: A'y us kig an bestes na,</text:p>
      <text:p text:style-name="P1"/>
      <text:p text:style-name="P1">KK: na a vest na lo'n y'n bys</text:p>
      <text:p text:style-name="P1">FSS: na a vest na lo'n y'n bys</text:p>
      <text:p text:style-name="P1"/>
      <text:p text:style-name="P1">KK: ny wrussen bythkweth tastya.</text:p>
      <text:p text:style-name="P1">FSS: ny wrussen bythkweth tastya.</text:p>
      <text:p text:style-name="P1"/>
      <text:p text:style-name="P1">KK: Na hwath kig genen dybrys,</text:p>
      <text:p text:style-name="P1">FSS: Na hwath kig genen dybrys,</text:p>
      <text:p text:style-name="P1"/>
      <text:p text:style-name="P1">KK: na gwin ny usyen banna.</text:p>
      <text:p text:style-name="P1">FSS: na gwin ny usyen banna.</text:p>
      <text:p text:style-name="P1"/>
      <text:p text:style-name="P1">KK: Vytel arall dhyn yma,</text:p>
      <text:p text:style-name="P1"><text:soft-page-break/>FSS: Vytel aral dhyn yma,</text:p>
      <text:p text:style-name="P1"/>
      <text:p text:style-name="P1">KK: ha pygans lowr dhe vywa.</text:p>
      <text:p text:style-name="P1">FSS: ha pygans lowr dhe vywa.</text:p>
      <text:p text:style-name="P1"/>
      <text:p text:style-name="P1">KK: Gans kreghyn an bestes na</text:p>
      <text:p text:style-name="P1">FSS: Gans kreghyn an bestes na</text:p>
      <text:p text:style-name="P1"/>
      <text:p text:style-name="P1">KK: my a wra dillas dhymmo,</text:p>
      <text:p text:style-name="P1">FSS: my a wra dillas dhemmo,</text:p>
      <text:p text:style-name="P1"/>
      <text:p text:style-name="P1">KK: par dell wrug ow hendasow.</text:p>
      <text:p text:style-name="P1">FSS: par dell wrug ow hendasow.</text:p>
      <text:p text:style-name="P1"/>
      <text:p text:style-name="P1">KK: Ha'w hendas Kaym, hwath yw fyw</text:p>
      <text:p text:style-name="P1">FSS: Ha'w hendas Kaym, hwath yw fyw</text:p>
      <text:p text:style-name="P1"/>
      <text:p text:style-name="P1">KK: y'n difeyth; yn mysk bestes</text:p>
      <text:p text:style-name="P1">FSS: y'n difeyth; yn mysk bestes</text:p>
      <text:p text:style-name="P1"/>
      <text:p text:style-name="P1">KK: yma ev prest ow pywa.</text:p>
      <text:p text:style-name="P1">FSS: yma ev prest ow pywa.</text:p>
      <text:p text:style-name="P1"/>
      <text:p text:style-name="P1">KK: Drefenn serri an Tas Dyw</text:p>
      <text:p text:style-name="P1">FSS: Drefen serri an Tas Duw</text:p>
      <text:p text:style-name="P1"/>
      <text:p text:style-name="P1">KK: tewlys yw dhe veschyf bras,</text:p>
      <text:p text:style-name="P1">FSS: tewlys yw dhe veschyf bras,</text:p>
      <text:p text:style-name="P1"/>
      <text:p text:style-name="P1">KK: rag drog polat par dell yw</text:p>
      <text:p text:style-name="P1">FSS: rag drog polat par dell yw</text:p>
      <text:p text:style-name="P1"/>
      <text:p text:style-name="P1">KK: ha lenwys a vollothow.</text:p>
      <text:p text:style-name="P1">FSS: ha lenwys a vollothow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Ow servont, deus nes omma,</text:p>
      <text:p text:style-name="P1">FSS: Ow servont, deus nes omma,</text:p>
      <text:p text:style-name="P1"/>
      <text:p text:style-name="P1">KK: ha'w gwarak dro hi genes.</text:p>
      <text:p text:style-name="P1">FSS: ha'w gwarak dro hi genes.</text:p>
      <text:p text:style-name="P1"/>
      <text:p text:style-name="P1">KK: My a vynn mos dhe wandra</text:p>
      <text:p text:style-name="P1">FSS: My a vynn mos dhe wandra</text:p>
      <text:p text:style-name="P1"/>
      <text:p text:style-name="P1">KK: bestes wyls dhe aspia,</text:p>
      <text:p text:style-name="P1">FSS: bestes wyls dhe aspia,</text:p>
      <text:p text:style-name="P1"/>
      <text:p text:style-name="P1">KK: hag a vynn gans ow sethow</text:p>
      <text:p text:style-name="P1">FSS: hag a vynn gans ow sethow</text:p>
      <text:p text:style-name="P1"/>
      <text:p text:style-name="P1">KK: ladha part anedha i.</text:p>
      <text:p text:style-name="P1">FSS: ladha part anedha i.</text:p>
      <text:p text:style-name="P1"/>
      <text:p text:style-name="P1">KK:</text:p>
      <text:p text:style-name="P1">FSS:</text:p>
      <text:p text:style-name="P1"/>
      <text:p text:style-name="P1">KK: Agas gwarak ha sethow</text:p>
      <text:p text:style-name="P1">FSS: Agas gwarak ha sethow</text:p>
      <text:p text:style-name="P1"/>
      <text:p text:style-name="P1"><text:soft-page-break/>KK: genev ottensi parys.</text:p>
      <text:p text:style-name="P1">FSS: genev ottensi parys.</text:p>
      <text:p text:style-name="P1"/>
      <text:p text:style-name="P1">KK: My a's led bys y'n koesow,</text:p>
      <text:p text:style-name="P1">FSS: My a's led bys y'n kosow,</text:p>
      <text:p text:style-name="P1"/>
      <text:p text:style-name="P1">KK: hag ena y fydh kevys</text:p>
      <text:p text:style-name="P1">FSS: hag ena y fydh kevys</text:p>
      <text:p text:style-name="P1"/>
      <text:p text:style-name="P1">KK: plenti lowr, yn pur dhevri.</text:p>
      <text:p text:style-name="P1">FSS: plenti lowr, yn pur dhevri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ans peub my yw ankevys.</text:p>
      <text:p text:style-name="P1">FSS: Gans peub my yw ankevys.</text:p>
      <text:p text:style-name="P1"/>
      <text:p text:style-name="P1">KK: Ny'm aswonn nameur a dus.</text:p>
      <text:p text:style-name="P1">FSS: Ny'm aswon nameur a dus.</text:p>
      <text:p text:style-name="P1"/>
      <text:p text:style-name="P1">KK: Kaym my a vydh henwys,</text:p>
      <text:p text:style-name="P1">FSS: Kaym my a vydh henwys,</text:p>
      <text:p text:style-name="P1"/>
      <text:p text:style-name="P1">KK: mab kottha Adam, tewlys,</text:p>
      <text:p text:style-name="P1">FSS: mab kottha Adam, tewlys,</text:p>
      <text:p text:style-name="P1"/>
      <text:p text:style-name="P1">KK: hwi a wel, dhe veschyf bras.</text:p>
      <text:p text:style-name="P1"><text:soft-page-break/>FSS: hwi a wel, dhe veschyf br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wath ow holonn yth yw stout</text:p>
      <text:p text:style-name="P1">FSS: Hwath ow holon yth yw stout</text:p>
      <text:p text:style-name="P1"/>
      <text:p text:style-name="P1">KK: awos ladha Abel lout.</text:p>
      <text:p text:style-name="P1">FSS: awos ladha Abel lout.</text:p>
      <text:p text:style-name="P1"/>
      <text:p text:style-name="P1">KK: Na hwath, 'wos molleth an Tas,</text:p>
      <text:p text:style-name="P1">FSS: Na hwath, 'wos molleth an Tas,</text:p>
      <text:p text:style-name="P1"/>
      <text:p text:style-name="P1">KK: ny'm beus edrek vydh y'n bys.</text:p>
      <text:p text:style-name="P1">FSS: ny'm beus edrek vydh y'n bys.</text:p>
      <text:p text:style-name="P1"/>
      <text:p text:style-name="P1">KK: Hwi a'm gwel: overdevys</text:p>
      <text:p text:style-name="P1">FSS: Hwi a'm gwel: overdevys</text:p>
      <text:p text:style-name="P1"/>
      <text:p text:style-name="P1">KK: yth oma warbarth gans blew.</text:p>
      <text:p text:style-name="P1">FSS: yth oma warbarth gans blew.</text:p>
      <text:p text:style-name="P1"/>
      <text:p text:style-name="P1">KK: Ny besyav bones gwelys</text:p>
      <text:p text:style-name="P1">FSS: Ny besyav bones gwelys</text:p>
      <text:p text:style-name="P1"/>
      <text:p text:style-name="P1">KK: gans mab-den y'n bys ma byw,</text:p>
      <text:p text:style-name="P1">FSS: gans mab-den y'n bys ma byw,</text:p>
      <text:p text:style-name="P1"/>
      <text:p text:style-name="P1">KK: drefenn ow bos emskemunys.</text:p>
      <text:p text:style-name="P1">FSS: drefen ow bos emskemunys.</text:p>
      <text:p text:style-name="P1"><text:soft-page-break/></text:p>
      <text:p text:style-name="P1">KK: Ha'w thas Adam y volleth</text:p>
      <text:p text:style-name="P1">FSS: Ha'w thas Adam y volleth</text:p>
      <text:p text:style-name="P1"/>
      <text:p text:style-name="P1">KK: gallas genev, ha'y sorr bras.</text:p>
      <text:p text:style-name="P1">FSS: gallas genev, ha'y sorr bras.</text:p>
      <text:p text:style-name="P1"/>
      <text:p text:style-name="P1">KK: Drefenn henna, yn neb plas</text:p>
      <text:p text:style-name="P1">FSS: Drefen henna, yn neb plas</text:p>
      <text:p text:style-name="P1"/>
      <text:p text:style-name="P1">KK: ny allav kavoes powes.</text:p>
      <text:p text:style-name="P1">FSS: ny allav kavos powes.</text:p>
      <text:p text:style-name="P1"/>
      <text:p text:style-name="P1">KK: Mab mollothow yth ov gwrys.</text:p>
      <text:p text:style-name="P1">FSS: Mab mollothow yth ov gwrys.</text:p>
      <text:p text:style-name="P1"/>
      <text:p text:style-name="P1">KK: Der henna my ny vedhav</text:p>
      <text:p text:style-name="P1">FSS: Der henna my ny vedhav</text:p>
      <text:p text:style-name="P1"/>
      <text:p text:style-name="P1">KK: dos yn mysk pobel neb prys,</text:p>
      <text:p text:style-name="P1">FSS: dos yn mysk pobel neb prys,</text:p>
      <text:p text:style-name="P1"/>
      <text:p text:style-name="P1">KK: mes pub eur owth omwitha</text:p>
      <text:p text:style-name="P1">FSS: mes pub eur owth omwitha</text:p>
      <text:p text:style-name="P1"/>
      <text:p text:style-name="P1">KK: yn koesow hag y'n bushes,</text:p>
      <text:p text:style-name="P1">FSS: yn kosow hag y'n bushes,</text:p>
      <text:p text:style-name="P1"/>
      <text:p text:style-name="P1">KK: avel best prest ow pywa.</text:p>
      <text:p text:style-name="P1">FSS: avel best prest ow pywa.</text:p>
      <text:p text:style-name="P1"/>
      <text:p text:style-name="P1">KK: Ow foli yth yw mar vras,</text:p>
      <text:p text:style-name="P1">FSS: Ow foli yth yw mar vras,</text:p>
      <text:p text:style-name="P1"/>
      <text:p text:style-name="P1"><text:soft-page-break/>KK: ha'w holonn ynwedh pur brout.</text:p>
      <text:p text:style-name="P1">FSS: ha'w holon ynwedh pur brout.</text:p>
      <text:p text:style-name="P1"/>
      <text:p text:style-name="P1">KK: Ny vynnav dhiworth an Tas</text:p>
      <text:p text:style-name="P1">FSS: Ny vennav dhiworth an Tas</text:p>
      <text:p text:style-name="P1"/>
      <text:p text:style-name="P1">KK: hwilas mersi, sur heb dout,</text:p>
      <text:p text:style-name="P1">FSS: hwilas merci, sur heb dout,</text:p>
      <text:p text:style-name="P1"/>
      <text:p text:style-name="P1">KK: kyn na'm boma lowena.</text:p>
      <text:p text:style-name="P1">FSS: kyn na'm boma lowena.</text:p>
      <text:p text:style-name="P1"/>
      <text:p text:style-name="P1">KK: Own yma dhymm a bub den,</text:p>
      <text:p text:style-name="P1">FSS: Own yma dhymm a bub den,</text:p>
      <text:p text:style-name="P1"/>
      <text:p text:style-name="P1">KK: ganso dhe vones ledhys.</text:p>
      <text:p text:style-name="P1">FSS: ganso dhe vones ledhys.</text:p>
      <text:p text:style-name="P1"/>
      <text:p text:style-name="P1">KK: Saw an Tas Dyw y honan</text:p>
      <text:p text:style-name="P1">FSS: Saw an Tas Duw y honan</text:p>
      <text:p text:style-name="P1"/>
      <text:p text:style-name="P1">KK: y verk warnav a settyas,</text:p>
      <text:p text:style-name="P1">FSS: y verk warnav a settyas,</text:p>
      <text:p text:style-name="P1"/>
      <text:p text:style-name="P1">KK: poran gans y own diwla.</text:p>
      <text:p text:style-name="P1">FSS: poran gans y own diwla.</text:p>
      <text:p text:style-name="P1"/>
      <text:p text:style-name="P1">KK: Hwi oll a'n gwel.</text:p>
      <text:p text:style-name="P1">FSS: Hwi oll a'n gwel.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Hag y kewsis yndellma,</text:p>
      <text:p text:style-name="P1">FSS: Hag y kewsis yndellma,</text:p>
      <text:p text:style-name="P1"/>
      <text:p text:style-name="P1">KK: na wra den vydh ow ladha,</text:p>
      <text:p text:style-name="P1">FSS: na wra den vydh ow ladha,</text:p>
      <text:p text:style-name="P1"/>
      <text:p text:style-name="P1">KK: erbynn y dhisplesour lel.</text:p>
      <text:p text:style-name="P1">FSS: erbyn y dhisplesour lel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g ow ladha neb a wra,</text:p>
      <text:p text:style-name="P1">FSS: Hag ow ladha neb a wra,</text:p>
      <text:p text:style-name="P1"/>
      <text:p text:style-name="P1">KK: seyth gweyth y hwra akwitya.</text:p>
      <text:p text:style-name="P1">FSS: seyth gweyth y hwra akwitya.</text:p>
      <text:p text:style-name="P1"/>
      <text:p text:style-name="P1">KK: Y kewsis, gans charj pur grev.</text:p>
      <text:p text:style-name="P1">FSS: Y kewsis, gans charj pur grev.</text:p>
      <text:p text:style-name="P1"/>
      <text:p text:style-name="P1">KK: Saw hwath, 'wos an promys na,</text:p>
      <text:p text:style-name="P1">FSS: Saw hwath, 'wos an promys na,</text:p>
      <text:p text:style-name="P1"/>
      <text:p text:style-name="P1">KK: meur yth esov ow toutya</text:p>
      <text:p text:style-name="P1">FSS: meur yth esov ow toutya</text:p>
      <text:p text:style-name="P1"/>
      <text:p text:style-name="P1">KK: y vennath dhymm ny vynn ev.</text:p>
      <text:p text:style-name="P1">FSS: y vennath dhymm ny vynn ev.</text:p>
      <text:p text:style-name="P1"><text:soft-page-break/></text:p>
      <text:p text:style-name="P1">KK: Rakhenna, war ow ena,</text:p>
      <text:p text:style-name="P1">FSS: Rakhenna, war ow ena,</text:p>
      <text:p text:style-name="P1"/>
      <text:p text:style-name="P1">KK: my a vynn mos dhe gudha</text:p>
      <text:p text:style-name="P1">FSS: my a vynn mos dhe gudha</text:p>
      <text:p text:style-name="P1"/>
      <text:p text:style-name="P1">KK: yn neb bush, kynth yw dhymm grev.</text:p>
      <text:p text:style-name="P1">FSS: yn neb bush, kynth yw dhymm grev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ester da, der dha gummyas,</text:p>
      <text:p text:style-name="P1">FSS: Mester da, der dha gummyas,</text:p>
      <text:p text:style-name="P1"/>
      <text:p text:style-name="P1">KK: my a wel unn lo'n pur vras</text:p>
      <text:p text:style-name="P1">FSS: my a wel unn lo'n pur vras</text:p>
      <text:p text:style-name="P1"/>
      <text:p text:style-name="P1">KK: yn-hons yn bush ow plattya.</text:p>
      <text:p text:style-name="P1">FSS: en-hons yn bush ow plattya.</text:p>
      <text:p text:style-name="P1"/>
      <text:p text:style-name="P1"><text:soft-page-break/>KK: Syrra, yn mysk an bestes</text:p>
      <text:p text:style-name="P1">FSS: Serra, yn mysk an bestes</text:p>
      <text:p text:style-name="P1"/>
      <text:p text:style-name="P1">KK: stranj yth yw ev dhe weles.</text:p>
      <text:p text:style-name="P1">FSS: stranj yth yw ev dhe weles.</text:p>
      <text:p text:style-name="P1"/>
      <text:p text:style-name="P1">KK: Mirewgh, mester, py 'ma-va.</text:p>
      <text:p text:style-name="P1">FSS: Mirewgh, mester, py 'ma-va.</text:p>
      <text:p text:style-name="P1"/>
      <text:p text:style-name="P1">KK:</text:p>
      <text:p text:style-name="P1">FSS:</text:p>
      <text:p text:style-name="P1"/>
      <text:p text:style-name="P1">KK: Bydh war dhymm na vova den,</text:p>
      <text:p text:style-name="P1">FSS: Bydh war dhymm na vova den,</text:p>
      <text:p text:style-name="P1"/>
      <text:p text:style-name="P1">KK: rag my ny allav medra.</text:p>
      <text:p text:style-name="P1">FSS: rag my ny allav medra.</text:p>
      <text:p text:style-name="P1"/>
      <text:p text:style-name="P1">KK: Sett ow seth dhe denewenn,</text:p>
      <text:p text:style-name="P1">FSS: Sett ow seth dhe denewen,</text:p>
      <text:p text:style-name="P1"/>
      <text:p text:style-name="P1">KK: may hallen tenna dhodho.</text:p>
      <text:p text:style-name="P1">FSS: may hallen tenna dhodho.</text:p>
      <text:p text:style-name="P1"/>
      <text:p text:style-name="P1">KK: Na berth dout, y fydh e gwyskys.</text:p>
      <text:p text:style-name="P1">FSS: Na berth dout, y fydh e gwysk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Nevra na wrewgh hwi doutya,</text:p>
      <text:p text:style-name="P1">FSS: Nevra na wrewgh hwi doutya,</text:p>
      <text:p text:style-name="P1"/>
      <text:p text:style-name="P1">KK: ken es best nag yw henna,</text:p>
      <text:p text:style-name="P1">FSS: ken es best nag yw henna,</text:p>
      <text:p text:style-name="P1"/>
      <text:p text:style-name="P1">KK: ha stranj yw dhe vos gwelys.</text:p>
      <text:p text:style-name="P1">FSS: ha stranj yw dhe vos gwelys.</text:p>
      <text:p text:style-name="P1"/>
      <text:p text:style-name="P1">KK: Now, otta an seth kompes.</text:p>
      <text:p text:style-name="P1">FSS: Now, otta an seth kompes.</text:p>
      <text:p text:style-name="P1"/>
      <text:p text:style-name="P1">KK: Tenn hi yn-bann bys y'n pil,</text:p>
      <text:p text:style-name="P1">FSS: Tenn hi yn-bann bys y'n pil,</text:p>
      <text:p text:style-name="P1"/>
      <text:p text:style-name="P1">KK: par dell os archer prevys</text:p>
      <text:p text:style-name="P1">FSS: par dell os archer prevys</text:p>
      <text:p text:style-name="P1"/>
      <text:p text:style-name="P1">KK: hag a ladhas moy es mil</text:p>
      <text:p text:style-name="P1">FSS: hag a ladhas moy es mil</text:p>
      <text:p text:style-name="P1"/>
      <text:p text:style-name="P1">KK: a vestes kyns es lemmyn.</text:p>
      <text:p text:style-name="P1">FSS: a vestes kyns es lemmyn.</text:p>
      <text:p text:style-name="P1"/>
      <text:p text:style-name="P1">KK:</text:p>
      <text:p text:style-name="P1">FSS:</text:p>
      <text:p text:style-name="P1"/>
      <text:p text:style-name="P1">KK: Now otta an seth tennys,</text:p>
      <text:p text:style-name="P1">FSS: Now otta an seth tennys,</text:p>
      <text:p text:style-name="P1"/>
      <text:p text:style-name="P1">KK: ha'n best sur yma gwyskys!</text:p>
      <text:p text:style-name="P1">FSS: ha'n best sur yma gwyskys!</text:p>
      <text:p text:style-name="P1"><text:soft-page-break/></text:p>
      <text:p text:style-name="P1">KK: Y vernans gallas ganso!</text:p>
      <text:p text:style-name="P1">FSS: Y vernans gallas ganso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Led vy kwykk bys yn dhodho,</text:p>
      <text:p text:style-name="P1">FSS: Led vy kwyck bys yn dhodho,</text:p>
      <text:p text:style-name="P1"/>
      <text:p text:style-name="P1">KK: may hallen vy attendya</text:p>
      <text:p text:style-name="P1">FSS: may hallen vy attendya</text:p>
      <text:p text:style-name="P1"/>
      <text:p text:style-name="P1">KK: pan vaner lo'n yth ywa.</text:p>
      <text:p text:style-name="P1">FSS: pan vaner lo'n yth ywa.</text:p>
      <text:p text:style-name="P1"/>
      <text:p text:style-name="P1">KK:</text:p>
      <text:p text:style-name="P1">FSS:</text:p>
      <text:p text:style-name="P1"/>
      <text:p text:style-name="P1">KK: Out, ellas, my yw marow!</text:p>
      <text:p text:style-name="P1">FSS: Out, ellas, my yw marow!</text:p>
      <text:p text:style-name="P1"/>
      <text:p text:style-name="P1">KK: Ny'm beus bywa na fella!</text:p>
      <text:p text:style-name="P1">FSS: Ny'm beus bywa na fella!</text:p>
      <text:p text:style-name="P1"/>
      <text:p text:style-name="P1">KK: Gwenys ov der an asow,</text:p>
      <text:p text:style-name="P1">FSS: Gwenys ov der an asow,</text:p>
      <text:p text:style-name="P1"/>
      <text:p text:style-name="P1">KK: ha'n seth gallas kwit dredhov.</text:p>
      <text:p text:style-name="P1">FSS: ha'n seth gallas kwit dredhov.</text:p>
      <text:p text:style-name="P1"/>
      <text:p text:style-name="P1"><text:soft-page-break/>KK: Pur ogas marow yth ov!</text:p>
      <text:p text:style-name="P1">FSS: Pur ogas marow yth ov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ar dell veuma ongrassyes,</text:p>
      <text:p text:style-name="P1">FSS: Par dell veuma ongrassyes,</text:p>
      <text:p text:style-name="P1"/>
      <text:p text:style-name="P1">KK: lemmyn yth oma plagyes,</text:p>
      <text:p text:style-name="P1">FSS: lemmyn yth oma plagyes,</text:p>
      <text:p text:style-name="P1"/>
      <text:p text:style-name="P1">KK: dell welowgh hwi oll an prov.</text:p>
      <text:p text:style-name="P1">FSS: dell welowgh hwi oll an prov.</text:p>
      <text:p text:style-name="P1"/>
      <text:p text:style-name="P1">KK:</text:p>
      <text:p text:style-name="P1">FSS:</text:p>
      <text:p text:style-name="P1"/>
      <text:p text:style-name="P1">KK: Out, ty vilen, pandr' eus gwrys?</text:p>
      <text:p text:style-name="P1">FSS: Out, ty vilen, pandr' eus gwrys?</text:p>
      <text:p text:style-name="P1"/>
      <text:p text:style-name="P1">KK: Sur hemma yw den ledhys.</text:p>
      <text:p text:style-name="P1">FSS: Sur hemma yw den ledhys.</text:p>
      <text:p text:style-name="P1"/>
      <text:p text:style-name="P1">KK: My a'n klyw prest ow karma.</text:p>
      <text:p text:style-name="P1">FSS: My a'n klyw prest ow karma.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Ow karma yma an best!</text:p>
      <text:p text:style-name="P1">FSS: Ow karma yma an best!</text:p>
      <text:p text:style-name="P1"/>
      <text:p text:style-name="P1">KK: My a'n gwel ow trebuchya.</text:p>
      <text:p text:style-name="P1">FSS: My a'n gwel ow trebuchya.</text:p>
      <text:p text:style-name="P1"/>
      <text:p text:style-name="P1">KK: Gallas ganso hager fest!</text:p>
      <text:p text:style-name="P1">FSS: Gallas ganso hager fest!</text:p>
      <text:p text:style-name="P1"/>
      <text:p text:style-name="P1">KK: Roy y groghen dhymm, I pray thee,</text:p>
      <text:p text:style-name="P1">FSS: Roy y groghen dhymm, I pray thee,</text:p>
      <text:p text:style-name="P1"/>
      <text:p text:style-name="P1">KK: dhe wul kweth dhymm dhe wiska.</text:p>
      <text:p text:style-name="P1">FSS: dhe wul kweth dhymm dhe wisk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Blewek koynt yw ha hager.</text:p>
      <text:p text:style-name="P1">FSS: Blewek koynt yw ha hager.</text:p>
      <text:p text:style-name="P1"/>
      <text:p text:style-name="P1">KK: Ny wonn pan vest ylla bos.</text:p>
      <text:p text:style-name="P1">FSS: Ny wonn pan vest ylla bos.</text:p>
      <text:p text:style-name="P1"/>
      <text:p text:style-name="P1">KK: Yth 'valsa orth y favour</text:p>
      <text:p text:style-name="P1">FSS: Yth 'valsa orth y favour</text:p>
      <text:p text:style-name="P1"><text:soft-page-break/></text:p>
      <text:p text:style-name="P1">KK: y bosa neb boekka nos,</text:p>
      <text:p text:style-name="P1">FSS: y bosa neb bokka nos,</text:p>
      <text:p text:style-name="P1"/>
      <text:p text:style-name="P1">KK: ha henna y fydh prevys.</text:p>
      <text:p text:style-name="P1">FSS: ha henna y fydh prev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orta, gas vy dh'y dava,</text:p>
      <text:p text:style-name="P1">FSS: Gorta, gas vy dh'y dava,</text:p>
      <text:p text:style-name="P1"/>
      <text:p text:style-name="P1">KK: drefenn gweles mar nebes.</text:p>
      <text:p text:style-name="P1">FSS: drefen gweles mar nebes.</text:p>
      <text:p text:style-name="P1"/>
      <text:p text:style-name="P1">KK: Pyw osta lavar dhymmo</text:p>
      <text:p text:style-name="P1">FSS: Pyw osta lavar dhemmo</text:p>
      <text:p text:style-name="P1"/>
      <text:p text:style-name="P1">KK: mars os den po neb best bras.</text:p>
      <text:p text:style-name="P1">FSS: mars os den po neb best bras.</text:p>
      <text:p text:style-name="P1"/>
      <text:p text:style-name="P1">KK: Dout ahanas dhymm yma.</text:p>
      <text:p text:style-name="P1">FSS: Dout ahanas dhymm yma.</text:p>
      <text:p text:style-name="P1"/>
      <text:p text:style-name="P1">KK:</text:p>
      <text:p text:style-name="P1">FSS:</text:p>
      <text:p text:style-name="P1"/>
      <text:p text:style-name="P1"><text:soft-page-break/>KK: A soweth, emskemunys,</text:p>
      <text:p text:style-name="P1">FSS: A soweth, emskemunys,</text:p>
      <text:p text:style-name="P1"/>
      <text:p text:style-name="P1">KK: my yw Kaym, mab dhe Adam.</text:p>
      <text:p text:style-name="P1">FSS: my yw Kaym, mab dhe Adam.</text:p>
      <text:p text:style-name="P1"/>
      <text:p text:style-name="P1">KK: Genes yth oma ledhys.</text:p>
      <text:p text:style-name="P1">FSS: Genes yth oma ledhys.</text:p>
      <text:p text:style-name="P1"/>
      <text:p text:style-name="P1">KK: Molleth dhis dha das ha'th vamm,</text:p>
      <text:p text:style-name="P1">FSS: Molleth dhis dha das ha'th vamm,</text:p>
      <text:p text:style-name="P1"/>
      <text:p text:style-name="P1">KK: ha'w molleth vy gans henna.</text:p>
      <text:p text:style-name="P1">FSS: ha'w molleth vy gans henna.</text:p>
      <text:p text:style-name="P1"/>
      <text:p text:style-name="P1">KK:</text:p>
      <text:p text:style-name="P1">FSS:</text:p>
      <text:p text:style-name="P1"/>
      <text:p text:style-name="P1">KK: P'ywa! Ty yw Kaym, mab dhe Adam!</text:p>
      <text:p text:style-name="P1">FSS: P'ywa! Ty yw Kaym, mab dhe Adam!</text:p>
      <text:p text:style-name="P1"/>
      <text:p text:style-name="P1">KK: Ny allav krysi henna.</text:p>
      <text:p text:style-name="P1">FSS: Ny allav krysi henna.</text:p>
      <text:p text:style-name="P1"/>
      <text:p text:style-name="P1">KK: Di'velebys os ha kamm,</text:p>
      <text:p text:style-name="P1">FSS: Di'velebys os ha kamm,</text:p>
      <text:p text:style-name="P1"/>
      <text:p text:style-name="P1">KK: overdevys oll gans henna</text:p>
      <text:p text:style-name="P1">FSS: overdevys oll gans henna</text:p>
      <text:p text:style-name="P1"/>
      <text:p text:style-name="P1">KK: yth os, gans blew.</text:p>
      <text:p text:style-name="P1">FSS: yth os, gans blew.</text:p>
      <text:p text:style-name="P1"/>
      <text:p text:style-name="P1">KK: Prag yth os'ta yndellma</text:p>
      <text:p text:style-name="P1"><text:soft-page-break/>FSS: Prag yth os'ta yndellma</text:p>
      <text:p text:style-name="P1"/>
      <text:p text:style-name="P1">KK: y'n bushes ow krowedha?</text:p>
      <text:p text:style-name="P1">FSS: y'n bushes ow krowedha?</text:p>
      <text:p text:style-name="P1"/>
      <text:p text:style-name="P1">KK: Marth bras yth yw.</text:p>
      <text:p text:style-name="P1">FSS: Marth bras yth yw.</text:p>
      <text:p text:style-name="P1"/>
      <text:p text:style-name="P1">KK: My ny allav konvedhes</text:p>
      <text:p text:style-name="P1">FSS: My ny allav konvedhes</text:p>
      <text:p text:style-name="P1"/>
      <text:p text:style-name="P1">KK: dha vosta jy ow hendas,</text:p>
      <text:p text:style-name="P1">FSS: dha vosta jy ow hendas,</text:p>
      <text:p text:style-name="P1"/>
      <text:p text:style-name="P1">KK: na kar vydh dhymm, yn tevri.</text:p>
      <text:p text:style-name="P1">FSS: na kar vydh dhymm, yn tevri.</text:p>
      <text:p text:style-name="P1"/>
      <text:p text:style-name="P1">KK:</text:p>
      <text:p text:style-name="P1">FSS:</text:p>
      <text:p text:style-name="P1"/>
      <text:p text:style-name="P1">KK: A'm korf yth os devedhys,</text:p>
      <text:p text:style-name="P1">FSS: A'm korf yth os devedhys,</text:p>
      <text:p text:style-name="P1"/>
      <text:p text:style-name="P1">KK: hag a Adam dha hendas.</text:p>
      <text:p text:style-name="P1">FSS: hag a Adam dha hendas.</text:p>
      <text:p text:style-name="P1"/>
      <text:p text:style-name="P1">KK: Lemmyn yth os milligys,</text:p>
      <text:p text:style-name="P1">FSS: Lemmyn yth os milligys,</text:p>
      <text:p text:style-name="P1"/>
      <text:p text:style-name="P1">KK: ha seythplek ty ha'th fleghes</text:p>
      <text:p text:style-name="P1">FSS: ha seythplek ty ha'th fleghes</text:p>
      <text:p text:style-name="P1"/>
      <text:p text:style-name="P1">KK: a vydh plagyes, krys dhe vy.</text:p>
      <text:p text:style-name="P1">FSS: a vydh plagyes, krys dhe vy.</text:p>
      <text:p text:style-name="P1"><text:soft-page-break/></text:p>
      <text:p text:style-name="P1">KK: Merk Dyw warnav yw settys.</text:p>
      <text:p text:style-name="P1">FSS: Merk Duw warnav yw settys.</text:p>
      <text:p text:style-name="P1"/>
      <text:p text:style-name="P1">KK: Ty a'n gwel yn korn ow thal.</text:p>
      <text:p text:style-name="P1">FSS: Ty a'n gwel yn korn ow thal.</text:p>
      <text:p text:style-name="P1"/>
      <text:p text:style-name="P1">KK: Gans den pan vo konvedhys</text:p>
      <text:p text:style-name="P1">FSS: Gans den pan vo konvedhys</text:p>
      <text:p text:style-name="P1"/>
      <text:p text:style-name="P1">KK: orthiv vy sertan ny dal</text:p>
      <text:p text:style-name="P1">FSS: orthiv vy certan ny dal</text:p>
      <text:p text:style-name="P1"/>
      <text:p text:style-name="P1">KK: bos mellys awos neptra.</text:p>
      <text:p text:style-name="P1">FSS: bos mellys awos neptr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Ty a wel, veri nebes</text:p>
      <text:p text:style-name="P1">FSS: Ty a wel, veri nebes</text:p>
      <text:p text:style-name="P1"/>
      <text:p text:style-name="P1">KK: banna ny allav gweles</text:p>
      <text:p text:style-name="P1">FSS: banna ny allav gweles</text:p>
      <text:p text:style-name="P1"/>
      <text:p text:style-name="P1">KK: dhe vos akontys, re'm lowta.</text:p>
      <text:p text:style-name="P1">FSS: dhe vos akontys, re'm lowta.</text:p>
      <text:p text:style-name="P1"/>
      <text:p text:style-name="P1"><text:soft-page-break/>KK: Prag y hwrug Dyw settya merk</text:p>
      <text:p text:style-name="P1">FSS: Prag y hwrug Duw settya merk</text:p>
      <text:p text:style-name="P1"/>
      <text:p text:style-name="P1">KK: yn korn dha dal, dhymm lavar?</text:p>
      <text:p text:style-name="P1">FSS: yn korn dha dal, dhymm lavar?</text:p>
      <text:p text:style-name="P1"/>
      <text:p text:style-name="P1">KK: Kyn firen warnas mar stark</text:p>
      <text:p text:style-name="P1">FSS: Kyn firen warnas mar stark</text:p>
      <text:p text:style-name="P1"/>
      <text:p text:style-name="P1">KK: ny welav meur a'th favour,</text:p>
      <text:p text:style-name="P1">FSS: ny welav meur a'th favour,</text:p>
      <text:p text:style-name="P1"/>
      <text:p text:style-name="P1">KK: na merk vydholl y'th tal.</text:p>
      <text:p text:style-name="P1">FSS: na merk vydholl y'th tal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lever heb y di:</text:p>
      <text:p text:style-name="P1">FSS: My a lever heb y di:</text:p>
      <text:p text:style-name="P1"/>
      <text:p text:style-name="P1">KK: genev Dyw a wrug serri</text:p>
      <text:p text:style-name="P1">FSS: genev Duw a wrug serri</text:p>
      <text:p text:style-name="P1"/>
      <text:p text:style-name="P1">KK: ha'y volleth, yn pur dhevri,</text:p>
      <text:p text:style-name="P1">FSS: ha'y volleth, yn pur dhevri,</text:p>
      <text:p text:style-name="P1"/>
      <text:p text:style-name="P1">KK: dhymm a ros,</text:p>
      <text:p text:style-name="P1"><text:soft-page-break/>FSS: dhymm a ros,</text:p>
      <text:p text:style-name="P1"/>
      <text:p text:style-name="P1">KK: drefenn ladha ow broder.</text:p>
      <text:p text:style-name="P1">FSS: drefen ladha ow broder.</text:p>
      <text:p text:style-name="P1"/>
      <text:p text:style-name="P1">KK: Abel o henna. Preder,</text:p>
      <text:p text:style-name="P1">FSS: Abel o henna. Preder,</text:p>
      <text:p text:style-name="P1"/>
      <text:p text:style-name="P1">KK: mara mynnta, y wodhvos.</text:p>
      <text:p text:style-name="P1">FSS: mara mynnta, y wodhvos.</text:p>
      <text:p text:style-name="P1"/>
      <text:p text:style-name="P1">KK: Der henna, my a dhoutyas</text:p>
      <text:p text:style-name="P1">FSS: Der henna, my a dhoutyas</text:p>
      <text:p text:style-name="P1"/>
      <text:p text:style-name="P1">KK: gans peub y fedhen ledhys.</text:p>
      <text:p text:style-name="P1">FSS: gans peub y fedhen ledhys.</text:p>
      <text:p text:style-name="P1"/>
      <text:p text:style-name="P1">KK: Saw Dyw dhymmo a wrontyas -</text:p>
      <text:p text:style-name="P1">FSS: Saw Duw dhemmo a wrontyas -</text:p>
      <text:p text:style-name="P1"/>
      <text:p text:style-name="P1">KK: war y dhisplesour ev res -</text:p>
      <text:p text:style-name="P1">FSS: war y dhisplesour ev res -</text:p>
      <text:p text:style-name="P1"/>
      <text:p text:style-name="P1">KK: ny vedhen yn kettella;</text:p>
      <text:p text:style-name="P1">FSS: ny vedhen yn kettella;</text:p>
      <text:p text:style-name="P1"/>
      <text:p text:style-name="P1">KK: ha pynagoll a wra henna,</text:p>
      <text:p text:style-name="P1">FSS: ha pynagoll a wra henna,</text:p>
      <text:p text:style-name="P1"/>
      <text:p text:style-name="P1">KK: plagyes y fedha ragdho.</text:p>
      <text:p text:style-name="P1">FSS: plagyes y fedha ragdho.</text:p>
      <text:p text:style-name="P1"/>
      <text:p text:style-name="P1">KK: Ha'y verk y settyas omma,</text:p>
      <text:p text:style-name="P1">FSS: Ha'y verk y settyas omma,</text:p>
      <text:p text:style-name="P1"><text:soft-page-break/></text:p>
      <text:p text:style-name="P1">KK: yn korn ow thal, rag tokyn.</text:p>
      <text:p text:style-name="P1">FSS: yn korn ow thal, rag tokyn.</text:p>
      <text:p text:style-name="P1"/>
      <text:p text:style-name="P1">KK: Ha genes, emskemunys,</text:p>
      <text:p text:style-name="P1">FSS: Ha genes, emskemunys,</text:p>
      <text:p text:style-name="P1"/>
      <text:p text:style-name="P1">KK: o my dhe vones ledhys,</text:p>
      <text:p text:style-name="P1">FSS: o my dhe vones ledhys,</text:p>
      <text:p text:style-name="P1"/>
      <text:p text:style-name="P1">KK: ewn a'th tiwla jy lemmyn.</text:p>
      <text:p text:style-name="P1">FSS: ewn a'th tiwla jy lemmyn.</text:p>
      <text:p text:style-name="P1"/>
      <text:p text:style-name="P1">KK:</text:p>
      <text:p text:style-name="P1">FSS:</text:p>
      <text:p text:style-name="P1"/>
      <text:p text:style-name="P1">KK: A, soweth gweles an prys</text:p>
      <text:p text:style-name="P1">FSS: A, soweth gweles an prys</text:p>
      <text:p text:style-name="P1"/>
      <text:p text:style-name="P1">KK: genev dha vosta ledhys,</text:p>
      <text:p text:style-name="P1">FSS: genev dha vosta ledhys,</text:p>
      <text:p text:style-name="P1"/>
      <text:p text:style-name="P1">KK: mars yw ty Kaym ow hendas.</text:p>
      <text:p text:style-name="P1">FSS: mars yw ty Kaym ow hendas.</text:p>
      <text:p text:style-name="P1"/>
      <text:p text:style-name="P1">KK: Ow boya o dhe vlamya:</text:p>
      <text:p text:style-name="P1">FSS: Ow boya o dhe vlamya:</text:p>
      <text:p text:style-name="P1"/>
      <text:p text:style-name="P1">KK: ev a or'nas dhymm tenna,</text:p>
      <text:p text:style-name="P1">FSS: ev a or'nas dhymm tenna,</text:p>
      <text:p text:style-name="P1"/>
      <text:p text:style-name="P1">KK: ha my, ny welyn banna</text:p>
      <text:p text:style-name="P1">FSS: ha my, ny welyn banna</text:p>
      <text:p text:style-name="P1"/>
      <text:p text:style-name="P1"><text:soft-page-break/>KK: mes nebes, pur wir yn fas.</text:p>
      <text:p text:style-name="P1">FSS: mes nebes, pur wir yn fas.</text:p>
      <text:p text:style-name="P1"/>
      <text:p text:style-name="P1">KK:</text:p>
      <text:p text:style-name="P1">FSS:</text:p>
      <text:p text:style-name="P1"/>
      <text:p text:style-name="P1">KK: A Lamek, drogwas yth os,</text:p>
      <text:p text:style-name="P1">FSS: A Lamek, drogwas yth os,</text:p>
      <text:p text:style-name="P1"/>
      <text:p text:style-name="P1">KK: ha my ynwedh, meur lakka.</text:p>
      <text:p text:style-name="P1">FSS: ha my ynwedh, meur lakka.</text:p>
      <text:p text:style-name="P1"/>
      <text:p text:style-name="P1">KK: Hemma o venjans pur vras,</text:p>
      <text:p text:style-name="P1">FSS: Hemma o venjans pur vras,</text:p>
      <text:p text:style-name="P1"/>
      <text:p text:style-name="P1">KK: ha just plag or'nys dhymmo;</text:p>
      <text:p text:style-name="P1">FSS: ha just plag or'nys dhemmo;</text:p>
      <text:p text:style-name="P1"/>
      <text:p text:style-name="P1">KK: soweth an prys!</text:p>
      <text:p text:style-name="P1">FSS: soweth an prys!</text:p>
      <text:p text:style-name="P1"/>
      <text:p text:style-name="P1">KK:</text:p>
      <text:p text:style-name="P1">FSS:</text:p>
      <text:p text:style-name="P1"/>
      <text:p text:style-name="P1">KK: Kaym, hwath kynth o'ta ow hendas,</text:p>
      <text:p text:style-name="P1">FSS: Kaym, hwath kynth o'ta ow hendas,</text:p>
      <text:p text:style-name="P1"/>
      <text:p text:style-name="P1">KK: dha aswonn my ny wodhyen</text:p>
      <text:p text:style-name="P1">FSS: dha aswon my ny wodhyen</text:p>
      <text:p text:style-name="P1"/>
      <text:p text:style-name="P1">KK: na ny wrugav dha weles</text:p>
      <text:p text:style-name="P1">FSS: na ny wrugav dha weles</text:p>
      <text:p text:style-name="P1"/>
      <text:p text:style-name="P1">KK: nans yw sur lies blydhen</text:p>
      <text:p text:style-name="P1"><text:soft-page-break/>FSS: nans yw sur lies blydhen</text:p>
      <text:p text:style-name="P1"/>
      <text:p text:style-name="P1">KK: drefenn bos di'velebys.</text:p>
      <text:p text:style-name="P1">FSS: drefen bos di'veleb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i'velebys ov pur veur,</text:p>
      <text:p text:style-name="P1">FSS: Di'velebys ov pur veur,</text:p>
      <text:p text:style-name="P1"/>
      <text:p text:style-name="P1">KK: hag overdevys gans blew.</text:p>
      <text:p text:style-name="P1">FSS: hag overdevys gans blew.</text:p>
      <text:p text:style-name="P1"/>
      <text:p text:style-name="P1">KK: Ow pywa 'th esov pub eur</text:p>
      <text:p text:style-name="P1">FSS: Ow pywa'th esov pub eur</text:p>
      <text:p text:style-name="P1"/>
      <text:p text:style-name="P1">KK: yn toemmder ha yeynder rew,</text:p>
      <text:p text:style-name="P1">FSS: yn tommder ha yeynder rew,</text:p>
      <text:p text:style-name="P1"/>
      <text:p text:style-name="P1">KK: sur nos ha dydh.</text:p>
      <text:p text:style-name="P1">FSS: sur nos ha dydh.</text:p>
      <text:p text:style-name="P1"/>
      <text:p text:style-name="P1">KK: Ny besyav gweles mab-den</text:p>
      <text:p text:style-name="P1">FSS: Ny besyav gweles mab-den</text:p>
      <text:p text:style-name="P1"/>
      <text:p text:style-name="P1">KK: gans ow bodh yn neb termyn,</text:p>
      <text:p text:style-name="P1">FSS: gans ow bodh yn neb termyn,</text:p>
      <text:p text:style-name="P1"><text:soft-page-break/></text:p>
      <text:p text:style-name="P1">KK: mes kompani lieskweyth</text:p>
      <text:p text:style-name="P1">FSS: mes kompani lieskweyth</text:p>
      <text:p text:style-name="P1"/>
      <text:p text:style-name="P1">KK: a bub best.</text:p>
      <text:p text:style-name="P1">FSS: a bub best.</text:p>
      <text:p text:style-name="P1"/>
      <text:p text:style-name="P1">KK: Oll an trobel dhymm yma</text:p>
      <text:p text:style-name="P1">FSS: Oll an trobel dhymm yma</text:p>
      <text:p text:style-name="P1"/>
      <text:p text:style-name="P1">KK: an chorl Abel rag ladha.</text:p>
      <text:p text:style-name="P1">FSS: an chorl Abel rag ladha.</text:p>
      <text:p text:style-name="P1"/>
      <text:p text:style-name="P1">KK: Hemma yw gwir, dhymmo trest.</text:p>
      <text:p text:style-name="P1">FSS: Hemma yw gwir, dhemmo trest.</text:p>
      <text:p text:style-name="P1"/>
      <text:p text:style-name="P1">KK:</text:p>
      <text:p text:style-name="P1">FSS:</text:p>
      <text:p text:style-name="P1"/>
      <text:p text:style-name="P1">KK: Prag y hwruss'ta y ladha,</text:p>
      <text:p text:style-name="P1">FSS: Prag y hwruss'ta y ladha,</text:p>
      <text:p text:style-name="P1"/>
      <text:p text:style-name="P1">KK: hag ev dha vroder nessa?</text:p>
      <text:p text:style-name="P1">FSS: hag ev dha vroder nessa?</text:p>
      <text:p text:style-name="P1"/>
      <text:p text:style-name="P1">KK: Henna o gwann-ober gwrys.</text:p>
      <text:p text:style-name="P1">FSS: Henna o gwan-ober gwr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 Drefenn ev dhe'm kontrolya,</text:p>
      <text:p text:style-name="P1">FSS: Drefen ev dhe'm kontrolya,</text:p>
      <text:p text:style-name="P1"/>
      <text:p text:style-name="P1">KK: ha my y vroder kottha!</text:p>
      <text:p text:style-name="P1">FSS: ha my y vroder kottha!</text:p>
      <text:p text:style-name="P1"/>
      <text:p text:style-name="P1">KK: Ny wrug revrons dhymm y'n bys!</text:p>
      <text:p text:style-name="P1">FSS: Ny wrug revrons dhymm y'n bys!</text:p>
      <text:p text:style-name="P1"/>
      <text:p text:style-name="P1">KK: Der henna my a angras</text:p>
      <text:p text:style-name="P1">FSS: Der henna my a angras</text:p>
      <text:p text:style-name="P1"/>
      <text:p text:style-name="P1">KK: ha pur uskis a'n ladhas.</text:p>
      <text:p text:style-name="P1">FSS: ha pur uskis a'n ladhas.</text:p>
      <text:p text:style-name="P1"/>
      <text:p text:style-name="P1">KK: Ny'm beus edrek a henna.</text:p>
      <text:p text:style-name="P1">FSS: Ny'm beus edrek a henna.</text:p>
      <text:p text:style-name="P1"/>
      <text:p text:style-name="P1">KK: Molleth Dyw ha tas ha mamm</text:p>
      <text:p text:style-name="P1">FSS: Molleth Duw ha tas ha mamm</text:p>
      <text:p text:style-name="P1"/>
      <text:p text:style-name="P1">KK: gallas genev vy droglamm</text:p>
      <text:p text:style-name="P1">FSS: gallas genev vy droglam</text:p>
      <text:p text:style-name="P1"/>
      <text:p text:style-name="P1">KK: poran rag an ober na.</text:p>
      <text:p text:style-name="P1">FSS: poran rag an ober na.</text:p>
      <text:p text:style-name="P1"/>
      <text:p text:style-name="P1">KK: Ow holonn hwath yth yw prout,</text:p>
      <text:p text:style-name="P1">FSS: Ow holon hwath yth yw prout,</text:p>
      <text:p text:style-name="P1"/>
      <text:p text:style-name="P1">KK: kynth oma ogas marow.</text:p>
      <text:p text:style-name="P1"><text:soft-page-break/>FSS: kynth oma ogas marow.</text:p>
      <text:p text:style-name="P1"/>
      <text:p text:style-name="P1">KK: Mersi hwilas yma dhymm dout</text:p>
      <text:p text:style-name="P1">FSS: Merci hwilas yma dhymm dout</text:p>
      <text:p text:style-name="P1"/>
      <text:p text:style-name="P1">KK: dhymmo rag an oberow.</text:p>
      <text:p text:style-name="P1">FSS: dhemmo rag an oberow.</text:p>
      <text:p text:style-name="P1"/>
      <text:p text:style-name="P1">KK: My a woer y vos Dyw stout.</text:p>
      <text:p text:style-name="P1">FSS: My a wor y vos Duw stout.</text:p>
      <text:p text:style-name="P1"/>
      <text:p text:style-name="P1">KK: Dhymmo ny vynn ev gava,</text:p>
      <text:p text:style-name="P1">FSS: Dhemmo ny vynn ev gava,</text:p>
      <text:p text:style-name="P1"/>
      <text:p text:style-name="P1">KK: na gevyans my ny hwilav.</text:p>
      <text:p text:style-name="P1">FSS: na gevyans my ny hwilav.</text:p>
      <text:p text:style-name="P1"/>
      <text:p text:style-name="P1">KK: Yth esov ow tremena;</text:p>
      <text:p text:style-name="P1">FSS: Yth esov ow tremena;</text:p>
      <text:p text:style-name="P1"/>
      <text:p text:style-name="P1">KK: dhiso ny vynnav gava.</text:p>
      <text:p text:style-name="P1">FSS: dhiso ny vennav gava.</text:p>
      <text:p text:style-name="P1"/>
      <text:p text:style-name="P1">KK: Ow ena ny wonn pyth a:</text:p>
      <text:p text:style-name="P1">FSS: Ow ena ny wonn pyth a:</text:p>
      <text:p text:style-name="P1"/>
      <text:p text:style-name="P1">KK: dhe ifarn yw y drigva.</text:p>
      <text:p text:style-name="P1">FSS: dhe ifarn yw y drigva.</text:p>
      <text:p text:style-name="P1"/>
      <text:p text:style-name="P1">KK: Ena triges, gwav ha hav.</text:p>
      <text:p text:style-name="P1">FSS: Ena triges, gwav ha hav.</text:p>
      <text:p text:style-name="P1"/>
      <text:p text:style-name="P1">KK:</text:p>
      <text:p text:style-name="P1">FSS:</text:p>
      <text:p text:style-name="P1"><text:soft-page-break/></text:p>
      <text:p text:style-name="P1">KK: A, soweth gweles an prys!</text:p>
      <text:p text:style-name="P1">FSS: A, soweth gweles an prys!</text:p>
      <text:p text:style-name="P1"/>
      <text:p text:style-name="P1">KK: Kaym ow hengeugh yw marow!</text:p>
      <text:p text:style-name="P1">FSS: Kaym ow hengeugh yw marow!</text:p>
      <text:p text:style-name="P1"/>
      <text:p text:style-name="P1">KK: Ragdho ty a vydh ledhys,</text:p>
      <text:p text:style-name="P1">FSS: Ragdho ty a vydh ledhys,</text:p>
      <text:p text:style-name="P1"/>
      <text:p text:style-name="P1">KK: a fals lader kasadow!</text:p>
      <text:p text:style-name="P1">FSS: a fals lader kasadow!</text:p>
      <text:p text:style-name="P1"/>
      <text:p text:style-name="P1">KK: Skwatyes yw dha ympynnyon!</text:p>
      <text:p text:style-name="P1">FSS: Skwatyes yw dha ympynnyon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Out, ellas, my yw marow,</text:p>
      <text:p text:style-name="P1">FSS: Out, ellas, my yw marow,</text:p>
      <text:p text:style-name="P1"/>
      <text:p text:style-name="P1"><text:soft-page-break/>KK: ha'w fenn skwatyes pur arow -</text:p>
      <text:p text:style-name="P1">FSS: ha'w fenn skwatyes pur arow -</text:p>
      <text:p text:style-name="P1"/>
      <text:p text:style-name="P1">KK: hwi a'n gwel - ynter diw rann!</text:p>
      <text:p text:style-name="P1">FSS: hwi a'n gwel - ynter diw rann!</text:p>
      <text:p text:style-name="P1"/>
      <text:p text:style-name="P1">KK:</text:p>
      <text:p text:style-name="P1">FSS:</text:p>
      <text:p text:style-name="P1"/>
      <text:p text:style-name="P1">KK: Rakhenna mos alemma</text:p>
      <text:p text:style-name="P1">FSS: Rakhenna mos alemma</text:p>
      <text:p text:style-name="P1"/>
      <text:p text:style-name="P1">KK: my a vynn, gwella gallav.</text:p>
      <text:p text:style-name="P1">FSS: my a vynn, gwella gallav.</text:p>
      <text:p text:style-name="P1"/>
      <text:p text:style-name="P1">KK: Ny amont guthyl dughan</text:p>
      <text:p text:style-name="P1">FSS: Ny amont guthyl dughan</text:p>
      <text:p text:style-name="P1"/>
      <text:p text:style-name="P1">KK: lemmyn ragdho.</text:p>
      <text:p text:style-name="P1">FSS: lemmyn ragdho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Yma Kaym adla marow.</text:p>
      <text:p text:style-name="P1"><text:soft-page-break/>FSS: Yma Kaym adla marow.</text:p>
      <text:p text:style-name="P1"/>
      <text:p text:style-name="P1">KK: Deun dh'y hedhes dhe baynow,</text:p>
      <text:p text:style-name="P1">FSS: Deun dh'y hedhes dhe baynow,</text:p>
      <text:p text:style-name="P1"/>
      <text:p text:style-name="P1">KK: ha'n paja Lamek ganso.</text:p>
      <text:p text:style-name="P1">FSS: ha'n paja Lamek ganso.</text:p>
      <text:p text:style-name="P1"/>
      <text:p text:style-name="P1">KK:</text:p>
      <text:p text:style-name="P1">FSS:</text:p>
      <text:p text:style-name="P1"/>
      <text:p text:style-name="P1">KK: Deus, a ena milligys,</text:p>
      <text:p text:style-name="P1">FSS: Deus, a ena milligys,</text:p>
      <text:p text:style-name="P1"/>
      <text:p text:style-name="P1">KK: dha vroder ty a ladhas,</text:p>
      <text:p text:style-name="P1">FSS: dha vroder ty a ladhas,</text:p>
      <text:p text:style-name="P1"/>
      <text:p text:style-name="P1">KK: Abel, neb o den gwiryon.</text:p>
      <text:p text:style-name="P1">FSS: Abel, neb o den gwiryon.</text:p>
      <text:p text:style-name="P1"/>
      <text:p text:style-name="P1">KK: Yn tan ty a wra leski,</text:p>
      <text:p text:style-name="P1">FSS: Yn tan ty a wra leski,</text:p>
      <text:p text:style-name="P1"/>
      <text:p text:style-name="P1">KK: ha'n keth paja ma, devri,</text:p>
      <text:p text:style-name="P1">FSS: ha'n keth paja ma, devri,</text:p>
      <text:p text:style-name="P1"/>
      <text:p text:style-name="P1">KK: yn ifarn, hwi drog lawen</text:p>
      <text:p text:style-name="P1">FSS: yn ifarn, hwi drog lawen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Y'n pytt ma y hwredh triga</text:p>
      <text:p text:style-name="P1">FSS: Y'n pytt ma y hwredh triga</text:p>
      <text:p text:style-name="P1"/>
      <text:p text:style-name="P1">KK: genev vy, a-barth a-woeles,</text:p>
      <text:p text:style-name="P1">FSS: genev vy, a-barth a-woles,</text:p>
      <text:p text:style-name="P1"/>
      <text:p text:style-name="P1">KK: hag a lesk yn toemmder tan.</text:p>
      <text:p text:style-name="P1">FSS: hag a lesk yn tommder tan.</text:p>
      <text:p text:style-name="P1"/>
      <text:p text:style-name="P1">KK: Nevra ny dhewgh alena,</text:p>
      <text:p text:style-name="P1">FSS: Nevra ny dhewgh alena,</text:p>
      <text:p text:style-name="P1"/>
      <text:p text:style-name="P1">KK: myns na wra bodh an Tas.</text:p>
      <text:p text:style-name="P1">FSS: myns na wra bodh an T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Seth, ow mab, dhymm deus omma,</text:p>
      <text:p text:style-name="P1">FSS: Seth, ow mab, dhymm deus omma,</text:p>
      <text:p text:style-name="P1"/>
      <text:p text:style-name="P1">KK: ha goslow ow derivas.</text:p>
      <text:p text:style-name="P1">FSS: ha goslow ow derivas.</text:p>
      <text:p text:style-name="P1"/>
      <text:p text:style-name="P1">KK: Hirneth byw ov y'n bys ma,</text:p>
      <text:p text:style-name="P1">FSS: Hirneth byw ov y'n bys ma,</text:p>
      <text:p text:style-name="P1"/>
      <text:p text:style-name="P1">KK: mayth ov skwith a'n lavur bras</text:p>
      <text:p text:style-name="P1">FSS: mayth ov skwith a'n lavur bras</text:p>
      <text:p text:style-name="P1"/>
      <text:p text:style-name="P1">KK: eus dhymmo pub nos ha dydh.</text:p>
      <text:p text:style-name="P1">FSS: eus dhemmo pub nos ha dydh.</text:p>
      <text:p text:style-name="P1"/>
      <text:p text:style-name="P1">KK: Rakhenna ke alemma</text:p>
      <text:p text:style-name="P1">FSS: Rakhenna ke alemma</text:p>
      <text:p text:style-name="P1"/>
      <text:p text:style-name="P1">KK: dhe baradhis heb lettya,</text:p>
      <text:p text:style-name="P1">FSS: dhe baradhis heb lettya,</text:p>
      <text:p text:style-name="P1"/>
      <text:p text:style-name="P1">KK: ha'n Oyl a Versi hwila</text:p>
      <text:p text:style-name="P1">FSS: ha'n Oyl a Verci hwila</text:p>
      <text:p text:style-name="P1"/>
      <text:p text:style-name="P1">KK: mar kyllydh, awos neb tra.</text:p>
      <text:p text:style-name="P1">FSS: mar kyllydh, awos neb tra.</text:p>
      <text:p text:style-name="P1"/>
      <text:p text:style-name="P1">KK: Na dhout, gorthyp ty a vydh</text:p>
      <text:p text:style-name="P1">FSS: Na dhout, gorthyp ty a vydh</text:p>
      <text:p text:style-name="P1"/>
      <text:p text:style-name="P1">KK: oll a'th negys.</text:p>
      <text:p text:style-name="P1">FSS: oll a'th negys.</text:p>
      <text:p text:style-name="P1"/>
      <text:p text:style-name="P1">KK:</text:p>
      <text:p text:style-name="P1"><text:soft-page-break/>FSS:</text:p>
      <text:p text:style-name="P1"/>
      <text:p text:style-name="P1">KK: A das ker, ny wonn for' dhi,</text:p>
      <text:p text:style-name="P1">FSS: A das ker, ny wonn for' dhi,</text:p>
      <text:p text:style-name="P1"/>
      <text:p text:style-name="P1">KK: na ny veuv bythkweth ena.</text:p>
      <text:p text:style-name="P1">FSS: na ny veuv bythkweth ena.</text:p>
      <text:p text:style-name="P1"/>
      <text:p text:style-name="P1">KK: My ny allav prederi</text:p>
      <text:p text:style-name="P1">FSS: My ny allav prederi</text:p>
      <text:p text:style-name="P1"/>
      <text:p text:style-name="P1">KK: pana gwartron yth a-ma,</text:p>
      <text:p text:style-name="P1">FSS: pana gwartron yth a-ma,</text:p>
      <text:p text:style-name="P1"/>
      <text:p text:style-name="P1">KK: syrr, dhe hwilas paradhis.</text:p>
      <text:p text:style-name="P1">FSS: syrr, dhe hwilas paradhi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with yn hons kompes dhe est.</text:p>
      <text:p text:style-name="P1">FSS: Gwith yn hons kompes dhe est.</text:p>
      <text:p text:style-name="P1"/>
      <text:p text:style-name="P1">KK: Na gemmer dout na mystrest</text:p>
      <text:p text:style-name="P1">FSS: Na gemmer dout na mystrest</text:p>
      <text:p text:style-name="P1"/>
      <text:p text:style-name="P1">KK: mes an for' a vydh kevys</text:p>
      <text:p text:style-name="P1">FSS: mes an for' a vydh kevys</text:p>
      <text:p text:style-name="P1"><text:soft-page-break/></text:p>
      <text:p text:style-name="P1">KK: y'n vaner ma.</text:p>
      <text:p text:style-name="P1">FSS: y'n vaner ma.</text:p>
      <text:p text:style-name="P1"/>
      <text:p text:style-name="P1">KK: Ty a wel olow ow threys</text:p>
      <text:p text:style-name="P1">FSS: Ty a wel olow ow threys</text:p>
      <text:p text:style-name="P1"/>
      <text:p text:style-name="P1">KK: pan dheudh vy a baradhis</text:p>
      <text:p text:style-name="P1">FSS: pan dheudh vy a baradhis</text:p>
      <text:p text:style-name="P1"/>
      <text:p text:style-name="P1">KK: ewn y'n veri prynt leskys</text:p>
      <text:p text:style-name="P1">FSS: ewn y'n veri prynt leskys</text:p>
      <text:p text:style-name="P1"/>
      <text:p text:style-name="P1">KK: pan veu an nor milligys</text:p>
      <text:p text:style-name="P1">FSS: pan veu an nor milligys</text:p>
      <text:p text:style-name="P1"/>
      <text:p text:style-name="P1">KK: der ow oberow ena.</text:p>
      <text:p text:style-name="P1">FSS: der ow oberow en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 pan dheffesta dhe'n plas,</text:p>
      <text:p text:style-name="P1">FSS: Ha pan dheffesta dhe'n plas,</text:p>
      <text:p text:style-name="P1"/>
      <text:p text:style-name="P1">KK: ty a gyv y'n yet unn el</text:p>
      <text:p text:style-name="P1">FSS: ty a gyv y'n yet unn el</text:p>
      <text:p text:style-name="P1"/>
      <text:p text:style-name="P1">KK: a ro gorthyp dhis y'n kas,</text:p>
      <text:p text:style-name="P1">FSS: a ro gorthyp dhis y'n kas,</text:p>
      <text:p text:style-name="P1"/>
      <text:p text:style-name="P1"><text:soft-page-break/>KK: ha'w desir ny wredh fyllel.</text:p>
      <text:p text:style-name="P1">FSS: ha'w desir ny wredh fyllel.</text:p>
      <text:p text:style-name="P1"/>
      <text:p text:style-name="P1">KK: Bydh avysyes a bub tra</text:p>
      <text:p text:style-name="P1">FSS: Bydh avesyes a bub tra</text:p>
      <text:p text:style-name="P1"/>
      <text:p text:style-name="P1">KK: a welydh, ow mab, ena.</text:p>
      <text:p text:style-name="P1">FSS: a welydh, ow mab, ena.</text:p>
      <text:p text:style-name="P1"/>
      <text:p text:style-name="P1">KK:</text:p>
      <text:p text:style-name="P1">FSS:</text:p>
      <text:p text:style-name="P1"/>
      <text:p text:style-name="P1">KK: Ow thas ker, mos alemma</text:p>
      <text:p text:style-name="P1">FSS: Ow thas ker, mos alemma</text:p>
      <text:p text:style-name="P1"/>
      <text:p text:style-name="P1">KK: my a vynn, y'n by-and-by,</text:p>
      <text:p text:style-name="P1">FSS: my a vynn, y'n by-and-by,</text:p>
      <text:p text:style-name="P1"/>
      <text:p text:style-name="P1">KK: hag y tov dhy'hwi arta</text:p>
      <text:p text:style-name="P1">FSS: hag y tov dhy'hwi arta</text:p>
      <text:p text:style-name="P1"/>
      <text:p text:style-name="P1">KK: gans gorthyp, kyns es hedhi,</text:p>
      <text:p text:style-name="P1">FSS: gans gorthyp, kyns es hedhi,</text:p>
      <text:p text:style-name="P1"/>
      <text:p text:style-name="P1">KK: der bodh an Tas a-wartha.</text:p>
      <text:p text:style-name="P1">FSS: der bodh an Tas a-warth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wel ol treys ow thas,</text:p>
      <text:p text:style-name="P1"><text:soft-page-break/>FSS: My a wel ol treys ow thas,</text:p>
      <text:p text:style-name="P1"/>
      <text:p text:style-name="P1">KK: a'm led vy dhe baradhis.</text:p>
      <text:p text:style-name="P1">FSS: a'm led vy dhe baradhis.</text:p>
      <text:p text:style-name="P1"/>
      <text:p text:style-name="P1">KK: Hemma yw marthusyon bras.</text:p>
      <text:p text:style-name="P1">FSS: Hemma yw marthusyon bras.</text:p>
      <text:p text:style-name="P1"/>
      <text:p text:style-name="P1">KK: An nor sur ny sewenas</text:p>
      <text:p text:style-name="P1">FSS: An nor sur ny sewenas</text:p>
      <text:p text:style-name="P1"/>
      <text:p text:style-name="P1">KK: y'n for' may hwrug ev kerdhes.</text:p>
      <text:p text:style-name="P1">FSS: y'n for' may hwrug ev kerdhes.</text:p>
      <text:p text:style-name="P1"/>
      <text:p text:style-name="P1">KK: Der temptashyon bras an jowl,</text:p>
      <text:p text:style-name="P1">FSS: Der temptashyon bras an jowl,</text:p>
      <text:p text:style-name="P1"/>
      <text:p text:style-name="P1">KK: chassyes on a baradhis,</text:p>
      <text:p text:style-name="P1">FSS: chassyes on a baradhis,</text:p>
      <text:p text:style-name="P1"/>
      <text:p text:style-name="P1">KK: mayth eth genen hager dowl,</text:p>
      <text:p text:style-name="P1">FSS: mayth eth genen hager dowl,</text:p>
      <text:p text:style-name="P1"/>
      <text:p text:style-name="P1">KK: ha dhe veschyf bras koedhys</text:p>
      <text:p text:style-name="P1">FSS: ha dhe veschyf bras kodhys</text:p>
      <text:p text:style-name="P1"/>
      <text:p text:style-name="P1">KK: yth en der ordyr an Tas.</text:p>
      <text:p text:style-name="P1">FSS: yth en der ordyr an Tas.</text:p>
      <text:p text:style-name="P1"/>
      <text:p text:style-name="P1">KK: Tru, go-vy.</text:p>
      <text:p text:style-name="P1">FSS: Tru, go-vy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wel an plas gloryus</text:p>
      <text:p text:style-name="P1">FSS: My a wel an plas gloryus</text:p>
      <text:p text:style-name="P1"/>
      <text:p text:style-name="P1">KK: ha'n el y'n yet ow sevel,</text:p>
      <text:p text:style-name="P1">FSS: ha'n el y'n yet ow sevel,</text:p>
      <text:p text:style-name="P1"/>
      <text:p text:style-name="P1">KK: splann dhe weles ha preshyous.</text:p>
      <text:p text:style-name="P1">FSS: splann dhe weles ha precyous.</text:p>
      <text:p text:style-name="P1"/>
      <text:p text:style-name="P1">KK: My a vynn mos pur uvel</text:p>
      <text:p text:style-name="P1">FSS: My a vynn mos pur uvel</text:p>
      <text:p text:style-name="P1"/>
      <text:p text:style-name="P1">KK: ewn dhodho, dh'y salusi.</text:p>
      <text:p text:style-name="P1">FSS: ewn dhodho, dh'y salusi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l Dyw an nev a-wartha,</text:p>
      <text:p text:style-name="P1">FSS: El Duw an nev a-wartha,</text:p>
      <text:p text:style-name="P1"/>
      <text:p text:style-name="P1">KK: dhis lowena ha meur joy!</text:p>
      <text:p text:style-name="P1">FSS: dhis lowena ha meur joy!</text:p>
      <text:p text:style-name="P1"/>
      <text:p text:style-name="P1"><text:soft-page-break/>KK: Devedhys yth ov omma</text:p>
      <text:p text:style-name="P1">FSS: Devedhys yth ov omma</text:p>
      <text:p text:style-name="P1"/>
      <text:p text:style-name="P1">KK: gans Adam ow thas dhy'hwi,</text:p>
      <text:p text:style-name="P1">FSS: gans Adam ow thas dhy'hwi,</text:p>
      <text:p text:style-name="P1"/>
      <text:p text:style-name="P1">KK: yndella mar pewgh plesys.</text:p>
      <text:p text:style-name="P1">FSS: yndella mar pewgh plesys.</text:p>
      <text:p text:style-name="P1"/>
      <text:p text:style-name="P1">KK:</text:p>
      <text:p text:style-name="P1">FSS:</text:p>
      <text:p text:style-name="P1"/>
      <text:p text:style-name="P1">KK: Seth, deus nes, ha dhymm lavar</text:p>
      <text:p text:style-name="P1">FSS: Seth, deus nes, ha dhymm lavar</text:p>
      <text:p text:style-name="P1"/>
      <text:p text:style-name="P1">KK: dha negysyow heb danjer</text:p>
      <text:p text:style-name="P1">FSS: dha negesyow heb danjer</text:p>
      <text:p text:style-name="P1"/>
      <text:p text:style-name="P1">KK: ha na gemmer own y'n bys.</text:p>
      <text:p text:style-name="P1">FSS: ha na gemmer own y'n bys.</text:p>
      <text:p text:style-name="P1"/>
      <text:p text:style-name="P1">KK:</text:p>
      <text:p text:style-name="P1">FSS:</text:p>
      <text:p text:style-name="P1"/>
      <text:p text:style-name="P1">KK: Ow negys yth yw hemma:</text:p>
      <text:p text:style-name="P1">FSS: Ow negys yth yw hemma:</text:p>
      <text:p text:style-name="P1"/>
      <text:p text:style-name="P1">KK: dhe hwilas Oyl a Versi.</text:p>
      <text:p text:style-name="P1">FSS: dhe hwilas Oyl a Verci.</text:p>
      <text:p text:style-name="P1"/>
      <text:p text:style-name="P1">KK: Charjyes yth ov yndella</text:p>
      <text:p text:style-name="P1">FSS: Charjyes yth ov yndella</text:p>
      <text:p text:style-name="P1"/>
      <text:p text:style-name="P1">KK: gans ow thas omma dhy'hwi,</text:p>
      <text:p text:style-name="P1"><text:soft-page-break/>FSS: gans ow thas omma dhy'hwi,</text:p>
      <text:p text:style-name="P1"/>
      <text:p text:style-name="P1">KK: agas bodh mars yw henna,</text:p>
      <text:p text:style-name="P1">FSS: agas bodh mars yw henna,</text:p>
      <text:p text:style-name="P1"/>
      <text:p text:style-name="P1">KK: rag yth yw ev koth gyllys,</text:p>
      <text:p text:style-name="P1">FSS: rag yth yw ev koth gyllys,</text:p>
      <text:p text:style-name="P1"/>
      <text:p text:style-name="P1">KK: hag y'n bys ma nans yw skwith.</text:p>
      <text:p text:style-name="P1">FSS: hag y'n bys ma nans yw skwith.</text:p>
      <text:p text:style-name="P1"/>
      <text:p text:style-name="P1">KK: Y drobel yth yw kemmys</text:p>
      <text:p text:style-name="P1">FSS: Y drobel yth yw kemmys</text:p>
      <text:p text:style-name="P1"/>
      <text:p text:style-name="P1">KK: hwansek nyns yw dhe dravydh,</text:p>
      <text:p text:style-name="P1">FSS: hwansek nyns yw dhe dravydh,</text:p>
      <text:p text:style-name="P1"/>
      <text:p text:style-name="P1">KK: mes pub eur ma ow kria</text:p>
      <text:p text:style-name="P1">FSS: mes pub eur ma ow kria</text:p>
      <text:p text:style-name="P1"/>
      <text:p text:style-name="P1">KK: war-lergh an Oyl a Versi.</text:p>
      <text:p text:style-name="P1">FSS: war-lergh an Oyl a Verci.</text:p>
      <text:p text:style-name="P1"/>
      <text:p text:style-name="P1">KK:</text:p>
      <text:p text:style-name="P1">FSS:</text:p>
      <text:p text:style-name="P1"/>
      <text:p text:style-name="P1">KK: Deus nes dhe'n yet, Seth, ha mir.</text:p>
      <text:p text:style-name="P1">FSS: Deus nes dhe'n yet, Seth, ha mir.</text:p>
      <text:p text:style-name="P1"/>
      <text:p text:style-name="P1">KK: Ty a wel oll paradhis.</text:p>
      <text:p text:style-name="P1">FSS: Ty a wel oll paradhis.</text:p>
      <text:p text:style-name="P1"/>
      <text:p text:style-name="P1">KK: Avis pub tra, ha lavar</text:p>
      <text:p text:style-name="P1">FSS: Avis pub tra, ha lavar</text:p>
      <text:p text:style-name="P1"><text:soft-page-break/></text:p>
      <text:p text:style-name="P1">KK: pandr'a welydh a strangeness</text:p>
      <text:p text:style-name="P1">FSS: pandr' a welydh a strangeness</text:p>
      <text:p text:style-name="P1"/>
      <text:p text:style-name="P1">KK: y'n jardin a-barth a-ji.</text:p>
      <text:p text:style-name="P1">FSS: y'n jardin a-barth a-ji.</text:p>
      <text:p text:style-name="P1"/>
      <text:p text:style-name="P1">KK:</text:p>
      <text:p text:style-name="P1">FSS:</text:p>
      <text:p text:style-name="P1"/>
      <text:p text:style-name="P1">KK: Agas bodh mars yw henna,</text:p>
      <text:p text:style-name="P1">FSS: Agas bodh mars yw henna,</text:p>
      <text:p text:style-name="P1"/>
      <text:p text:style-name="P1">KK: my a vynn skon avisya</text:p>
      <text:p text:style-name="P1">FSS: my a vynn skon avisya</text:p>
      <text:p text:style-name="P1"/>
      <text:p text:style-name="P1">KK: an marthusyon eus ena.</text:p>
      <text:p text:style-name="P1">FSS: an marthusyon eus en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Lemmyn, Seth, lavar dhymmo</text:p>
      <text:p text:style-name="P1">FSS: Lemmyn, Seth, lavar dhemmo</text:p>
      <text:p text:style-name="P1"/>
      <text:p text:style-name="P1"><text:soft-page-break/>KK: a-bervedh pandra wel'ta.</text:p>
      <text:p text:style-name="P1">FSS: a-bervedh pandra wel'ta.</text:p>
      <text:p text:style-name="P1"/>
      <text:p text:style-name="P1">KK: Na wra keles unn dra.</text:p>
      <text:p text:style-name="P1">FSS: Na wra keles unn dra.</text:p>
      <text:p text:style-name="P1"/>
      <text:p text:style-name="P1">KK:</text:p>
      <text:p text:style-name="P1">FSS:</text:p>
      <text:p text:style-name="P1"/>
      <text:p text:style-name="P1">KK: My a wel sur unn wydhenn,</text:p>
      <text:p text:style-name="P1">FSS: My a wel sur unn wydhen,</text:p>
      <text:p text:style-name="P1"/>
      <text:p text:style-name="P1">KK: ha serpont ynni a-vann.</text:p>
      <text:p text:style-name="P1">FSS: ha serpont enni a-van.</text:p>
      <text:p text:style-name="P1"/>
      <text:p text:style-name="P1">KK: Marow sygh hi a 'valsa.</text:p>
      <text:p text:style-name="P1">FSS: Marow sygh hi a 'valsa.</text:p>
      <text:p text:style-name="P1"/>
      <text:p text:style-name="P1">KK:</text:p>
      <text:p text:style-name="P1">FSS:</text:p>
      <text:p text:style-name="P1"/>
      <text:p text:style-name="P1">KK: Honna yw an keth wydhenn</text:p>
      <text:p text:style-name="P1">FSS: Honna yw an keth wydhen</text:p>
      <text:p text:style-name="P1"/>
      <text:p text:style-name="P1">KK: a wrug kyns dha vamm ha tas</text:p>
      <text:p text:style-name="P1">FSS: a wrug kyns dha vamm ha tas</text:p>
      <text:p text:style-name="P1"/>
      <text:p text:style-name="P1">KK: dybri an aval a anken</text:p>
      <text:p text:style-name="P1">FSS: dybri an aval a anken</text:p>
      <text:p text:style-name="P1"/>
      <text:p text:style-name="P1">KK: o difennys gans charj bras</text:p>
      <text:p text:style-name="P1">FSS: o difennys gans charj bras</text:p>
      <text:p text:style-name="P1"/>
      <text:p text:style-name="P1">KK: a anow an Tas Gwella.</text:p>
      <text:p text:style-name="P1"><text:soft-page-break/>FSS: a anow an Tas Gwella.</text:p>
      <text:p text:style-name="P1"/>
      <text:p text:style-name="P1">KK: Ha'n serpont na a wel'ta</text:p>
      <text:p text:style-name="P1">FSS: Ha'n serpont na a wel'ta</text:p>
      <text:p text:style-name="P1"/>
      <text:p text:style-name="P1">KK: yth yw an veri pryv na</text:p>
      <text:p text:style-name="P1">FSS: yth yw an veri pryv na</text:p>
      <text:p text:style-name="P1"/>
      <text:p text:style-name="P1">KK: a wrug an jowl dhe entra</text:p>
      <text:p text:style-name="P1">FSS: a wrug an jowl dhe entra</text:p>
      <text:p text:style-name="P1"/>
      <text:p text:style-name="P1">KK: ynni hi rag temptya</text:p>
      <text:p text:style-name="P1">FSS: enni hi rag temptya</text:p>
      <text:p text:style-name="P1"/>
      <text:p text:style-name="P1">KK: dhe'th vamm Eva.</text:p>
      <text:p text:style-name="P1">FSS: dhe'th vamm Eva.</text:p>
      <text:p text:style-name="P1"/>
      <text:p text:style-name="P1">KK: Der henna, Dyw a sorras,</text:p>
      <text:p text:style-name="P1">FSS: Der henna, Duw a sorras,</text:p>
      <text:p text:style-name="P1"/>
      <text:p text:style-name="P1">KK: ha dhe vy ev a or'nas</text:p>
      <text:p text:style-name="P1">FSS: ha dhe vy ev a or'nas</text:p>
      <text:p text:style-name="P1"/>
      <text:p text:style-name="P1">KK: alena aga chasya.</text:p>
      <text:p text:style-name="P1">FSS: alena aga chasya.</text:p>
      <text:p text:style-name="P1"/>
      <text:p text:style-name="P1">KK: Lavar pandra wel'ta moy.</text:p>
      <text:p text:style-name="P1">FSS: Lavar pandra wel'ta moy.</text:p>
      <text:p text:style-name="P1"/>
      <text:p text:style-name="P1">KK:</text:p>
      <text:p text:style-name="P1">FSS:</text:p>
      <text:p text:style-name="P1"/>
      <text:p text:style-name="P1">KK: My a wel goodly wydhenn</text:p>
      <text:p text:style-name="P1">FSS: My a wel goodly wydhen</text:p>
      <text:p text:style-name="P1"><text:soft-page-break/></text:p>
      <text:p text:style-name="P1">KK: ha'y thopp pur ughel yn-bann.</text:p>
      <text:p text:style-name="P1">FSS: ha'y thopp pur ughel yn-bann.</text:p>
      <text:p text:style-name="P1"/>
      <text:p text:style-name="P1">KK: Bys yn nev 'ma ow tevi.</text:p>
      <text:p text:style-name="P1">FSS: Bys yn nev 'ma ow tevi.</text:p>
      <text:p text:style-name="P1"/>
      <text:p text:style-name="P1">KK: Ha'y gwreydhyow dhe'n dor isel</text:p>
      <text:p text:style-name="P1">FSS: Ha'y gwreydhyow dhe'n dor isel</text:p>
      <text:p text:style-name="P1"/>
      <text:p text:style-name="P1">KK: yma ow resek, pur lel,</text:p>
      <text:p text:style-name="P1">FSS: yma ow resek, pur lel,</text:p>
      <text:p text:style-name="P1"/>
      <text:p text:style-name="P1">KK: bys yn ifarn, pytt pur grev.</text:p>
      <text:p text:style-name="P1">FSS: bys yn ifarn, pytt pur grev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g ena ow broder Kaym</text:p>
      <text:p text:style-name="P1">FSS: Hag ena ow broder Kaym</text:p>
      <text:p text:style-name="P1"/>
      <text:p text:style-name="P1">KK: my a'n gwel ev yn meur bayn,</text:p>
      <text:p text:style-name="P1">FSS: my a'n gwel ev yn meur bayn,</text:p>
      <text:p text:style-name="P1"/>
      <text:p text:style-name="P1">KK: hag yn trobel mayth yw gwev.</text:p>
      <text:p text:style-name="P1">FSS: hag yn trobel mayth yw gwev.</text:p>
      <text:p text:style-name="P1"/>
      <text:p text:style-name="P1">KK: Hag yn topp an keth wydhenn</text:p>
      <text:p text:style-name="P1">FSS: Hag yn topp an keth wydhen</text:p>
      <text:p text:style-name="P1"/>
      <text:p text:style-name="P1"><text:soft-page-break/>KK: my a wel unn maghteth hweg</text:p>
      <text:p text:style-name="P1">FSS: my a wel unn maghteth hweg</text:p>
      <text:p text:style-name="P1"/>
      <text:p text:style-name="P1">KK: ow 'sedha, yn pur sertan,</text:p>
      <text:p text:style-name="P1">FSS: ow 'sedha, yn pur certan,</text:p>
      <text:p text:style-name="P1"/>
      <text:p text:style-name="P1">KK: hag yn hy diwvronn flogh teg,</text:p>
      <text:p text:style-name="P1">FSS: hag yn hy diwvron flogh teg,</text:p>
      <text:p text:style-name="P1"/>
      <text:p text:style-name="P1">KK: dell hevel dhymm yndella.</text:p>
      <text:p text:style-name="P1">FSS: dell hevel dhymm yndell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lever dhis diblans:</text:p>
      <text:p text:style-name="P1">FSS: My a lever dhis diblans:</text:p>
      <text:p text:style-name="P1"/>
      <text:p text:style-name="P1">KK: honna (lel yth yw henwys)</text:p>
      <text:p text:style-name="P1">FSS: honna (lel yth yw henwys)</text:p>
      <text:p text:style-name="P1"/>
      <text:p text:style-name="P1">KK: yw an Wydhenn a Vywnans.</text:p>
      <text:p text:style-name="P1"><text:soft-page-break/>FSS: yw an Wydhen a Vewnans.</text:p>
      <text:p text:style-name="P1"/>
      <text:p text:style-name="P1">KK: My a hedh rann a'n frutys,</text:p>
      <text:p text:style-name="P1">FSS: My a hedh rann a'n frutys,</text:p>
      <text:p text:style-name="P1"/>
      <text:p text:style-name="P1">KK: hag a dhro part anedha,</text:p>
      <text:p text:style-name="P1">FSS: hag a dhro part anedha,</text:p>
      <text:p text:style-name="P1"/>
      <text:p text:style-name="P1">KK: aval pur vras.</text:p>
      <text:p text:style-name="P1">FSS: aval pur vras.</text:p>
      <text:p text:style-name="P1"/>
      <text:p text:style-name="P1">KK: Mir, ottomma teyr sprusenn</text:p>
      <text:p text:style-name="P1">FSS: Mir, ottomma teyr sprusen</text:p>
      <text:p text:style-name="P1"/>
      <text:p text:style-name="P1">KK: a dheuth mes a'n aval ma.</text:p>
      <text:p text:style-name="P1">FSS: a dheuth mes a'n aval ma.</text:p>
      <text:p text:style-name="P1"/>
      <text:p text:style-name="P1">KK: Kemmer i ha gorr yn-bann</text:p>
      <text:p text:style-name="P1">FSS: Kemmer i ha gorr yn-bann</text:p>
      <text:p text:style-name="P1"/>
      <text:p text:style-name="P1">KK: yn neb tyller dhe govva,</text:p>
      <text:p text:style-name="P1">FSS: yn neb tyller dhe govva,</text:p>
      <text:p text:style-name="P1"/>
      <text:p text:style-name="P1">KK: ha dog i genes dhe'th tas.</text:p>
      <text:p text:style-name="P1">FSS: ha dog i genes dhe'th tas.</text:p>
      <text:p text:style-name="P1"/>
      <text:p text:style-name="P1">KK: Pan vo diwedh y dhydhyow,</text:p>
      <text:p text:style-name="P1">FSS: Pan vo diwedh y dhedhyow,</text:p>
      <text:p text:style-name="P1"/>
      <text:p text:style-name="P1">KK: hag y'n dor dhe vos ynkleudhys,</text:p>
      <text:p text:style-name="P1">FSS: hag y'n dor dhe vos ynkleudhys,</text:p>
      <text:p text:style-name="P1"/>
      <text:p text:style-name="P1">KK: gorr sprusenn yn y anow,</text:p>
      <text:p text:style-name="P1">FSS: gorr sprusen yn y anow,</text:p>
      <text:p text:style-name="P1"><text:soft-page-break/></text:p>
      <text:p text:style-name="P1">KK: ha'n dhiw arall kekeffrys,</text:p>
      <text:p text:style-name="P1">FSS: ha'n dhiw aral kekeffrys,</text:p>
      <text:p text:style-name="P1"/>
      <text:p text:style-name="P1">KK: bedhens gorrys yn y dhewfrik.</text:p>
      <text:p text:style-name="P1">FSS: bedhens gorrys yn y dhewfrik.</text:p>
      <text:p text:style-name="P1"/>
      <text:p text:style-name="P1">KK: Hag y tyv a'n keth sprus na</text:p>
      <text:p text:style-name="P1">FSS: Hag y tyv a'n keth sprus na</text:p>
      <text:p text:style-name="P1"/>
      <text:p text:style-name="P1">KK: unn wydhenn wosa hemma,</text:p>
      <text:p text:style-name="P1">FSS: unn wydhen wosa hemma,</text:p>
      <text:p text:style-name="P1"/>
      <text:p text:style-name="P1">KK: na berth dout, a vydh pur deg.</text:p>
      <text:p text:style-name="P1">FSS: na berth dout, a vydh pur deg.</text:p>
      <text:p text:style-name="P1"/>
      <text:p text:style-name="P1">KK: Ha pan vo hi kowl-devys,</text:p>
      <text:p text:style-name="P1">FSS: Ha pan vo hi kowl-devys,</text:p>
      <text:p text:style-name="P1"/>
      <text:p text:style-name="P1">KK: hi a vydh pub eur parys</text:p>
      <text:p text:style-name="P1">FSS: hi a vydh pub eur parys</text:p>
      <text:p text:style-name="P1"/>
      <text:p text:style-name="P1">KK: dhe dhoen an Oyl a Versi.</text:p>
      <text:p text:style-name="P1">FSS: dhe dhoon an Oyl a Verci.</text:p>
      <text:p text:style-name="P1"/>
      <text:p text:style-name="P1">KK: Pan vo pymp mil ha pymp kans</text:p>
      <text:p text:style-name="P1">FSS: Pan vo pymp mil ha pymp kans</text:p>
      <text:p text:style-name="P1"/>
      <text:p text:style-name="P1">KK: a vlydhynyow kler passyes,</text:p>
      <text:p text:style-name="P1">FSS: a vlydhenyow kler passyes,</text:p>
      <text:p text:style-name="P1"/>
      <text:p text:style-name="P1">KK: y'n eur na gwaytyes dihwans</text:p>
      <text:p text:style-name="P1">FSS: y'n eur na gwaytyes dihwans</text:p>
      <text:p text:style-name="P1"/>
      <text:p text:style-name="P1"><text:soft-page-break/>KK: war-lergh Oyl Mersi pup-prys,</text:p>
      <text:p text:style-name="P1">FSS: war-lergh Oyl Merci pup-prys,</text:p>
      <text:p text:style-name="P1"/>
      <text:p text:style-name="P1">KK: ha Salvador yn tevri</text:p>
      <text:p text:style-name="P1">FSS: ha Salvador yn tevri</text:p>
      <text:p text:style-name="P1"/>
      <text:p text:style-name="P1">KK: a'n doro mes a baynys.</text:p>
      <text:p text:style-name="P1">FSS: a'n doro mes a baynys.</text:p>
      <text:p text:style-name="P1"/>
      <text:p text:style-name="P1">KK: Lavar dhe'th tas yndella,</text:p>
      <text:p text:style-name="P1">FSS: Lavar dhe'th tas yndella,</text:p>
      <text:p text:style-name="P1"/>
      <text:p text:style-name="P1">KK: ha dhodho yth yll trestya.</text:p>
      <text:p text:style-name="P1">FSS: ha dhodho yth yll trestya.</text:p>
      <text:p text:style-name="P1"/>
      <text:p text:style-name="P1">KK: Yndellma yth yw 'poyntys.</text:p>
      <text:p text:style-name="P1">FSS: Yndellma yth yw 'poyntys.</text:p>
      <text:p text:style-name="P1"/>
      <text:p text:style-name="P1">KK: Fisten dihwans alemma.</text:p>
      <text:p text:style-name="P1">FSS: Fisten dihwans alemma.</text:p>
      <text:p text:style-name="P1"/>
      <text:p text:style-name="P1">KK: Ow bennath dhis.</text:p>
      <text:p text:style-name="P1">FSS: Ow bennath dhis.</text:p>
      <text:p text:style-name="P1"/>
      <text:p text:style-name="P1">KK:</text:p>
      <text:p text:style-name="P1">FSS:</text:p>
      <text:p text:style-name="P1"/>
      <text:p text:style-name="P1">KK: Meur a ras dhy'hwi, el Dyw,</text:p>
      <text:p text:style-name="P1">FSS: Meur a ras dhy'hwi, el Duw,</text:p>
      <text:p text:style-name="P1"/>
      <text:p text:style-name="P1">KK: ow tiskwedhes dhymm pub tra.</text:p>
      <text:p text:style-name="P1">FSS: ow tiskwedhes dhymm pub tra.</text:p>
      <text:p text:style-name="P1"/>
      <text:p text:style-name="P1">KK: Dh'ow thas ker oll par dell yw</text:p>
      <text:p text:style-name="P1"><text:soft-page-break/>FSS: Dh'ow thas ker oll par dell yw</text:p>
      <text:p text:style-name="P1"/>
      <text:p text:style-name="P1">KK: my a vynn sur y dhyska;</text:p>
      <text:p text:style-name="P1">FSS: my a vynn sur y dhyska;</text:p>
      <text:p text:style-name="P1"/>
      <text:p text:style-name="P1">KK: an marthusyon dell yw bras.</text:p>
      <text:p text:style-name="P1">FSS: an marthusyon dell yw bras.</text:p>
      <text:p text:style-name="P1"/>
      <text:p text:style-name="P1">KK: My a vynn mos alemma</text:p>
      <text:p text:style-name="P1">FSS: My a vynn mos alemma</text:p>
      <text:p text:style-name="P1"/>
      <text:p text:style-name="P1">KK: yn hanow Dyw a-wartha,</text:p>
      <text:p text:style-name="P1">FSS: yn hanow Duw a-wartha,</text:p>
      <text:p text:style-name="P1"/>
      <text:p text:style-name="P1">KK: dhe dre dhe Adam ow thas.</text:p>
      <text:p text:style-name="P1">FSS: dhe dre dhe Adam ow th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Lowena dhy'hwi ow thas!</text:p>
      <text:p text:style-name="P1">FSS: Lowena dhy'hwi ow thas!</text:p>
      <text:p text:style-name="P1"/>
      <text:p text:style-name="P1">KK: Devedhys a baradhis</text:p>
      <text:p text:style-name="P1">FSS: Devedhys a baradhis</text:p>
      <text:p text:style-name="P1"/>
      <text:p text:style-name="P1">KK: yth ov lemmyn, dhe Dhyw gras.</text:p>
      <text:p text:style-name="P1">FSS: yth ov lemmyn, dhe Dhuw gras.</text:p>
      <text:p text:style-name="P1"><text:soft-page-break/></text:p>
      <text:p text:style-name="P1">KK: Ow negysyow yth yw gwrys,</text:p>
      <text:p text:style-name="P1">FSS: Ow negesyow yth yw gwrys,</text:p>
      <text:p text:style-name="P1"/>
      <text:p text:style-name="P1">KK: par dell wrussowgh dhymm or'na</text:p>
      <text:p text:style-name="P1">FSS: par dell wrussowgh dhymm or'na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Wolkomm os, Seth, genev vy.</text:p>
      <text:p text:style-name="P1">FSS: Wolkom os, Seth, genev vy.</text:p>
      <text:p text:style-name="P1"/>
      <text:p text:style-name="P1">KK: Pana nowedhys eus genes?</text:p>
      <text:p text:style-name="P1">FSS: Pana nowedhys eus genes?</text:p>
      <text:p text:style-name="P1"/>
      <text:p text:style-name="P1">KK: Mars yw an Oyl a Versi</text:p>
      <text:p text:style-name="P1">FSS: Mars yw an Oyl a Verci</text:p>
      <text:p text:style-name="P1"/>
      <text:p text:style-name="P1">KK: dres genes omma dhe'th tas</text:p>
      <text:p text:style-name="P1">FSS: dres genes omma dhe'th tas</text:p>
      <text:p text:style-name="P1"/>
      <text:p text:style-name="P1">KK: pur lowen my a via.</text:p>
      <text:p text:style-name="P1">FSS: pur lowen my a via.</text:p>
      <text:p text:style-name="P1"/>
      <text:p text:style-name="P1">KK:</text:p>
      <text:p text:style-name="P1">FSS:</text:p>
      <text:p text:style-name="P1"/>
      <text:p text:style-name="P1"><text:soft-page-break/>KK: Nag yw hwath, ow thas, forsooth.</text:p>
      <text:p text:style-name="P1">FSS: Nag yw hwath, ow thas, forsooth.</text:p>
      <text:p text:style-name="P1"/>
      <text:p text:style-name="P1">KK: My a lever dhywgh, dell goedh,</text:p>
      <text:p text:style-name="P1">FSS: My a lever dhywgh, dell goodh,</text:p>
      <text:p text:style-name="P1"/>
      <text:p text:style-name="P1">KK: an gwiryonedh a bub tra.</text:p>
      <text:p text:style-name="P1">FSS: an gwiryonedh a bub tra.</text:p>
      <text:p text:style-name="P1"/>
      <text:p text:style-name="P1">KK: Pan dheffo an termyn playn</text:p>
      <text:p text:style-name="P1">FSS: Pan dheffo an termyn playn</text:p>
      <text:p text:style-name="P1"/>
      <text:p text:style-name="P1">KK: a bymp mil ha pymp kans vlydhen,</text:p>
      <text:p text:style-name="P1">FSS: a bymp mil ha pymp kans vlydhen,</text:p>
      <text:p text:style-name="P1"/>
      <text:p text:style-name="P1">KK: an Oyl a Versi nena</text:p>
      <text:p text:style-name="P1">FSS: an Oyl a Verci nena</text:p>
      <text:p text:style-name="P1"/>
      <text:p text:style-name="P1">KK: a vydh kevys.</text:p>
      <text:p text:style-name="P1">FSS: a vydh kevys.</text:p>
      <text:p text:style-name="P1"/>
      <text:p text:style-name="P1">KK: Yn paradhis y hwelis</text:p>
      <text:p text:style-name="P1">FSS: Yn paradhis y hwelis</text:p>
      <text:p text:style-name="P1"/>
      <text:p text:style-name="P1">KK: dyffrans marthusyon, heb dout;</text:p>
      <text:p text:style-name="P1">FSS: deffrans marthusyon, heb dout;</text:p>
      <text:p text:style-name="P1"/>
      <text:p text:style-name="P1">KK: speshyal unn wydhenn loryus</text:p>
      <text:p text:style-name="P1">FSS: specyal unn wydhen loryus</text:p>
      <text:p text:style-name="P1"/>
      <text:p text:style-name="P1">KK: ow hedhes yn-bann pur stout</text:p>
      <text:p text:style-name="P1">FSS: ow hedhes yn-bann pur stout</text:p>
      <text:p text:style-name="P1"/>
      <text:p text:style-name="P1">KK: bys yn nev, sur my a grys,</text:p>
      <text:p text:style-name="P1"><text:soft-page-break/>FSS: bys yn nev, sur my a grys,</text:p>
      <text:p text:style-name="P1"/>
      <text:p text:style-name="P1">KK: ha'y gwreydhyow dhe'n dor isel</text:p>
      <text:p text:style-name="P1">FSS: ha'y gwreydhyow dhe'n dor isel</text:p>
      <text:p text:style-name="P1"/>
      <text:p text:style-name="P1">KK: bys yn ifarn ow hedhes,</text:p>
      <text:p text:style-name="P1">FSS: bys yn ifarn ow hedhes,</text:p>
      <text:p text:style-name="P1"/>
      <text:p text:style-name="P1">KK: hag ena, pur wir heb fall,</text:p>
      <text:p text:style-name="P1">FSS: hag ena, pur wir heb fall,</text:p>
      <text:p text:style-name="P1"/>
      <text:p text:style-name="P1">KK: yth esa yn trobel bras</text:p>
      <text:p text:style-name="P1">FSS: yth esa yn trobel bras</text:p>
      <text:p text:style-name="P1"/>
      <text:p text:style-name="P1">KK: ow broder Kaym, yn paynys.</text:p>
      <text:p text:style-name="P1">FSS: ow broder Kaym, yn paynys.</text:p>
      <text:p text:style-name="P1"/>
      <text:p text:style-name="P1">KK: Now yn topp an wydhenn deg</text:p>
      <text:p text:style-name="P1">FSS: Now yn topp an wydhen deg</text:p>
      <text:p text:style-name="P1"/>
      <text:p text:style-name="P1">KK: yth esa unn virgin hweg,</text:p>
      <text:p text:style-name="P1">FSS: yth esa unn virgin hweg,</text:p>
      <text:p text:style-name="P1"/>
      <text:p text:style-name="P1">KK: ha'y flogh, pur semli maylyes</text:p>
      <text:p text:style-name="P1">FSS: ha'y flogh, pur semli maylyes</text:p>
      <text:p text:style-name="P1"/>
      <text:p text:style-name="P1">KK: yn hy diwvronn, wondrys hwans.</text:p>
      <text:p text:style-name="P1">FSS: yn hy diwvron, wondrys hwans.</text:p>
      <text:p text:style-name="P1"/>
      <text:p text:style-name="P1">KK:</text:p>
      <text:p text:style-name="P1">FSS:</text:p>
      <text:p text:style-name="P1"/>
      <text:p text:style-name="P1">KK: Gordhys re bo Dyw an Tas,</text:p>
      <text:p text:style-name="P1">FSS: Gordhys re bo Duw an Tas,</text:p>
      <text:p text:style-name="P1"><text:soft-page-break/></text:p>
      <text:p text:style-name="P1">KK: ow ri dhymm an nowedhys!</text:p>
      <text:p text:style-name="P1">FSS: ow ri dhymm an nowedhys!</text:p>
      <text:p text:style-name="P1"/>
      <text:p text:style-name="P1">KK: Sur ny'm beus bys vydh mar vras</text:p>
      <text:p text:style-name="P1">FSS: Sur ny'm beus bys vydh mar vras</text:p>
      <text:p text:style-name="P1"/>
      <text:p text:style-name="P1">KK: nans yw termyn tremenys</text:p>
      <text:p text:style-name="P1">FSS: nans yw termyn tremenys</text:p>
      <text:p text:style-name="P1"/>
      <text:p text:style-name="P1">KK: a vlydhynyow moy es kans.</text:p>
      <text:p text:style-name="P1">FSS: a vlydhenyow moy es kans.</text:p>
      <text:p text:style-name="P1"/>
      <text:p text:style-name="P1">KK:</text:p>
      <text:p text:style-name="P1">FSS:</text:p>
      <text:p text:style-name="P1"/>
      <text:p text:style-name="P1">KK: My a welas gwydhenn moy</text:p>
      <text:p text:style-name="P1">FSS: My a welas gwydhen moy</text:p>
      <text:p text:style-name="P1"/>
      <text:p text:style-name="P1">KK: ha serpont yn-bann ynni.</text:p>
      <text:p text:style-name="P1">FSS: ha serpont yn-bann enni.</text:p>
      <text:p text:style-name="P1"/>
      <text:p text:style-name="P1">KK: Marow sygh hi a 'valsa.</text:p>
      <text:p text:style-name="P1">FSS: Marow sygh hi a 'vals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Honna o drog bryv, heb namm,</text:p>
      <text:p text:style-name="P1">FSS: Honna o drog bryv, heb namm,</text:p>
      <text:p text:style-name="P1"/>
      <text:p text:style-name="P1">KK: a doellas Eva dha vamm.</text:p>
      <text:p text:style-name="P1">FSS: a dollas Eva dha vamm.</text:p>
      <text:p text:style-name="P1"/>
      <text:p text:style-name="P1">KK: Der henna y kellsyn jam</text:p>
      <text:p text:style-name="P1">FSS: Der henna y kellsyn jam</text:p>
      <text:p text:style-name="P1"/>
      <text:p text:style-name="P1">KK: joys paradhis rag nevra.</text:p>
      <text:p text:style-name="P1">FSS: joys paradhis rag nevra.</text:p>
      <text:p text:style-name="P1"/>
      <text:p text:style-name="P1">KK:</text:p>
      <text:p text:style-name="P1">FSS:</text:p>
      <text:p text:style-name="P1"/>
      <text:p text:style-name="P1">KK: Ottomma teyr sprusenn, dres</text:p>
      <text:p text:style-name="P1">FSS: Ottomma teyr sprusen, dres</text:p>
      <text:p text:style-name="P1"/>
      <text:p text:style-name="P1">KK: mes a baradhis dhy'hwi.</text:p>
      <text:p text:style-name="P1">FSS: mes a baradhis dhy'hwi.</text:p>
      <text:p text:style-name="P1"/>
      <text:p text:style-name="P1">KK: A aval y fons terrys</text:p>
      <text:p text:style-name="P1">FSS: A aval y fons terrys</text:p>
      <text:p text:style-name="P1"/>
      <text:p text:style-name="P1">KK: a dheuth a'n wydhenn, devri,</text:p>
      <text:p text:style-name="P1">FSS: a dheuth a'n wydhen, devri,</text:p>
      <text:p text:style-name="P1"/>
      <text:p text:style-name="P1">KK: yw henwys Gwydhenn a Vywnans.</text:p>
      <text:p text:style-name="P1">FSS: yw henwys Gwydhen a Vewnans.</text:p>
      <text:p text:style-name="P1"/>
      <text:p text:style-name="P1">KK: An el a or'nas dhymmo,</text:p>
      <text:p text:style-name="P1">FSS: An el a or'nas dhemmo,</text:p>
      <text:p text:style-name="P1"/>
      <text:p text:style-name="P1">KK: pan vo diwedh dhe'th tydhyow</text:p>
      <text:p text:style-name="P1"><text:soft-page-break/>FSS: pan vo diwedh dhe'th tedhyow</text:p>
      <text:p text:style-name="P1"/>
      <text:p text:style-name="P1">KK: ha'th vos gyllys alemma,</text:p>
      <text:p text:style-name="P1">FSS: ha'th vos gyllys alemma,</text:p>
      <text:p text:style-name="P1"/>
      <text:p text:style-name="P1">KK: gorra sprusenn y'th hanow,</text:p>
      <text:p text:style-name="P1">FSS: gorra sprusen y'th hanow,</text:p>
      <text:p text:style-name="P1"/>
      <text:p text:style-name="P1">KK: ha'n dhiw arall pur dhiblans</text:p>
      <text:p text:style-name="P1">FSS: ha'n dhiw aral pur dhiblans</text:p>
      <text:p text:style-name="P1"/>
      <text:p text:style-name="P1">KK: yn dha dhewfrik.</text:p>
      <text:p text:style-name="P1">FSS: yn dha dhewfrik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es a'n sprus y fydh tevys</text:p>
      <text:p text:style-name="P1">FSS: Mes a'n sprus y fydh tevys</text:p>
      <text:p text:style-name="P1"/>
      <text:p text:style-name="P1">KK: gwydhenn a vydh pur breshyous</text:p>
      <text:p text:style-name="P1">FSS: gwydhen a vydh pur brecyous</text:p>
      <text:p text:style-name="P1"/>
      <text:p text:style-name="P1">KK: wosa henna, marthys teg</text:p>
      <text:p text:style-name="P1">FSS: wosa henna, marthys teg</text:p>
      <text:p text:style-name="P1"/>
      <text:p text:style-name="P1">KK: yn pur dhevri.</text:p>
      <text:p text:style-name="P1">FSS: yn pur dhevri.</text:p>
      <text:p text:style-name="P1"/>
      <text:p text:style-name="P1">KK: Ha pan vo hi kowl devys,</text:p>
      <text:p text:style-name="P1">FSS: Ha pan vo hi kowl devys,</text:p>
      <text:p text:style-name="P1"><text:soft-page-break/></text:p>
      <text:p text:style-name="P1">KK: hi a vydh pub eur parys</text:p>
      <text:p text:style-name="P1">FSS: hi a vydh pub eur parys</text:p>
      <text:p text:style-name="P1"/>
      <text:p text:style-name="P1">KK: dhe dhoen an Oyl a Versi</text:p>
      <text:p text:style-name="P1">FSS: dhe dhoon an Oyl a Verci</text:p>
      <text:p text:style-name="P1"/>
      <text:p text:style-name="P1">KK:</text:p>
      <text:p text:style-name="P1">FSS:</text:p>
      <text:p text:style-name="P1"/>
      <text:p text:style-name="P1">KK: Meur wordhyans dhe'n Drynses Tas</text:p>
      <text:p text:style-name="P1">FSS: Meur wordhyans dhe'n Drynses Tas</text:p>
      <text:p text:style-name="P1"/>
      <text:p text:style-name="P1">KK: ow krontya dhymmo selwyans,</text:p>
      <text:p text:style-name="P1">FSS: ow krontya dhemmo selwyans,</text:p>
      <text:p text:style-name="P1"/>
      <text:p text:style-name="P1">KK: wosa hemma kynth yw pell.</text:p>
      <text:p text:style-name="P1">FSS: wosa hemma kynth yw pell.</text:p>
      <text:p text:style-name="P1"/>
      <text:p text:style-name="P1">KK: Seth ow mab, goslow dhymmo,</text:p>
      <text:p text:style-name="P1">FSS: Seth ow mab, goslow dhemmo,</text:p>
      <text:p text:style-name="P1"/>
      <text:p text:style-name="P1">KK: ha dha jarjya my a wra</text:p>
      <text:p text:style-name="P1">FSS: ha dha jarjya my a wra</text:p>
      <text:p text:style-name="P1"/>
      <text:p text:style-name="P1">KK: yn-dann ow bennath, pur lel.</text:p>
      <text:p text:style-name="P1">FSS: yn-dann ow bennath, pur lel.</text:p>
      <text:p text:style-name="P1"/>
      <text:p text:style-name="P1">KK: Gwayt an Tas a Nev gordhya,</text:p>
      <text:p text:style-name="P1">FSS: Gwayt an Tas a Nev gordhya,</text:p>
      <text:p text:style-name="P1"/>
      <text:p text:style-name="P1">KK: ha pub eur orto koela</text:p>
      <text:p text:style-name="P1">FSS: ha pub eur orto kola</text:p>
      <text:p text:style-name="P1"/>
      <text:p text:style-name="P1"><text:soft-page-break/>KK: yn pub edhomm y fes-ta.</text:p>
      <text:p text:style-name="P1">FSS: yn pub edhom y fes-ta.</text:p>
      <text:p text:style-name="P1"/>
      <text:p text:style-name="P1">KK: Ev a wra sur dha sokra,</text:p>
      <text:p text:style-name="P1">FSS: Ev a wra sur dha sokra,</text:p>
      <text:p text:style-name="P1"/>
      <text:p text:style-name="P1">KK: hag a vynn dha ventena</text:p>
      <text:p text:style-name="P1">FSS: hag a vynn dha ventena</text:p>
      <text:p text:style-name="P1"/>
      <text:p text:style-name="P1">KK: y'n bys ma pell dhe vywa.</text:p>
      <text:p text:style-name="P1">FSS: y'n bys ma pell dhe vywa.</text:p>
      <text:p text:style-name="P1"/>
      <text:p text:style-name="P1">KK: Ow mab, merk an geryow ma.</text:p>
      <text:p text:style-name="P1">FSS: Ow mab, merk an geryow ma.</text:p>
      <text:p text:style-name="P1"/>
      <text:p text:style-name="P1">KK:</text:p>
      <text:p text:style-name="P1">FSS:</text:p>
      <text:p text:style-name="P1"/>
      <text:p text:style-name="P1">KK: A das ker, meur ras dhy'hwi</text:p>
      <text:p text:style-name="P1">FSS: A das ker, meur ras dhy'hwi</text:p>
      <text:p text:style-name="P1"/>
      <text:p text:style-name="P1">KK: a'gas dyskans da pub prys</text:p>
      <text:p text:style-name="P1">FSS: a'gas dyskans da pub prys</text:p>
      <text:p text:style-name="P1"/>
      <text:p text:style-name="P1">KK: My a goedh yn pur dhevri</text:p>
      <text:p text:style-name="P1">FSS: My a goodh yn pur dhevri</text:p>
      <text:p text:style-name="P1"/>
      <text:p text:style-name="P1">KK: gordhya Dyw an lel Drynses,</text:p>
      <text:p text:style-name="P1">FSS: gordhya Duw an lel Drynses,</text:p>
      <text:p text:style-name="P1"/>
      <text:p text:style-name="P1">KK: ha'n Mab gwella,</text:p>
      <text:p text:style-name="P1">FSS: ha'n Mab gwella,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ha'n Spyrys Sans, aga thri.</text:p>
      <text:p text:style-name="P1">FSS: ha'n Spyrys Sans, aga thri.</text:p>
      <text:p text:style-name="P1"/>
      <text:p text:style-name="P1">KK: Dell yns onan, my a grys</text:p>
      <text:p text:style-name="P1">FSS: Dell yns onan, my a grys</text:p>
      <text:p text:style-name="P1"/>
      <text:p text:style-name="P1">KK: tri ferson yns, pur wordhi,</text:p>
      <text:p text:style-name="P1">FSS: tri ferson yns, pur wordhi,</text:p>
      <text:p text:style-name="P1"/>
      <text:p text:style-name="P1">KK: ow kesreynya yn joyys</text:p>
      <text:p text:style-name="P1">FSS: ow kesreynya yn joyys</text:p>
      <text:p text:style-name="P1"/>
      <text:p text:style-name="P1">KK: yn Gwlas Nev eus a-wartha.</text:p>
      <text:p text:style-name="P1">FSS: yn Gwlas Nev eus a-wartha.</text:p>
      <text:p text:style-name="P1"/>
      <text:p text:style-name="P1">KK: ha rakhenna y koedh dhymmo</text:p>
      <text:p text:style-name="P1">FSS: ha rakhenna y koodh dhemmo</text:p>
      <text:p text:style-name="P1"/>
      <text:p text:style-name="P1">KK: gans kolonn bur aga gordhya.</text:p>
      <text:p text:style-name="P1">FSS: gans kolon bur aga gordhy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 Koth ha gwann yth ov gyllys.</text:p>
      <text:p text:style-name="P1">FSS: Koth ha gwann yth ov gyllys.</text:p>
      <text:p text:style-name="P1"/>
      <text:p text:style-name="P1">KK: Ny'm beus bywa na fella.</text:p>
      <text:p text:style-name="P1">FSS: Ny'm beus bywa na fella.</text:p>
      <text:p text:style-name="P1"/>
      <text:p text:style-name="P1">KK: Ankow yth yw devedhys.</text:p>
      <text:p text:style-name="P1">FSS: Ankow yth yw devedhys.</text:p>
      <text:p text:style-name="P1"/>
      <text:p text:style-name="P1">KK: Ny vynn omma ow gasa</text:p>
      <text:p text:style-name="P1">FSS: Ny vynn omma ow gasa</text:p>
      <text:p text:style-name="P1"/>
      <text:p text:style-name="P1">KK: dhe vywa omma unn spys.</text:p>
      <text:p text:style-name="P1">FSS: dhe vywa omma unn spys.</text:p>
      <text:p text:style-name="P1"/>
      <text:p text:style-name="P1">KK: My a'n gwel prest gans gyw,</text:p>
      <text:p text:style-name="P1">FSS: My a'n gwel prest gans guw,</text:p>
      <text:p text:style-name="P1"/>
      <text:p text:style-name="P1">KK: parys dhe'm gwana pub tu.</text:p>
      <text:p text:style-name="P1">FSS: parys dhe'm gwana pub tu.</text:p>
      <text:p text:style-name="P1"/>
      <text:p text:style-name="P1">KK: Nyns eus skapya dhe-vy.</text:p>
      <text:p text:style-name="P1">FSS: Nyns eus skapya dhe-vy.</text:p>
      <text:p text:style-name="P1"/>
      <text:p text:style-name="P1">KK: A'n prys mall yw genev.</text:p>
      <text:p text:style-name="P1">FSS: A'n prys mall yw genev.</text:p>
      <text:p text:style-name="P1"/>
      <text:p text:style-name="P1">KK: My a servyas pell an bys,</text:p>
      <text:p text:style-name="P1">FSS: My a servyas pell an bys,</text:p>
      <text:p text:style-name="P1"/>
      <text:p text:style-name="P1">KK: a-ban veuma kyns formys.</text:p>
      <text:p text:style-name="P1">FSS: a-ban veuma kyns formys.</text:p>
      <text:p text:style-name="P1"/>
      <text:p text:style-name="P1"><text:soft-page-break/>KK: Naw kans bloedh ov, my a grys,</text:p>
      <text:p text:style-name="P1">FSS: Naw kans bloodh ov, my a grys,</text:p>
      <text:p text:style-name="P1"/>
      <text:p text:style-name="P1">KK: ha deg warn ugens, reknys,</text:p>
      <text:p text:style-name="P1">FSS: ha deg warn ugens, reknys,</text:p>
      <text:p text:style-name="P1"/>
      <text:p text:style-name="P1">KK: mayth yw prys mos alemma.</text:p>
      <text:p text:style-name="P1">FSS: mayth yw prys mos alem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Fleghes a'm beus dineythys</text:p>
      <text:p text:style-name="P1">FSS: Fleghes a'm beus dineythys</text:p>
      <text:p text:style-name="P1"/>
      <text:p text:style-name="P1">KK: a Eva ow fries, meur,</text:p>
      <text:p text:style-name="P1">FSS: a Eva ow fries, meur,</text:p>
      <text:p text:style-name="P1"/>
      <text:p text:style-name="P1">KK: dewdhek warn ugens genys</text:p>
      <text:p text:style-name="P1">FSS: dewdhek warn ugens genys</text:p>
      <text:p text:style-name="P1"/>
      <text:p text:style-name="P1">KK: a vebyon, hemma yw gwir,</text:p>
      <text:p text:style-name="P1">FSS: a vebyon, hemma yw gwir,</text:p>
      <text:p text:style-name="P1"/>
      <text:p text:style-name="P1">KK: heb ow mab Kaym, hag Abel.</text:p>
      <text:p text:style-name="P1">FSS: heb ow mab Kaym, hag Abel.</text:p>
      <text:p text:style-name="P1"/>
      <text:p text:style-name="P1">KK: Ynwedh dewdhek warn ugens</text:p>
      <text:p text:style-name="P1">FSS: Ynwedh dewdhek warn ugens</text:p>
      <text:p text:style-name="P1"/>
      <text:p text:style-name="P1">KK: a vyrghes yn pur dhiblans</text:p>
      <text:p text:style-name="P1"><text:soft-page-break/>FSS: a vyrghes yn pur dhiblans</text:p>
      <text:p text:style-name="P1"/>
      <text:p text:style-name="P1">KK: my a'm beu, heb toell na gil,</text:p>
      <text:p text:style-name="P1">FSS: my a'm beu, heb toll na gil,</text:p>
      <text:p text:style-name="P1"/>
      <text:p text:style-name="P1">KK: a dhallethvos an bys ma.</text:p>
      <text:p text:style-name="P1">FSS: a dhallethvos an bys ma.</text:p>
      <text:p text:style-name="P1"/>
      <text:p text:style-name="P1">KK: Ha'n bys yth yw ynkressys</text:p>
      <text:p text:style-name="P1">FSS: Ha'n bys yth yw ynkressys</text:p>
      <text:p text:style-name="P1"/>
      <text:p text:style-name="P1">KK: dredhov vy hag ow fleghes</text:p>
      <text:p text:style-name="P1">FSS: dredhov vy hag ow fleghes</text:p>
      <text:p text:style-name="P1"/>
      <text:p text:style-name="P1">KK: heb nomber dhe vos komptys.</text:p>
      <text:p text:style-name="P1">FSS: heb nomber dhe vos komptys.</text:p>
      <text:p text:style-name="P1"/>
      <text:p text:style-name="P1">KK: Dhe Dhyw y hwonn gras ragdha.</text:p>
      <text:p text:style-name="P1">FSS: Dhe Dhuw y hwonn gras ragdha.</text:p>
      <text:p text:style-name="P1"/>
      <text:p text:style-name="P1">KK:</text:p>
      <text:p text:style-name="P1">FSS:</text:p>
      <text:p text:style-name="P1"/>
      <text:p text:style-name="P1">KK: Adam, gwra dhymmo parys.</text:p>
      <text:p text:style-name="P1">FSS: Adam, gwra dhemmo parys.</text:p>
      <text:p text:style-name="P1"/>
      <text:p text:style-name="P1">KK: Ty a'm gwel vy devedhys</text:p>
      <text:p text:style-name="P1">FSS: Ty a'm gwel vy devedhys</text:p>
      <text:p text:style-name="P1"/>
      <text:p text:style-name="P1">KK: dha vywnans gans ow spera</text:p>
      <text:p text:style-name="P1">FSS: dha vewnans gans ow spera</text:p>
      <text:p text:style-name="P1"/>
      <text:p text:style-name="P1">KK: dhe gemmeres alemma.</text:p>
      <text:p text:style-name="P1">FSS: dhe gemmeres alemma.</text:p>
      <text:p text:style-name="P1"><text:soft-page-break/></text:p>
      <text:p text:style-name="P1">KK: Nyns eus gortos na fella;</text:p>
      <text:p text:style-name="P1">FSS: Nyns eus gortos na fella;</text:p>
      <text:p text:style-name="P1"/>
      <text:p text:style-name="P1">KK: rakhenna gwrav dha wana,</text:p>
      <text:p text:style-name="P1">FSS: rakhenna gwrav dha wana,</text:p>
      <text:p text:style-name="P1"/>
      <text:p text:style-name="P1">KK: der an golonn mayth ello.</text:p>
      <text:p text:style-name="P1">FSS: der an golon mayth ello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kow, y hwonn dhis meur ras</text:p>
      <text:p text:style-name="P1">FSS: Ankow, y hwonn dhis meur ras</text:p>
      <text:p text:style-name="P1"/>
      <text:p text:style-name="P1">KK: ow bywnans dhe gemmeres</text:p>
      <text:p text:style-name="P1">FSS: ow bewnans dhe gemmeres</text:p>
      <text:p text:style-name="P1"/>
      <text:p text:style-name="P1">KK: mes a'n bys ma,</text:p>
      <text:p text:style-name="P1">FSS: mes a'n bys ma,</text:p>
      <text:p text:style-name="P1"/>
      <text:p text:style-name="P1">KK: rag pur skwith ov anodho.</text:p>
      <text:p text:style-name="P1">FSS: rag pur skwith ov anodho.</text:p>
      <text:p text:style-name="P1"/>
      <text:p text:style-name="P1">KK: Dhe Dhyw y hwonn gras ragdho.</text:p>
      <text:p text:style-name="P1">FSS: Dhe Dhuw y hwonn gras ragdho.</text:p>
      <text:p text:style-name="P1"/>
      <text:p text:style-name="P1"><text:soft-page-break/>KK: Gwynn ow bys bos dhymm fethys</text:p>
      <text:p text:style-name="P1">FSS: Gwynn ow bys bos dhymm fethys</text:p>
      <text:p text:style-name="P1"/>
      <text:p text:style-name="P1">KK: lavur ha dughan an bys.</text:p>
      <text:p text:style-name="P1">FSS: lavur ha dughan an bys.</text:p>
      <text:p text:style-name="P1"/>
      <text:p text:style-name="P1">KK: Pell my re'n servyas omma.</text:p>
      <text:p text:style-name="P1">FSS: Pell my re'n servyas omma.</text:p>
      <text:p text:style-name="P1"/>
      <text:p text:style-name="P1">KK: Ha rakhenna gwrav kemmynna</text:p>
      <text:p text:style-name="P1">FSS: Ha rakhenna gwrav kemmenna</text:p>
      <text:p text:style-name="P1"/>
      <text:p text:style-name="P1">KK: dhe'n lel Drynses ow ena.</text:p>
      <text:p text:style-name="P1">FSS: dhe'n lel Drynses ow ena.</text:p>
      <text:p text:style-name="P1"/>
      <text:p text:style-name="P1">KK:</text:p>
      <text:p text:style-name="P1">FSS:</text:p>
      <text:p text:style-name="P1"/>
      <text:p text:style-name="P1">KK: Kowetha, bedhewgh parys,</text:p>
      <text:p text:style-name="P1">FSS: Kowetha, bedhewgh parys,</text:p>
      <text:p text:style-name="P1"/>
      <text:p text:style-name="P1">KK: an dhewolow pub onan!</text:p>
      <text:p text:style-name="P1">FSS: an dhewolow pub onan!</text:p>
      <text:p text:style-name="P1"/>
      <text:p text:style-name="P1">KK: Ena Adam tremenys</text:p>
      <text:p text:style-name="P1">FSS: Ena Adam tremenys</text:p>
      <text:p text:style-name="P1"/>
      <text:p text:style-name="P1">KK: deun dh'y hedhes dhe'n gegin,</text:p>
      <text:p text:style-name="P1">FSS: deun dh'y hedhes dhe'n gegin,</text:p>
      <text:p text:style-name="P1"/>
      <text:p text:style-name="P1">KK: dhe'n pytt down barth a-woeles.</text:p>
      <text:p text:style-name="P1">FSS: dhe'n pytt down barth a-woles.</text:p>
      <text:p text:style-name="P1"/>
      <text:p text:style-name="P1">KK:</text:p>
      <text:p text:style-name="P1"><text:soft-page-break/>FSS:</text:p>
      <text:p text:style-name="P1"/>
      <text:p text:style-name="P1">KK: Na, na, ny wredh yndella!</text:p>
      <text:p text:style-name="P1">FSS: Na, na, ny wredh yndella!</text:p>
      <text:p text:style-name="P1"/>
      <text:p text:style-name="P1">KK: Yma ken or'nys ragdho.</text:p>
      <text:p text:style-name="P1">FSS: Yma ken or'nys ragdho.</text:p>
      <text:p text:style-name="P1"/>
      <text:p text:style-name="P1">KK: Yn lymbo barth a-wartha</text:p>
      <text:p text:style-name="P1">FSS: Yn lembo barth a-wartha</text:p>
      <text:p text:style-name="P1"/>
      <text:p text:style-name="P1">KK: ena ev a wra triga,</text:p>
      <text:p text:style-name="P1">FSS: ena ev a wra triga,</text:p>
      <text:p text:style-name="P1"/>
      <text:p text:style-name="P1">KK: dell yw or'nys gans an Tas.</text:p>
      <text:p text:style-name="P1">FSS: dell yw or'nys gans an Tas.</text:p>
      <text:p text:style-name="P1"/>
      <text:p text:style-name="P1">KK: Ty a woer yn ifarnow</text:p>
      <text:p text:style-name="P1">FSS: Ty a wor yn ifarnow</text:p>
      <text:p text:style-name="P1"/>
      <text:p text:style-name="P1">KK: yma manshyons, heb gow,</text:p>
      <text:p text:style-name="P1">FSS: yma manshyons, heb gow,</text:p>
      <text:p text:style-name="P1"/>
      <text:p text:style-name="P1">KK: neb yma an dhewolow</text:p>
      <text:p text:style-name="P1">FSS: neb yma an dhewolow</text:p>
      <text:p text:style-name="P1"/>
      <text:p text:style-name="P1">KK: a dheuth mes a nev golow</text:p>
      <text:p text:style-name="P1">FSS: a dheuth mes a nev golow</text:p>
      <text:p text:style-name="P1"/>
      <text:p text:style-name="P1">KK: genev vy ow toen rewl vras.</text:p>
      <text:p text:style-name="P1">FSS: genev vy ow toon rewl vras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An chorl Adam y drigva</text:p>
      <text:p text:style-name="P1">FSS: An chorl Adam y drigva</text:p>
      <text:p text:style-name="P1"/>
      <text:p text:style-name="P1">KK: a vydh a-barth a-wartha,</text:p>
      <text:p text:style-name="P1">FSS: a vydh a-barth a-wartha,</text:p>
      <text:p text:style-name="P1"/>
      <text:p text:style-name="P1">KK: yn onan a'n kloysters na</text:p>
      <text:p text:style-name="P1">FSS: yn onan a'n kloysters na</text:p>
      <text:p text:style-name="P1"/>
      <text:p text:style-name="P1">KK: neb na vydh tamm lowena,</text:p>
      <text:p text:style-name="P1">FSS: neb na vydh tamm lowena,</text:p>
      <text:p text:style-name="P1"/>
      <text:p text:style-name="P1">KK: mes yn tewolgow bras ena,</text:p>
      <text:p text:style-name="P1">FSS: mes yn tewolgow bras ena,</text:p>
      <text:p text:style-name="P1"/>
      <text:p text:style-name="P1">KK: ow kelli presens an Tas,</text:p>
      <text:p text:style-name="P1">FSS: ow kelli presens an Tas,</text:p>
      <text:p text:style-name="P1"/>
      <text:p text:style-name="P1">KK: ha'n moyha payn a vydha</text:p>
      <text:p text:style-name="P1">FSS: ha'n moyha payn a vydha</text:p>
      <text:p text:style-name="P1"/>
      <text:p text:style-name="P1">KK: y vab Kaym. Yn paynys bras</text:p>
      <text:p text:style-name="P1">FSS: y vab Kaym. Yn paynys bras</text:p>
      <text:p text:style-name="P1"/>
      <text:p text:style-name="P1">KK: ev a drig bys vynytha.</text:p>
      <text:p text:style-name="P1">FSS: ev a drig bys vynytha.</text:p>
      <text:p text:style-name="P1"/>
      <text:p text:style-name="P1">KK: Yma ev barth a-woeles</text:p>
      <text:p text:style-name="P1">FSS: Yma ev barth a-woles</text:p>
      <text:p text:style-name="P1"/>
      <text:p text:style-name="P1"><text:soft-page-break/>KK: yn pytt down ow leskya.</text:p>
      <text:p text:style-name="P1">FSS: yn pytt down ow lesky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raga na vydh an chorl Adam</text:p>
      <text:p text:style-name="P1">FSS: Praga na vydh an chorl Adam</text:p>
      <text:p text:style-name="P1"/>
      <text:p text:style-name="P1">KK: yn kettella tormentys?</text:p>
      <text:p text:style-name="P1">FSS: yn kettella tormentys?</text:p>
      <text:p text:style-name="P1"/>
      <text:p text:style-name="P1">KK: My a wra dhe'n horsen kamm</text:p>
      <text:p text:style-name="P1">FSS: My a wra dhe'n horsen kamm</text:p>
      <text:p text:style-name="P1"/>
      <text:p text:style-name="P1">KK: bos kalessa prisonys</text:p>
      <text:p text:style-name="P1">FSS: bos kalessa prisonys</text:p>
      <text:p text:style-name="P1"/>
      <text:p text:style-name="P1">KK: mar kallav, kyns es hedhi,</text:p>
      <text:p text:style-name="P1">FSS: mar kallav, kyns es hedhi,</text:p>
      <text:p text:style-name="P1"/>
      <text:p text:style-name="P1">KK: drefenn terri gorhemmynn.</text:p>
      <text:p text:style-name="P1">FSS: drefen terri gorhemmyn.</text:p>
      <text:p text:style-name="P1"/>
      <text:p text:style-name="P1">KK:</text:p>
      <text:p text:style-name="P1">FSS:</text:p>
      <text:p text:style-name="P1"/>
      <text:p text:style-name="P1">KK: My a lever dhis an kas.</text:p>
      <text:p text:style-name="P1"><text:soft-page-break/>FSS: My a lever dhis an kas.</text:p>
      <text:p text:style-name="P1"/>
      <text:p text:style-name="P1">KK: Kyn hwrug Adam pegh mar vras,</text:p>
      <text:p text:style-name="P1">FSS: Kyn hwrug Adam pegh mar vras,</text:p>
      <text:p text:style-name="P1"/>
      <text:p text:style-name="P1">KK: ev a'n jeva edrek tynn,</text:p>
      <text:p text:style-name="P1">FSS: ev a'n jeva edrek tynn,</text:p>
      <text:p text:style-name="P1"/>
      <text:p text:style-name="P1">KK: ha Dyw dhodh' ev a avas</text:p>
      <text:p text:style-name="P1">FSS: ha Duw dhodh' ev a avas</text:p>
      <text:p text:style-name="P1"/>
      <text:p text:style-name="P1">KK: y dhisplesour ha'y sorr bras,</text:p>
      <text:p text:style-name="P1">FSS: y dhisplesour ha'y sorr bras,</text:p>
      <text:p text:style-name="P1"/>
      <text:p text:style-name="P1">KK: hag yndella ny wrug Kaym.</text:p>
      <text:p text:style-name="P1">FSS: hag yndella ny wrug Kaym.</text:p>
      <text:p text:style-name="P1"/>
      <text:p text:style-name="P1">KK: Ev a ladhas y vroder</text:p>
      <text:p text:style-name="P1">FSS: Ev a ladhas y vroder</text:p>
      <text:p text:style-name="P1"/>
      <text:p text:style-name="P1">KK: ny gemmeras edrek vydh,</text:p>
      <text:p text:style-name="P1">FSS: ny gemmeras edrek vydh,</text:p>
      <text:p text:style-name="P1"/>
      <text:p text:style-name="P1">KK: mes y rejoysyas pur veur,</text:p>
      <text:p text:style-name="P1">FSS: mes y rejoysyas pur veur,</text:p>
      <text:p text:style-name="P1"/>
      <text:p text:style-name="P1">KK: hag a sorr an Tas travydh</text:p>
      <text:p text:style-name="P1">FSS: hag a sorr an Tas travydh</text:p>
      <text:p text:style-name="P1"/>
      <text:p text:style-name="P1">KK: yn sertan ev ny synsis.</text:p>
      <text:p text:style-name="P1">FSS: yn certan ev ny sensis.</text:p>
      <text:p text:style-name="P1"/>
      <text:p text:style-name="P1">KK: Rakhenna bys vynari</text:p>
      <text:p text:style-name="P1">FSS: Rakhenna bys vynari</text:p>
      <text:p text:style-name="P1"><text:soft-page-break/></text:p>
      <text:p text:style-name="P1">KK: ev a dryg ena devri</text:p>
      <text:p text:style-name="P1">FSS: ev a dryg ena devri</text:p>
      <text:p text:style-name="P1"/>
      <text:p text:style-name="P1">KK: yn paynys bras, avel ki.</text:p>
      <text:p text:style-name="P1">FSS: yn paynys bras, avel ki.</text:p>
      <text:p text:style-name="P1"/>
      <text:p text:style-name="P1">KK: Joy nev yw dhodho kellys.</text:p>
      <text:p text:style-name="P1">FSS: Joy nev yw dhodho kellys.</text:p>
      <text:p text:style-name="P1"/>
      <text:p text:style-name="P1">KK: Eya, Kaym ha'y gowetha</text:p>
      <text:p text:style-name="P1">FSS: Eya, Kaym ha'y gowetha</text:p>
      <text:p text:style-name="P1"/>
      <text:p text:style-name="P1">KK: y'n keth ordyr a vywa</text:p>
      <text:p text:style-name="P1">FSS: y'n keth ordyr a vywa</text:p>
      <text:p text:style-name="P1"/>
      <text:p text:style-name="P1">KK: an plas yw or'nys ragdha,</text:p>
      <text:p text:style-name="P1">FSS: an plas yw or'nys ragdha,</text:p>
      <text:p text:style-name="P1"/>
      <text:p text:style-name="P1">KK: yn ifarn barth a-woeles.</text:p>
      <text:p text:style-name="P1">FSS: yn ifarn barth a-woles.</text:p>
      <text:p text:style-name="P1"/>
      <text:p text:style-name="P1">KK: Hag Adam, venjans dhodho,</text:p>
      <text:p text:style-name="P1">FSS: Hag Adam, venjans dhodho,</text:p>
      <text:p text:style-name="P1"/>
      <text:p text:style-name="P1">KK: lymbo yw or'nys dhodho.</text:p>
      <text:p text:style-name="P1">FSS: lembo yw or'nys dhodho.</text:p>
      <text:p text:style-name="P1"/>
      <text:p text:style-name="P1">KK: Ya, ragdho ev ha'y gowetha</text:p>
      <text:p text:style-name="P1">FSS: Ya, ragdho ev ha'y gowetha</text:p>
      <text:p text:style-name="P1"/>
      <text:p text:style-name="P1">KK: ny dastyons an payn bras.</text:p>
      <text:p text:style-name="P1">FSS: ny dastyons an payn bras.</text:p>
      <text:p text:style-name="P1"/>
      <text:p text:style-name="P1"><text:soft-page-break/>KK:</text:p>
      <text:p text:style-name="P1">FSS:</text:p>
      <text:p text:style-name="P1"/>
      <text:p text:style-name="P1">KK: Yth'oll agan viaj ni,</text:p>
      <text:p text:style-name="P1">FSS: Yth'oll agan viaj ni,</text:p>
      <text:p text:style-name="P1"/>
      <text:p text:style-name="P1">KK: re'n jowl bras, ny dalvydh oy!</text:p>
      <text:p text:style-name="P1">FSS: re'n jowl bras, ny dalvydh oy!</text:p>
      <text:p text:style-name="P1"/>
      <text:p text:style-name="P1">KK: Triges an chorl neb yma.</text:p>
      <text:p text:style-name="P1">FSS: Triges an chorl neb yma.</text:p>
      <text:p text:style-name="P1"/>
      <text:p text:style-name="P1">KK: Deun ni warbarth, a gowetha,</text:p>
      <text:p text:style-name="P1">FSS: Deun ni warbarth, a gowetha,</text:p>
      <text:p text:style-name="P1"/>
      <text:p text:style-name="P1">KK: dhe ifarnow alemma,</text:p>
      <text:p text:style-name="P1">FSS: dhe ifarnow alemma,</text:p>
      <text:p text:style-name="P1"/>
      <text:p text:style-name="P1">KK: dhe'n paynys a dhur nevra.</text:p>
      <text:p text:style-name="P1">FSS: dhe'n paynys a dhur nevr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 ena Adam dremas,</text:p>
      <text:p text:style-name="P1"><text:soft-page-break/>FSS: A ena Adam dremas,</text:p>
      <text:p text:style-name="P1"/>
      <text:p text:style-name="P1">KK: deus genev dhe ifarnow.</text:p>
      <text:p text:style-name="P1">FSS: deus genev dhe ifarnow.</text:p>
      <text:p text:style-name="P1"/>
      <text:p text:style-name="P1">KK: Ena or'nys dhis yw plas</text:p>
      <text:p text:style-name="P1">FSS: Ena or'nys dhis yw plas</text:p>
      <text:p text:style-name="P1"/>
      <text:p text:style-name="P1">KK: gans an Tas, dhiso, heb gow,</text:p>
      <text:p text:style-name="P1">FSS: gans an Tas, dhiso, heb gow,</text:p>
      <text:p text:style-name="P1"/>
      <text:p text:style-name="P1">KK: dhe remaynya rag seson.</text:p>
      <text:p text:style-name="P1">FSS: dhe remaynya rag seson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an dheffo an Oyl a Versi,</text:p>
      <text:p text:style-name="P1">FSS: Pan dheffo an Oyl a Verci,</text:p>
      <text:p text:style-name="P1"/>
      <text:p text:style-name="P1">KK: ty a vydh kyrghys dhe'n joy</text:p>
      <text:p text:style-name="P1">FSS: ty a vydh kyrghys dhe'n joy</text:p>
      <text:p text:style-name="P1"/>
      <text:p text:style-name="P1">KK: dhe'n nev ughel a-ughon.</text:p>
      <text:p text:style-name="P1">FSS: dhe'n nev ughel a-ughon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 Ow thas pan ywa marow</text:p>
      <text:p text:style-name="P1">FSS: Ow thas pan ywa marow</text:p>
      <text:p text:style-name="P1"/>
      <text:p text:style-name="P1">KK: my a vynn y ynkleudhyas.</text:p>
      <text:p text:style-name="P1">FSS: my a vynn y ynkleudhyas.</text:p>
      <text:p text:style-name="P1"/>
      <text:p text:style-name="P1">KK: Deun alemma heb falladow;</text:p>
      <text:p text:style-name="P1">FSS: Deun alemma heb falladow;</text:p>
      <text:p text:style-name="P1"/>
      <text:p text:style-name="P1">KK: gorryn an korf y'n gweres</text:p>
      <text:p text:style-name="P1">FSS: gorryn an korf y'n gweres</text:p>
      <text:p text:style-name="P1"/>
      <text:p text:style-name="P1">KK: gans solempnyta ha kan.</text:p>
      <text:p text:style-name="P1">FSS: gans solempnyta ha kan.</text:p>
      <text:p text:style-name="P1"/>
      <text:p text:style-name="P1">KK: Mes a'n dor ev a veu gwrys,</text:p>
      <text:p text:style-name="P1">FSS: Mes a'n dor ev a veu gwrys,</text:p>
      <text:p text:style-name="P1"/>
      <text:p text:style-name="P1">KK: hag arta dhe'n keth gweres</text:p>
      <text:p text:style-name="P1">FSS: hag arta dhe'n keth gweres</text:p>
      <text:p text:style-name="P1"/>
      <text:p text:style-name="P1">KK: ev a vydh treylyes sertan.</text:p>
      <text:p text:style-name="P1">FSS: ev a vydh treylyes certan.</text:p>
      <text:p text:style-name="P1"/>
      <text:p text:style-name="P1">KK: Ha dell veu dhymm kyns or'nys,</text:p>
      <text:p text:style-name="P1">FSS: Ha dell veu dhymm kyns or'nys,</text:p>
      <text:p text:style-name="P1"/>
      <text:p text:style-name="P1">KK: an deyr sprusenn yw gorrys</text:p>
      <text:p text:style-name="P1">FSS: an deyr sprusen yw gorrys</text:p>
      <text:p text:style-name="P1"/>
      <text:p text:style-name="P1">KK: yn y anow ha'y frigow.</text:p>
      <text:p text:style-name="P1">FSS: yn y anow ha'y frigow.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 Dell o ev an kynsa den</text:p>
      <text:p text:style-name="P1">FSS: Dell o ev an kynsa den</text:p>
      <text:p text:style-name="P1"/>
      <text:p text:style-name="P1">KK: a veu gans an Tas formyes,</text:p>
      <text:p text:style-name="P1">FSS: a veu gans an Tas formyes,</text:p>
      <text:p text:style-name="P1"/>
      <text:p text:style-name="P1">KK: y'n bedh otta ev lemmyn.</text:p>
      <text:p text:style-name="P1">FSS: y'n bedh otta ev lemmyn.</text:p>
      <text:p text:style-name="P1"/>
      <text:p text:style-name="P1">KK: Dhe'n Tas Dyw re bo grassyes</text:p>
      <text:p text:style-name="P1">FSS: Dhe'n Tas Duw re bo grassyes</text:p>
      <text:p text:style-name="P1"/>
      <text:p text:style-name="P1">KK: omma rag y oberow.</text:p>
      <text:p text:style-name="P1">FSS: omma rag y oberow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nok yth yw ow hanow,</text:p>
      <text:p text:style-name="P1"><text:soft-page-break/>FSS: Enok yth yw ow hanow,</text:p>
      <text:p text:style-name="P1"/>
      <text:p text:style-name="P1">KK: lel servont dhe'n Trynses Tas.</text:p>
      <text:p text:style-name="P1">FSS: lel servont dhe'n Trynses Tas.</text:p>
      <text:p text:style-name="P1"/>
      <text:p text:style-name="P1">KK: Mab Jared yth ov, heb gow.</text:p>
      <text:p text:style-name="P1">FSS: Mab Jared yth ov, heb gow.</text:p>
      <text:p text:style-name="P1"/>
      <text:p text:style-name="P1">KK: Sevys a linyeth pur vras</text:p>
      <text:p text:style-name="P1">FSS: Sevys a linyeth pur vras</text:p>
      <text:p text:style-name="P1"/>
      <text:p text:style-name="P1">KK: heb dout yth ov.</text:p>
      <text:p text:style-name="P1">FSS: heb dout yth ov.</text:p>
      <text:p text:style-name="P1"/>
      <text:p text:style-name="P1">KK: Ha, pur lel, an seythves degre</text:p>
      <text:p text:style-name="P1">FSS: Ha, pur lel, an seythves degre</text:p>
      <text:p text:style-name="P1"/>
      <text:p text:style-name="P1">KK: dessendys a Adam ov.</text:p>
      <text:p text:style-name="P1">FSS: dessendys a Adam ov.</text:p>
      <text:p text:style-name="P1"/>
      <text:p text:style-name="P1">KK: Yn oes my yw y'n eur ma</text:p>
      <text:p text:style-name="P1">FSS: Yn oos my yw y'n eur ma</text:p>
      <text:p text:style-name="P1"/>
      <text:p text:style-name="P1">KK: tri hans tri ugens yn prov,</text:p>
      <text:p text:style-name="P1">FSS: tri hans tri ugens yn prov,</text:p>
      <text:p text:style-name="P1"/>
      <text:p text:style-name="P1">KK: ha hwath pymp moy, pan eus dhymm kov,</text:p>
      <text:p text:style-name="P1">FSS: ha hwath pymp moy, pan eus dhymm kov,</text:p>
      <text:p text:style-name="P1"/>
      <text:p text:style-name="P1">KK: y'n jydh hedhyw.</text:p>
      <text:p text:style-name="P1">FSS: y'n jydh hedhyw.</text:p>
      <text:p text:style-name="P1"/>
      <text:p text:style-name="P1">KK: My a bys dhe wrier nev</text:p>
      <text:p text:style-name="P1">FSS: My a bys dhe wrier nev</text:p>
      <text:p text:style-name="P1"><text:soft-page-break/></text:p>
      <text:p text:style-name="P1">KK: may fen pub eur plegadow</text:p>
      <text:p text:style-name="P1">FSS: may fen pub eur plegadow</text:p>
      <text:p text:style-name="P1"/>
      <text:p text:style-name="P1">KK: dhe vones y servont ev</text:p>
      <text:p text:style-name="P1">FSS: dhe vones y servont ev</text:p>
      <text:p text:style-name="P1"/>
      <text:p text:style-name="P1">KK: y'n bys ma heb falladow</text:p>
      <text:p text:style-name="P1">FSS: y'n bys ma heb falladow</text:p>
      <text:p text:style-name="P1"/>
      <text:p text:style-name="P1">KK: hedra ven byw.</text:p>
      <text:p text:style-name="P1">FSS: hedra ven byw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nok, my a lever dhis</text:p>
      <text:p text:style-name="P1">FSS: Enok, my a lever dhis</text:p>
      <text:p text:style-name="P1"/>
      <text:p text:style-name="P1">KK: ow bodh dhe vos yndellma:</text:p>
      <text:p text:style-name="P1">FSS: ow bodh dhe vos yndellma:</text:p>
      <text:p text:style-name="P1"/>
      <text:p text:style-name="P1"><text:soft-page-break/>KK: may festa kwykk transformys.</text:p>
      <text:p text:style-name="P1">FSS: may festa kwyck transformys.</text:p>
      <text:p text:style-name="P1"/>
      <text:p text:style-name="P1">KK: Dhe baradhis alemma</text:p>
      <text:p text:style-name="P1">FSS: Dhe baradhis alemma</text:p>
      <text:p text:style-name="P1"/>
      <text:p text:style-name="P1">KK: my a vynn may fes uskis</text:p>
      <text:p text:style-name="P1">FSS: my a vynn may fes uskis</text:p>
      <text:p text:style-name="P1"/>
      <text:p text:style-name="P1">KK: hedhys yn korf hag ena.</text:p>
      <text:p text:style-name="P1">FSS: hedhys yn korf hag ena.</text:p>
      <text:p text:style-name="P1"/>
      <text:p text:style-name="P1">KK: Bydh parys y'n termyn ma.</text:p>
      <text:p text:style-name="P1">FSS: Bydh parys y'n termyn ma.</text:p>
      <text:p text:style-name="P1"/>
      <text:p text:style-name="P1">KK: Hag ena y hwres gortos</text:p>
      <text:p text:style-name="P1">FSS: Hag ena y hwres gortos</text:p>
      <text:p text:style-name="P1"/>
      <text:p text:style-name="P1">KK: ogas dhe worfenn an bys.</text:p>
      <text:p text:style-name="P1">FSS: ogas dhe worfen an bys.</text:p>
      <text:p text:style-name="P1"/>
      <text:p text:style-name="P1">KK: An mysteri yth yw pur vras;</text:p>
      <text:p text:style-name="P1">FSS: An mysteri yth yw pur vras;</text:p>
      <text:p text:style-name="P1"/>
      <text:p text:style-name="P1">KK: genev ny vydh disklosyes</text:p>
      <text:p text:style-name="P1">FSS: genev ny vydh disklosyes</text:p>
      <text:p text:style-name="P1"/>
      <text:p text:style-name="P1">KK: dhe dhen vydholl y'n bys ma.</text:p>
      <text:p text:style-name="P1">FSS: dhe dhen vydholl y'n bys ma.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ordhyes re bo Dyw an Tas!</text:p>
      <text:p text:style-name="P1">FSS: Gordhyes re bo Duw an Tas!</text:p>
      <text:p text:style-name="P1"/>
      <text:p text:style-name="P1">KK: Dha volonjedh re bo gwrys!</text:p>
      <text:p text:style-name="P1">FSS: Dha volonjedh re bo gwrys!</text:p>
      <text:p text:style-name="P1"/>
      <text:p text:style-name="P1">KK: Hemma yth yw marthusyon bras.</text:p>
      <text:p text:style-name="P1">FSS: Hemma yth yw marthusyon bras.</text:p>
      <text:p text:style-name="P1"/>
      <text:p text:style-name="P1">KK: Yth esov ow pos gorrys</text:p>
      <text:p text:style-name="P1">FSS: Yth esov ow pos gorrys</text:p>
      <text:p text:style-name="P1"/>
      <text:p text:style-name="P1">KK: ny wonn py le!</text:p>
      <text:p text:style-name="P1">FSS: ny wonn py le!</text:p>
      <text:p text:style-name="P1"/>
      <text:p text:style-name="P1">KK: My a woer hag a lel grys</text:p>
      <text:p text:style-name="P1">FSS: My a wor hag a lel grys</text:p>
      <text:p text:style-name="P1"/>
      <text:p text:style-name="P1">KK: gwrians Dyw y vos hemma.</text:p>
      <text:p text:style-name="P1">FSS: gwrians Duw y vos hemma.</text:p>
      <text:p text:style-name="P1"/>
      <text:p text:style-name="P1">KK: Devedhys dhe baradhis</text:p>
      <text:p text:style-name="P1">FSS: Devedhys dhe baradhis</text:p>
      <text:p text:style-name="P1"/>
      <text:p text:style-name="P1">KK: my a woer gwir yth oma.</text:p>
      <text:p text:style-name="P1">FSS: my a wor gwir yth oma.</text:p>
      <text:p text:style-name="P1"><text:soft-page-break/></text:p>
      <text:p text:style-name="P1">KK: Plas delysyous yw hemma.</text:p>
      <text:p text:style-name="P1">FSS: Plas delesyous yw hemma.</text:p>
      <text:p text:style-name="P1"/>
      <text:p text:style-name="P1">KK: Pellder ynno my a vyw.</text:p>
      <text:p text:style-name="P1">FSS: Pellder enno my a vyw.</text:p>
      <text:p text:style-name="P1"/>
      <text:p text:style-name="P1">KK: Der demptashyon an tebel</text:p>
      <text:p text:style-name="P1">FSS: Der demptashyon an tebel</text:p>
      <text:p text:style-name="P1"/>
      <text:p text:style-name="P1">KK: ow hendas Adam, pur wir</text:p>
      <text:p text:style-name="P1">FSS: ow hendas Adam, pur wir</text:p>
      <text:p text:style-name="P1"/>
      <text:p text:style-name="P1">KK: ev re gollas, der aval,</text:p>
      <text:p text:style-name="P1">FSS: ev re gollas, der aval,</text:p>
      <text:p text:style-name="P1"/>
      <text:p text:style-name="P1">KK: an plas gloryus pur sur,</text:p>
      <text:p text:style-name="P1">FSS: an plas gloryus pur sur,</text:p>
      <text:p text:style-name="P1"/>
      <text:p text:style-name="P1">KK: mayth yw gwev oll dh'y yssew.</text:p>
      <text:p text:style-name="P1">FSS: mayth yw gwev oll dh'y essew.</text:p>
      <text:p text:style-name="P1"/>
      <text:p text:style-name="P1">KK: Rakhenna, pobel an bys,</text:p>
      <text:p text:style-name="P1">FSS: Rakhenna, pobel an bys,</text:p>
      <text:p text:style-name="P1"/>
      <text:p text:style-name="P1">KK: na wrewgh terri an difenn</text:p>
      <text:p text:style-name="P1">FSS: na wrewgh terri an difen</text:p>
      <text:p text:style-name="P1"/>
      <text:p text:style-name="P1">KK: a vydh gans Dyw dhywgh or'nys,</text:p>
      <text:p text:style-name="P1">FSS: a vydh gans Duw dhywgh or'nys,</text:p>
      <text:p text:style-name="P1"/>
      <text:p text:style-name="P1">KK: dout dhe gavoes drog worfenn</text:p>
      <text:p text:style-name="P1">FSS: dout dhe gavos drog worfen</text:p>
      <text:p text:style-name="P1"/>
      <text:p text:style-name="P1"><text:soft-page-break/>KK: ha meschyf bras war bub tu.</text:p>
      <text:p text:style-name="P1">FSS: ha meschyf bras war bub tu.</text:p>
      <text:p text:style-name="P1"/>
      <text:p text:style-name="P1">KK: Mara kwrewgh orthiv koela</text:p>
      <text:p text:style-name="P1">FSS: Mara kwrewgh orthiv kola</text:p>
      <text:p text:style-name="P1"/>
      <text:p text:style-name="P1">KK: hwi a's bydh wosa hemma</text:p>
      <text:p text:style-name="P1">FSS: hwi a's bydh wosa hemma</text:p>
      <text:p text:style-name="P1"/>
      <text:p text:style-name="P1">KK: joyys nev yn unn rew.</text:p>
      <text:p text:style-name="P1">FSS: joyys nev yn unn rew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Kemmys peghes eus y'n bys</text:p>
      <text:p text:style-name="P1">FSS: Kemmys peghes eus y'n bys</text:p>
      <text:p text:style-name="P1"/>
      <text:p text:style-name="P1">KK: gwrys gans tus heb amendya,</text:p>
      <text:p text:style-name="P1">FSS: gwrys gans tus heb amendya,</text:p>
      <text:p text:style-name="P1"/>
      <text:p text:style-name="P1">KK: mayth yw Dyw an Tas serrys</text:p>
      <text:p text:style-name="P1"><text:soft-page-break/>FSS: mayth yw Duw an Tas serrys</text:p>
      <text:p text:style-name="P1"/>
      <text:p text:style-name="P1">KK: bythkweth gul mab-den omma.</text:p>
      <text:p text:style-name="P1">FSS: bythkweth gul mab-den omma.</text:p>
      <text:p text:style-name="P1"/>
      <text:p text:style-name="P1">KK: Dystruksyon yma or'nys</text:p>
      <text:p text:style-name="P1">FSS: Dystruksyon yma or'nys</text:p>
      <text:p text:style-name="P1"/>
      <text:p text:style-name="P1">KK: pur sertan war oll an bys,</text:p>
      <text:p text:style-name="P1">FSS: pur certan war oll an bys,</text:p>
      <text:p text:style-name="P1"/>
      <text:p text:style-name="P1">KK: may fydh konsumys pub tra.</text:p>
      <text:p text:style-name="P1">FSS: may fydh konsumys pub tra.</text:p>
      <text:p text:style-name="P1"/>
      <text:p text:style-name="P1">KK: Henna yth yw konvedhys</text:p>
      <text:p text:style-name="P1">FSS: Henna yth yw konvedhys</text:p>
      <text:p text:style-name="P1"/>
      <text:p text:style-name="P1">KK: der an dyskans eus dhymmo res</text:p>
      <text:p text:style-name="P1">FSS: der an dyskans eus dhemmo res</text:p>
      <text:p text:style-name="P1"/>
      <text:p text:style-name="P1">KK: gans an Tas eus a-ughon.</text:p>
      <text:p text:style-name="P1">FSS: gans an Tas eus a-ughon.</text:p>
      <text:p text:style-name="P1"/>
      <text:p text:style-name="P1">KK: An planetys eus a-wartha,</text:p>
      <text:p text:style-name="P1">FSS: An planetys eus a-wartha,</text:p>
      <text:p text:style-name="P1"/>
      <text:p text:style-name="P1">KK: ha'n ster ynwedh maga ta,</text:p>
      <text:p text:style-name="P1">FSS: ha'n ster ynwedh maga ta,</text:p>
      <text:p text:style-name="P1"/>
      <text:p text:style-name="P1">KK: ow poyntya 'mons pur efan.</text:p>
      <text:p text:style-name="P1">FSS: ow poyntya 'mons pur efan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An howl ha'n loer kekeffrys,</text:p>
      <text:p text:style-name="P1">FSS: An howl ha'n loor kekeffrys,</text:p>
      <text:p text:style-name="P1"/>
      <text:p text:style-name="P1">KK: oll warbarth yw konvedhys,</text:p>
      <text:p text:style-name="P1">FSS: oll warbarth yw konvedhys,</text:p>
      <text:p text:style-name="P1"/>
      <text:p text:style-name="P1">KK: dhe'n porpos na 'mons ow tos.</text:p>
      <text:p text:style-name="P1">FSS: dhe'n porpos na 'mons ow tos.</text:p>
      <text:p text:style-name="P1"/>
      <text:p text:style-name="P1">KK: Ha'n dystruksyon a vydh bras,</text:p>
      <text:p text:style-name="P1">FSS: Ha'n dystruksyon a vydh bras,</text:p>
      <text:p text:style-name="P1"/>
      <text:p text:style-name="P1">KK: may fydh an bys distruys</text:p>
      <text:p text:style-name="P1">FSS: may fydh an bys distruys</text:p>
      <text:p text:style-name="P1"/>
      <text:p text:style-name="P1">KK: der livyow a dhowr pur vras,</text:p>
      <text:p text:style-name="P1">FSS: der livyow a dhowr pur vras,</text:p>
      <text:p text:style-name="P1"/>
      <text:p text:style-name="P1">KK: po der dan y fydh leskys.</text:p>
      <text:p text:style-name="P1">FSS: po der dan y fydh leskys.</text:p>
      <text:p text:style-name="P1"/>
      <text:p text:style-name="P1">KK: Krysewgh dhymm mars owgh hwi fur.</text:p>
      <text:p text:style-name="P1">FSS: Krysewgh dhymm mars owgh hwi fur.</text:p>
      <text:p text:style-name="P1"/>
      <text:p text:style-name="P1">KK: Rakhenna gwres tus doutya</text:p>
      <text:p text:style-name="P1">FSS: Rakhenna gwres tus doutya</text:p>
      <text:p text:style-name="P1"/>
      <text:p text:style-name="P1">KK: an Tas Dyw dhe offendya</text:p>
      <text:p text:style-name="P1">FSS: an Tas Duw dhe offendya</text:p>
      <text:p text:style-name="P1"/>
      <text:p text:style-name="P1"><text:soft-page-break/>KK: der neb maner for' y'n bys.</text:p>
      <text:p text:style-name="P1">FSS: der neb maner for'y'n b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Rag voydya an peryll na,</text:p>
      <text:p text:style-name="P1">FSS: Rag voydya an peryll na,</text:p>
      <text:p text:style-name="P1"/>
      <text:p text:style-name="P1">KK: skrifys yma dhymm pub tra</text:p>
      <text:p text:style-name="P1">FSS: skrifys yma dhymm pub tra</text:p>
      <text:p text:style-name="P1"/>
      <text:p text:style-name="P1">KK: a dhallethvos an bys ma,</text:p>
      <text:p text:style-name="P1">FSS: a dhallethvos an bys ma,</text:p>
      <text:p text:style-name="P1"/>
      <text:p text:style-name="P1">KK: may fova lel rekordys</text:p>
      <text:p text:style-name="P1">FSS: may fova lel rekordys</text:p>
      <text:p text:style-name="P1"/>
      <text:p text:style-name="P1">KK: a vyns tra eus ynno gwrys.</text:p>
      <text:p text:style-name="P1">FSS: a vyns tra eus enno gwr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 lyvrow ottensi omma.</text:p>
      <text:p text:style-name="P1">FSS: An lyvrow ottensi omma.</text:p>
      <text:p text:style-name="P1"/>
      <text:p text:style-name="P1">KK: Hwi a's gwel, wondrys larjya,</text:p>
      <text:p text:style-name="P1"><text:soft-page-break/>FSS: Hwi a's gwel, wondrys larjya,</text:p>
      <text:p text:style-name="P1"/>
      <text:p text:style-name="P1">KK: ha pub tra oll y'n bys ma</text:p>
      <text:p text:style-name="P1">FSS: ha pub tra oll y'n bys ma</text:p>
      <text:p text:style-name="P1"/>
      <text:p text:style-name="P1">KK: skrifys yma yn re ma,</text:p>
      <text:p text:style-name="P1">FSS: skrifys yma yn re ma,</text:p>
      <text:p text:style-name="P1"/>
      <text:p text:style-name="P1">KK: dout na vons i ankevys.</text:p>
      <text:p text:style-name="P1">FSS: dout na vons i ankev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ew bilar mynnav 'poyntya</text:p>
      <text:p text:style-name="P1">FSS: Dew bilar mennav 'poyntya</text:p>
      <text:p text:style-name="P1"/>
      <text:p text:style-name="P1">KK: rag an porpos na hware.</text:p>
      <text:p text:style-name="P1">FSS: rag an porpos na hware.</text:p>
      <text:p text:style-name="P1"/>
      <text:p text:style-name="P1">KK: Brykk a vydh onan anedha,</text:p>
      <text:p text:style-name="P1">FSS: Bryck a vydh onan anedha,</text:p>
      <text:p text:style-name="P1"/>
      <text:p text:style-name="P1">KK: ha marbel a vydh y gila.</text:p>
      <text:p text:style-name="P1">FSS: ha marbel a vydh y gila.</text:p>
      <text:p text:style-name="P1"/>
      <text:p text:style-name="P1">KK: Rag sawment i a vydh gwrys</text:p>
      <text:p text:style-name="P1">FSS: Rag sawment i a vydh gwrys</text:p>
      <text:p text:style-name="P1"/>
      <text:p text:style-name="P1">KK: dhe'n lyvrow.</text:p>
      <text:p text:style-name="P1">FSS: dhe'n lyvrow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'n brykk rag na vons leskys</text:p>
      <text:p text:style-name="P1">FSS: A'n bryck rag na vons leskys</text:p>
      <text:p text:style-name="P1"/>
      <text:p text:style-name="P1">KK: der dan vydh, henna yw gwrys,</text:p>
      <text:p text:style-name="P1">FSS: der dan vydh, henna yw gwrys,</text:p>
      <text:p text:style-name="P1"/>
      <text:p text:style-name="P1">KK: ha'n marbel tamm konsumys</text:p>
      <text:p text:style-name="P1">FSS: ha'n marbel tamm konsumys</text:p>
      <text:p text:style-name="P1"/>
      <text:p text:style-name="P1">KK: der dhowr ny vydh, hemm yw gwrys,</text:p>
      <text:p text:style-name="P1">FSS: der dhowr ny vydh, hemm yw gwrys,</text:p>
      <text:p text:style-name="P1"/>
      <text:p text:style-name="P1">KK: drefenn y vos men garow,</text:p>
      <text:p text:style-name="P1">FSS: drefen y vos men garow,</text:p>
      <text:p text:style-name="P1"/>
      <text:p text:style-name="P1">KK: wondrys kales.</text:p>
      <text:p text:style-name="P1">FSS: wondrys kales.</text:p>
      <text:p text:style-name="P1"/>
      <text:p text:style-name="P1">KK:</text:p>
      <text:p text:style-name="P1">FSS:</text:p>
      <text:p text:style-name="P1"/>
      <text:p text:style-name="P1">KK: An pilars yth ons parys.</text:p>
      <text:p text:style-name="P1">FSS: An pilars yth ons parys.</text:p>
      <text:p text:style-name="P1"/>
      <text:p text:style-name="P1">KK: Gorrewgh ynna an lyvrow.</text:p>
      <text:p text:style-name="P1">FSS: Gorrewgh enna an lyvrow.</text:p>
      <text:p text:style-name="P1"/>
      <text:p text:style-name="P1"><text:soft-page-break/>KK: Nyns eus art vydh ankevys,</text:p>
      <text:p text:style-name="P1">FSS: Nyns eus art vydh ankevys,</text:p>
      <text:p text:style-name="P1"/>
      <text:p text:style-name="P1">KK: na tra arall, sur heb wow,</text:p>
      <text:p text:style-name="P1">FSS: na tra aral, sur heb wow,</text:p>
      <text:p text:style-name="P1"/>
      <text:p text:style-name="P1">KK: mes ynna ymons skrifys.</text:p>
      <text:p text:style-name="P1">FSS: mes enna ymons skrifys.</text:p>
      <text:p text:style-name="P1"/>
      <text:p text:style-name="P1">KK: A bub sort oll a lyvrow</text:p>
      <text:p text:style-name="P1">FSS: A bub sort oll a lyvrow</text:p>
      <text:p text:style-name="P1"/>
      <text:p text:style-name="P1">KK: ekwal ynno yw gorrys.</text:p>
      <text:p text:style-name="P1">FSS: ekwal enno yw gorrys.</text:p>
      <text:p text:style-name="P1"/>
      <text:p text:style-name="P1">KK: Kepar yth yw an sortow</text:p>
      <text:p text:style-name="P1">FSS: Kepar yth yw an sortow</text:p>
      <text:p text:style-name="P1"/>
      <text:p text:style-name="P1">KK: gorrys ynna der dhevis,</text:p>
      <text:p text:style-name="P1">FSS: gorrys enna der dhevis,</text:p>
      <text:p text:style-name="P1"/>
      <text:p text:style-name="P1">KK: yn dyffrans ha kehaval.</text:p>
      <text:p text:style-name="P1">FSS: yn deffrans ha kehaval.</text:p>
      <text:p text:style-name="P1"/>
      <text:p text:style-name="P1">KK: Lemmyn my a's gorr yn-bann,</text:p>
      <text:p text:style-name="P1">FSS: Lemmyn my a's gorr yn-bann,</text:p>
      <text:p text:style-name="P1"/>
      <text:p text:style-name="P1">KK: hag y'n eyl sur bys vykken</text:p>
      <text:p text:style-name="P1">FSS: hag y'n eyl sur bys vekken</text:p>
      <text:p text:style-name="P1"/>
      <text:p text:style-name="P1">KK: an rekord a vydh heb fall</text:p>
      <text:p text:style-name="P1">FSS: an rekord a vydh heb fall</text:p>
      <text:p text:style-name="P1"/>
      <text:p text:style-name="P1">KK: pur wir kevys.</text:p>
      <text:p text:style-name="P1"><text:soft-page-break/>FSS: pur wir kev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Rakhenna, pobel doutyens,</text:p>
      <text:p text:style-name="P1">FSS: Rakhenna, pobel doutyens,</text:p>
      <text:p text:style-name="P1"/>
      <text:p text:style-name="P1">KK: ha dhe'n Tas gwren oll pysi</text:p>
      <text:p text:style-name="P1">FSS: ha dhe'n Tas gwren oll pysi</text:p>
      <text:p text:style-name="P1"/>
      <text:p text:style-name="P1">KK: na 'skynno an keth venjans</text:p>
      <text:p text:style-name="P1">FSS: na 'skenno an keth venjans</text:p>
      <text:p text:style-name="P1"/>
      <text:p text:style-name="P1">KK: yn neb termyn warnan ni</text:p>
      <text:p text:style-name="P1">FSS: yn neb termyn warnan ni</text:p>
      <text:p text:style-name="P1"/>
      <text:p text:style-name="P1">KK: na'gan fleghes.</text:p>
      <text:p text:style-name="P1">FSS: na'gan fleghe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rog yw genev guthyl den,</text:p>
      <text:p text:style-name="P1">FSS: Drog yw genev guthyl den,</text:p>
      <text:p text:style-name="P1"/>
      <text:p text:style-name="P1">KK: preshyous haval dhe'm honan.</text:p>
      <text:p text:style-name="P1">FSS: precyous haval dhe'm honan.</text:p>
      <text:p text:style-name="P1"/>
      <text:p text:style-name="P1">KK: Rag koela orth unn venyn</text:p>
      <text:p text:style-name="P1">FSS: Rag kola orth unn venyn</text:p>
      <text:p text:style-name="P1"/>
      <text:p text:style-name="P1">KK: glan ev re gollas y blas</text:p>
      <text:p text:style-name="P1">FSS: glan ev re gollas y blas</text:p>
      <text:p text:style-name="P1"/>
      <text:p text:style-name="P1">KK: a'm leuv dheghow a wrussen.</text:p>
      <text:p text:style-name="P1">FSS: a'm leuv dheghow a wrussen.</text:p>
      <text:p text:style-name="P1"/>
      <text:p text:style-name="P1">KK: Pan wruga dres ow difenn</text:p>
      <text:p text:style-name="P1">FSS: Pan wruga dres ow difen</text:p>
      <text:p text:style-name="P1"/>
      <text:p text:style-name="P1">KK: mes a baradhis pur lan</text:p>
      <text:p text:style-name="P1">FSS: mes a baradhis pur lan</text:p>
      <text:p text:style-name="P1"/>
      <text:p text:style-name="P1">KK: hware an el a's gorras.</text:p>
      <text:p text:style-name="P1">FSS: hware an el a's gorras.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 An spyrys ny dryg nevra</text:p>
      <text:p text:style-name="P1">FSS: An spyrys ny dryg nevra</text:p>
      <text:p text:style-name="P1"/>
      <text:p text:style-name="P1">KK: yn korf mab-den vydh y'n bys,</text:p>
      <text:p text:style-name="P1">FSS: yn korf mab-den vydh y'n bys,</text:p>
      <text:p text:style-name="P1"/>
      <text:p text:style-name="P1">KK: ha reson yw ha praga,</text:p>
      <text:p text:style-name="P1">FSS: ha reson yw ha praga,</text:p>
      <text:p text:style-name="P1"/>
      <text:p text:style-name="P1">KK: rag y vos kig medhel gwrys</text:p>
      <text:p text:style-name="P1">FSS: rag y vos kig medhel gwrys</text:p>
      <text:p text:style-name="P1"/>
      <text:p text:style-name="P1">KK: ha pur vrottel gans henna.</text:p>
      <text:p text:style-name="P1">FSS: ha pur vrottel gans henna.</text:p>
      <text:p text:style-name="P1"/>
      <text:p text:style-name="P1">KK: Nyns eus den orth ow servya</text:p>
      <text:p text:style-name="P1">FSS: Nyns eus den orth ow servya</text:p>
      <text:p text:style-name="P1"/>
      <text:p text:style-name="P1">KK: len ha gwiryon sur pub prys</text:p>
      <text:p text:style-name="P1">FSS: len ha gwiryon sur pub prys</text:p>
      <text:p text:style-name="P1"/>
      <text:p text:style-name="P1">KK: saw Noy yn oll an bys ma,</text:p>
      <text:p text:style-name="P1">FSS: saw Noy yn oll an bys ma,</text:p>
      <text:p text:style-name="P1"/>
      <text:p text:style-name="P1">KK: ha'y wreg ha'y fleghes keffrys.</text:p>
      <text:p text:style-name="P1">FSS: ha'y wreg ha'y fleghes keffrys.</text:p>
      <text:p text:style-name="P1"/>
      <text:p text:style-name="P1">KK: Ow bodh yth yw yndella:</text:p>
      <text:p text:style-name="P1">FSS: Ow bodh yth yw yndella:</text:p>
      <text:p text:style-name="P1"/>
      <text:p text:style-name="P1">KK: gul dial war oll an bys</text:p>
      <text:p text:style-name="P1"><text:soft-page-break/>FSS: gul dial war oll an bys</text:p>
      <text:p text:style-name="P1"/>
      <text:p text:style-name="P1">KK: may fydh pub tra konsumys,</text:p>
      <text:p text:style-name="P1">FSS: may fydh pub tra konsumys,</text:p>
      <text:p text:style-name="P1"/>
      <text:p text:style-name="P1">KK: mes sertan mynnav sawya.</text:p>
      <text:p text:style-name="P1">FSS: mes certan mennav sawya.</text:p>
      <text:p text:style-name="P1"/>
      <text:p text:style-name="P1">KK:</text:p>
      <text:p text:style-name="P1">FSS:</text:p>
      <text:p text:style-name="P1"/>
      <text:p text:style-name="P1">KK: Noy, mab Lamek, gelwys ov.</text:p>
      <text:p text:style-name="P1">FSS: Noy, mab Lamek, gelwys ov.</text:p>
      <text:p text:style-name="P1"/>
      <text:p text:style-name="P1">KK: Arloedh bras, oll perthewgh kov,</text:p>
      <text:p text:style-name="P1">FSS: Arlodh bras, oll perthewgh kov,</text:p>
      <text:p text:style-name="P1"/>
      <text:p text:style-name="P1">KK: yth ov, omma y'n bys ma.</text:p>
      <text:p text:style-name="P1">FSS: yth ov, omma y'n bys ma.</text:p>
      <text:p text:style-name="P1"/>
      <text:p text:style-name="P1">KK: Substans lowr a byth ha da</text:p>
      <text:p text:style-name="P1">FSS: Substans lowr a byth ha da</text:p>
      <text:p text:style-name="P1"/>
      <text:p text:style-name="P1">KK: yma dhymmo dhe vywa,</text:p>
      <text:p text:style-name="P1">FSS: yma dhemmo dhe vywa,</text:p>
      <text:p text:style-name="P1"/>
      <text:p text:style-name="P1">KK: mayth ov synsys rag nevra</text:p>
      <text:p text:style-name="P1">FSS: mayth ov sensys rag nevra</text:p>
      <text:p text:style-name="P1"/>
      <text:p text:style-name="P1">KK: dhe wordhya ow Arloedh da,</text:p>
      <text:p text:style-name="P1">FSS: dhe wordhya ow Arlodh da,</text:p>
      <text:p text:style-name="P1"/>
      <text:p text:style-name="P1">KK: an Drynses eus a-wartha.</text:p>
      <text:p text:style-name="P1">FSS: an Drynses eus a-wartha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Noy, deus dhymmo vy lemmyn,</text:p>
      <text:p text:style-name="P1">FSS: Noy, deus dhemmo vy lemmyn,</text:p>
      <text:p text:style-name="P1"/>
      <text:p text:style-name="P1">KK: ha goslow dhymm a gowsav.</text:p>
      <text:p text:style-name="P1">FSS: ha goslow dhymm a gowsav.</text:p>
      <text:p text:style-name="P1"/>
      <text:p text:style-name="P1">KK:</text:p>
      <text:p text:style-name="P1">FSS:</text:p>
      <text:p text:style-name="P1"/>
      <text:p text:style-name="P1">KK: Parys ov, Arloedh bryntin.</text:p>
      <text:p text:style-name="P1">FSS: Parys ov, Arlodh bryntin.</text:p>
      <text:p text:style-name="P1"/>
      <text:p text:style-name="P1">KK: Dha volonjedh lavar e.</text:p>
      <text:p text:style-name="P1">FSS: Dha volonjedh lavar e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Noy, mar lenwys yw an bys</text:p>
      <text:p text:style-name="P1">FSS: Noy, mar lenwys yw an bys</text:p>
      <text:p text:style-name="P1"/>
      <text:p text:style-name="P1">KK: lemmyn a sherewynsi</text:p>
      <text:p text:style-name="P1">FSS: lemmyn a sherewensi</text:p>
      <text:p text:style-name="P1"/>
      <text:p text:style-name="P1">KK: mayth yw diwedh devedhys</text:p>
      <text:p text:style-name="P1">FSS: mayth yw diwedh devedhys</text:p>
      <text:p text:style-name="P1"/>
      <text:p text:style-name="P1">KK: ynno a gik pub huni.</text:p>
      <text:p text:style-name="P1">FSS: enno a gik pub huni.</text:p>
      <text:p text:style-name="P1"/>
      <text:p text:style-name="P1">KK: Gans pegh pur wir yw flerys.</text:p>
      <text:p text:style-name="P1">FSS: Gans pegh pur wir yw flerys.</text:p>
      <text:p text:style-name="P1"/>
      <text:p text:style-name="P1">KK: Ny allav sparya namoy</text:p>
      <text:p text:style-name="P1">FSS: Ny allav sparya namoy</text:p>
      <text:p text:style-name="P1"/>
      <text:p text:style-name="P1">KK: heb guthyl mernans a verr spys</text:p>
      <text:p text:style-name="P1">FSS: heb guthyl mernans a verr spys</text:p>
      <text:p text:style-name="P1"/>
      <text:p text:style-name="P1">KK: war bobel oll marnas ty</text:p>
      <text:p text:style-name="P1">FSS: war bobel oll marnas ty</text:p>
      <text:p text:style-name="P1"/>
      <text:p text:style-name="P1">KK: ha dha wreg ha dha fleghes,</text:p>
      <text:p text:style-name="P1">FSS: ha dha wreg ha dha fleghes,</text:p>
      <text:p text:style-name="P1"/>
      <text:p text:style-name="P1">KK: ha'n pyth a long dhiso jy.</text:p>
      <text:p text:style-name="P1">FSS: ha'n pyth a long dhiso jy.</text:p>
      <text:p text:style-name="P1"/>
      <text:p text:style-name="P1">KK: Rakhenna fisten, ke, gwra</text:p>
      <text:p text:style-name="P1">FSS: Rakhenna fisten, ke, gwra</text:p>
      <text:p text:style-name="P1"/>
      <text:p text:style-name="P1">KK: gorhel a blenkys playnys,</text:p>
      <text:p text:style-name="P1"><text:soft-page-break/>FSS: gorhel a blenkys playnys,</text:p>
      <text:p text:style-name="P1"/>
      <text:p text:style-name="P1">KK: hag ynno lies trigva.</text:p>
      <text:p text:style-name="P1">FSS: hag enno lies trigva.</text:p>
      <text:p text:style-name="P1"/>
      <text:p text:style-name="P1">KK: Roumys i a vydh henwys.</text:p>
      <text:p text:style-name="P1">FSS: Roumys i a vydh henwys.</text:p>
      <text:p text:style-name="P1"/>
      <text:p text:style-name="P1">KK: A-ves hag a-ji yn ta</text:p>
      <text:p text:style-name="P1">FSS: A-ves hag a-ji yn ta</text:p>
      <text:p text:style-name="P1"/>
      <text:p text:style-name="P1">KK: gans pyg bedhes stancha gwrys,</text:p>
      <text:p text:style-name="P1">FSS: gans pyg bedhes stancha gwrys,</text:p>
      <text:p text:style-name="P1"/>
      <text:p text:style-name="P1">KK: ha tri hans kevelin da</text:p>
      <text:p text:style-name="P1">FSS: ha tri hans kevelin da</text:p>
      <text:p text:style-name="P1"/>
      <text:p text:style-name="P1">KK: an lester a vydh yn hys,</text:p>
      <text:p text:style-name="P1">FSS: an lester a vydh yn hys,</text:p>
      <text:p text:style-name="P1"/>
      <text:p text:style-name="P1">KK: ha hanterkans kevelin</text:p>
      <text:p text:style-name="P1">FSS: ha hanterkans kevelin</text:p>
      <text:p text:style-name="P1"/>
      <text:p text:style-name="P1">KK: ynwedh ty a wra yn les,</text:p>
      <text:p text:style-name="P1">FSS: ynwedh ty a wra yn les,</text:p>
      <text:p text:style-name="P1"/>
      <text:p text:style-name="P1">KK: ha'n ughelder my a vynn</text:p>
      <text:p text:style-name="P1">FSS: ha'n ughelder my a vynn</text:p>
      <text:p text:style-name="P1"/>
      <text:p text:style-name="P1">KK: deg warn ugens may fo gwrys.</text:p>
      <text:p text:style-name="P1">FSS: deg warn ugens may fo gwrys.</text:p>
      <text:p text:style-name="P1"/>
      <text:p text:style-name="P1">KK: War-tu a-dhelergh daras</text:p>
      <text:p text:style-name="P1">FSS: War-tu a-dhelergh daras</text:p>
      <text:p text:style-name="P1"><text:soft-page-break/></text:p>
      <text:p text:style-name="P1">KK: ty a wra. Port ev a vydh henwys.</text:p>
      <text:p text:style-name="P1">FSS: ty a wra. Port ev a vydh henwys.</text:p>
      <text:p text:style-name="P1"/>
      <text:p text:style-name="P1">KK: Jistys dredho ty a blas,</text:p>
      <text:p text:style-name="P1">FSS: Jistys dredho ty a blas,</text:p>
      <text:p text:style-name="P1"/>
      <text:p text:style-name="P1">KK: a-les rag na vo diges.</text:p>
      <text:p text:style-name="P1">FSS: a-les rag na vo diges.</text:p>
      <text:p text:style-name="P1"/>
      <text:p text:style-name="P1">KK: A bub eghenn a ginda</text:p>
      <text:p text:style-name="P1">FSS: A bub eghen a ginda</text:p>
      <text:p text:style-name="P1"/>
      <text:p text:style-name="P1">KK: gorow ha benow ynwedh,</text:p>
      <text:p text:style-name="P1">FSS: gorow ha benow ynwedh,</text:p>
      <text:p text:style-name="P1"/>
      <text:p text:style-name="P1">KK: aga gorra ty a wra</text:p>
      <text:p text:style-name="P1">FSS: aga gorra ty a wra</text:p>
      <text:p text:style-name="P1"/>
      <text:p text:style-name="P1">KK: yn dha lester a-bervedh.</text:p>
      <text:p text:style-name="P1">FSS: yn dha lester a-bervedh.</text:p>
      <text:p text:style-name="P1"/>
      <text:p text:style-name="P1">KK: Pub maner boes y'n bys ma</text:p>
      <text:p text:style-name="P1">FSS: Pub maner boos y'n bys ma</text:p>
      <text:p text:style-name="P1"/>
      <text:p text:style-name="P1">KK: eus dhe dhybri gwayt may tredh;</text:p>
      <text:p text:style-name="P1">FSS: eus dhe dhybri gwayt may tredh;</text:p>
      <text:p text:style-name="P1"/>
      <text:p text:style-name="P1">KK: rag den ha best maga ta.</text:p>
      <text:p text:style-name="P1">FSS: rag den ha best maga ta.</text:p>
      <text:p text:style-name="P1"/>
      <text:p text:style-name="P1">KK: Yn dha lester gwayt may fydh.</text:p>
      <text:p text:style-name="P1">FSS: Yn dha lester gwayt may fydh.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rloedh krev, dha arghadow</text:p>
      <text:p text:style-name="P1">FSS: Arlodh krev, dha arghadow</text:p>
      <text:p text:style-name="P1"/>
      <text:p text:style-name="P1">KK: my a wra, so mote I go!</text:p>
      <text:p text:style-name="P1">FSS: my a wra, so mote I go!</text:p>
      <text:p text:style-name="P1"/>
      <text:p text:style-name="P1">KK: Ow lithyow, heb falladow,</text:p>
      <text:p text:style-name="P1">FSS: Ow lithyow, heb falladow,</text:p>
      <text:p text:style-name="P1"/>
      <text:p text:style-name="P1">KK: my a vynn dalleth strechya.</text:p>
      <text:p text:style-name="P1">FSS: my a vynn dalleth strechy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ans ow boel nowydh lymmys</text:p>
      <text:p text:style-name="P1">FSS: Gans ow bool nowydh lemmys</text:p>
      <text:p text:style-name="P1"/>
      <text:p text:style-name="P1">KK: my a skwat pub pis tymber,</text:p>
      <text:p text:style-name="P1"><text:soft-page-break/>FSS: my a skwat pub pis tember,</text:p>
      <text:p text:style-name="P1"/>
      <text:p text:style-name="P1">KK: hag a blayn oll an plenkys,</text:p>
      <text:p text:style-name="P1">FSS: hag a blayn oll an plenkys,</text:p>
      <text:p text:style-name="P1"/>
      <text:p text:style-name="P1">KK: ha'ga sett pub plenkynn sur.</text:p>
      <text:p text:style-name="P1">FSS: ha'ga sett pub plenkyn sur.</text:p>
      <text:p text:style-name="P1"/>
      <text:p text:style-name="P1">KK:</text:p>
      <text:p text:style-name="P1">FSS:</text:p>
      <text:p text:style-name="P1"/>
      <text:p text:style-name="P1">KK: My a galk dhywgh wondrys fin</text:p>
      <text:p text:style-name="P1">FSS: My a galk dhywgh wondrys fin</text:p>
      <text:p text:style-name="P1"/>
      <text:p text:style-name="P1">KK: nag ello dowr vydh ynno.</text:p>
      <text:p text:style-name="P1">FSS: nag ello dowr vydh enno.</text:p>
      <text:p text:style-name="P1"/>
      <text:p text:style-name="P1">KK: Kyn fo-va gwriys a o'erbyn</text:p>
      <text:p text:style-name="P1">FSS: Kyn fo-va gwriys a o'erbyn</text:p>
      <text:p text:style-name="P1"/>
      <text:p text:style-name="P1">KK: y fydh stanch, my a ragdho.</text:p>
      <text:p text:style-name="P1">FSS: y fydh stanch, my a ragdho.</text:p>
      <text:p text:style-name="P1"/>
      <text:p text:style-name="P1">KK:</text:p>
      <text:p text:style-name="P1">FSS:</text:p>
      <text:p text:style-name="P1"/>
      <text:p text:style-name="P1">KK: Yma pyg dhymm proviys,</text:p>
      <text:p text:style-name="P1">FSS: Yma pyg dhymm proviys,</text:p>
      <text:p text:style-name="P1"/>
      <text:p text:style-name="P1">KK: ha lovanow pub eghenn.</text:p>
      <text:p text:style-name="P1">FSS: ha lovanow pub eghen.</text:p>
      <text:p text:style-name="P1"/>
      <text:p text:style-name="P1">KK: Dyffrans sortow a wernow</text:p>
      <text:p text:style-name="P1">FSS: Deffrans sortow a wernow</text:p>
      <text:p text:style-name="P1"><text:soft-page-break/></text:p>
      <text:p text:style-name="P1">KK: yma parys pur efan.</text:p>
      <text:p text:style-name="P1">FSS: yma parys pur efan.</text:p>
      <text:p text:style-name="P1"/>
      <text:p text:style-name="P1">KK:</text:p>
      <text:p text:style-name="P1">FSS:</text:p>
      <text:p text:style-name="P1"/>
      <text:p text:style-name="P1">KK: Marth yw genev a unn dra,</text:p>
      <text:p text:style-name="P1">FSS: Marth yw genev a unn dra,</text:p>
      <text:p text:style-name="P1"/>
      <text:p text:style-name="P1">KK: y vos-ta mar wokki, Noy.</text:p>
      <text:p text:style-name="P1">FSS: y vos-ta mar wokki, Noy.</text:p>
      <text:p text:style-name="P1"/>
      <text:p text:style-name="P1">KK: Praga yw genes jy omma</text:p>
      <text:p text:style-name="P1">FSS: Praga yw genes jy omma</text:p>
      <text:p text:style-name="P1"/>
      <text:p text:style-name="P1">KK: byldya lester mar wordhi</text:p>
      <text:p text:style-name="P1">FSS: byldya lester mar wordhi</text:p>
      <text:p text:style-name="P1"/>
      <text:p text:style-name="P1">KK: yn kres pow, dhiworth an mor?</text:p>
      <text:p text:style-name="P1">FSS: yn kres pow, dhiworth an mor?</text:p>
      <text:p text:style-name="P1"/>
      <text:p text:style-name="P1">KK: My a syns dha skians hwath</text:p>
      <text:p text:style-name="P1">FSS: My a syns dha skians hwath</text:p>
      <text:p text:style-name="P1"/>
      <text:p text:style-name="P1">KK: dhe vos. Yn kost a'n par na</text:p>
      <text:p text:style-name="P1">FSS: dhe vos. Yn kost a'n par na</text:p>
      <text:p text:style-name="P1"/>
      <text:p text:style-name="P1">KK: oll dha lavur ny dal kath,</text:p>
      <text:p text:style-name="P1">FSS: oll dha lavur ny dal kath,</text:p>
      <text:p text:style-name="P1"/>
      <text:p text:style-name="P1">KK: my a'n te war ow ena!</text:p>
      <text:p text:style-name="P1">FSS: my a'n te war ow ena!</text:p>
      <text:p text:style-name="P1"/>
      <text:p text:style-name="P1"><text:soft-page-break/>KK: Gokki yth os.</text:p>
      <text:p text:style-name="P1">FSS: Gokki yth o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Ow hothman, na gemmer marth.</text:p>
      <text:p text:style-name="P1">FSS: Ow hothman, na gemmer marth.</text:p>
      <text:p text:style-name="P1"/>
      <text:p text:style-name="P1">KK: Ty a'n oel, ha lies mil.</text:p>
      <text:p text:style-name="P1">FSS: Ty a'n ool, ha lies mil.</text:p>
      <text:p text:style-name="P1"/>
      <text:p text:style-name="P1">KK: Kynth o'ta 'skynnys yn hwarth,</text:p>
      <text:p text:style-name="P1">FSS: Kynth o'ta 'skennys yn hwarth,</text:p>
      <text:p text:style-name="P1"/>
      <text:p text:style-name="P1">KK: y'n diwedh, heb toell na gil,</text:p>
      <text:p text:style-name="P1">FSS: y'n diwedh, heb toll na gil,</text:p>
      <text:p text:style-name="P1"/>
      <text:p text:style-name="P1">KK: hwi a wel dial uskis.</text:p>
      <text:p text:style-name="P1">FSS: hwi a wel dial uskis.</text:p>
      <text:p text:style-name="P1"/>
      <text:p text:style-name="P1">KK: Gwarnys ov gans Dyw an Tas</text:p>
      <text:p text:style-name="P1">FSS: Gwarnys ov gans Duw an Tas</text:p>
      <text:p text:style-name="P1"/>
      <text:p text:style-name="P1">KK: dhe wuthyl an lester ma,</text:p>
      <text:p text:style-name="P1">FSS: dhe wuthyl an lester ma,</text:p>
      <text:p text:style-name="P1"/>
      <text:p text:style-name="P1">KK: rag ow sawya ha'w fleghes</text:p>
      <text:p text:style-name="P1"><text:soft-page-break/>FSS: rag ow sawya ha'w fleghes</text:p>
      <text:p text:style-name="P1"/>
      <text:p text:style-name="P1">KK: dhiworth an keth dial na.</text:p>
      <text:p text:style-name="P1">FSS: dhiworth an keth dial na.</text:p>
      <text:p text:style-name="P1"/>
      <text:p text:style-name="P1">KK: Hwi a wel a-ji dhe spas.</text:p>
      <text:p text:style-name="P1">FSS: Hwi a wel a-ji dhe spas.</text:p>
      <text:p text:style-name="P1"/>
      <text:p text:style-name="P1">KK: Der livyow a dhowr an brassa</text:p>
      <text:p text:style-name="P1">FSS: Der livyow a dhowr an brassa</text:p>
      <text:p text:style-name="P1"/>
      <text:p text:style-name="P1">KK: oll an bys a vydh beudhys.</text:p>
      <text:p text:style-name="P1">FSS: oll an bys a vydh beudh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well via a ves-ta kregys,</text:p>
      <text:p text:style-name="P1">FSS: Gwell via a ves-ta kregys,</text:p>
      <text:p text:style-name="P1"/>
      <text:p text:style-name="P1">KK: ty hag oll a'n kryjyans na!</text:p>
      <text:p text:style-name="P1">FSS: ty hag oll a'n kryjyans na!</text:p>
      <text:p text:style-name="P1"/>
      <text:p text:style-name="P1">KK: A jorl koth, ty benn-pilys,</text:p>
      <text:p text:style-name="P1">FSS: A jorl koth, ty ben-pilys,</text:p>
      <text:p text:style-name="P1"/>
      <text:p text:style-name="P1">KK: fatla vynnta jy henna;</text:p>
      <text:p text:style-name="P1">FSS: fatla vynnta jy henna;</text:p>
      <text:p text:style-name="P1"><text:soft-page-break/></text:p>
      <text:p text:style-name="P1">KK: y fydh an bys konsumys?</text:p>
      <text:p text:style-name="P1">FSS: y fydh an bys konsumys?</text:p>
      <text:p text:style-name="P1"/>
      <text:p text:style-name="P1">KK: Oll an dowrow y'n bys ma,</text:p>
      <text:p text:style-name="P1">FSS: Oll an dowrow y'n bys ma,</text:p>
      <text:p text:style-name="P1"/>
      <text:p text:style-name="P1">KK: kyn fons warbarth kuntellys</text:p>
      <text:p text:style-name="P1">FSS: kyn fons warbarth kuntellys</text:p>
      <text:p text:style-name="P1"/>
      <text:p text:style-name="P1">KK: ny wra diwedh a'n par na!</text:p>
      <text:p text:style-name="P1">FSS: ny wra diwedh a'n par na!</text:p>
      <text:p text:style-name="P1"/>
      <text:p text:style-name="P1">KK: Saw yth o'ta jy gokki</text:p>
      <text:p text:style-name="P1">FSS: Saw yth o'ta jy gokki</text:p>
      <text:p text:style-name="P1"/>
      <text:p text:style-name="P1">KK: oll an bys a yll godhvos.</text:p>
      <text:p text:style-name="P1">FSS: oll an bys a yll godhvos.</text:p>
      <text:p text:style-name="P1"/>
      <text:p text:style-name="P1">KK: Venjans war dha benn-kreghi!</text:p>
      <text:p text:style-name="P1">FSS: Venjans war dha ben-kreghi!</text:p>
      <text:p text:style-name="P1"/>
      <text:p text:style-name="P1">KK: Nyns eus omma den y'n wlas</text:p>
      <text:p text:style-name="P1">FSS: Nyns eus omma den y'n wlas</text:p>
      <text:p text:style-name="P1"/>
      <text:p text:style-name="P1">KK: a grys dhis malbew vanna.</text:p>
      <text:p text:style-name="P1">FSS: a grys dhis malbew vann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Praga, pandr'yw an mater?</text:p>
      <text:p text:style-name="P1">FSS: Praga, pandr'yw an mater?</text:p>
      <text:p text:style-name="P1"/>
      <text:p text:style-name="P1">KK: A vynn Dyw beudhi an bys?</text:p>
      <text:p text:style-name="P1">FSS: A vynn Duw beudhi an bys?</text:p>
      <text:p text:style-name="P1"/>
      <text:p text:style-name="P1">KK: Mara ko'sta, dhymm lavar</text:p>
      <text:p text:style-name="P1">FSS: Mara ko'sta, dhymm lavar</text:p>
      <text:p text:style-name="P1"/>
      <text:p text:style-name="P1">KK: an okkashyon, my a'th pys,</text:p>
      <text:p text:style-name="P1">FSS: an okkashyon, my a'th pys,</text:p>
      <text:p text:style-name="P1"/>
      <text:p text:style-name="P1">KK: der vaner da.</text:p>
      <text:p text:style-name="P1">FSS: der vaner da.</text:p>
      <text:p text:style-name="P1"/>
      <text:p text:style-name="P1">KK:</text:p>
      <text:p text:style-name="P1">FSS:</text:p>
      <text:p text:style-name="P1"/>
      <text:p text:style-name="P1">KK: An okkashyon yw hemma.</text:p>
      <text:p text:style-name="P1">FSS: An okkashyon yw hemma.</text:p>
      <text:p text:style-name="P1"/>
      <text:p text:style-name="P1">KK: Kemmys peghes eus y'n bys,</text:p>
      <text:p text:style-name="P1">FSS: Kemmys peghes eus y'n bys,</text:p>
      <text:p text:style-name="P1"/>
      <text:p text:style-name="P1">KK: ha nyns eus tamm amendya,</text:p>
      <text:p text:style-name="P1">FSS: ha nyns eus tamm amendya,</text:p>
      <text:p text:style-name="P1"/>
      <text:p text:style-name="P1">KK: mayth yw an Tas Dyw serrys</text:p>
      <text:p text:style-name="P1">FSS: mayth yw an Tas Duw serrys</text:p>
      <text:p text:style-name="P1"/>
      <text:p text:style-name="P1">KK: gans oll pobel a'n bys ma.</text:p>
      <text:p text:style-name="P1">FSS: gans oll pobel a'n bys ma.</text:p>
      <text:p text:style-name="P1"/>
      <text:p text:style-name="P1">KK: Hag edrek dhodh' ev yma</text:p>
      <text:p text:style-name="P1"><text:soft-page-break/>FSS: Hag edrek dhodh' ev yma</text:p>
      <text:p text:style-name="P1"/>
      <text:p text:style-name="P1">KK: bythkweth mab-den dhe vos gwrys.</text:p>
      <text:p text:style-name="P1">FSS: bythkweth mab-den dhe vos gwrys.</text:p>
      <text:p text:style-name="P1"/>
      <text:p text:style-name="P1">KK: Rakhenna gwrewgh amendya;</text:p>
      <text:p text:style-name="P1">FSS: Rakhenna gwrewgh amendya;</text:p>
      <text:p text:style-name="P1"/>
      <text:p text:style-name="P1">KK: a'gas foli bydh neghys.</text:p>
      <text:p text:style-name="P1">FSS: a'gas foli bydh neghys.</text:p>
      <text:p text:style-name="P1"/>
      <text:p text:style-name="P1">KK: Y'n eur na, der vaner da,</text:p>
      <text:p text:style-name="P1">FSS: Y'n eur na, der vaner da,</text:p>
      <text:p text:style-name="P1"/>
      <text:p text:style-name="P1">KK: mara pydhowgh repentys,</text:p>
      <text:p text:style-name="P1">FSS: mara pydhowgh repentys,</text:p>
      <text:p text:style-name="P1"/>
      <text:p text:style-name="P1">KK: an keth plag a wra voydya.</text:p>
      <text:p text:style-name="P1">FSS: an keth plag a wra voydya.</text:p>
      <text:p text:style-name="P1"/>
      <text:p text:style-name="P1">KK:</text:p>
      <text:p text:style-name="P1">FSS:</text:p>
      <text:p text:style-name="P1"/>
      <text:p text:style-name="P1">KK: Piw a'th gwrug jy pregowther</text:p>
      <text:p text:style-name="P1">FSS: Piw a'th gwrug jy pregowther</text:p>
      <text:p text:style-name="P1"/>
      <text:p text:style-name="P1">KK: dhe dhyski omma dhyn ni?</text:p>
      <text:p text:style-name="P1">FSS: dhe dhyski omma dhyn ni?</text:p>
      <text:p text:style-name="P1"/>
      <text:p text:style-name="P1">KK: Y praydha dhymmo lavar,</text:p>
      <text:p text:style-name="P1">FSS: Y praydha dhemmo lavar,</text:p>
      <text:p text:style-name="P1"/>
      <text:p text:style-name="P1">KK: a wrug Dyw kewsel dhe-jy</text:p>
      <text:p text:style-name="P1">FSS: a wrug Duw kewsel dhe-jy</text:p>
      <text:p text:style-name="P1"><text:soft-page-break/></text:p>
      <text:p text:style-name="P1">KK: only, heb den arall vydh omma?</text:p>
      <text:p text:style-name="P1">FSS: only, heb den aral vydh omma?</text:p>
      <text:p text:style-name="P1"/>
      <text:p text:style-name="P1">KK: My a woer yma y'n pow</text:p>
      <text:p text:style-name="P1">FSS: My a wor yma y'n pow</text:p>
      <text:p text:style-name="P1"/>
      <text:p text:style-name="P1">KK: lies den a gews a'n Tas,</text:p>
      <text:p text:style-name="P1">FSS: lies den a gews a'n Tas,</text:p>
      <text:p text:style-name="P1"/>
      <text:p text:style-name="P1">KK: tus perfeyth, my a'n avow,</text:p>
      <text:p text:style-name="P1">FSS: tus perfeyth, my a'n avow,</text:p>
      <text:p text:style-name="P1"/>
      <text:p text:style-name="P1">KK: yth yns i, ha polatys bras,</text:p>
      <text:p text:style-name="P1">FSS: yth yns i, ha polatys bras,</text:p>
      <text:p text:style-name="P1"/>
      <text:p text:style-name="P1">KK: a wayt bos yn favour Dyw.</text:p>
      <text:p text:style-name="P1">FSS: a wayt bos yn favour Duw.</text:p>
      <text:p text:style-name="P1"/>
      <text:p text:style-name="P1">KK: Syrra, dhe rann a'n re na</text:p>
      <text:p text:style-name="P1">FSS: Serra, dhe rann a'n re na</text:p>
      <text:p text:style-name="P1"/>
      <text:p text:style-name="P1">KK: ev a vynnsa disklosya</text:p>
      <text:p text:style-name="P1">FSS: ev a vynnsa disklosya</text:p>
      <text:p text:style-name="P1"/>
      <text:p text:style-name="P1">KK: an dystruktyon bras ha'n liv.</text:p>
      <text:p text:style-name="P1">FSS: an dystruktyon bras ha'n liv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Rakhenna dhiso krysi</text:p>
      <text:p text:style-name="P1">FSS: Rakhenna dhiso krysi</text:p>
      <text:p text:style-name="P1"/>
      <text:p text:style-name="P1">KK: my ny vynnav moy es ki.</text:p>
      <text:p text:style-name="P1">FSS: my ny vennav moy es ki.</text:p>
      <text:p text:style-name="P1"/>
      <text:p text:style-name="P1">KK: Na 'mendya ny vynnyn ni,</text:p>
      <text:p text:style-name="P1">FSS: Na 'mendya ny vennyn ni,</text:p>
      <text:p text:style-name="P1"/>
      <text:p text:style-name="P1">KK: awos dha eryow wastyes.</text:p>
      <text:p text:style-name="P1">FSS: awos dha eryow wastyes.</text:p>
      <text:p text:style-name="P1"/>
      <text:p text:style-name="P1">KK:</text:p>
      <text:p text:style-name="P1">FSS:</text:p>
      <text:p text:style-name="P1"/>
      <text:p text:style-name="P1">KK: Da yw dhiso jy bos fur,</text:p>
      <text:p text:style-name="P1">FSS: Da yw dhiso jy bos fur,</text:p>
      <text:p text:style-name="P1"/>
      <text:p text:style-name="P1">KK: hag oll pobel a'n bys ma.</text:p>
      <text:p text:style-name="P1">FSS: hag oll pobel a'n bys ma.</text:p>
      <text:p text:style-name="P1"/>
      <text:p text:style-name="P1">KK: Ny vydh Dyw nevra pur wir</text:p>
      <text:p text:style-name="P1">FSS: Ny vydh Duw nevra pur wir</text:p>
      <text:p text:style-name="P1"/>
      <text:p text:style-name="P1">KK: kevys gowek, trest dhymmo.</text:p>
      <text:p text:style-name="P1">FSS: kevys gowek, trest dhemmo.</text:p>
      <text:p text:style-name="P1"/>
      <text:p text:style-name="P1">KK: Ragdha bedhewgh avisyes.</text:p>
      <text:p text:style-name="P1">FSS: Ragdha bedhewgh avisyes.</text:p>
      <text:p text:style-name="P1"/>
      <text:p text:style-name="P1">KK: Mar ny wrewgh, venjans pur vras</text:p>
      <text:p text:style-name="P1">FSS: Mar ny wrewgh, venjans pur vras</text:p>
      <text:p text:style-name="P1"/>
      <text:p text:style-name="P1">KK: a 'skynn warnowgh kyns nep-pell,</text:p>
      <text:p text:style-name="P1"><text:soft-page-break/>FSS: a 'skynn warnowgh kyns nep-pell,</text:p>
      <text:p text:style-name="P1"/>
      <text:p text:style-name="P1">KK: rag Dyw a vynn, agan Tas,</text:p>
      <text:p text:style-name="P1">FSS: rag Duw a vynn, agan Tas,</text:p>
      <text:p text:style-name="P1"/>
      <text:p text:style-name="P1">KK: dannvon liv a dhowr pur lel,</text:p>
      <text:p text:style-name="P1">FSS: dannvon liv a dhowr pur lel,</text:p>
      <text:p text:style-name="P1"/>
      <text:p text:style-name="P1">KK: sertan dhe veudhi an bys.</text:p>
      <text:p text:style-name="P1">FSS: certan dhe veudhi an bys.</text:p>
      <text:p text:style-name="P1"/>
      <text:p text:style-name="P1">KK: Rag omsawya ow honan,</text:p>
      <text:p text:style-name="P1">FSS: Rag omsawya ow honan,</text:p>
      <text:p text:style-name="P1"/>
      <text:p text:style-name="P1">KK: keffrys ow gwreg ha'w fleghes,</text:p>
      <text:p text:style-name="P1">FSS: keffrys ow gwreg ha'w fleghes,</text:p>
      <text:p text:style-name="P1"/>
      <text:p text:style-name="P1">KK: an lester a vydh genen</text:p>
      <text:p text:style-name="P1">FSS: an lester a vydh genen</text:p>
      <text:p text:style-name="P1"/>
      <text:p text:style-name="P1">KK: der weres Dyw uskis gwrys,</text:p>
      <text:p text:style-name="P1">FSS: der weres Duw uskis gwrys,</text:p>
      <text:p text:style-name="P1"/>
      <text:p text:style-name="P1">KK: rag voydya an danjer ma.</text:p>
      <text:p text:style-name="P1">FSS: rag voydya an danjer ma.</text:p>
      <text:p text:style-name="P1"/>
      <text:p text:style-name="P1">KK:</text:p>
      <text:p text:style-name="P1">FSS:</text:p>
      <text:p text:style-name="P1"/>
      <text:p text:style-name="P1">KK: Tetivali, bramm an gath!</text:p>
      <text:p text:style-name="P1">FSS: Tetivali, bramm an gath!</text:p>
      <text:p text:style-name="P1"/>
      <text:p text:style-name="P1">KK: My ny grysav dhiso hwath,</text:p>
      <text:p text:style-name="P1">FSS: My ny grysav dhiso hwath,</text:p>
      <text:p text:style-name="P1"><text:soft-page-break/></text:p>
      <text:p text:style-name="P1">KK: y fynn Dyw gul yndella.</text:p>
      <text:p text:style-name="P1">FSS: y fynn Duw gul yndell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woer. Ny wrug an bys</text:p>
      <text:p text:style-name="P1">FSS: My a wor. Ny wrug an bys</text:p>
      <text:p text:style-name="P1"/>
      <text:p text:style-name="P1">KK: ha'n bobel myns eus ynno</text:p>
      <text:p text:style-name="P1">FSS: ha'n bobel myns eus enno</text:p>
      <text:p text:style-name="P1"/>
      <text:p text:style-name="P1">KK: dhe vos mar gwykk distruys.</text:p>
      <text:p text:style-name="P1">FSS: dhe vos mar gwyck distruys.</text:p>
      <text:p text:style-name="P1"/>
      <text:p text:style-name="P1">KK: Anpossybyl yth ywa</text:p>
      <text:p text:style-name="P1">FSS: Anpossybyl yth ywa</text:p>
      <text:p text:style-name="P1"/>
      <text:p text:style-name="P1">KK: an dowr na dhe vos kevys.</text:p>
      <text:p text:style-name="P1">FSS: an dowr na dhe vos kevys.</text:p>
      <text:p text:style-name="P1"/>
      <text:p text:style-name="P1">KK:</text:p>
      <text:p text:style-name="P1">FSS:</text:p>
      <text:p text:style-name="P1"/>
      <text:p text:style-name="P1">KK: Anpossybyl nyns yw tra</text:p>
      <text:p text:style-name="P1">FSS: Anpossybyl nyns yw tra</text:p>
      <text:p text:style-name="P1"/>
      <text:p text:style-name="P1">KK: dhe Wrier oll an bys ma,</text:p>
      <text:p text:style-name="P1">FSS: dhe Wrier oll an bys ma,</text:p>
      <text:p text:style-name="P1"/>
      <text:p text:style-name="P1"><text:soft-page-break/>KK: awos distrui an bys</text:p>
      <text:p text:style-name="P1">FSS: awos distrui an bys</text:p>
      <text:p text:style-name="P1"/>
      <text:p text:style-name="P1">KK: a-ji dhe our.</text:p>
      <text:p text:style-name="P1">FSS: a-ji dhe our.</text:p>
      <text:p text:style-name="P1"/>
      <text:p text:style-name="P1">KK: Rag der er oll a veu gwrys,</text:p>
      <text:p text:style-name="P1">FSS: Rag der er oll a veu gwrys,</text:p>
      <text:p text:style-name="P1"/>
      <text:p text:style-name="P1">KK: nev ha nor, myns eus omma,</text:p>
      <text:p text:style-name="P1">FSS: nev ha nor, myns eus omma,</text:p>
      <text:p text:style-name="P1"/>
      <text:p text:style-name="P1">KK: ha der er arta, dhymm krys,</text:p>
      <text:p text:style-name="P1">FSS: ha der er arta, dhymm krys,</text:p>
      <text:p text:style-name="P1"/>
      <text:p text:style-name="P1">KK: ev a yll, mara mynna,</text:p>
      <text:p text:style-name="P1">FSS: ev a yll, mara menna,</text:p>
      <text:p text:style-name="P1"/>
      <text:p text:style-name="P1">KK: y dhistrui der an dowr.</text:p>
      <text:p text:style-name="P1">FSS: y dhistrui der an dowr.</text:p>
      <text:p text:style-name="P1"/>
      <text:p text:style-name="P1">KK:</text:p>
      <text:p text:style-name="P1">FSS:</text:p>
      <text:p text:style-name="P1"/>
      <text:p text:style-name="P1">KK: Ny amont dhymmo resna</text:p>
      <text:p text:style-name="P1">FSS: Ny amont dhemmo resna</text:p>
      <text:p text:style-name="P1"/>
      <text:p text:style-name="P1">KK: genes, Noy, my a hevel.</text:p>
      <text:p text:style-name="P1">FSS: genes, Noy, my a hevel.</text:p>
      <text:p text:style-name="P1"/>
      <text:p text:style-name="P1">KK: My a vynn mos alemma,</text:p>
      <text:p text:style-name="P1">FSS: My a vynn mos alemma,</text:p>
      <text:p text:style-name="P1"/>
      <text:p text:style-name="P1">KK: rag yth o'ta drog ebel</text:p>
      <text:p text:style-name="P1"><text:soft-page-break/>FSS: rag yth o'ta drog ebel</text:p>
      <text:p text:style-name="P1"/>
      <text:p text:style-name="P1">KK: na vynn nevra bones 'vas.</text:p>
      <text:p text:style-name="P1">FSS: na vynn nevra bones 'v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urra fol ny veu gwelys.</text:p>
      <text:p text:style-name="P1">FSS: Purra fol ny veu gwelys.</text:p>
      <text:p text:style-name="P1"/>
      <text:p text:style-name="P1">KK: My a lever dhis praga.</text:p>
      <text:p text:style-name="P1">FSS: My a lever dhis praga.</text:p>
      <text:p text:style-name="P1"/>
      <text:p text:style-name="P1">KK: An lester yw dallethys,</text:p>
      <text:p text:style-name="P1">FSS: An lester yw dallethys,</text:p>
      <text:p text:style-name="P1"/>
      <text:p text:style-name="P1">KK: hwi a woer, nans yw polta,</text:p>
      <text:p text:style-name="P1">FSS: hwi a wor, nans yw polta,</text:p>
      <text:p text:style-name="P1"/>
      <text:p text:style-name="P1">KK: a vlydhynyow pur lies -</text:p>
      <text:p text:style-name="P1">FSS: a vlydhenyow pur lies -</text:p>
      <text:p text:style-name="P1"/>
      <text:p text:style-name="P1">KK: moy es ugens</text:p>
      <text:p text:style-name="P1">FSS: moy es ugens</text:p>
      <text:p text:style-name="P1"/>
      <text:p text:style-name="P1">KK: rag mar vras yw dallethys</text:p>
      <text:p text:style-name="P1">FSS: rag mar vras yw dallethys</text:p>
      <text:p text:style-name="P1"/>
      <text:p text:style-name="P1">KK: nevra ny vydh diwedhys.</text:p>
      <text:p text:style-name="P1">FSS: nevra ny vydh diwedhys.</text:p>
      <text:p text:style-name="P1"><text:soft-page-break/></text:p>
      <text:p text:style-name="P1">KK: My a'n te war ow honshyans.</text:p>
      <text:p text:style-name="P1">FSS: My a'n te war ow honshyan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Now an lester yth yw gwrys,</text:p>
      <text:p text:style-name="P1">FSS: Now an lester yth yw gwrys,</text:p>
      <text:p text:style-name="P1"/>
      <text:p text:style-name="P1">KK: teg ha da dhe'm plegadow.</text:p>
      <text:p text:style-name="P1">FSS: teg ha da dhe'm plegadow.</text:p>
      <text:p text:style-name="P1"/>
      <text:p text:style-name="P1">KK: A bub eghenn a vestes</text:p>
      <text:p text:style-name="P1">FSS: A bub eghen a vestes</text:p>
      <text:p text:style-name="P1"/>
      <text:p text:style-name="P1">KK: drewgh hwi kwykk dhymm orth koplow</text:p>
      <text:p text:style-name="P1">FSS: drewgh hwi kwyck dhymm orth koplow</text:p>
      <text:p text:style-name="P1"/>
      <text:p text:style-name="P1">KK: chatel, ydhyn, kekeffrys,</text:p>
      <text:p text:style-name="P1">FSS: chatel, ydhyn, kekeffrys,</text:p>
      <text:p text:style-name="P1"/>
      <text:p text:style-name="P1">KK: dew ha dew, benow ha gorow.</text:p>
      <text:p text:style-name="P1">FSS: dew ha dew, benow ha gorow.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 Nyns eus best na pryv y'n bys,</text:p>
      <text:p text:style-name="P1">FSS: Nyns eus best na pryv y'n bys,</text:p>
      <text:p text:style-name="P1"/>
      <text:p text:style-name="P1">KK: benow ha gorow omma,</text:p>
      <text:p text:style-name="P1">FSS: benow ha gorow omma,</text:p>
      <text:p text:style-name="P1"/>
      <text:p text:style-name="P1">KK: genev dhy'hwi nag yw dres.</text:p>
      <text:p text:style-name="P1">FSS: genev dhy'hwi nag yw dres.</text:p>
      <text:p text:style-name="P1"/>
      <text:p text:style-name="P1">KK: Y'n lester y tons ena.</text:p>
      <text:p text:style-name="P1">FSS: Y'n lester y tons en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 das, lemmyn gwrewgh parys.</text:p>
      <text:p text:style-name="P1">FSS: A das, lemmyn gwrewgh parys.</text:p>
      <text:p text:style-name="P1"/>
      <text:p text:style-name="P1">KK: An liv nans yw devedhys!</text:p>
      <text:p text:style-name="P1">FSS: An liv nans yw devedhys!</text:p>
      <text:p text:style-name="P1"/>
      <text:p text:style-name="P1">KK: Yma lower den y'n bys</text:p>
      <text:p text:style-name="P1"><text:soft-page-break/>FSS: Yma lower den y'n bys</text:p>
      <text:p text:style-name="P1"/>
      <text:p text:style-name="P1">KK: kyns lemmyn sur gewsis</text:p>
      <text:p text:style-name="P1">FSS: kyns lemmyn sur gewsis</text:p>
      <text:p text:style-name="P1"/>
      <text:p text:style-name="P1">KK: agas bos hwi gokki.</text:p>
      <text:p text:style-name="P1">FSS: agas bos hwi gokki.</text:p>
      <text:p text:style-name="P1"/>
      <text:p text:style-name="P1">KK: Pan wrussowgh gul an lester</text:p>
      <text:p text:style-name="P1">FSS: Pan wrussowgh gul an lester</text:p>
      <text:p text:style-name="P1"/>
      <text:p text:style-name="P1">KK: omma prest yn kres an tir,</text:p>
      <text:p text:style-name="P1">FSS: omma prest yn kres an tir,</text:p>
      <text:p text:style-name="P1"/>
      <text:p text:style-name="P1">KK: mor vydh nyns esa, devri,</text:p>
      <text:p text:style-name="P1">FSS: mor vydh nyns esa, devri,</text:p>
      <text:p text:style-name="P1"/>
      <text:p text:style-name="P1">KK: dh'y doen yn kerdh.</text:p>
      <text:p text:style-name="P1">FSS: dh'y doon yn kerdh.</text:p>
      <text:p text:style-name="P1"/>
      <text:p text:style-name="P1">KK:</text:p>
      <text:p text:style-name="P1">FSS:</text:p>
      <text:p text:style-name="P1"/>
      <text:p text:style-name="P1">KK: Ges a wrussons anodho.</text:p>
      <text:p text:style-name="P1">FSS: Ges a wrussons anodho.</text:p>
      <text:p text:style-name="P1"/>
      <text:p text:style-name="P1">KK: Dout sorr Dyw nyns esa</text:p>
      <text:p text:style-name="P1">FSS: Dout sorr Duw nyns esa</text:p>
      <text:p text:style-name="P1"/>
      <text:p text:style-name="P1">KK: dhedha nena, my a woer gwir.</text:p>
      <text:p text:style-name="P1">FSS: dhedha nena, my a wor gwir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 liv nans yw devedhys,</text:p>
      <text:p text:style-name="P1">FSS: An liv nans yw devedhys,</text:p>
      <text:p text:style-name="P1"/>
      <text:p text:style-name="P1">KK: mayth yw da dhyn fistena.</text:p>
      <text:p text:style-name="P1">FSS: mayth yw da dhyn fistena.</text:p>
      <text:p text:style-name="P1"/>
      <text:p text:style-name="P1">KK: Pub best oll yma gyllys</text:p>
      <text:p text:style-name="P1">FSS: Pub best oll yma gyllys</text:p>
      <text:p text:style-name="P1"/>
      <text:p text:style-name="P1">KK: y'n lester dh'aga hinda</text:p>
      <text:p text:style-name="P1">FSS: y'n lester dh'aga hinda</text:p>
      <text:p text:style-name="P1"/>
      <text:p text:style-name="P1">KK: dell yw or'nys dhymmo vy.</text:p>
      <text:p text:style-name="P1">FSS: dell yw or'nys dhemmo vy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Kewgh a-bervedh, ow fleghes,</text:p>
      <text:p text:style-name="P1">FSS: Kewgh a-bervedh, ow fleghes,</text:p>
      <text:p text:style-name="P1"/>
      <text:p text:style-name="P1">KK: ha'gas gwragedh maga ta.</text:p>
      <text:p text:style-name="P1">FSS: ha'gas gwragedh maga ta.</text:p>
      <text:p text:style-name="P1"/>
      <text:p text:style-name="P1"><text:soft-page-break/>KK: Ogas an nor yw kudhys</text:p>
      <text:p text:style-name="P1">FSS: Ogas an nor yw kudhys</text:p>
      <text:p text:style-name="P1"/>
      <text:p text:style-name="P1">KK: der an glaw eus a-wartha.</text:p>
      <text:p text:style-name="P1">FSS: der an glaw eus a-wartha.</text:p>
      <text:p text:style-name="P1"/>
      <text:p text:style-name="P1">KK: Ty, benyn, a-bervedh deus.</text:p>
      <text:p text:style-name="P1">FSS: Ty, benyn, a-bervedh deus.</text:p>
      <text:p text:style-name="P1"/>
      <text:p text:style-name="P1">KK: Ow! dar! beudhi a vynn'ta?</text:p>
      <text:p text:style-name="P1">FSS: Ow! dar! beudhi a vynn'ta?</text:p>
      <text:p text:style-name="P1"/>
      <text:p text:style-name="P1">KK:</text:p>
      <text:p text:style-name="P1">FSS:</text:p>
      <text:p text:style-name="P1"/>
      <text:p text:style-name="P1">KK: Res yw sawya an pyth eus.</text:p>
      <text:p text:style-name="P1">FSS: Res yw sawya an pyth eus.</text:p>
      <text:p text:style-name="P1"/>
      <text:p text:style-name="P1">KK: Ny'n dal dhymm tewlel dhe ves.</text:p>
      <text:p text:style-name="P1">FSS: Ny'n dal dhymm tewlel dhe ves.</text:p>
      <text:p text:style-name="P1"/>
      <text:p text:style-name="P1">KK: Da yw dhyn aga sawya.</text:p>
      <text:p text:style-name="P1">FSS: Da yw dhyn aga sawya.</text:p>
      <text:p text:style-name="P1"/>
      <text:p text:style-name="P1">KK: Y kostyons showr a vona,</text:p>
      <text:p text:style-name="P1">FSS: Y kostyons showr a vona,</text:p>
      <text:p text:style-name="P1"/>
      <text:p text:style-name="P1">KK: an keth taklow eus omma.</text:p>
      <text:p text:style-name="P1">FSS: an keth taklow eus omma.</text:p>
      <text:p text:style-name="P1"/>
      <text:p text:style-name="P1">KK: Noy hweg, ty a woer henna.</text:p>
      <text:p text:style-name="P1">FSS: Noy hweg, ty a wor henna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Nans yw meur a for', pur wir,</text:p>
      <text:p text:style-name="P1">FSS: Nans yw meur a for', pur wir,</text:p>
      <text:p text:style-name="P1"/>
      <text:p text:style-name="P1">KK: a-ban kellsyn syght a'n tir.</text:p>
      <text:p text:style-name="P1">FSS: a-ban kellsyn syght a'n tir.</text:p>
      <text:p text:style-name="P1"/>
      <text:p text:style-name="P1">KK: Rakhenna dhymm, ke bran vras,</text:p>
      <text:p text:style-name="P1">FSS: Rakhenna dhymm, ke bran vras,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nij yn kerdh lemmyn ha mir</text:p>
      <text:p text:style-name="P1">FSS: nij yn kerdh lemmyn ha mir</text:p>
      <text:p text:style-name="P1"/>
      <text:p text:style-name="P1">KK: tiredh mar kyll bos kevys,</text:p>
      <text:p text:style-name="P1">FSS: tiredh mar kyll bos kevys,</text:p>
      <text:p text:style-name="P1"/>
      <text:p text:style-name="P1">KK: hag an golomm yn pur sur</text:p>
      <text:p text:style-name="P1">FSS: hag an golom yn pur sur</text:p>
      <text:p text:style-name="P1"/>
      <text:p text:style-name="P1">KK: my a's dannvon pur uskis,</text:p>
      <text:p text:style-name="P1">FSS: my a's dannvon pur uskis,</text:p>
      <text:p text:style-name="P1"/>
      <text:p text:style-name="P1">KK: syght an nor mar kyll gweles.</text:p>
      <text:p text:style-name="P1">FSS: syght an nor mar kyll gweles.</text:p>
      <text:p text:style-name="P1"><text:soft-page-break/></text:p>
      <text:p text:style-name="P1">KK:</text:p>
      <text:p text:style-name="P1">FSS:</text:p>
      <text:p text:style-name="P1"/>
      <text:p text:style-name="P1">KK: Marow yw pub tra esa</text:p>
      <text:p text:style-name="P1">FSS: Marow yw pub tra esa</text:p>
      <text:p text:style-name="P1"/>
      <text:p text:style-name="P1">KK: spyrys a vywnans ynno.</text:p>
      <text:p text:style-name="P1">FSS: spyrys a vewnans enno.</text:p>
      <text:p text:style-name="P1"/>
      <text:p text:style-name="P1">KK: My a worhemmynn hware</text:p>
      <text:p text:style-name="P1">FSS: My a worhemmyn hware</text:p>
      <text:p text:style-name="P1"/>
      <text:p text:style-name="P1">KK: dhe'n glaw namoy na wrello.</text:p>
      <text:p text:style-name="P1">FSS: dhe'n glaw namoy na wrello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he'n Tas Dyw re bo grassyes!</text:p>
      <text:p text:style-name="P1">FSS: Dhe'n Tas Duw re bo grassyes!</text:p>
      <text:p text:style-name="P1"/>
      <text:p text:style-name="P1">KK: An golomm yw devedhys,</text:p>
      <text:p text:style-name="P1">FSS: An golom yw devedhys,</text:p>
      <text:p text:style-name="P1"/>
      <text:p text:style-name="P1">KK: ha gensi branch oliv glas.</text:p>
      <text:p text:style-name="P1">FSS: ha gensi branch oliv glas.</text:p>
      <text:p text:style-name="P1"/>
      <text:p text:style-name="P1"><text:soft-page-break/>KK: Arall bedhes delivrys.</text:p>
      <text:p text:style-name="P1">FSS: Aral bedhes delivrys.</text:p>
      <text:p text:style-name="P1"/>
      <text:p text:style-name="P1">KK: Dos ny vynnas an vran vras.</text:p>
      <text:p text:style-name="P1">FSS: Dos ny vennas an vran vras.</text:p>
      <text:p text:style-name="P1"/>
      <text:p text:style-name="P1">KK: Neb karyn hi a gavas.</text:p>
      <text:p text:style-name="P1">FSS: Neb karyn hi a gavas.</text:p>
      <text:p text:style-name="P1"/>
      <text:p text:style-name="P1">KK: Nans yw ogas ha blydhen</text:p>
      <text:p text:style-name="P1">FSS: Nans yw ogas ha blydhen</text:p>
      <text:p text:style-name="P1"/>
      <text:p text:style-name="P1">KK: a-ban dhallathas an liv.</text:p>
      <text:p text:style-name="P1">FSS: a-ban dhallathas an liv.</text:p>
      <text:p text:style-name="P1"/>
      <text:p text:style-name="P1">KK: Mars yw bodh Dyw y honan,</text:p>
      <text:p text:style-name="P1">FSS: Mars yw bodh Duw y honan,</text:p>
      <text:p text:style-name="P1"/>
      <text:p text:style-name="P1">KK: neb yw Gwrier nor ha nev,</text:p>
      <text:p text:style-name="P1">FSS: neb yw Gwrier nor ha nev,</text:p>
      <text:p text:style-name="P1"/>
      <text:p text:style-name="P1">KK: dhe slakya an keth liv bras,</text:p>
      <text:p text:style-name="P1">FSS: dhe slakya an keth liv bras,</text:p>
      <text:p text:style-name="P1"/>
      <text:p text:style-name="P1">KK: y vodh re bo kollenwys</text:p>
      <text:p text:style-name="P1">FSS: y vodh re bo kollenwys</text:p>
      <text:p text:style-name="P1"/>
      <text:p text:style-name="P1">KK: omma genen ni pub prys,</text:p>
      <text:p text:style-name="P1">FSS: omma genen ni pub prys,</text:p>
      <text:p text:style-name="P1"/>
      <text:p text:style-name="P1">KK: kekeffrys ha mab ha tas.</text:p>
      <text:p text:style-name="P1">FSS: kekeffrys ha mab ha tas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Noy, my a worhemmynn dhis,</text:p>
      <text:p text:style-name="P1">FSS: Noy, my a worhemmyn dhis,</text:p>
      <text:p text:style-name="P1"/>
      <text:p text:style-name="P1">KK: ke yn-mes a'n lester skon,</text:p>
      <text:p text:style-name="P1">FSS: ke en-mes a'n lester skon,</text:p>
      <text:p text:style-name="P1"/>
      <text:p text:style-name="P1">KK: dhe'th wreg ha'th fleghes keffrys,</text:p>
      <text:p text:style-name="P1">FSS: dhe'th wreg ha'th fleghes keffrys,</text:p>
      <text:p text:style-name="P1"/>
      <text:p text:style-name="P1">KK: ydhyn, bestes, ha pub lo'n.</text:p>
      <text:p text:style-name="P1">FSS: ydhyn, bestes, ha pub lo'n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eur wordhyans dhis, Arloedh Nev.</text:p>
      <text:p text:style-name="P1">FSS: Meur wordhyans dhis, Arlodh Nev.</text:p>
      <text:p text:style-name="P1"/>
      <text:p text:style-name="P1">KK: Ty a weres gwann ha krev</text:p>
      <text:p text:style-name="P1">FSS: Ty a weres gwann ha krev</text:p>
      <text:p text:style-name="P1"><text:soft-page-break/></text:p>
      <text:p text:style-name="P1">KK: yn edhomm, sur, pan vo res.</text:p>
      <text:p text:style-name="P1">FSS: yn edhom, sur, pan vo res.</text:p>
      <text:p text:style-name="P1"/>
      <text:p text:style-name="P1">KK: Deun yn-mes, byghan ha bras,</text:p>
      <text:p text:style-name="P1">FSS: Deun en-mes, byghan ha bras,</text:p>
      <text:p text:style-name="P1"/>
      <text:p text:style-name="P1">KK: chatel, ydhyn ha bestes;</text:p>
      <text:p text:style-name="P1">FSS: chatel, ydhyn ha bestes;</text:p>
      <text:p text:style-name="P1"/>
      <text:p text:style-name="P1">KK: myns a veu y'n lester dres.</text:p>
      <text:p text:style-name="P1">FSS: myns a veu y'n lester dres.</text:p>
      <text:p text:style-name="P1"/>
      <text:p text:style-name="P1">KK: Yn dehwelans peghosow</text:p>
      <text:p text:style-name="P1">FSS: Yn dehwelans peghosow</text:p>
      <text:p text:style-name="P1"/>
      <text:p text:style-name="P1">KK: gwruthyl alter my a vynn.</text:p>
      <text:p text:style-name="P1">FSS: gwruthyl alter my a vynn.</text:p>
      <text:p text:style-name="P1"/>
      <text:p text:style-name="P1">KK: My a vynn guthyl kanow,</text:p>
      <text:p text:style-name="P1">FSS: My a vynn guthyl kanow,</text:p>
      <text:p text:style-name="P1"/>
      <text:p text:style-name="P1">KK: ha sakrifis(a) lemmyn</text:p>
      <text:p text:style-name="P1">FSS: ha sakrifis (a) lemmyn</text:p>
      <text:p text:style-name="P1"/>
      <text:p text:style-name="P1">KK: rann eghenn a bub sortow,</text:p>
      <text:p text:style-name="P1">FSS: rann eghen a bub sortow,</text:p>
      <text:p text:style-name="P1"/>
      <text:p text:style-name="P1">KK: keffrys bestes hag ydhyn,</text:p>
      <text:p text:style-name="P1">FSS: keffrys bestes hag ydhyn,</text:p>
      <text:p text:style-name="P1"/>
      <text:p text:style-name="P1">KK: gans henna dh'y enora.</text:p>
      <text:p text:style-name="P1">FSS: gans henna dh'y enora.</text:p>
      <text:p text:style-name="P1"/>
      <text:p text:style-name="P1"><text:soft-page-break/>KK: Ha rag henna gwren ni kana</text:p>
      <text:p text:style-name="P1">FSS: Ha rag henna gwren ni kana</text:p>
      <text:p text:style-name="P1"/>
      <text:p text:style-name="P1">KK: yn gordhyans dhe'n Tas omma.</text:p>
      <text:p text:style-name="P1">FSS: yn gordhyans dhe'n Tas om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emma yth yw sawer hweg,</text:p>
      <text:p text:style-name="P1">FSS: Hemma yth yw sawer hweg,</text:p>
      <text:p text:style-name="P1"/>
      <text:p text:style-name="P1">KK: hag ynwedh sakrifis da.</text:p>
      <text:p text:style-name="P1">FSS: hag ynwedh sakrifis da.</text:p>
      <text:p text:style-name="P1"/>
      <text:p text:style-name="P1">KK: Pur wir Noy, ev dhymmo a bleg,</text:p>
      <text:p text:style-name="P1">FSS: Pur wir Noy, ev dhemmo a bleg,</text:p>
      <text:p text:style-name="P1"/>
      <text:p text:style-name="P1">KK: a leun golonn pan ywa</text:p>
      <text:p text:style-name="P1">FSS: a leun golon pan ywa</text:p>
      <text:p text:style-name="P1"/>
      <text:p text:style-name="P1">KK: dhymmo vy gwrys.</text:p>
      <text:p text:style-name="P1">FSS: dhemmo vy gwrys.</text:p>
      <text:p text:style-name="P1"/>
      <text:p text:style-name="P1">KK: Rakhenna sur my a wra</text:p>
      <text:p text:style-name="P1">FSS: Rakhenna sur my a wra</text:p>
      <text:p text:style-name="P1"/>
      <text:p text:style-name="P1">KK: bynytha wosa hemma</text:p>
      <text:p text:style-name="P1"><text:soft-page-break/>FSS: bynytha wosa hemma</text:p>
      <text:p text:style-name="P1"/>
      <text:p text:style-name="P1">KK: y'n ebrenn y fydh gwelys</text:p>
      <text:p text:style-name="P1">FSS: y'n ebren y fydh gwelys</text:p>
      <text:p text:style-name="P1"/>
      <text:p text:style-name="P1">KK: an gammneves yn dhevri.</text:p>
      <text:p text:style-name="P1">FSS: an gamneves yn dhevri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eskweyth may's gwelav vy hi,</text:p>
      <text:p text:style-name="P1">FSS: Peskweyth may's gwelav vy hi,</text:p>
      <text:p text:style-name="P1"/>
      <text:p text:style-name="P1">KK: remembra ahanowgh hwi</text:p>
      <text:p text:style-name="P1">FSS: remembra ahanowgh hwi</text:p>
      <text:p text:style-name="P1"/>
      <text:p text:style-name="P1">KK: my a wra bys vynari,</text:p>
      <text:p text:style-name="P1">FSS: my a wra bys vynari,</text:p>
      <text:p text:style-name="P1"/>
      <text:p text:style-name="P1">KK: trest jy dhymmo.</text:p>
      <text:p text:style-name="P1">FSS: trest jy dhemmo.</text:p>
      <text:p text:style-name="P1"/>
      <text:p text:style-name="P1">KK: Dystruksyon vydh a'n par na</text:p>
      <text:p text:style-name="P1">FSS: Dystruksyon vydh a'n par na</text:p>
      <text:p text:style-name="P1"/>
      <text:p text:style-name="P1">KK: bynytha der dhowr ny wrav,</text:p>
      <text:p text:style-name="P1">FSS: bynytha der dhowr ny wrav,</text:p>
      <text:p text:style-name="P1"/>
      <text:p text:style-name="P1">KK: 'wos distrui an bys ma.</text:p>
      <text:p text:style-name="P1">FSS: 'wos distrui an bys ma.</text:p>
      <text:p text:style-name="P1"><text:soft-page-break/></text:p>
      <text:p text:style-name="P1">KK: Ha rakhenna</text:p>
      <text:p text:style-name="P1">FSS: Ha rakhenna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kressyewgh, kollenwewgh keffrys</text:p>
      <text:p text:style-name="P1">FSS: kressyewgh, kollenwewgh keffrys</text:p>
      <text:p text:style-name="P1"/>
      <text:p text:style-name="P1">KK: an norvys a dus arta.</text:p>
      <text:p text:style-name="P1">FSS: an norvys a dus arta.</text:p>
      <text:p text:style-name="P1"/>
      <text:p text:style-name="P1">KK: Pub edhen ha best y'n bys,</text:p>
      <text:p text:style-name="P1">FSS: Pub edhen ha best y'n bys,</text:p>
      <text:p text:style-name="P1"/>
      <text:p text:style-name="P1">KK: puskes y'n mor maga ta,</text:p>
      <text:p text:style-name="P1">FSS: puskes y'n mor maga ta,</text:p>
      <text:p text:style-name="P1"/>
      <text:p text:style-name="P1">KK: a vydh dhywgh sosten omma.</text:p>
      <text:p text:style-name="P1">FSS: a vydh dhywgh sosten omma.</text:p>
      <text:p text:style-name="P1"/>
      <text:p text:style-name="P1">KK: Nyns eus tra y'n bys ma gwrys</text:p>
      <text:p text:style-name="P1">FSS: Nyns eus tra y'n bys ma gwrys</text:p>
      <text:p text:style-name="P1"/>
      <text:p text:style-name="P1">KK: mes dhy'hwi a wra servis.</text:p>
      <text:p text:style-name="P1">FSS: mes dhy'hwi a wra servis.</text:p>
      <text:p text:style-name="P1"/>
      <text:p text:style-name="P1">KK: Bedhewgh war na vo ledhys</text:p>
      <text:p text:style-name="P1">FSS: Bedhewgh war na vo ledhys</text:p>
      <text:p text:style-name="P1"/>
      <text:p text:style-name="P1"><text:soft-page-break/>KK: mab-den genowgh hwi neb prys.</text:p>
      <text:p text:style-name="P1">FSS: mab-den genowgh hwi neb prys.</text:p>
      <text:p text:style-name="P1"/>
      <text:p text:style-name="P1">KK: Ha mar pydha yndella,</text:p>
      <text:p text:style-name="P1">FSS: Ha mar pydha yndella,</text:p>
      <text:p text:style-name="P1"/>
      <text:p text:style-name="P1">KK: my a vynn y rekwirya</text:p>
      <text:p text:style-name="P1">FSS: my a vynn y rekwirya</text:p>
      <text:p text:style-name="P1"/>
      <text:p text:style-name="P1">KK: a dhiwla an keth den na</text:p>
      <text:p text:style-name="P1">FSS: a dhiwla an keth den na</text:p>
      <text:p text:style-name="P1"/>
      <text:p text:style-name="P1">KK: y woes a dheu ha skoellya.</text:p>
      <text:p text:style-name="P1">FSS: y woos a dheu ha skollya.</text:p>
      <text:p text:style-name="P1"/>
      <text:p text:style-name="P1">KK: Yn haval dhymmo omma</text:p>
      <text:p text:style-name="P1">FSS: Yn haval dhemmo omma</text:p>
      <text:p text:style-name="P1"/>
      <text:p text:style-name="P1">KK: imaj den gwruga shapya.</text:p>
      <text:p text:style-name="P1">FSS: imaj den gwruga shapya.</text:p>
      <text:p text:style-name="P1"/>
      <text:p text:style-name="P1">KK: Mara'm kerowgh dell goettha</text:p>
      <text:p text:style-name="P1">FSS: Mara'm kerowgh dell gottha</text:p>
      <text:p text:style-name="P1"/>
      <text:p text:style-name="P1">KK: hwi a wra orthiv koela.</text:p>
      <text:p text:style-name="P1">FSS: hwi a wra orthiv kol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Ni a vynn gul yndella,</text:p>
      <text:p text:style-name="P1">FSS: Ni a vynn gul yndella,</text:p>
      <text:p text:style-name="P1"/>
      <text:p text:style-name="P1">KK: dell ywa devar dhyn ni,</text:p>
      <text:p text:style-name="P1">FSS: dell ywa devar dhyn ni,</text:p>
      <text:p text:style-name="P1"/>
      <text:p text:style-name="P1">KK: ha dha wordhya rag nevra,</text:p>
      <text:p text:style-name="P1">FSS: ha dha wordhya rag nevra,</text:p>
      <text:p text:style-name="P1"/>
      <text:p text:style-name="P1">KK: par dell yw agan duty.</text:p>
      <text:p text:style-name="P1">FSS: par dell yw agan duty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 keth jorna ma yw de,</text:p>
      <text:p text:style-name="P1">FSS: An keth jorna ma yw de,</text:p>
      <text:p text:style-name="P1"/>
      <text:p text:style-name="P1">KK: dhe'n Tas Dyw re bo grassyes.</text:p>
      <text:p text:style-name="P1">FSS: dhe'n Tas Duw re bo grassyes.</text:p>
      <text:p text:style-name="P1"/>
      <text:p text:style-name="P1">KK: Hwi a welas, pub degre,</text:p>
      <text:p text:style-name="P1">FSS: Hwi a welas, pub degre,</text:p>
      <text:p text:style-name="P1"><text:soft-page-break/></text:p>
      <text:p text:style-name="P1">KK: lies maters gwariys,</text:p>
      <text:p text:style-name="P1">FSS: lies maters gwariys,</text:p>
      <text:p text:style-name="P1"/>
      <text:p text:style-name="P1">KK: ha kreashyon oll an bys.</text:p>
      <text:p text:style-name="P1">FSS: ha kreashyon oll an bys.</text:p>
      <text:p text:style-name="P1"/>
      <text:p text:style-name="P1">KK: Ynwedh oll hwi a welas</text:p>
      <text:p text:style-name="P1">FSS: Ynwedh oll hwi a welas</text:p>
      <text:p text:style-name="P1"/>
      <text:p text:style-name="P1">KK: an keth bys ma konsumys</text:p>
      <text:p text:style-name="P1">FSS: an keth bys ma konsumys</text:p>
      <text:p text:style-name="P1"/>
      <text:p text:style-name="P1">KK: der livyow a dhowr pur vras.</text:p>
      <text:p text:style-name="P1">FSS: der livyow a dhowr pur vras.</text:p>
      <text:p text:style-name="P1"/>
      <text:p text:style-name="P1">KK: Ny veu unn mab-den sperys,</text:p>
      <text:p text:style-name="P1">FSS: Ny veu unn mab-den sperys,</text:p>
      <text:p text:style-name="P1"/>
      <text:p text:style-name="P1">KK: marnas Noy, y wreg, ha'y fleghes.</text:p>
      <text:p text:style-name="P1">FSS: marnas Noy, y wreg, ha'y fleghes.</text:p>
      <text:p text:style-name="P1"/>
      <text:p text:style-name="P1">KK: Dewgh a-vorow a dermyn.</text:p>
      <text:p text:style-name="P1">FSS: Dewgh a-vorow a dermyn.</text:p>
      <text:p text:style-name="P1"/>
      <text:p text:style-name="P1">KK: Hwi a wel maters pur vras,</text:p>
      <text:p text:style-name="P1">FSS: Hwi a wel maters pur vras,</text:p>
      <text:p text:style-name="P1"/>
      <text:p text:style-name="P1">KK: ha redempshyon grontys</text:p>
      <text:p text:style-name="P1">FSS: ha redempshyon grontys</text:p>
      <text:p text:style-name="P1"/>
      <text:p text:style-name="P1">KK: der versi a Dhyw an Tas,</text:p>
      <text:p text:style-name="P1">FSS: der verci a Dhuw an Tas,</text:p>
      <text:p text:style-name="P1"/>
      <text:p text:style-name="P1"><text:soft-page-break/>KK: dhe sawya neb eus kellys.</text:p>
      <text:p text:style-name="P1">FSS: dhe sawya neb eus kellys.</text:p>
      <text:p text:style-name="P1"/>
      <text:p text:style-name="P1">KK: Mynstrals, gwrewgh dhyn ni piba,</text:p>
      <text:p text:style-name="P1">FSS: Menstrals, gwrewgh dhyn ni piba,</text:p>
      <text:p text:style-name="P1"/>
      <text:p text:style-name="P1">KK: may hallen warbarth donsya,</text:p>
      <text:p text:style-name="P1">FSS: may hallen warbarth donsya,</text:p>
      <text:p text:style-name="P1"/>
      <text:p text:style-name="P1">KK: dell yw an vaner ha'n gis.</text:p>
      <text:p text:style-name="P1">FSS: dell yw an vaner ha'n gis.</text:p>
      <text:p text:style-name="P1"/>
      <text:p text:style-name="P1">KK:</text:p>
      <text:p text:style-name="P1">FSS: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7T13:15:27.273199634</meta:creation-date>
    <dc:date>2022-04-07T21:31:31.398000000</dc:date>
    <meta:editing-duration>PT1M1S</meta:editing-duration>
    <meta:editing-cycles>3</meta:editing-cycles>
    <meta:generator>LibreOffice/7.0.2.2$Windows_X86_64 LibreOffice_project/8349ace3c3162073abd90d81fd06dcfb6b36b994</meta:generator>
    <meta:document-statistic meta:table-count="0" meta:image-count="0" meta:object-count="0" meta:page-count="286" meta:paragraph-count="6470" meta:word-count="31594" meta:character-count="150667" meta:non-whitespace-character-count="125541"/>
  </office:meta>
</office:document-meta>
</file>